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9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3">
            <text:p>Sample#</text:p>
          </table:table-cell>
          <table:table-cell office:value-type="string" table:style-name="ce3">
            <text:p>Start Time</text:p>
          </table:table-cell>
          <table:table-cell office:value-type="string" table:style-name="ce3">
            <text:p>Thread Name</text:p>
          </table:table-cell>
          <table:table-cell office:value-type="string" table:style-name="ce3">
            <text:p>Label</text:p>
          </table:table-cell>
          <table:table-cell office:value-type="string" table:style-name="ce3">
            <text:p>Sample Time(ms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Bytes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time" office:time-value="PT11H47M57.022S" table:style-name="ce2">
            <text:p>47:57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time" office:time-value="PT11H47M57.062S" table:style-name="ce2">
            <text:p>47:57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time" office:time-value="PT11H47M57.072S" table:style-name="ce2">
            <text:p>47:57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time" office:time-value="PT11H47M57.032S" table:style-name="ce2">
            <text:p>47:57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do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time" office:time-value="PT11H47M57.112S" table:style-name="ce2">
            <text:p>47:57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time" office:time-value="PT11H47M57.122S" table:style-name="ce2">
            <text:p>47:57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time" office:time-value="PT11H47M57.117S" table:style-name="ce2">
            <text:p>47:57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time" office:time-value="PT11H47M57.167S" table:style-name="ce2">
            <text:p>47:57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time" office:time-value="PT11H47M57.177S" table:style-name="ce2">
            <text:p>47:57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time" office:time-value="PT11H47M57.172S" table:style-name="ce2">
            <text:p>47:57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time" office:time-value="PT11H47M57.067S" table:style-name="ce2">
            <text:p>47:57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do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time" office:time-value="PT11H47M57.217S" table:style-name="ce2">
            <text:p>47:57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time" office:time-value="PT11H47M57.222S" table:style-name="ce2">
            <text:p>47:57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time" office:time-value="PT11H47M57.082S" table:style-name="ce2">
            <text:p>47:57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do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time" office:time-value="PT11H47M57.232S" table:style-name="ce2">
            <text:p>47:57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time" office:time-value="PT11H47M57.102S" table:style-name="ce2">
            <text:p>47:57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time" office:time-value="PT11H47M57.272S" table:style-name="ce2">
            <text:p>47:57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time" office:time-value="PT11H47M57.272S" table:style-name="ce2">
            <text:p>47:57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time" office:time-value="PT11H47M57.282S" table:style-name="ce2">
            <text:p>47:57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time" office:time-value="PT11H47M57.327S" table:style-name="ce2">
            <text:p>47:57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time" office:time-value="PT11H47M57.337S" table:style-name="ce2">
            <text:p>47:57.3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time" office:time-value="PT11H47M57.327S" table:style-name="ce2">
            <text:p>47:57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time" office:time-value="PT11H47M57.377S" table:style-name="ce2">
            <text:p>47:57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time" office:time-value="PT11H47M57.377S" table:style-name="ce2">
            <text:p>47:57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time" office:time-value="PT11H47M57.388S" table:style-name="ce2">
            <text:p>47:57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time" office:time-value="PT11H47M57.132S" table:style-name="ce2">
            <text:p>47:57.1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do</text:p>
          </table:table-cell>
          <table:table-cell office:value-type="float" office:value="288" table:style-name="ce1">
            <text:p>288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time" office:time-value="PT11H47M57.132S" table:style-name="ce2">
            <text:p>47:57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in.do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time" office:time-value="PT11H47M57.442S" table:style-name="ce2">
            <text:p>47:57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time" office:time-value="PT11H47M57.437S" table:style-name="ce2">
            <text:p>47:57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time" office:time-value="PT11H47M57.432S" table:style-name="ce2">
            <text:p>47:57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time" office:time-value="PT11H47M57.487S" table:style-name="ce2">
            <text:p>47:57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time" office:time-value="PT11H47M57.492S" table:style-name="ce2">
            <text:p>47:57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time" office:time-value="PT11H47M57.487S" table:style-name="ce2">
            <text:p>47:57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time" office:time-value="PT11H47M57.187S" table:style-name="ce2">
            <text:p>47:57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in.do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time" office:time-value="PT11H47M57.272S" table:style-name="ce2">
            <text:p>47:57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time" office:time-value="PT11H47M57.542S" table:style-name="ce2">
            <text:p>47:57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time" office:time-value="PT11H47M57.542S" table:style-name="ce2">
            <text:p>47:57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time" office:time-value="PT11H47M57.237S" table:style-name="ce2">
            <text:p>47:57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37" table:style-name="ce1">
            <text:p>337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time" office:time-value="PT11H47M57.172S" table:style-name="ce2">
            <text:p>47:57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do</text:p>
          </table:table-cell>
          <table:table-cell office:value-type="float" office:value="406" table:style-name="ce1">
            <text:p>406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time" office:time-value="PT11H47M57.127S" table:style-name="ce2">
            <text:p>47:57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do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time" office:time-value="PT11H47M57.537S" table:style-name="ce2">
            <text:p>47:57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time" office:time-value="PT11H47M57.232S" table:style-name="ce2">
            <text:p>47:57.2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in.do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time" office:time-value="PT11H47M57.587S" table:style-name="ce2">
            <text:p>47:57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time" office:time-value="PT11H47M57.592S" table:style-name="ce2">
            <text:p>47:57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time" office:time-value="PT11H47M57.597S" table:style-name="ce2">
            <text:p>47:57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time" office:time-value="PT11H47M57.217S" table:style-name="ce2">
            <text:p>47:57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time" office:time-value="PT11H47M57.357S" table:style-name="ce2">
            <text:p>47:57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do</text:p>
          </table:table-cell>
          <table:table-cell office:value-type="float" office:value="281" table:style-name="ce1">
            <text:p>281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time" office:time-value="PT11H47M57.532S" table:style-name="ce2">
            <text:p>47:57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home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time" office:time-value="PT11H47M57.642S" table:style-name="ce2">
            <text:p>47:57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time" office:time-value="PT11H47M57.647S" table:style-name="ce2">
            <text:p>47:57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time" office:time-value="PT11H47M57.182S" table:style-name="ce2">
            <text:p>47:57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do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Success</text:p>
          </table:table-cell>
          <table:table-cell office:value-type="float" office:value="25768" table:style-name="ce1">
            <text:p>25768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time" office:time-value="PT11H47M57.647S" table:style-name="ce2">
            <text:p>47:57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time" office:time-value="PT11H47M57.697S" table:style-name="ce2">
            <text:p>47:57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time" office:time-value="PT11H47M57.692S" table:style-name="ce2">
            <text:p>47:57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time" office:time-value="PT11H47M57.697S" table:style-name="ce2">
            <text:p>47:57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time" office:time-value="PT11H47M57.277S" table:style-name="ce2">
            <text:p>47:57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do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time" office:time-value="PT11H47M57.227S" table:style-name="ce2">
            <text:p>47:57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do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time" office:time-value="PT11H47M57.247S" table:style-name="ce2">
            <text:p>47:57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do</text:p>
          </table:table-cell>
          <table:table-cell office:value-type="float" office:value="486" table:style-name="ce1">
            <text:p>486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time" office:time-value="PT11H47M57.742S" table:style-name="ce2">
            <text:p>47:57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time" office:time-value="PT11H47M57.752S" table:style-name="ce2">
            <text:p>47:57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time" office:time-value="PT11H47M57.752S" table:style-name="ce2">
            <text:p>47:57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time" office:time-value="PT11H47M57.487S" table:style-name="ce2">
            <text:p>47:57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in.do</text:p>
          </table:table-cell>
          <table:table-cell office:value-type="float" office:value="292" table:style-name="ce1">
            <text:p>292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time" office:time-value="PT11H47M57.797S" table:style-name="ce2">
            <text:p>47:57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time" office:time-value="PT11H47M57.802S" table:style-name="ce2">
            <text:p>47:57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time" office:time-value="PT11H47M57.807S" table:style-name="ce2">
            <text:p>47:57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time" office:time-value="PT11H47M57.562S" table:style-name="ce2">
            <text:p>47:57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do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time" office:time-value="PT11H47M57.397S" table:style-name="ce2">
            <text:p>47:57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do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time" office:time-value="PT11H47M57.847S" table:style-name="ce2">
            <text:p>47:57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time" office:time-value="PT11H47M57.852S" table:style-name="ce2">
            <text:p>47:57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time" office:time-value="PT11H47M57.857S" table:style-name="ce2">
            <text:p>47:57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time" office:time-value="PT11H47M57.407S" table:style-name="ce2">
            <text:p>47:57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do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time" office:time-value="PT11H47M57.397S" table:style-name="ce2">
            <text:p>47:57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in.do</text:p>
          </table:table-cell>
          <table:table-cell office:value-type="float" office:value="504" table:style-name="ce1">
            <text:p>504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time" office:time-value="PT11H47M57.902S" table:style-name="ce2">
            <text:p>47:57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time" office:time-value="PT11H47M57.907S" table:style-name="ce2">
            <text:p>47:57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time" office:time-value="PT11H47M57.907S" table:style-name="ce2">
            <text:p>47:57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time" office:time-value="PT11H47M57.422S" table:style-name="ce2">
            <text:p>47:57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time" office:time-value="PT11H47M57.602S" table:style-name="ce2">
            <text:p>47:57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in.do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time" office:time-value="PT11H47M57.957S" table:style-name="ce2">
            <text:p>47:58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time" office:time-value="PT11H47M57.952S" table:style-name="ce2">
            <text:p>47:58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time" office:time-value="PT11H47M57.962S" table:style-name="ce2">
            <text:p>47:58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time" office:time-value="PT11H47M58.012S" table:style-name="ce2">
            <text:p>47:58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time" office:time-value="PT11H47M57.702S" table:style-name="ce2">
            <text:p>47:57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in.do</text:p>
          </table:table-cell>
          <table:table-cell office:value-type="float" office:value="321" table:style-name="ce1">
            <text:p>321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time" office:time-value="PT11H47M58.012S" table:style-name="ce2">
            <text:p>47:58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time" office:time-value="PT11H47M58.007S" table:style-name="ce2">
            <text:p>47:58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time" office:time-value="PT11H47M57.292S" table:style-name="ce2">
            <text:p>47:57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do</text:p>
          </table:table-cell>
          <table:table-cell office:value-type="float" office:value="754" table:style-name="ce1">
            <text:p>754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time" office:time-value="PT11H47M57.357S" table:style-name="ce2">
            <text:p>47:57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in.do</text:p>
          </table:table-cell>
          <table:table-cell office:value-type="float" office:value="700" table:style-name="ce1">
            <text:p>700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time" office:time-value="PT11H47M57.357S" table:style-name="ce2">
            <text:p>47:57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do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time" office:time-value="PT11H47M58.057S" table:style-name="ce2">
            <text:p>47:58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time" office:time-value="PT11H47M58.062S" table:style-name="ce2">
            <text:p>47:58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time" office:time-value="PT11H47M57.277S" table:style-name="ce2">
            <text:p>47:57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in.do</text:p>
          </table:table-cell>
          <table:table-cell office:value-type="float" office:value="812" table:style-name="ce1">
            <text:p>812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time" office:time-value="PT11H47M57.877S" table:style-name="ce2">
            <text:p>47:57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do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time" office:time-value="PT11H47M58.107S" table:style-name="ce2">
            <text:p>47:58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html;jsessionid=1eiysrkrwdqgc1ojpbmjwx1coo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time" office:time-value="PT11H47M57.847S" table:style-name="ce2">
            <text:p>47:57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time" office:time-value="PT11H47M57.902S" table:style-name="ce2">
            <text:p>47:57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time" office:time-value="PT11H47M57.872S" table:style-name="ce2">
            <text:p>47:57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do</text:p>
          </table:table-cell>
          <table:table-cell office:value-type="float" office:value="304" table:style-name="ce1">
            <text:p>304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time" office:time-value="PT11H47M57.947S" table:style-name="ce2">
            <text:p>47:57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time" office:time-value="PT11H47M57.857S" table:style-name="ce2">
            <text:p>47:57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in.do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time" office:time-value="PT11H47M57.812S" table:style-name="ce2">
            <text:p>47:57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do</text:p>
          </table:table-cell>
          <table:table-cell office:value-type="float" office:value="450" table:style-name="ce1">
            <text:p>450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time" office:time-value="PT11H47M57.807S" table:style-name="ce2">
            <text:p>47:57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in.do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time" office:time-value="PT11H47M57.882S" table:style-name="ce2">
            <text:p>47:57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time" office:time-value="PT11H47M57.817S" table:style-name="ce2">
            <text:p>47:57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do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time" office:time-value="PT11H47M58.182S" table:style-name="ce2">
            <text:p>47:58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hom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time" office:time-value="PT11H47M57.767S" table:style-name="ce2">
            <text:p>47:57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in.do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time" office:time-value="PT11H47M58.067S" table:style-name="ce2">
            <text:p>47:58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time" office:time-value="PT11H47M57.772S" table:style-name="ce2">
            <text:p>47:57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do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time" office:time-value="PT11H47M57.777S" table:style-name="ce2">
            <text:p>47:57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time" office:time-value="PT11H47M57.847S" table:style-name="ce2">
            <text:p>47:57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time" office:time-value="PT11H47M57.777S" table:style-name="ce2">
            <text:p>47:57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do</text:p>
          </table:table-cell>
          <table:table-cell office:value-type="float" office:value="682" table:style-name="ce1">
            <text:p>682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time" office:time-value="PT11H47M57.727S" table:style-name="ce2">
            <text:p>47:57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63" table:style-name="ce1">
            <text:p>76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time" office:time-value="PT11H47M57.702S" table:style-name="ce2">
            <text:p>47:57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do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time" office:time-value="PT11H47M57.732S" table:style-name="ce2">
            <text:p>47:57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796" table:style-name="ce1">
            <text:p>79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time" office:time-value="PT11H47M57.707S" table:style-name="ce2">
            <text:p>47:57.7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do</text:p>
          </table:table-cell>
          <table:table-cell office:value-type="float" office:value="836" table:style-name="ce1">
            <text:p>836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time" office:time-value="PT11H47M57.662S" table:style-name="ce2">
            <text:p>47:57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in.do</text:p>
          </table:table-cell>
          <table:table-cell office:value-type="float" office:value="881" table:style-name="ce1">
            <text:p>881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time" office:time-value="PT11H47M58.287S" table:style-name="ce2">
            <text:p>47:58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258" table:style-name="ce1">
            <text:p>25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time" office:time-value="PT11H47M57.667S" table:style-name="ce2">
            <text:p>47:57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888" table:style-name="ce1">
            <text:p>888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time" office:time-value="PT11H47M57.662S" table:style-name="ce2">
            <text:p>47:57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do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time" office:time-value="PT11H47M57.637S" table:style-name="ce2">
            <text:p>47:57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35" table:style-name="ce1">
            <text:p>93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time" office:time-value="PT11H47M57.672S" table:style-name="ce2">
            <text:p>47:57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do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time" office:time-value="PT11H47M57.612S" table:style-name="ce2">
            <text:p>47:57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do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time" office:time-value="PT11H47M57.722S" table:style-name="ce2">
            <text:p>47:57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925" table:style-name="ce1">
            <text:p>92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time" office:time-value="PT11H47M57.627S" table:style-name="ce2">
            <text:p>47:57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do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time" office:time-value="PT11H47M58.377S" table:style-name="ce2">
            <text:p>47:58.4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time" office:time-value="PT11H47M57.587S" table:style-name="ce2">
            <text:p>47:57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in.do</text:p>
          </table:table-cell>
          <table:table-cell office:value-type="float" office:value="1144" table:style-name="ce1">
            <text:p>1144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time" office:time-value="PT11H47M57.587S" table:style-name="ce2">
            <text:p>47:57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166" table:style-name="ce1">
            <text:p>1166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time" office:time-value="PT11H47M57.582S" table:style-name="ce2">
            <text:p>47:57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181" table:style-name="ce1">
            <text:p>1181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time" office:time-value="PT11H47M57.602S" table:style-name="ce2">
            <text:p>47:57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170" table:style-name="ce1">
            <text:p>117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time" office:time-value="PT11H47M57.477S" table:style-name="ce2">
            <text:p>47:57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do</text:p>
          </table:table-cell>
          <table:table-cell office:value-type="float" office:value="1320" table:style-name="ce1">
            <text:p>1320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time" office:time-value="PT11H47M57.632S" table:style-name="ce2">
            <text:p>47:57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1168" table:style-name="ce1">
            <text:p>1168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time" office:time-value="PT11H47M57.507S" table:style-name="ce2">
            <text:p>47:57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in.do</text:p>
          </table:table-cell>
          <table:table-cell office:value-type="float" office:value="1306" table:style-name="ce1">
            <text:p>1306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time" office:time-value="PT11H47M57.557S" table:style-name="ce2">
            <text:p>47:57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do</text:p>
          </table:table-cell>
          <table:table-cell office:value-type="float" office:value="1258" table:style-name="ce1">
            <text:p>1258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time" office:time-value="PT11H47M58.557S" table:style-name="ce2">
            <text:p>47:58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time" office:time-value="PT11H47M57.517S" table:style-name="ce2">
            <text:p>47:57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319" table:style-name="ce1">
            <text:p>1319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time" office:time-value="PT11H47M57.502S" table:style-name="ce2">
            <text:p>47:57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do</text:p>
          </table:table-cell>
          <table:table-cell office:value-type="float" office:value="1354" table:style-name="ce1">
            <text:p>1354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time" office:time-value="PT11H47M57.477S" table:style-name="ce2">
            <text:p>47:57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do</text:p>
          </table:table-cell>
          <table:table-cell office:value-type="float" office:value="1406" table:style-name="ce1">
            <text:p>1406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time" office:time-value="PT11H47M57.577S" table:style-name="ce2">
            <text:p>47:57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1307" table:style-name="ce1">
            <text:p>1307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time" office:time-value="PT11H47M57.442S" table:style-name="ce2">
            <text:p>47:57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478" table:style-name="ce1">
            <text:p>1478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time" office:time-value="PT11H47M57.497S" table:style-name="ce2">
            <text:p>47:57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do</text:p>
          </table:table-cell>
          <table:table-cell office:value-type="float" office:value="1456" table:style-name="ce1">
            <text:p>1456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time" office:time-value="PT11H47M58.672S" table:style-name="ce2">
            <text:p>47:58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time" office:time-value="PT11H47M58.727S" table:style-name="ce2">
            <text:p>47:58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time" office:time-value="PT11H47M58.803S" table:style-name="ce2">
            <text:p>47:58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home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time" office:time-value="PT11H47M58.582S" table:style-name="ce2">
            <text:p>47:58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time" office:time-value="PT11H47M58.567S" table:style-name="ce2">
            <text:p>47:58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36" table:style-name="ce1">
            <text:p>43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time" office:time-value="PT11H47M58.887S" table:style-name="ce2">
            <text:p>47:58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home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time" office:time-value="PT11H47M58.837S" table:style-name="ce2">
            <text:p>47:58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home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time" office:time-value="PT11H47M58.622S" table:style-name="ce2">
            <text:p>47:58.6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time" office:time-value="PT11H47M58.547S" table:style-name="ce2">
            <text:p>47:58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496" table:style-name="ce1">
            <text:p>49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time" office:time-value="PT11H47M58.957S" table:style-name="ce2">
            <text:p>47:59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home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time" office:time-value="PT11H47M58.572S" table:style-name="ce2">
            <text:p>47:58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time" office:time-value="PT11H47M58.497S" table:style-name="ce2">
            <text:p>47:58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680" table:style-name="ce1">
            <text:p>68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time" office:time-value="PT11H47M58.647S" table:style-name="ce2">
            <text:p>47:58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time" office:time-value="PT11H47M58.532S" table:style-name="ce2">
            <text:p>47:58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659" table:style-name="ce1">
            <text:p>65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time" office:time-value="PT11H47M58.547S" table:style-name="ce2">
            <text:p>47:58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653" table:style-name="ce1">
            <text:p>65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time" office:time-value="PT11H47M58.457S" table:style-name="ce2">
            <text:p>47:58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time" office:time-value="PT11H47M58.397S" table:style-name="ce2">
            <text:p>47:58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848" table:style-name="ce1">
            <text:p>84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time" office:time-value="PT11H47M58.517S" table:style-name="ce2">
            <text:p>47:58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43" table:style-name="ce1">
            <text:p>74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time" office:time-value="PT11H47M58.547S" table:style-name="ce2">
            <text:p>47:58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time" office:time-value="PT11H47M59.192S" table:style-name="ce2">
            <text:p>47:59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home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time" office:time-value="PT11H47M59.202S" table:style-name="ce2">
            <text:p>47:59.2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home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time" office:time-value="PT11H47M59.177S" table:style-name="ce2">
            <text:p>47:59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home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time" office:time-value="PT11H47M59.152S" table:style-name="ce2">
            <text:p>47:59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home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time" office:time-value="PT11H47M58.327S" table:style-name="ce2">
            <text:p>47:58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30" table:style-name="ce1">
            <text:p>103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time" office:time-value="PT11H47M58.412S" table:style-name="ce2">
            <text:p>47:58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986" table:style-name="ce1">
            <text:p>98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time" office:time-value="PT11H47M59.247S" table:style-name="ce2">
            <text:p>47:59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home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time" office:time-value="PT11H47M59.187S" table:style-name="ce2">
            <text:p>47:59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home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time" office:time-value="PT11H47M58.252S" table:style-name="ce2">
            <text:p>47:58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161" table:style-name="ce1">
            <text:p>116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time" office:time-value="PT11H47M58.367S" table:style-name="ce2">
            <text:p>47:58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1051" table:style-name="ce1">
            <text:p>105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time" office:time-value="PT11H47M58.267S" table:style-name="ce2">
            <text:p>47:58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162" table:style-name="ce1">
            <text:p>116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time" office:time-value="PT11H47M58.102S" table:style-name="ce2">
            <text:p>47:58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338" table:style-name="ce1">
            <text:p>133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time" office:time-value="PT11H47M58.087S" table:style-name="ce2">
            <text:p>47:58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do</text:p>
          </table:table-cell>
          <table:table-cell office:value-type="float" office:value="1388" table:style-name="ce1">
            <text:p>1388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time" office:time-value="PT11H47M58.262S" table:style-name="ce2">
            <text:p>47:58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219" table:style-name="ce1">
            <text:p>121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time" office:time-value="PT11H47M58.177S" table:style-name="ce2">
            <text:p>47:58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326" table:style-name="ce1">
            <text:p>132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time" office:time-value="PT11H47M58.112S" table:style-name="ce2">
            <text:p>47:58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in.do</text:p>
          </table:table-cell>
          <table:table-cell office:value-type="float" office:value="1398" table:style-name="ce1">
            <text:p>1398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time" office:time-value="PT11H47M59.422S" table:style-name="ce2">
            <text:p>47:59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home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time" office:time-value="PT11H47M59.397S" table:style-name="ce2">
            <text:p>47:59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home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time" office:time-value="PT11H47M58.092S" table:style-name="ce2">
            <text:p>47:58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525" table:style-name="ce1">
            <text:p>152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time" office:time-value="PT11H47M58.072S" table:style-name="ce2">
            <text:p>47:58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in.do</text:p>
          </table:table-cell>
          <table:table-cell office:value-type="float" office:value="1547" table:style-name="ce1">
            <text:p>1547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time" office:time-value="PT11H47M58.267S" table:style-name="ce2">
            <text:p>47:58.3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1349" table:style-name="ce1">
            <text:p>134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time" office:time-value="PT11H47M58.042S" table:style-name="ce2">
            <text:p>47:58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in.do</text:p>
          </table:table-cell>
          <table:table-cell office:value-type="float" office:value="1588" table:style-name="ce1">
            <text:p>1588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time" office:time-value="PT11H47M59.262S" table:style-name="ce2">
            <text:p>47:59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370" table:style-name="ce1">
            <text:p>37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time" office:time-value="PT11H47M58.137S" table:style-name="ce2">
            <text:p>47:58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1495" table:style-name="ce1">
            <text:p>149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time" office:time-value="PT11H47M58.037S" table:style-name="ce2">
            <text:p>47:58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do</text:p>
          </table:table-cell>
          <table:table-cell office:value-type="float" office:value="1601" table:style-name="ce1">
            <text:p>1601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time" office:time-value="PT11H47M57.967S" table:style-name="ce2">
            <text:p>47:58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do</text:p>
          </table:table-cell>
          <table:table-cell office:value-type="float" office:value="1675" table:style-name="ce1">
            <text:p>1675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time" office:time-value="PT11H47M58.117S" table:style-name="ce2">
            <text:p>47:58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1553" table:style-name="ce1">
            <text:p>155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time" office:time-value="PT11H47M58.047S" table:style-name="ce2">
            <text:p>47:58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655" table:style-name="ce1">
            <text:p>165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time" office:time-value="PT11H47M58.027S" table:style-name="ce2">
            <text:p>47:58.0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696" table:style-name="ce1">
            <text:p>169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time" office:time-value="PT11H47M58.057S" table:style-name="ce2">
            <text:p>47:58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678" table:style-name="ce1">
            <text:p>167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time" office:time-value="PT11H47M58.022S" table:style-name="ce2">
            <text:p>47:58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do</text:p>
          </table:table-cell>
          <table:table-cell office:value-type="float" office:value="1735" table:style-name="ce1">
            <text:p>1735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time" office:time-value="PT11H47M59.632S" table:style-name="ce2">
            <text:p>47:59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home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time" office:time-value="PT11H47M59.672S" table:style-name="ce2">
            <text:p>47:59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home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time" office:time-value="PT11H47M59.617S" table:style-name="ce2">
            <text:p>47:59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home</text:p>
          </table:table-cell>
          <table:table-cell office:value-type="float" office:value="191" table:style-name="ce1">
            <text:p>191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time" office:time-value="PT11H47M57.972S" table:style-name="ce2">
            <text:p>47:58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in.do</text:p>
          </table:table-cell>
          <table:table-cell office:value-type="float" office:value="1837" table:style-name="ce1">
            <text:p>1837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time" office:time-value="PT11H47M59.632S" table:style-name="ce2">
            <text:p>47:59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home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time" office:time-value="PT11H47M57.977S" table:style-name="ce2">
            <text:p>47:58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do</text:p>
          </table:table-cell>
          <table:table-cell office:value-type="float" office:value="1865" table:style-name="ce1">
            <text:p>1865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time" office:time-value="PT11H47M57.907S" table:style-name="ce2">
            <text:p>47:57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in.do</text:p>
          </table:table-cell>
          <table:table-cell office:value-type="float" office:value="1974" table:style-name="ce1">
            <text:p>1974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time" office:time-value="PT11H47M57.952S" table:style-name="ce2">
            <text:p>47:58.0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949" table:style-name="ce1">
            <text:p>194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time" office:time-value="PT11H47M57.937S" table:style-name="ce2">
            <text:p>47:57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do</text:p>
          </table:table-cell>
          <table:table-cell office:value-type="float" office:value="1971" table:style-name="ce1">
            <text:p>1971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time" office:time-value="PT11H47M57.922S" table:style-name="ce2">
            <text:p>47:57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do</text:p>
          </table:table-cell>
          <table:table-cell office:value-type="float" office:value="2028" table:style-name="ce1">
            <text:p>2028</text:p>
          </table:table-cell>
          <table:table-cell office:value-type="string" table:style-name="ce1">
            <text:p>Success</text:p>
          </table:table-cell>
          <table:table-cell office:value-type="float" office:value="25767" table:style-name="ce1">
            <text:p>25767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time" office:time-value="PT11H47M59.477S" table:style-name="ce2">
            <text:p>47:59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494" table:style-name="ce1">
            <text:p>494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time" office:time-value="PT11H47M59.442S" table:style-name="ce2">
            <text:p>47:59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558" table:style-name="ce1">
            <text:p>55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time" office:time-value="PT11H47M59.502S" table:style-name="ce2">
            <text:p>47:59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505" table:style-name="ce1">
            <text:p>50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time" office:time-value="PT11H47M59.487S" table:style-name="ce2">
            <text:p>47:59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time" office:time-value="PT11H47M59.432S" table:style-name="ce2">
            <text:p>47:59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627" table:style-name="ce1">
            <text:p>62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time" office:time-value="PT11H47M59.357S" table:style-name="ce2">
            <text:p>47:59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704" table:style-name="ce1">
            <text:p>704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time" office:time-value="PT11H47M59.512S" table:style-name="ce2">
            <text:p>47:59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547" table:style-name="ce1">
            <text:p>54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time" office:time-value="PT11H47M59.902S" table:style-name="ce2">
            <text:p>47:59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time" office:time-value="PT11H47M59.617S" table:style-name="ce2">
            <text:p>47:59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time" office:time-value="PT11H47M59.412S" table:style-name="ce2">
            <text:p>47:59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688" table:style-name="ce1">
            <text:p>68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time" office:time-value="PT11H48M0.042S" table:style-name="ce2">
            <text:p>48:00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home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time" office:time-value="PT11H47M59.262S" table:style-name="ce2">
            <text:p>47:59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873" table:style-name="ce1">
            <text:p>87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time" office:time-value="PT11H47M59.247S" table:style-name="ce2">
            <text:p>47:59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900" table:style-name="ce1">
            <text:p>90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time" office:time-value="PT11H47M59.032S" table:style-name="ce2">
            <text:p>47:59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1143" table:style-name="ce1">
            <text:p>114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time" office:time-value="PT11H48M0.027S" table:style-name="ce2">
            <text:p>48:00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home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time" office:time-value="PT11H48M0.082S" table:style-name="ce2">
            <text:p>48:00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home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time" office:time-value="PT11H48M0.102S" table:style-name="ce2">
            <text:p>48:00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home</text:p>
          </table:table-cell>
          <table:table-cell office:value-type="float" office:value="89" table:style-name="ce1">
            <text:p>89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time" office:time-value="PT11H48M0.077S" table:style-name="ce2">
            <text:p>48:00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home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time" office:time-value="PT11H48M0.022S" table:style-name="ce2">
            <text:p>48:00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home</text:p>
          </table:table-cell>
          <table:table-cell office:value-type="float" office:value="170" table:style-name="ce1">
            <text:p>170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time" office:time-value="PT11H47M58.952S" table:style-name="ce2">
            <text:p>47:59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274" table:style-name="ce1">
            <text:p>1274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time" office:time-value="PT11H48M0.147S" table:style-name="ce2">
            <text:p>48:00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home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time" office:time-value="PT11H48M0.177S" table:style-name="ce2">
            <text:p>48:00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home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time" office:time-value="PT11H48M0.062S" table:style-name="ce2">
            <text:p>48:00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home</text:p>
          </table:table-cell>
          <table:table-cell office:value-type="float" office:value="200" table:style-name="ce1">
            <text:p>200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time" office:time-value="PT11H47M58.882S" table:style-name="ce2">
            <text:p>47:58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402" table:style-name="ce1">
            <text:p>140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time" office:time-value="PT11H48M0.057S" table:style-name="ce2">
            <text:p>48:00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home</text:p>
          </table:table-cell>
          <table:table-cell office:value-type="float" office:value="233" table:style-name="ce1">
            <text:p>233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time" office:time-value="PT11H47M59.047S" table:style-name="ce2">
            <text:p>47:59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1247" table:style-name="ce1">
            <text:p>124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time" office:time-value="PT11H47M59.002S" table:style-name="ce2">
            <text:p>47:59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1337" table:style-name="ce1">
            <text:p>133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time" office:time-value="PT11H48M0.137S" table:style-name="ce2">
            <text:p>48:00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home</text:p>
          </table:table-cell>
          <table:table-cell office:value-type="float" office:value="206" table:style-name="ce1">
            <text:p>206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time" office:time-value="PT11H47M58.837S" table:style-name="ce2">
            <text:p>47:58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1532" table:style-name="ce1">
            <text:p>1532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time" office:time-value="PT11H47M58.857S" table:style-name="ce2">
            <text:p>47:58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523" table:style-name="ce1">
            <text:p>152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time" office:time-value="PT11H47M58.997S" table:style-name="ce2">
            <text:p>47:59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386" table:style-name="ce1">
            <text:p>138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time" office:time-value="PT11H47M58.952S" table:style-name="ce2">
            <text:p>47:59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1440" table:style-name="ce1">
            <text:p>144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time" office:time-value="PT11H47M58.737S" table:style-name="ce2">
            <text:p>47:58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657" table:style-name="ce1">
            <text:p>165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time" office:time-value="PT11H47M58.797S" table:style-name="ce2">
            <text:p>47:58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609" table:style-name="ce1">
            <text:p>160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time" office:time-value="PT11H48M0.292S" table:style-name="ce2">
            <text:p>48:00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home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time" office:time-value="PT11H47M58.922S" table:style-name="ce2">
            <text:p>47:58.9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1525" table:style-name="ce1">
            <text:p>1525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time" office:time-value="PT11H47M58.762S" table:style-name="ce2">
            <text:p>47:58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1724" table:style-name="ce1">
            <text:p>1724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time" office:time-value="PT11H48M0.342S" table:style-name="ce2">
            <text:p>48:00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home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time" office:time-value="PT11H48M0.372S" table:style-name="ce2">
            <text:p>48:00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home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time" office:time-value="PT11H48M0.387S" table:style-name="ce2">
            <text:p>48:00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home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time" office:time-value="PT11H47M58.817S" table:style-name="ce2">
            <text:p>47:58.8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738" table:style-name="ce1">
            <text:p>173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time" office:time-value="PT11H48M0.392S" table:style-name="ce2">
            <text:p>48:00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home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time" office:time-value="PT11H48M0.287S" table:style-name="ce2">
            <text:p>48:00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273" table:style-name="ce1">
            <text:p>27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time" office:time-value="PT11H47M58.772S" table:style-name="ce2">
            <text:p>47:58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1793" table:style-name="ce1">
            <text:p>1793</text:p>
          </table:table-cell>
          <table:table-cell office:value-type="string" table:style-name="ce1">
            <text:p>Success</text:p>
          </table:table-cell>
          <table:table-cell office:value-type="float" office:value="25810" table:style-name="ce1">
            <text:p>25810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time" office:time-value="PT11H47M58.817S" table:style-name="ce2">
            <text:p>47:58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742" table:style-name="ce1">
            <text:p>174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time" office:time-value="PT11H47M58.777S" table:style-name="ce2">
            <text:p>47:58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1809" table:style-name="ce1">
            <text:p>180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time" office:time-value="PT11H48M0.227S" table:style-name="ce2">
            <text:p>48:00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time" office:time-value="PT11H48M0.062S" table:style-name="ce2">
            <text:p>48:00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548" table:style-name="ce1">
            <text:p>54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time" office:time-value="PT11H47M59.972S" table:style-name="ce2">
            <text:p>48:00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time" office:time-value="PT11H48M0.447S" table:style-name="ce2">
            <text:p>48:00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home</text:p>
          </table:table-cell>
          <table:table-cell office:value-type="float" office:value="189" table:style-name="ce1">
            <text:p>189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time" office:time-value="PT11H48M0.562S" table:style-name="ce2">
            <text:p>48:00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home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time" office:time-value="PT11H47M59.952S" table:style-name="ce2">
            <text:p>48:00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time" office:time-value="PT11H48M0.562S" table:style-name="ce2">
            <text:p>48:00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home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time" office:time-value="PT11H48M0.487S" table:style-name="ce2">
            <text:p>48:00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home</text:p>
          </table:table-cell>
          <table:table-cell office:value-type="float" office:value="197" table:style-name="ce1">
            <text:p>197</text:p>
          </table:table-cell>
          <table:table-cell office:value-type="string" table:style-name="ce1">
            <text:p>Success</text:p>
          </table:table-cell>
          <table:table-cell office:value-type="float" office:value="26035" table:style-name="ce1">
            <text:p>26035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time" office:time-value="PT11H47M59.758S" table:style-name="ce2">
            <text:p>47:59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937" table:style-name="ce1">
            <text:p>93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time" office:time-value="PT11H47M59.907S" table:style-name="ce2">
            <text:p>47:59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788" table:style-name="ce1">
            <text:p>78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time" office:time-value="PT11H47M59.882S" table:style-name="ce2">
            <text:p>47:59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time" office:time-value="PT11H48M0.597S" table:style-name="ce2">
            <text:p>48:00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home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time" office:time-value="PT11H48M0.617S" table:style-name="ce2">
            <text:p>48:00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home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time" office:time-value="PT11H48M0.612S" table:style-name="ce2">
            <text:p>48:00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home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time" office:time-value="PT11H47M59.617S" table:style-name="ce2">
            <text:p>47:59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192" table:style-name="ce1">
            <text:p>1192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time" office:time-value="PT11H47M59.637S" table:style-name="ce2">
            <text:p>47:59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179" table:style-name="ce1">
            <text:p>117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time" office:time-value="PT11H47M59.732S" table:style-name="ce2">
            <text:p>47:59.7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time" office:time-value="PT11H47M59.722S" table:style-name="ce2">
            <text:p>47:59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1108" table:style-name="ce1">
            <text:p>110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time" office:time-value="PT11H47M59.812S" table:style-name="ce2">
            <text:p>47:59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018" table:style-name="ce1">
            <text:p>1018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time" office:time-value="PT11H47M59.842S" table:style-name="ce2">
            <text:p>47:59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;jsessionid=1da12zs85gkr714irlhd2txqhd</text:p>
          </table:table-cell>
          <table:table-cell office:value-type="float" office:value="1006" table:style-name="ce1">
            <text:p>100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time" office:time-value="PT11H47M59.632S" table:style-name="ce2">
            <text:p>47:59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;jsessionid=vk1joumkddmk1dsut68evap5b</text:p>
          </table:table-cell>
          <table:table-cell office:value-type="float" office:value="1220" table:style-name="ce1">
            <text:p>122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time" office:time-value="PT11H48M0.567S" table:style-name="ce2">
            <text:p>48:00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time" office:time-value="PT11H47M59.642S" table:style-name="ce2">
            <text:p>47:59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;jsessionid=bkv5bv9qc63y1gpkp2vpbt7mo</text:p>
          </table:table-cell>
          <table:table-cell office:value-type="float" office:value="1233" table:style-name="ce1">
            <text:p>123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time" office:time-value="PT11H48M0.587S" table:style-name="ce2">
            <text:p>48:00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home</text:p>
          </table:table-cell>
          <table:table-cell office:value-type="float" office:value="313" table:style-name="ce1">
            <text:p>313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time" office:time-value="PT11H47M59.707S" table:style-name="ce2">
            <text:p>47:59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1205" table:style-name="ce1">
            <text:p>1205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time" office:time-value="PT11H48M0.647S" table:style-name="ce2">
            <text:p>48:00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time" office:time-value="PT11H48M0.557S" table:style-name="ce2">
            <text:p>48:00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397" table:style-name="ce1">
            <text:p>39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time" office:time-value="PT11H48M0.862S" table:style-name="ce2">
            <text:p>48:00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home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time" office:time-value="PT11H48M0.822S" table:style-name="ce2">
            <text:p>48:00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home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time" office:time-value="PT11H48M0.382S" table:style-name="ce2">
            <text:p>48:00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time" office:time-value="PT11H48M0.952S" table:style-name="ce2">
            <text:p>48:01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home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time" office:time-value="PT11H48M0.397S" table:style-name="ce2">
            <text:p>48:00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684" table:style-name="ce1">
            <text:p>684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time" office:time-value="PT11H48M0.697S" table:style-name="ce2">
            <text:p>48:00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394" table:style-name="ce1">
            <text:p>394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time" office:time-value="PT11H48M0.707S" table:style-name="ce2">
            <text:p>48:00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387" table:style-name="ce1">
            <text:p>38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time" office:time-value="PT11H48M0.832S" table:style-name="ce2">
            <text:p>48:00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home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time" office:time-value="PT11H48M0.952S" table:style-name="ce2">
            <text:p>48:01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home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time" office:time-value="PT11H48M0.697S" table:style-name="ce2">
            <text:p>48:00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409" table:style-name="ce1">
            <text:p>409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time" office:time-value="PT11H48M0.812S" table:style-name="ce2">
            <text:p>48:00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time" office:time-value="PT11H48M0.407S" table:style-name="ce2">
            <text:p>48:00.4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707" table:style-name="ce1">
            <text:p>707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time" office:time-value="PT11H48M0.917S" table:style-name="ce2">
            <text:p>48:00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home</text:p>
          </table:table-cell>
          <table:table-cell office:value-type="float" office:value="210" table:style-name="ce1">
            <text:p>210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time" office:time-value="PT11H48M0.832S" table:style-name="ce2">
            <text:p>48:00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296" table:style-name="ce1">
            <text:p>296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time" office:time-value="PT11H48M0.817S" table:style-name="ce2">
            <text:p>48:00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time" office:time-value="PT11H48M0.847S" table:style-name="ce2">
            <text:p>48:00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time" office:time-value="PT11H48M0.877S" table:style-name="ce2">
            <text:p>48:00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time" office:time-value="PT11H48M1.062S" table:style-name="ce2">
            <text:p>48:01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home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time" office:time-value="PT11H48M0.852S" table:style-name="ce2">
            <text:p>48:00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344" table:style-name="ce1">
            <text:p>344</text:p>
          </table:table-cell>
          <table:table-cell office:value-type="string" table:style-name="ce1">
            <text:p>Success</text:p>
          </table:table-cell>
          <table:table-cell office:value-type="float" office:value="25809" table:style-name="ce1">
            <text:p>25809</text:p>
          </table:table-cell>
          <table:table-cell table:number-columns-repeated="16377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time" office:time-value="PT11H48M1.152S" table:style-name="ce2">
            <text:p>48:01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home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time" office:time-value="PT11H48M1.132S" table:style-name="ce2">
            <text:p>48:01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home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time" office:time-value="PT11H48M1.087S" table:style-name="ce2">
            <text:p>48:01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home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time" office:time-value="PT11H48M1.097S" table:style-name="ce2">
            <text:p>48:01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home</text:p>
          </table:table-cell>
          <table:table-cell office:value-type="float" office:value="163" table:style-name="ce1">
            <text:p>163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time" office:time-value="PT11H48M1.182S" table:style-name="ce2">
            <text:p>48:01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home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time" office:time-value="PT11H48M1.107S" table:style-name="ce2">
            <text:p>48:01.1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home</text:p>
          </table:table-cell>
          <table:table-cell office:value-type="float" office:value="181" table:style-name="ce1">
            <text:p>181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time" office:time-value="PT11H48M1.112S" table:style-name="ce2">
            <text:p>48:01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home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time" office:time-value="PT11H48M1.092S" table:style-name="ce2">
            <text:p>48:01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home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time" office:time-value="PT11H48M1.117S" table:style-name="ce2">
            <text:p>48:01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home</text:p>
          </table:table-cell>
          <table:table-cell office:value-type="float" office:value="472" table:style-name="ce1">
            <text:p>472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time" office:time-value="PT11H48M1.197S" table:style-name="ce2">
            <text:p>48:01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home</text:p>
          </table:table-cell>
          <table:table-cell office:value-type="float" office:value="399" table:style-name="ce1">
            <text:p>399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time" office:time-value="PT11H48M1.172S" table:style-name="ce2">
            <text:p>48:01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home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Success</text:p>
          </table:table-cell>
          <table:table-cell office:value-type="float" office:value="26034" table:style-name="ce1">
            <text:p>26034</text:p>
          </table:table-cell>
          <table:table-cell table:number-columns-repeated="16377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time" office:time-value="PT11H48M0.292S" table:style-name="ce2">
            <text:p>48:00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8635" table:style-name="ce1">
            <text:p>8635</text:p>
          </table:table-cell>
          <table:table-cell office:value-type="string" table:style-name="ce1">
            <text:p>Success</text:p>
          </table:table-cell>
          <table:table-cell office:value-type="float" office:value="111595" table:style-name="ce1">
            <text:p>111595</text:p>
          </table:table-cell>
          <table:table-cell table:number-columns-repeated="16377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time" office:time-value="PT11H48M1.102S" table:style-name="ce2">
            <text:p>48:01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847" table:style-name="ce1">
            <text:p>7847</text:p>
          </table:table-cell>
          <table:table-cell office:value-type="string" table:style-name="ce1">
            <text:p>Success</text:p>
          </table:table-cell>
          <table:table-cell office:value-type="float" office:value="111588" table:style-name="ce1">
            <text:p>111588</text:p>
          </table:table-cell>
          <table:table-cell table:number-columns-repeated="16377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time" office:time-value="PT11H48M1.227S" table:style-name="ce2">
            <text:p>48:01.2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7747" table:style-name="ce1">
            <text:p>7747</text:p>
          </table:table-cell>
          <table:table-cell office:value-type="string" table:style-name="ce1">
            <text:p>Success</text:p>
          </table:table-cell>
          <table:table-cell office:value-type="float" office:value="111587" table:style-name="ce1">
            <text:p>111587</text:p>
          </table:table-cell>
          <table:table-cell table:number-columns-repeated="16377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time" office:time-value="PT11H48M0.177S" table:style-name="ce2">
            <text:p>48:00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8833" table:style-name="ce1">
            <text:p>8833</text:p>
          </table:table-cell>
          <table:table-cell office:value-type="string" table:style-name="ce1">
            <text:p>Success</text:p>
          </table:table-cell>
          <table:table-cell office:value-type="float" office:value="111597" table:style-name="ce1">
            <text:p>111597</text:p>
          </table:table-cell>
          <table:table-cell table:number-columns-repeated="16377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time" office:time-value="PT11H48M1.597S" table:style-name="ce2">
            <text:p>48:01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7422" table:style-name="ce1">
            <text:p>7422</text:p>
          </table:table-cell>
          <table:table-cell office:value-type="string" table:style-name="ce1">
            <text:p>Success</text:p>
          </table:table-cell>
          <table:table-cell office:value-type="float" office:value="111587" table:style-name="ce1">
            <text:p>111587</text:p>
          </table:table-cell>
          <table:table-cell table:number-columns-repeated="16377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time" office:time-value="PT11H48M0.557S" table:style-name="ce2">
            <text:p>48:00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460" table:style-name="ce1">
            <text:p>8460</text:p>
          </table:table-cell>
          <table:table-cell office:value-type="string" table:style-name="ce1">
            <text:p>Success</text:p>
          </table:table-cell>
          <table:table-cell office:value-type="float" office:value="111591" table:style-name="ce1">
            <text:p>111591</text:p>
          </table:table-cell>
          <table:table-cell table:number-columns-repeated="16377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time" office:time-value="PT11H48M1.237S" table:style-name="ce2">
            <text:p>48:01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809" table:style-name="ce1">
            <text:p>7809</text:p>
          </table:table-cell>
          <table:table-cell office:value-type="string" table:style-name="ce1">
            <text:p>Success</text:p>
          </table:table-cell>
          <table:table-cell office:value-type="float" office:value="111587" table:style-name="ce1">
            <text:p>111587</text:p>
          </table:table-cell>
          <table:table-cell table:number-columns-repeated="16377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time" office:time-value="PT11H48M1.267S" table:style-name="ce2">
            <text:p>48:01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797" table:style-name="ce1">
            <text:p>7797</text:p>
          </table:table-cell>
          <table:table-cell office:value-type="string" table:style-name="ce1">
            <text:p>Success</text:p>
          </table:table-cell>
          <table:table-cell office:value-type="float" office:value="111587" table:style-name="ce1">
            <text:p>111587</text:p>
          </table:table-cell>
          <table:table-cell table:number-columns-repeated="16377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time" office:time-value="PT11H47M59.317S" table:style-name="ce2">
            <text:p>47:59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9747" table:style-name="ce1">
            <text:p>9747</text:p>
          </table:table-cell>
          <table:table-cell office:value-type="string" table:style-name="ce1">
            <text:p>Success</text:p>
          </table:table-cell>
          <table:table-cell office:value-type="float" office:value="111600" table:style-name="ce1">
            <text:p>111600</text:p>
          </table:table-cell>
          <table:table-cell table:number-columns-repeated="16377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time" office:time-value="PT11H48M1.037S" table:style-name="ce2">
            <text:p>48:01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8187" table:style-name="ce1">
            <text:p>8187</text:p>
          </table:table-cell>
          <table:table-cell office:value-type="string" table:style-name="ce1">
            <text:p>Success</text:p>
          </table:table-cell>
          <table:table-cell office:value-type="float" office:value="111601" table:style-name="ce1">
            <text:p>111601</text:p>
          </table:table-cell>
          <table:table-cell table:number-columns-repeated="16377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time" office:time-value="PT11H47M59.312S" table:style-name="ce2">
            <text:p>47:59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9989" table:style-name="ce1">
            <text:p>9989</text:p>
          </table:table-cell>
          <table:table-cell office:value-type="string" table:style-name="ce1">
            <text:p>Success</text:p>
          </table:table-cell>
          <table:table-cell office:value-type="float" office:value="111607" table:style-name="ce1">
            <text:p>111607</text:p>
          </table:table-cell>
          <table:table-cell table:number-columns-repeated="16377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time" office:time-value="PT11H48M8.927S" table:style-name="ce2">
            <text:p>48:08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88" table:style-name="ce1">
            <text:p>388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time" office:time-value="PT11H48M8.957S" table:style-name="ce2">
            <text:p>48:09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time" office:time-value="PT11H48M1.127S" table:style-name="ce2">
            <text:p>48:01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8202" table:style-name="ce1">
            <text:p>8202</text:p>
          </table:table-cell>
          <table:table-cell office:value-type="string" table:style-name="ce1">
            <text:p>Success</text:p>
          </table:table-cell>
          <table:table-cell office:value-type="float" office:value="111603" table:style-name="ce1">
            <text:p>111603</text:p>
          </table:table-cell>
          <table:table-cell table:number-columns-repeated="16377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time" office:time-value="PT11H48M9.012S" table:style-name="ce2">
            <text:p>48:09.0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time" office:time-value="PT11H48M0.547S" table:style-name="ce2">
            <text:p>48:00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8807" table:style-name="ce1">
            <text:p>8807</text:p>
          </table:table-cell>
          <table:table-cell office:value-type="string" table:style-name="ce1">
            <text:p>Success</text:p>
          </table:table-cell>
          <table:table-cell office:value-type="float" office:value="111613" table:style-name="ce1">
            <text:p>111613</text:p>
          </table:table-cell>
          <table:table-cell table:number-columns-repeated="16377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time" office:time-value="PT11H48M9.022S" table:style-name="ce2">
            <text:p>48:09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time" office:time-value="PT11H48M9.022S" table:style-name="ce2">
            <text:p>48:09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85" table:style-name="ce1">
            <text:p>385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time" office:time-value="PT11H47M59.017S" table:style-name="ce2">
            <text:p>47:59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0396" table:style-name="ce1">
            <text:p>10396</text:p>
          </table:table-cell>
          <table:table-cell office:value-type="string" table:style-name="ce1">
            <text:p>Success</text:p>
          </table:table-cell>
          <table:table-cell office:value-type="float" office:value="111614" table:style-name="ce1">
            <text:p>111614</text:p>
          </table:table-cell>
          <table:table-cell table:number-columns-repeated="16377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time" office:time-value="PT11H48M0.137S" table:style-name="ce2">
            <text:p>48:00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278" table:style-name="ce1">
            <text:p>9278</text:p>
          </table:table-cell>
          <table:table-cell office:value-type="string" table:style-name="ce1">
            <text:p>Success</text:p>
          </table:table-cell>
          <table:table-cell office:value-type="float" office:value="111600" table:style-name="ce1">
            <text:p>111600</text:p>
          </table:table-cell>
          <table:table-cell table:number-columns-repeated="16377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time" office:time-value="PT11H47M59.527S" table:style-name="ce2">
            <text:p>47:59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9904" table:style-name="ce1">
            <text:p>9904</text:p>
          </table:table-cell>
          <table:table-cell office:value-type="string" table:style-name="ce1">
            <text:p>Success</text:p>
          </table:table-cell>
          <table:table-cell office:value-type="float" office:value="111603" table:style-name="ce1">
            <text:p>111603</text:p>
          </table:table-cell>
          <table:table-cell table:number-columns-repeated="16377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time" office:time-value="PT11H48M9.052S" table:style-name="ce2">
            <text:p>48:09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time" office:time-value="PT11H48M9.067S" table:style-name="ce2">
            <text:p>48:09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452" table:style-name="ce1">
            <text:p>452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time" office:time-value="PT11H48M8.977S" table:style-name="ce2">
            <text:p>48:09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42" table:style-name="ce1">
            <text:p>542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time" office:time-value="PT11H48M9.067S" table:style-name="ce2">
            <text:p>48:09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time" office:time-value="PT11H47M59.402S" table:style-name="ce2">
            <text:p>47:59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0128" table:style-name="ce1">
            <text:p>10128</text:p>
          </table:table-cell>
          <table:table-cell office:value-type="string" table:style-name="ce1">
            <text:p>Success</text:p>
          </table:table-cell>
          <table:table-cell office:value-type="float" office:value="111607" table:style-name="ce1">
            <text:p>111607</text:p>
          </table:table-cell>
          <table:table-cell table:number-columns-repeated="16377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time" office:time-value="PT11H48M0.187S" table:style-name="ce2">
            <text:p>48:00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9364" table:style-name="ce1">
            <text:p>9364</text:p>
          </table:table-cell>
          <table:table-cell office:value-type="string" table:style-name="ce1">
            <text:p>Success</text:p>
          </table:table-cell>
          <table:table-cell office:value-type="float" office:value="111602" table:style-name="ce1">
            <text:p>111602</text:p>
          </table:table-cell>
          <table:table-cell table:number-columns-repeated="16377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time" office:time-value="PT11H48M0.437S" table:style-name="ce2">
            <text:p>48:00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118" table:style-name="ce1">
            <text:p>9118</text:p>
          </table:table-cell>
          <table:table-cell office:value-type="string" table:style-name="ce1">
            <text:p>Success</text:p>
          </table:table-cell>
          <table:table-cell office:value-type="float" office:value="111599" table:style-name="ce1">
            <text:p>111599</text:p>
          </table:table-cell>
          <table:table-cell table:number-columns-repeated="16377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time" office:time-value="PT11H48M0.192S" table:style-name="ce2">
            <text:p>48:00.2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9369" table:style-name="ce1">
            <text:p>9369</text:p>
          </table:table-cell>
          <table:table-cell office:value-type="string" table:style-name="ce1">
            <text:p>Success</text:p>
          </table:table-cell>
          <table:table-cell office:value-type="float" office:value="111602" table:style-name="ce1">
            <text:p>111602</text:p>
          </table:table-cell>
          <table:table-cell table:number-columns-repeated="16377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time" office:time-value="PT11H47M59.812S" table:style-name="ce2">
            <text:p>47:59.8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9765" table:style-name="ce1">
            <text:p>9765</text:p>
          </table:table-cell>
          <table:table-cell office:value-type="string" table:style-name="ce1">
            <text:p>Success</text:p>
          </table:table-cell>
          <table:table-cell office:value-type="float" office:value="111607" table:style-name="ce1">
            <text:p>111607</text:p>
          </table:table-cell>
          <table:table-cell table:number-columns-repeated="16377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time" office:time-value="PT11H47M59.297S" table:style-name="ce2">
            <text:p>47:59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466" table:style-name="ce1">
            <text:p>10466</text:p>
          </table:table-cell>
          <table:table-cell office:value-type="string" table:style-name="ce1">
            <text:p>Success</text:p>
          </table:table-cell>
          <table:table-cell office:value-type="float" office:value="111609" table:style-name="ce1">
            <text:p>111609</text:p>
          </table:table-cell>
          <table:table-cell table:number-columns-repeated="16377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time" office:time-value="PT11H48M1.292S" table:style-name="ce2">
            <text:p>48:01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526" table:style-name="ce1">
            <text:p>8526</text:p>
          </table:table-cell>
          <table:table-cell office:value-type="string" table:style-name="ce1">
            <text:p>Success</text:p>
          </table:table-cell>
          <table:table-cell office:value-type="float" office:value="111590" table:style-name="ce1">
            <text:p>111590</text:p>
          </table:table-cell>
          <table:table-cell table:number-columns-repeated="16377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time" office:time-value="PT11H47M59.827S" table:style-name="ce2">
            <text:p>47:59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0011" table:style-name="ce1">
            <text:p>10011</text:p>
          </table:table-cell>
          <table:table-cell office:value-type="string" table:style-name="ce1">
            <text:p>Success</text:p>
          </table:table-cell>
          <table:table-cell office:value-type="float" office:value="111609" table:style-name="ce1">
            <text:p>111609</text:p>
          </table:table-cell>
          <table:table-cell table:number-columns-repeated="16377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time" office:time-value="PT11H48M0.552S" table:style-name="ce2">
            <text:p>48:00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287" table:style-name="ce1">
            <text:p>9287</text:p>
          </table:table-cell>
          <table:table-cell office:value-type="string" table:style-name="ce1">
            <text:p>Success</text:p>
          </table:table-cell>
          <table:table-cell office:value-type="float" office:value="111600" table:style-name="ce1">
            <text:p>111600</text:p>
          </table:table-cell>
          <table:table-cell table:number-columns-repeated="16377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time" office:time-value="PT11H47M57.637S" table:style-name="ce2">
            <text:p>47:57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2226" table:style-name="ce1">
            <text:p>12226</text:p>
          </table:table-cell>
          <table:table-cell office:value-type="string" table:style-name="ce1">
            <text:p>Success</text:p>
          </table:table-cell>
          <table:table-cell office:value-type="float" office:value="112476" table:style-name="ce1">
            <text:p>112476</text:p>
          </table:table-cell>
          <table:table-cell table:number-columns-repeated="16377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time" office:time-value="PT11H48M1.097S" table:style-name="ce2">
            <text:p>48:01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784" table:style-name="ce1">
            <text:p>8784</text:p>
          </table:table-cell>
          <table:table-cell office:value-type="string" table:style-name="ce1">
            <text:p>Success</text:p>
          </table:table-cell>
          <table:table-cell office:value-type="float" office:value="111606" table:style-name="ce1">
            <text:p>111606</text:p>
          </table:table-cell>
          <table:table-cell table:number-columns-repeated="16377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time" office:time-value="PT11H48M1.597S" table:style-name="ce2">
            <text:p>48:01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279" table:style-name="ce1">
            <text:p>8279</text:p>
          </table:table-cell>
          <table:table-cell office:value-type="string" table:style-name="ce1">
            <text:p>Success</text:p>
          </table:table-cell>
          <table:table-cell office:value-type="float" office:value="111589" table:style-name="ce1">
            <text:p>111589</text:p>
          </table:table-cell>
          <table:table-cell table:number-columns-repeated="16377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time" office:time-value="PT11H48M0.722S" table:style-name="ce2">
            <text:p>48:00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9169" table:style-name="ce1">
            <text:p>9169</text:p>
          </table:table-cell>
          <table:table-cell office:value-type="string" table:style-name="ce1">
            <text:p>Success</text:p>
          </table:table-cell>
          <table:table-cell office:value-type="float" office:value="111591" table:style-name="ce1">
            <text:p>111591</text:p>
          </table:table-cell>
          <table:table-cell table:number-columns-repeated="16377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time" office:time-value="PT11H48M9.227S" table:style-name="ce2">
            <text:p>48:09.2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74" table:style-name="ce1">
            <text:p>674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time" office:time-value="PT11H48M1.077S" table:style-name="ce2">
            <text:p>48:01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826" table:style-name="ce1">
            <text:p>8826</text:p>
          </table:table-cell>
          <table:table-cell office:value-type="string" table:style-name="ce1">
            <text:p>Success</text:p>
          </table:table-cell>
          <table:table-cell office:value-type="float" office:value="111587" table:style-name="ce1">
            <text:p>111587</text:p>
          </table:table-cell>
          <table:table-cell table:number-columns-repeated="16377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time" office:time-value="PT11H47M59.797S" table:style-name="ce2">
            <text:p>47:59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0114" table:style-name="ce1">
            <text:p>10114</text:p>
          </table:table-cell>
          <table:table-cell office:value-type="string" table:style-name="ce1">
            <text:p>Success</text:p>
          </table:table-cell>
          <table:table-cell office:value-type="float" office:value="111601" table:style-name="ce1">
            <text:p>111601</text:p>
          </table:table-cell>
          <table:table-cell table:number-columns-repeated="16377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time" office:time-value="PT11H48M9.302S" table:style-name="ce2">
            <text:p>48:09.3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65" table:style-name="ce1">
            <text:p>665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time" office:time-value="PT11H48M1.192S" table:style-name="ce2">
            <text:p>48:01.2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8795" table:style-name="ce1">
            <text:p>8795</text:p>
          </table:table-cell>
          <table:table-cell office:value-type="string" table:style-name="ce1">
            <text:p>Success</text:p>
          </table:table-cell>
          <table:table-cell office:value-type="float" office:value="111597" table:style-name="ce1">
            <text:p>111597</text:p>
          </table:table-cell>
          <table:table-cell table:number-columns-repeated="16377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time" office:time-value="PT11H48M0.722S" table:style-name="ce2">
            <text:p>48:00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9265" table:style-name="ce1">
            <text:p>9265</text:p>
          </table:table-cell>
          <table:table-cell office:value-type="string" table:style-name="ce1">
            <text:p>Success</text:p>
          </table:table-cell>
          <table:table-cell office:value-type="float" office:value="111596" table:style-name="ce1">
            <text:p>111596</text:p>
          </table:table-cell>
          <table:table-cell table:number-columns-repeated="16377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time" office:time-value="PT11H48M0.642S" table:style-name="ce2">
            <text:p>48:00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9369" table:style-name="ce1">
            <text:p>9369</text:p>
          </table:table-cell>
          <table:table-cell office:value-type="string" table:style-name="ce1">
            <text:p>Success</text:p>
          </table:table-cell>
          <table:table-cell office:value-type="float" office:value="111615" table:style-name="ce1">
            <text:p>111615</text:p>
          </table:table-cell>
          <table:table-cell table:number-columns-repeated="16377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time" office:time-value="PT11H48M1.257S" table:style-name="ce2">
            <text:p>48:01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752" table:style-name="ce1">
            <text:p>8752</text:p>
          </table:table-cell>
          <table:table-cell office:value-type="string" table:style-name="ce1">
            <text:p>Success</text:p>
          </table:table-cell>
          <table:table-cell office:value-type="float" office:value="111587" table:style-name="ce1">
            <text:p>111587</text:p>
          </table:table-cell>
          <table:table-cell table:number-columns-repeated="16377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time" office:time-value="PT11H48M0.522S" table:style-name="ce2">
            <text:p>48:00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9492" table:style-name="ce1">
            <text:p>9492</text:p>
          </table:table-cell>
          <table:table-cell office:value-type="string" table:style-name="ce1">
            <text:p>Success</text:p>
          </table:table-cell>
          <table:table-cell office:value-type="float" office:value="111601" table:style-name="ce1">
            <text:p>111601</text:p>
          </table:table-cell>
          <table:table-cell table:number-columns-repeated="16377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time" office:time-value="PT11H48M0.262S" table:style-name="ce2">
            <text:p>48:00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9755" table:style-name="ce1">
            <text:p>9755</text:p>
          </table:table-cell>
          <table:table-cell office:value-type="string" table:style-name="ce1">
            <text:p>Success</text:p>
          </table:table-cell>
          <table:table-cell office:value-type="float" office:value="111604" table:style-name="ce1">
            <text:p>111604</text:p>
          </table:table-cell>
          <table:table-cell table:number-columns-repeated="16377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time" office:time-value="PT11H48M9.337S" table:style-name="ce2">
            <text:p>48:09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time" office:time-value="PT11H47M59.802S" table:style-name="ce2">
            <text:p>47:59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0219" table:style-name="ce1">
            <text:p>10219</text:p>
          </table:table-cell>
          <table:table-cell office:value-type="string" table:style-name="ce1">
            <text:p>Success</text:p>
          </table:table-cell>
          <table:table-cell office:value-type="float" office:value="111609" table:style-name="ce1">
            <text:p>111609</text:p>
          </table:table-cell>
          <table:table-cell table:number-columns-repeated="16377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time" office:time-value="PT11H48M9.357S" table:style-name="ce2">
            <text:p>48:09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06" table:style-name="ce1">
            <text:p>706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time" office:time-value="PT11H48M9.532S" table:style-name="ce2">
            <text:p>48:09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time" office:time-value="PT11H48M0.347S" table:style-name="ce2">
            <text:p>48:00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728" table:style-name="ce1">
            <text:p>9728</text:p>
          </table:table-cell>
          <table:table-cell office:value-type="string" table:style-name="ce1">
            <text:p>Success</text:p>
          </table:table-cell>
          <table:table-cell office:value-type="float" office:value="111602" table:style-name="ce1">
            <text:p>111602</text:p>
          </table:table-cell>
          <table:table-cell table:number-columns-repeated="16377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time" office:time-value="PT11H48M0.197S" table:style-name="ce2">
            <text:p>48:00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9894" table:style-name="ce1">
            <text:p>9894</text:p>
          </table:table-cell>
          <table:table-cell office:value-type="string" table:style-name="ce1">
            <text:p>Success</text:p>
          </table:table-cell>
          <table:table-cell office:value-type="float" office:value="111605" table:style-name="ce1">
            <text:p>111605</text:p>
          </table:table-cell>
          <table:table-cell table:number-columns-repeated="16377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time" office:time-value="PT11H48M1.592S" table:style-name="ce2">
            <text:p>48:01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8505" table:style-name="ce1">
            <text:p>8505</text:p>
          </table:table-cell>
          <table:table-cell office:value-type="string" table:style-name="ce1">
            <text:p>Success</text:p>
          </table:table-cell>
          <table:table-cell office:value-type="float" office:value="111598" table:style-name="ce1">
            <text:p>111598</text:p>
          </table:table-cell>
          <table:table-cell table:number-columns-repeated="16377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time" office:time-value="PT11H48M9.567S" table:style-name="ce2">
            <text:p>48:09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71" table:style-name="ce1">
            <text:p>571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time" office:time-value="PT11H47M59.032S" table:style-name="ce2">
            <text:p>47:59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1104" table:style-name="ce1">
            <text:p>11104</text:p>
          </table:table-cell>
          <table:table-cell office:value-type="string" table:style-name="ce1">
            <text:p>Success</text:p>
          </table:table-cell>
          <table:table-cell office:value-type="float" office:value="111615" table:style-name="ce1">
            <text:p>111615</text:p>
          </table:table-cell>
          <table:table-cell table:number-columns-repeated="16377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time" office:time-value="PT11H48M0.737S" table:style-name="ce2">
            <text:p>48:00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9363" table:style-name="ce1">
            <text:p>9363</text:p>
          </table:table-cell>
          <table:table-cell office:value-type="string" table:style-name="ce1">
            <text:p>Success</text:p>
          </table:table-cell>
          <table:table-cell office:value-type="float" office:value="111589" table:style-name="ce1">
            <text:p>111589</text:p>
          </table:table-cell>
          <table:table-cell table:number-columns-repeated="16377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time" office:time-value="PT11H48M0.687S" table:style-name="ce2">
            <text:p>48:00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9451" table:style-name="ce1">
            <text:p>9451</text:p>
          </table:table-cell>
          <table:table-cell office:value-type="string" table:style-name="ce1">
            <text:p>Success</text:p>
          </table:table-cell>
          <table:table-cell office:value-type="float" office:value="111617" table:style-name="ce1">
            <text:p>111617</text:p>
          </table:table-cell>
          <table:table-cell table:number-columns-repeated="16377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time" office:time-value="PT11H48M0.637S" table:style-name="ce2">
            <text:p>48:00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9500" table:style-name="ce1">
            <text:p>9500</text:p>
          </table:table-cell>
          <table:table-cell office:value-type="string" table:style-name="ce1">
            <text:p>Success</text:p>
          </table:table-cell>
          <table:table-cell office:value-type="float" office:value="111617" table:style-name="ce1">
            <text:p>111617</text:p>
          </table:table-cell>
          <table:table-cell table:number-columns-repeated="16377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time" office:time-value="PT11H48M9.577S" table:style-name="ce2">
            <text:p>48:09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563" table:style-name="ce1">
            <text:p>563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time" office:time-value="PT11H48M9.437S" table:style-name="ce2">
            <text:p>48:09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703" table:style-name="ce1">
            <text:p>703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time" office:time-value="PT11H48M9.557S" table:style-name="ce2">
            <text:p>48:09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586" table:style-name="ce1">
            <text:p>586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time" office:time-value="PT11H48M0.192S" table:style-name="ce2">
            <text:p>48:00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953" table:style-name="ce1">
            <text:p>9953</text:p>
          </table:table-cell>
          <table:table-cell office:value-type="string" table:style-name="ce1">
            <text:p>Success</text:p>
          </table:table-cell>
          <table:table-cell office:value-type="float" office:value="111608" table:style-name="ce1">
            <text:p>111608</text:p>
          </table:table-cell>
          <table:table-cell table:number-columns-repeated="16377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time" office:time-value="PT11H48M1.247S" table:style-name="ce2">
            <text:p>48:01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8914" table:style-name="ce1">
            <text:p>8914</text:p>
          </table:table-cell>
          <table:table-cell office:value-type="string" table:style-name="ce1">
            <text:p>Success</text:p>
          </table:table-cell>
          <table:table-cell office:value-type="float" office:value="111600" table:style-name="ce1">
            <text:p>111600</text:p>
          </table:table-cell>
          <table:table-cell table:number-columns-repeated="16377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time" office:time-value="PT11H47M58.317S" table:style-name="ce2">
            <text:p>47:58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845" table:style-name="ce1">
            <text:p>11845</text:p>
          </table:table-cell>
          <table:table-cell office:value-type="string" table:style-name="ce1">
            <text:p>Success</text:p>
          </table:table-cell>
          <table:table-cell office:value-type="float" office:value="111618" table:style-name="ce1">
            <text:p>111618</text:p>
          </table:table-cell>
          <table:table-cell table:number-columns-repeated="16377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time" office:time-value="PT11H48M9.842S" table:style-name="ce2">
            <text:p>48:09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30" table:style-name="ce1">
            <text:p>330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time" office:time-value="PT11H48M0.242S" table:style-name="ce2">
            <text:p>48:00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9930" table:style-name="ce1">
            <text:p>9930</text:p>
          </table:table-cell>
          <table:table-cell office:value-type="string" table:style-name="ce1">
            <text:p>Success</text:p>
          </table:table-cell>
          <table:table-cell office:value-type="float" office:value="111600" table:style-name="ce1">
            <text:p>111600</text:p>
          </table:table-cell>
          <table:table-cell table:number-columns-repeated="16377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time" office:time-value="PT11H48M9.417S" table:style-name="ce2">
            <text:p>48:09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762" table:style-name="ce1">
            <text:p>762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time" office:time-value="PT11H48M9.842S" table:style-name="ce2">
            <text:p>48:09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69" table:style-name="ce1">
            <text:p>369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time" office:time-value="PT11H48M9.422S" table:style-name="ce2">
            <text:p>48:09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time" office:time-value="PT11H47M59.047S" table:style-name="ce2">
            <text:p>47:59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1169" table:style-name="ce1">
            <text:p>11169</text:p>
          </table:table-cell>
          <table:table-cell office:value-type="string" table:style-name="ce1">
            <text:p>Success</text:p>
          </table:table-cell>
          <table:table-cell office:value-type="float" office:value="111604" table:style-name="ce1">
            <text:p>111604</text:p>
          </table:table-cell>
          <table:table-cell table:number-columns-repeated="16377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time" office:time-value="PT11H47M58.982S" table:style-name="ce2">
            <text:p>47:59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1247" table:style-name="ce1">
            <text:p>11247</text:p>
          </table:table-cell>
          <table:table-cell office:value-type="string" table:style-name="ce1">
            <text:p>Success</text:p>
          </table:table-cell>
          <table:table-cell office:value-type="float" office:value="111616" table:style-name="ce1">
            <text:p>111616</text:p>
          </table:table-cell>
          <table:table-cell table:number-columns-repeated="16377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time" office:time-value="PT11H48M0.687S" table:style-name="ce2">
            <text:p>48:00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556" table:style-name="ce1">
            <text:p>9556</text:p>
          </table:table-cell>
          <table:table-cell office:value-type="string" table:style-name="ce1">
            <text:p>Success</text:p>
          </table:table-cell>
          <table:table-cell office:value-type="float" office:value="111596" table:style-name="ce1">
            <text:p>111596</text:p>
          </table:table-cell>
          <table:table-cell table:number-columns-repeated="16377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time" office:time-value="PT11H48M1.292S" table:style-name="ce2">
            <text:p>48:01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8950" table:style-name="ce1">
            <text:p>8950</text:p>
          </table:table-cell>
          <table:table-cell office:value-type="string" table:style-name="ce1">
            <text:p>Success</text:p>
          </table:table-cell>
          <table:table-cell office:value-type="float" office:value="111588" table:style-name="ce1">
            <text:p>111588</text:p>
          </table:table-cell>
          <table:table-cell table:number-columns-repeated="16377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time" office:time-value="PT11H47M59.617S" table:style-name="ce2">
            <text:p>47:59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0626" table:style-name="ce1">
            <text:p>10626</text:p>
          </table:table-cell>
          <table:table-cell office:value-type="string" table:style-name="ce1">
            <text:p>Success</text:p>
          </table:table-cell>
          <table:table-cell office:value-type="float" office:value="111609" table:style-name="ce1">
            <text:p>111609</text:p>
          </table:table-cell>
          <table:table-cell table:number-columns-repeated="16377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time" office:time-value="PT11H48M9.557S" table:style-name="ce2">
            <text:p>48:09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time" office:time-value="PT11H48M9.822S" table:style-name="ce2">
            <text:p>48:09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time" office:time-value="PT11H47M59.307S" table:style-name="ce2">
            <text:p>47:59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0941" table:style-name="ce1">
            <text:p>10941</text:p>
          </table:table-cell>
          <table:table-cell office:value-type="string" table:style-name="ce1">
            <text:p>Success</text:p>
          </table:table-cell>
          <table:table-cell office:value-type="float" office:value="111604" table:style-name="ce1">
            <text:p>111604</text:p>
          </table:table-cell>
          <table:table-cell table:number-columns-repeated="16377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time" office:time-value="PT11H48M9.767S" table:style-name="ce2">
            <text:p>48:09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85" table:style-name="ce1">
            <text:p>485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time" office:time-value="PT11H47M59.397S" table:style-name="ce2">
            <text:p>47:59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0862" table:style-name="ce1">
            <text:p>10862</text:p>
          </table:table-cell>
          <table:table-cell office:value-type="string" table:style-name="ce1">
            <text:p>Success</text:p>
          </table:table-cell>
          <table:table-cell office:value-type="float" office:value="111608" table:style-name="ce1">
            <text:p>111608</text:p>
          </table:table-cell>
          <table:table-cell table:number-columns-repeated="16377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time" office:time-value="PT11H48M9.882S" table:style-name="ce2">
            <text:p>48:09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96" table:style-name="ce1">
            <text:p>396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time" office:time-value="PT11H48M0.967S" table:style-name="ce2">
            <text:p>48:01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9311" table:style-name="ce1">
            <text:p>9311</text:p>
          </table:table-cell>
          <table:table-cell office:value-type="string" table:style-name="ce1">
            <text:p>Success</text:p>
          </table:table-cell>
          <table:table-cell office:value-type="float" office:value="111596" table:style-name="ce1">
            <text:p>111596</text:p>
          </table:table-cell>
          <table:table-cell table:number-columns-repeated="16377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time" office:time-value="PT11H48M1.322S" table:style-name="ce2">
            <text:p>48:01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960" table:style-name="ce1">
            <text:p>8960</text:p>
          </table:table-cell>
          <table:table-cell office:value-type="string" table:style-name="ce1">
            <text:p>Success</text:p>
          </table:table-cell>
          <table:table-cell office:value-type="float" office:value="111587" table:style-name="ce1">
            <text:p>111587</text:p>
          </table:table-cell>
          <table:table-cell table:number-columns-repeated="16377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time" office:time-value="PT11H48M10.012S" table:style-name="ce2">
            <text:p>48:10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76" table:style-name="ce1">
            <text:p>276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time" office:time-value="PT11H48M10.017S" table:style-name="ce2">
            <text:p>48:10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time" office:time-value="PT11H48M0.262S" table:style-name="ce2">
            <text:p>48:00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0057" table:style-name="ce1">
            <text:p>10057</text:p>
          </table:table-cell>
          <table:table-cell office:value-type="string" table:style-name="ce1">
            <text:p>Success</text:p>
          </table:table-cell>
          <table:table-cell office:value-type="float" office:value="111598" table:style-name="ce1">
            <text:p>111598</text:p>
          </table:table-cell>
          <table:table-cell table:number-columns-repeated="16377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time" office:time-value="PT11H48M10.022S" table:style-name="ce2">
            <text:p>48:10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time" office:time-value="PT11H48M10.012S" table:style-name="ce2">
            <text:p>48:10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time" office:time-value="PT11H48M9.987S" table:style-name="ce2">
            <text:p>48:10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time" office:time-value="PT11H48M9.912S" table:style-name="ce2">
            <text:p>48:09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54" table:style-name="ce1">
            <text:p>454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time" office:time-value="PT11H48M10.027S" table:style-name="ce2">
            <text:p>48:10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time" office:time-value="PT11H48M9.867S" table:style-name="ce2">
            <text:p>48:09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07" table:style-name="ce1">
            <text:p>507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time" office:time-value="PT11H48M0.897S" table:style-name="ce2">
            <text:p>48:00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9536" table:style-name="ce1">
            <text:p>9536</text:p>
          </table:table-cell>
          <table:table-cell office:value-type="string" table:style-name="ce1">
            <text:p>Success</text:p>
          </table:table-cell>
          <table:table-cell office:value-type="float" office:value="111613" table:style-name="ce1">
            <text:p>111613</text:p>
          </table:table-cell>
          <table:table-cell table:number-columns-repeated="16377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time" office:time-value="PT11H48M9.897S" table:style-name="ce2">
            <text:p>48:09.9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44" table:style-name="ce1">
            <text:p>544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time" office:time-value="PT11H48M10.137S" table:style-name="ce2">
            <text:p>48:10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time" office:time-value="PT11H48M9.907S" table:style-name="ce2">
            <text:p>48:09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579" table:style-name="ce1">
            <text:p>579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time" office:time-value="PT11H48M10.137S" table:style-name="ce2">
            <text:p>48:10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64" table:style-name="ce1">
            <text:p>364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time" office:time-value="PT11H48M9.882S" table:style-name="ce2">
            <text:p>48:09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56" table:style-name="ce1">
            <text:p>656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time" office:time-value="PT11H48M9.992S" table:style-name="ce2">
            <text:p>48:10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65" table:style-name="ce1">
            <text:p>565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time" office:time-value="PT11H48M10.097S" table:style-name="ce2">
            <text:p>48:10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70" table:style-name="ce1">
            <text:p>470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time" office:time-value="PT11H48M10.082S" table:style-name="ce2">
            <text:p>48:10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06" table:style-name="ce1">
            <text:p>506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time" office:time-value="PT11H48M10.137S" table:style-name="ce2">
            <text:p>48:10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483" table:style-name="ce1">
            <text:p>483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time" office:time-value="PT11H48M10.247S" table:style-name="ce2">
            <text:p>48:10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time" office:time-value="PT11H48M10.147S" table:style-name="ce2">
            <text:p>48:10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time" office:time-value="PT11H48M10.252S" table:style-name="ce2">
            <text:p>48:10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78" table:style-name="ce1">
            <text:p>478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time" office:time-value="PT11H48M10.262S" table:style-name="ce2">
            <text:p>48:10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75" table:style-name="ce1">
            <text:p>475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time" office:time-value="PT11H48M10.142S" table:style-name="ce2">
            <text:p>48:10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11" table:style-name="ce1">
            <text:p>611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time" office:time-value="PT11H48M10.287S" table:style-name="ce2">
            <text:p>48:10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80" table:style-name="ce1">
            <text:p>480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time" office:time-value="PT11H48M10.442S" table:style-name="ce2">
            <text:p>48:10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time" office:time-value="PT11H48M10.227S" table:style-name="ce2">
            <text:p>48:10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66" table:style-name="ce1">
            <text:p>566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time" office:time-value="PT11H48M10.162S" table:style-name="ce2">
            <text:p>48:10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30" table:style-name="ce1">
            <text:p>630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time" office:time-value="PT11H48M10.167S" table:style-name="ce2">
            <text:p>48:10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33" table:style-name="ce1">
            <text:p>633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time" office:time-value="PT11H48M10.247S" table:style-name="ce2">
            <text:p>48:10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56" table:style-name="ce1">
            <text:p>556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time" office:time-value="PT11H48M10.247S" table:style-name="ce2">
            <text:p>48:10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64" table:style-name="ce1">
            <text:p>564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time" office:time-value="PT11H48M10.097S" table:style-name="ce2">
            <text:p>48:10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717" table:style-name="ce1">
            <text:p>717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time" office:time-value="PT11H48M10.322S" table:style-name="ce2">
            <text:p>48:10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03" table:style-name="ce1">
            <text:p>503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time" office:time-value="PT11H48M10.177S" table:style-name="ce2">
            <text:p>48:10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658" table:style-name="ce1">
            <text:p>658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time" office:time-value="PT11H48M10.237S" table:style-name="ce2">
            <text:p>48:10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Success</text:p>
          </table:table-cell>
          <table:table-cell office:value-type="float" office:value="26135" table:style-name="ce1">
            <text:p>26135</text:p>
          </table:table-cell>
          <table:table-cell table:number-columns-repeated="16377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time" office:time-value="PT11H48M10.282S" table:style-name="ce2">
            <text:p>48:10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ccess</text:p>
          </table:table-cell>
          <table:table-cell office:value-type="float" office:value="26134" table:style-name="ce1">
            <text:p>26134</text:p>
          </table:table-cell>
          <table:table-cell table:number-columns-repeated="16377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time" office:time-value="PT11H48M9.317S" table:style-name="ce2">
            <text:p>48:09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5039" table:style-name="ce1">
            <text:p>50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time" office:time-value="PT11H48M14.362S" table:style-name="ce2">
            <text:p>48:14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time" office:time-value="PT11H48M14.467S" table:style-name="ce2">
            <text:p>48:14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time" office:time-value="PT11H48M14.567S" table:style-name="ce2">
            <text:p>48:14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72" table:style-name="ce1">
            <text:p>37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time" office:time-value="PT11H48M14.947S" table:style-name="ce2">
            <text:p>48:14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903" table:style-name="ce1">
            <text:p>1903</text:p>
          </table:table-cell>
          <table:table-cell office:value-type="string" table:style-name="ce1">
            <text:p>Success</text:p>
          </table:table-cell>
          <table:table-cell office:value-type="float" office:value="67982" table:style-name="ce1">
            <text:p>67982</text:p>
          </table:table-cell>
          <table:table-cell table:number-columns-repeated="16377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time" office:time-value="PT11H48M16.852S" table:style-name="ce2">
            <text:p>48:16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198" table:style-name="ce1">
            <text:p>11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time" office:time-value="PT11H48M18.052S" table:style-name="ce2">
            <text:p>48:18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71" table:style-name="ce1">
            <text:p>17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time" office:time-value="PT11H48M18.227S" table:style-name="ce2">
            <text:p>48:18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76" table:style-name="ce1">
            <text:p>1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time" office:time-value="PT11H48M18.402S" table:style-name="ce2">
            <text:p>48:18.4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time" office:time-value="PT11H48M18.552S" table:style-name="ce2">
            <text:p>48:18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time" office:time-value="PT11H48M18.722S" table:style-name="ce2">
            <text:p>48:18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04" table:style-name="ce1">
            <text:p>20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time" office:time-value="PT11H48M18.927S" table:style-name="ce2">
            <text:p>48:18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790" table:style-name="ce1">
            <text:p>790</text:p>
          </table:table-cell>
          <table:table-cell office:value-type="string" table:style-name="ce1">
            <text:p>Success</text:p>
          </table:table-cell>
          <table:table-cell office:value-type="float" office:value="66913" table:style-name="ce1">
            <text:p>66913</text:p>
          </table:table-cell>
          <table:table-cell table:number-columns-repeated="16377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time" office:time-value="PT11H48M19.722S" table:style-name="ce2">
            <text:p>48:19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time" office:time-value="PT11H48M19.912S" table:style-name="ce2">
            <text:p>48:19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18" table:style-name="ce1">
            <text:p>2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time" office:time-value="PT11H48M20.137S" table:style-name="ce2">
            <text:p>48:20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78" table:style-name="ce1">
            <text:p>1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time" office:time-value="PT11H48M20.317S" table:style-name="ce2">
            <text:p>48:20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time" office:time-value="PT11H48M20.597S" table:style-name="ce2">
            <text:p>48:20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11" table:style-name="ce1">
            <text:p>1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time" office:time-value="PT11H48M20.707S" table:style-name="ce2">
            <text:p>48:20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time" office:time-value="PT11H48M20.852S" table:style-name="ce2">
            <text:p>48:20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Success</text:p>
          </table:table-cell>
          <table:table-cell office:value-type="float" office:value="11814" table:style-name="ce1">
            <text:p>11814</text:p>
          </table:table-cell>
          <table:table-cell table:number-columns-repeated="16377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time" office:time-value="PT11H48M21.462S" table:style-name="ce2">
            <text:p>48:21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19" table:style-name="ce1">
            <text:p>3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time" office:time-value="PT11H48M21.782S" table:style-name="ce2">
            <text:p>48:21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time" office:time-value="PT11H48M22.087S" table:style-name="ce2">
            <text:p>48:22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8" table:style-name="ce1">
            <text:p>1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time" office:time-value="PT11H48M22.237S" table:style-name="ce2">
            <text:p>48:22.2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13" table:style-name="ce1">
            <text:p>2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time" office:time-value="PT11H48M22.452S" table:style-name="ce2">
            <text:p>48:22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time" office:time-value="PT11H48M22.687S" table:style-name="ce2">
            <text:p>48:22.7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time" office:time-value="PT11H48M22.777S" table:style-name="ce2">
            <text:p>48:22.8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283" table:style-name="ce1">
            <text:p>2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time" office:time-value="PT11H48M23.062S" table:style-name="ce2">
            <text:p>48:23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65" table:style-name="ce1">
            <text:p>2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time" office:time-value="PT11H48M10.377S" table:style-name="ce2">
            <text:p>48:10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425" table:style-name="ce1">
            <text:p>13425</text:p>
          </table:table-cell>
          <table:table-cell office:value-type="string" table:style-name="ce1">
            <text:p>Success</text:p>
          </table:table-cell>
          <table:table-cell office:value-type="float" office:value="74348" table:style-name="ce1">
            <text:p>74348</text:p>
          </table:table-cell>
          <table:table-cell table:number-columns-repeated="16377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time" office:time-value="PT11H48M10.667S" table:style-name="ce2">
            <text:p>48:10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151" table:style-name="ce1">
            <text:p>13151</text:p>
          </table:table-cell>
          <table:table-cell office:value-type="string" table:style-name="ce1">
            <text:p>Success</text:p>
          </table:table-cell>
          <table:table-cell office:value-type="float" office:value="76095" table:style-name="ce1">
            <text:p>76095</text:p>
          </table:table-cell>
          <table:table-cell table:number-columns-repeated="16377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time" office:time-value="PT11H48M10.792S" table:style-name="ce2">
            <text:p>48:10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3035" table:style-name="ce1">
            <text:p>13035</text:p>
          </table:table-cell>
          <table:table-cell office:value-type="string" table:style-name="ce1">
            <text:p>Success</text:p>
          </table:table-cell>
          <table:table-cell office:value-type="float" office:value="74347" table:style-name="ce1">
            <text:p>74347</text:p>
          </table:table-cell>
          <table:table-cell table:number-columns-repeated="16377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time" office:time-value="PT11H48M10.767S" table:style-name="ce2">
            <text:p>48:10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3063" table:style-name="ce1">
            <text:p>13063</text:p>
          </table:table-cell>
          <table:table-cell office:value-type="string" table:style-name="ce1">
            <text:p>Success</text:p>
          </table:table-cell>
          <table:table-cell office:value-type="float" office:value="76095" table:style-name="ce1">
            <text:p>76095</text:p>
          </table:table-cell>
          <table:table-cell table:number-columns-repeated="16377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time" office:time-value="PT11H48M10.502S" table:style-name="ce2">
            <text:p>48:10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3328" table:style-name="ce1">
            <text:p>13328</text:p>
          </table:table-cell>
          <table:table-cell office:value-type="string" table:style-name="ce1">
            <text:p>Success</text:p>
          </table:table-cell>
          <table:table-cell office:value-type="float" office:value="76095" table:style-name="ce1">
            <text:p>76095</text:p>
          </table:table-cell>
          <table:table-cell table:number-columns-repeated="16377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time" office:time-value="PT11H48M10.797S" table:style-name="ce2">
            <text:p>48:10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3047" table:style-name="ce1">
            <text:p>13047</text:p>
          </table:table-cell>
          <table:table-cell office:value-type="string" table:style-name="ce1">
            <text:p>Success</text:p>
          </table:table-cell>
          <table:table-cell office:value-type="float" office:value="76095" table:style-name="ce1">
            <text:p>76095</text:p>
          </table:table-cell>
          <table:table-cell table:number-columns-repeated="16377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time" office:time-value="PT11H48M9.517S" table:style-name="ce2">
            <text:p>48:09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4334" table:style-name="ce1">
            <text:p>14334</text:p>
          </table:table-cell>
          <table:table-cell office:value-type="string" table:style-name="ce1">
            <text:p>Success</text:p>
          </table:table-cell>
          <table:table-cell office:value-type="float" office:value="76095" table:style-name="ce1">
            <text:p>76095</text:p>
          </table:table-cell>
          <table:table-cell table:number-columns-repeated="16377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time" office:time-value="PT11H48M10.357S" table:style-name="ce2">
            <text:p>48:10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3502" table:style-name="ce1">
            <text:p>13502</text:p>
          </table:table-cell>
          <table:table-cell office:value-type="string" table:style-name="ce1">
            <text:p>Success</text:p>
          </table:table-cell>
          <table:table-cell office:value-type="float" office:value="76097" table:style-name="ce1">
            <text:p>76097</text:p>
          </table:table-cell>
          <table:table-cell table:number-columns-repeated="16377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time" office:time-value="PT11H48M10.592S" table:style-name="ce2">
            <text:p>48:10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3287" table:style-name="ce1">
            <text:p>13287</text:p>
          </table:table-cell>
          <table:table-cell office:value-type="string" table:style-name="ce1">
            <text:p>Success</text:p>
          </table:table-cell>
          <table:table-cell office:value-type="float" office:value="74343" table:style-name="ce1">
            <text:p>74343</text:p>
          </table:table-cell>
          <table:table-cell table:number-columns-repeated="16377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time" office:time-value="PT11H48M10.142S" table:style-name="ce2">
            <text:p>48:10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3743" table:style-name="ce1">
            <text:p>13743</text:p>
          </table:table-cell>
          <table:table-cell office:value-type="string" table:style-name="ce1">
            <text:p>Success</text:p>
          </table:table-cell>
          <table:table-cell office:value-type="float" office:value="74343" table:style-name="ce1">
            <text:p>74343</text:p>
          </table:table-cell>
          <table:table-cell table:number-columns-repeated="16377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time" office:time-value="PT11H48M10.847S" table:style-name="ce2">
            <text:p>48:10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3051" table:style-name="ce1">
            <text:p>13051</text:p>
          </table:table-cell>
          <table:table-cell office:value-type="string" table:style-name="ce1">
            <text:p>Success</text:p>
          </table:table-cell>
          <table:table-cell office:value-type="float" office:value="74345" table:style-name="ce1">
            <text:p>74345</text:p>
          </table:table-cell>
          <table:table-cell table:number-columns-repeated="16377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time" office:time-value="PT11H48M9.372S" table:style-name="ce2">
            <text:p>48:09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4531" table:style-name="ce1">
            <text:p>14531</text:p>
          </table:table-cell>
          <table:table-cell office:value-type="string" table:style-name="ce1">
            <text:p>Success</text:p>
          </table:table-cell>
          <table:table-cell office:value-type="float" office:value="76091" table:style-name="ce1">
            <text:p>76091</text:p>
          </table:table-cell>
          <table:table-cell table:number-columns-repeated="16377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time" office:time-value="PT11H48M10.212S" table:style-name="ce2">
            <text:p>48:10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699" table:style-name="ce1">
            <text:p>13699</text:p>
          </table:table-cell>
          <table:table-cell office:value-type="string" table:style-name="ce1">
            <text:p>Success</text:p>
          </table:table-cell>
          <table:table-cell office:value-type="float" office:value="76097" table:style-name="ce1">
            <text:p>76097</text:p>
          </table:table-cell>
          <table:table-cell table:number-columns-repeated="16377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time" office:time-value="PT11H48M10.177S" table:style-name="ce2">
            <text:p>48:10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734" table:style-name="ce1">
            <text:p>13734</text:p>
          </table:table-cell>
          <table:table-cell office:value-type="string" table:style-name="ce1">
            <text:p>Success</text:p>
          </table:table-cell>
          <table:table-cell office:value-type="float" office:value="76095" table:style-name="ce1">
            <text:p>76095</text:p>
          </table:table-cell>
          <table:table-cell table:number-columns-repeated="16377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time" office:time-value="PT11H48M23.327S" table:style-name="ce2">
            <text:p>48:23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603" table:style-name="ce1">
            <text:p>603</text:p>
          </table:table-cell>
          <table:table-cell office:value-type="string" table:style-name="ce1">
            <text:p>Success</text:p>
          </table:table-cell>
          <table:table-cell office:value-type="float" office:value="4251" table:style-name="ce1">
            <text:p>4251</text:p>
          </table:table-cell>
          <table:table-cell table:number-columns-repeated="16377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time" office:time-value="PT11H48M10.737S" table:style-name="ce2">
            <text:p>48:10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234" table:style-name="ce1">
            <text:p>13234</text:p>
          </table:table-cell>
          <table:table-cell office:value-type="string" table:style-name="ce1">
            <text:p>Success</text:p>
          </table:table-cell>
          <table:table-cell office:value-type="float" office:value="76095" table:style-name="ce1">
            <text:p>76095</text:p>
          </table:table-cell>
          <table:table-cell table:number-columns-repeated="16377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time" office:time-value="PT11H48M9.407S" table:style-name="ce2">
            <text:p>48:09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4567" table:style-name="ce1">
            <text:p>14567</text:p>
          </table:table-cell>
          <table:table-cell office:value-type="string" table:style-name="ce1">
            <text:p>Success</text:p>
          </table:table-cell>
          <table:table-cell office:value-type="float" office:value="76095" table:style-name="ce1">
            <text:p>76095</text:p>
          </table:table-cell>
          <table:table-cell table:number-columns-repeated="16377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time" office:time-value="PT11H48M10.777S" table:style-name="ce2">
            <text:p>48:10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3219" table:style-name="ce1">
            <text:p>13219</text:p>
          </table:table-cell>
          <table:table-cell office:value-type="string" table:style-name="ce1">
            <text:p>Success</text:p>
          </table:table-cell>
          <table:table-cell office:value-type="float" office:value="76095" table:style-name="ce1">
            <text:p>76095</text:p>
          </table:table-cell>
          <table:table-cell table:number-columns-repeated="16377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time" office:time-value="PT11H48M23.932S" table:style-name="ce2">
            <text:p>48:23.9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5" table:style-name="ce1">
            <text:p>1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time" office:time-value="PT11H48M24.097S" table:style-name="ce2">
            <text:p>48:24.1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time" office:time-value="PT11H48M24.287S" table:style-name="ce2">
            <text:p>48:24.3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time" office:time-value="PT11H48M24.457S" table:style-name="ce2">
            <text:p>48:24.5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time" office:time-value="PT11H48M24.602S" table:style-name="ce2">
            <text:p>48:24.6</text:p>
          </table:table-cell>
          <table:table-cell office:value-type="string" table:style-name="ce1">
            <text:p>PlannerC 3-14</text:p>
          </table:table-cell>
          <table:table-cell office:value-type="string" table:style-name="ce1">
            <text:p>/channels/logout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time" office:time-value="PT11H48M10.757S" table:style-name="ce2">
            <text:p>48:10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4217" table:style-name="ce1">
            <text:p>14217</text:p>
          </table:table-cell>
          <table:table-cell office:value-type="string" table:style-name="ce1">
            <text:p>Success</text:p>
          </table:table-cell>
          <table:table-cell office:value-type="float" office:value="74345" table:style-name="ce1">
            <text:p>74345</text:p>
          </table:table-cell>
          <table:table-cell table:number-columns-repeated="16377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time" office:time-value="PT11H48M10.337S" table:style-name="ce2">
            <text:p>48:10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5374" table:style-name="ce1">
            <text:p>15374</text:p>
          </table:table-cell>
          <table:table-cell office:value-type="string" table:style-name="ce1">
            <text:p>Success</text:p>
          </table:table-cell>
          <table:table-cell office:value-type="float" office:value="74347" table:style-name="ce1">
            <text:p>74347</text:p>
          </table:table-cell>
          <table:table-cell table:number-columns-repeated="16377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time" office:time-value="PT11H48M10.137S" table:style-name="ce2">
            <text:p>48:10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5645" table:style-name="ce1">
            <text:p>15645</text:p>
          </table:table-cell>
          <table:table-cell office:value-type="string" table:style-name="ce1">
            <text:p>Success</text:p>
          </table:table-cell>
          <table:table-cell office:value-type="float" office:value="74343" table:style-name="ce1">
            <text:p>74343</text:p>
          </table:table-cell>
          <table:table-cell table:number-columns-repeated="16377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time" office:time-value="PT11H48M10.542S" table:style-name="ce2">
            <text:p>48:10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5254" table:style-name="ce1">
            <text:p>15254</text:p>
          </table:table-cell>
          <table:table-cell office:value-type="string" table:style-name="ce1">
            <text:p>Success</text:p>
          </table:table-cell>
          <table:table-cell office:value-type="float" office:value="74343" table:style-name="ce1">
            <text:p>74343</text:p>
          </table:table-cell>
          <table:table-cell table:number-columns-repeated="16377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time" office:time-value="PT11H48M10.067S" table:style-name="ce2">
            <text:p>48:10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5730" table:style-name="ce1">
            <text:p>15730</text:p>
          </table:table-cell>
          <table:table-cell office:value-type="string" table:style-name="ce1">
            <text:p>Success</text:p>
          </table:table-cell>
          <table:table-cell office:value-type="float" office:value="74349" table:style-name="ce1">
            <text:p>74349</text:p>
          </table:table-cell>
          <table:table-cell table:number-columns-repeated="16377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time" office:time-value="PT11H48M10.377S" table:style-name="ce2">
            <text:p>48:10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5430" table:style-name="ce1">
            <text:p>15430</text:p>
          </table:table-cell>
          <table:table-cell office:value-type="string" table:style-name="ce1">
            <text:p>Success</text:p>
          </table:table-cell>
          <table:table-cell office:value-type="float" office:value="74347" table:style-name="ce1">
            <text:p>74347</text:p>
          </table:table-cell>
          <table:table-cell table:number-columns-repeated="16377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time" office:time-value="PT11H48M10.072S" table:style-name="ce2">
            <text:p>48:10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5744" table:style-name="ce1">
            <text:p>15744</text:p>
          </table:table-cell>
          <table:table-cell office:value-type="string" table:style-name="ce1">
            <text:p>Success</text:p>
          </table:table-cell>
          <table:table-cell office:value-type="float" office:value="74347" table:style-name="ce1">
            <text:p>74347</text:p>
          </table:table-cell>
          <table:table-cell table:number-columns-repeated="16377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time" office:time-value="PT11H48M10.827S" table:style-name="ce2">
            <text:p>48:10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4989" table:style-name="ce1">
            <text:p>14989</text:p>
          </table:table-cell>
          <table:table-cell office:value-type="string" table:style-name="ce1">
            <text:p>Success</text:p>
          </table:table-cell>
          <table:table-cell office:value-type="float" office:value="74343" table:style-name="ce1">
            <text:p>74343</text:p>
          </table:table-cell>
          <table:table-cell table:number-columns-repeated="16377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time" office:time-value="PT11H48M10.842S" table:style-name="ce2">
            <text:p>48:10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4990" table:style-name="ce1">
            <text:p>14990</text:p>
          </table:table-cell>
          <table:table-cell office:value-type="string" table:style-name="ce1">
            <text:p>Success</text:p>
          </table:table-cell>
          <table:table-cell office:value-type="float" office:value="74343" table:style-name="ce1">
            <text:p>74343</text:p>
          </table:table-cell>
          <table:table-cell table:number-columns-repeated="16377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time" office:time-value="PT11H48M10.212S" table:style-name="ce2">
            <text:p>48:10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5619" table:style-name="ce1">
            <text:p>15619</text:p>
          </table:table-cell>
          <table:table-cell office:value-type="string" table:style-name="ce1">
            <text:p>Success</text:p>
          </table:table-cell>
          <table:table-cell office:value-type="float" office:value="74343" table:style-name="ce1">
            <text:p>74343</text:p>
          </table:table-cell>
          <table:table-cell table:number-columns-repeated="16377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time" office:time-value="PT11H48M24.977S" table:style-name="ce2">
            <text:p>48:25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857" table:style-name="ce1">
            <text:p>857</text:p>
          </table:table-cell>
          <table:table-cell office:value-type="string" table:style-name="ce1">
            <text:p>Success</text:p>
          </table:table-cell>
          <table:table-cell office:value-type="float" office:value="32988" table:style-name="ce1">
            <text:p>32988</text:p>
          </table:table-cell>
          <table:table-cell table:number-columns-repeated="16377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time" office:time-value="PT11H48M10.287S" table:style-name="ce2">
            <text:p>48:10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5550" table:style-name="ce1">
            <text:p>15550</text:p>
          </table:table-cell>
          <table:table-cell office:value-type="string" table:style-name="ce1">
            <text:p>Success</text:p>
          </table:table-cell>
          <table:table-cell office:value-type="float" office:value="74343" table:style-name="ce1">
            <text:p>74343</text:p>
          </table:table-cell>
          <table:table-cell table:number-columns-repeated="16377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time" office:time-value="PT11H48M10.172S" table:style-name="ce2">
            <text:p>48:10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5669" table:style-name="ce1">
            <text:p>15669</text:p>
          </table:table-cell>
          <table:table-cell office:value-type="string" table:style-name="ce1">
            <text:p>Success</text:p>
          </table:table-cell>
          <table:table-cell office:value-type="float" office:value="74347" table:style-name="ce1">
            <text:p>74347</text:p>
          </table:table-cell>
          <table:table-cell table:number-columns-repeated="16377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time" office:time-value="PT11H48M10.622S" table:style-name="ce2">
            <text:p>48:10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5224" table:style-name="ce1">
            <text:p>15224</text:p>
          </table:table-cell>
          <table:table-cell office:value-type="string" table:style-name="ce1">
            <text:p>Success</text:p>
          </table:table-cell>
          <table:table-cell office:value-type="float" office:value="74349" table:style-name="ce1">
            <text:p>74349</text:p>
          </table:table-cell>
          <table:table-cell table:number-columns-repeated="16377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time" office:time-value="PT11H48M23.977S" table:style-name="ce2">
            <text:p>48:24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867" table:style-name="ce1">
            <text:p>2867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time" office:time-value="PT11H48M23.887S" table:style-name="ce2">
            <text:p>48:23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000" table:style-name="ce1">
            <text:p>3000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time" office:time-value="PT11H48M25.797S" table:style-name="ce2">
            <text:p>48:25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101" table:style-name="ce1">
            <text:p>1101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time" office:time-value="PT11H48M23.832S" table:style-name="ce2">
            <text:p>48:23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074" table:style-name="ce1">
            <text:p>3074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time" office:time-value="PT11H48M10.682S" table:style-name="ce2">
            <text:p>48:10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6224" table:style-name="ce1">
            <text:p>16224</text:p>
          </table:table-cell>
          <table:table-cell office:value-type="string" table:style-name="ce1">
            <text:p>Success</text:p>
          </table:table-cell>
          <table:table-cell office:value-type="float" office:value="74464" table:style-name="ce1">
            <text:p>74464</text:p>
          </table:table-cell>
          <table:table-cell table:number-columns-repeated="16377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time" office:time-value="PT11H48M10.367S" table:style-name="ce2">
            <text:p>48:10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6543" table:style-name="ce1">
            <text:p>16543</text:p>
          </table:table-cell>
          <table:table-cell office:value-type="string" table:style-name="ce1">
            <text:p>Success</text:p>
          </table:table-cell>
          <table:table-cell office:value-type="float" office:value="74546" table:style-name="ce1">
            <text:p>74546</text:p>
          </table:table-cell>
          <table:table-cell table:number-columns-repeated="16377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time" office:time-value="PT11H48M25.712S" table:style-name="ce2">
            <text:p>48:25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199" table:style-name="ce1">
            <text:p>1199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time" office:time-value="PT11H48M10.812S" table:style-name="ce2">
            <text:p>48:10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6105" table:style-name="ce1">
            <text:p>16105</text:p>
          </table:table-cell>
          <table:table-cell office:value-type="string" table:style-name="ce1">
            <text:p>Success</text:p>
          </table:table-cell>
          <table:table-cell office:value-type="float" office:value="74350" table:style-name="ce1">
            <text:p>74350</text:p>
          </table:table-cell>
          <table:table-cell table:number-columns-repeated="16377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time" office:time-value="PT11H48M23.897S" table:style-name="ce2">
            <text:p>48:23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034" table:style-name="ce1">
            <text:p>3034</text:p>
          </table:table-cell>
          <table:table-cell office:value-type="string" table:style-name="ce1">
            <text:p>Success</text:p>
          </table:table-cell>
          <table:table-cell office:value-type="float" office:value="32988" table:style-name="ce1">
            <text:p>32988</text:p>
          </table:table-cell>
          <table:table-cell table:number-columns-repeated="16377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time" office:time-value="PT11H48M23.882S" table:style-name="ce2">
            <text:p>48:23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062" table:style-name="ce1">
            <text:p>3062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time" office:time-value="PT11H48M23.977S" table:style-name="ce2">
            <text:p>48:24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973" table:style-name="ce1">
            <text:p>2973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time" office:time-value="PT11H48M23.912S" table:style-name="ce2">
            <text:p>48:23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063" table:style-name="ce1">
            <text:p>3063</text:p>
          </table:table-cell>
          <table:table-cell office:value-type="string" table:style-name="ce1">
            <text:p>Success</text:p>
          </table:table-cell>
          <table:table-cell office:value-type="float" office:value="32988" table:style-name="ce1">
            <text:p>32988</text:p>
          </table:table-cell>
          <table:table-cell table:number-columns-repeated="16377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time" office:time-value="PT11H48M25.847S" table:style-name="ce2">
            <text:p>48:25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136" table:style-name="ce1">
            <text:p>1136</text:p>
          </table:table-cell>
          <table:table-cell office:value-type="string" table:style-name="ce1">
            <text:p>Success</text:p>
          </table:table-cell>
          <table:table-cell office:value-type="float" office:value="32988" table:style-name="ce1">
            <text:p>32988</text:p>
          </table:table-cell>
          <table:table-cell table:number-columns-repeated="16377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time" office:time-value="PT11H48M10.557S" table:style-name="ce2">
            <text:p>48:10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6743" table:style-name="ce1">
            <text:p>16743</text:p>
          </table:table-cell>
          <table:table-cell office:value-type="string" table:style-name="ce1">
            <text:p>Success</text:p>
          </table:table-cell>
          <table:table-cell office:value-type="float" office:value="74464" table:style-name="ce1">
            <text:p>74464</text:p>
          </table:table-cell>
          <table:table-cell table:number-columns-repeated="16377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time" office:time-value="PT11H48M23.857S" table:style-name="ce2">
            <text:p>48:23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453" table:style-name="ce1">
            <text:p>3453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time" office:time-value="PT11H48M10.027S" table:style-name="ce2">
            <text:p>48:10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7353" table:style-name="ce1">
            <text:p>17353</text:p>
          </table:table-cell>
          <table:table-cell office:value-type="string" table:style-name="ce1">
            <text:p>Success</text:p>
          </table:table-cell>
          <table:table-cell office:value-type="float" office:value="74464" table:style-name="ce1">
            <text:p>74464</text:p>
          </table:table-cell>
          <table:table-cell table:number-columns-repeated="16377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time" office:time-value="PT11H48M9.327S" table:style-name="ce2">
            <text:p>48:09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8081" table:style-name="ce1">
            <text:p>18081</text:p>
          </table:table-cell>
          <table:table-cell office:value-type="string" table:style-name="ce1">
            <text:p>Success</text:p>
          </table:table-cell>
          <table:table-cell office:value-type="float" office:value="74546" table:style-name="ce1">
            <text:p>74546</text:p>
          </table:table-cell>
          <table:table-cell table:number-columns-repeated="16377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time" office:time-value="PT11H48M23.822S" table:style-name="ce2">
            <text:p>48:23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600" table:style-name="ce1">
            <text:p>3600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time" office:time-value="PT11H48M10.802S" table:style-name="ce2">
            <text:p>48:10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6632" table:style-name="ce1">
            <text:p>16632</text:p>
          </table:table-cell>
          <table:table-cell office:value-type="string" table:style-name="ce1">
            <text:p>Success</text:p>
          </table:table-cell>
          <table:table-cell office:value-type="float" office:value="74548" table:style-name="ce1">
            <text:p>74548</text:p>
          </table:table-cell>
          <table:table-cell table:number-columns-repeated="16377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time" office:time-value="PT11H48M10.487S" table:style-name="ce2">
            <text:p>48:10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6952" table:style-name="ce1">
            <text:p>16952</text:p>
          </table:table-cell>
          <table:table-cell office:value-type="string" table:style-name="ce1">
            <text:p>Success</text:p>
          </table:table-cell>
          <table:table-cell office:value-type="float" office:value="74548" table:style-name="ce1">
            <text:p>74548</text:p>
          </table:table-cell>
          <table:table-cell table:number-columns-repeated="16377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time" office:time-value="PT11H48M25.817S" table:style-name="ce2">
            <text:p>48:25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624" table:style-name="ce1">
            <text:p>1624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time" office:time-value="PT11H48M10.142S" table:style-name="ce2">
            <text:p>48:10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7309" table:style-name="ce1">
            <text:p>17309</text:p>
          </table:table-cell>
          <table:table-cell office:value-type="string" table:style-name="ce1">
            <text:p>Success</text:p>
          </table:table-cell>
          <table:table-cell office:value-type="float" office:value="74464" table:style-name="ce1">
            <text:p>74464</text:p>
          </table:table-cell>
          <table:table-cell table:number-columns-repeated="16377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time" office:time-value="PT11H48M10.252S" table:style-name="ce2">
            <text:p>48:10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7209" table:style-name="ce1">
            <text:p>17209</text:p>
          </table:table-cell>
          <table:table-cell office:value-type="string" table:style-name="ce1">
            <text:p>Success</text:p>
          </table:table-cell>
          <table:table-cell office:value-type="float" office:value="74350" table:style-name="ce1">
            <text:p>74350</text:p>
          </table:table-cell>
          <table:table-cell table:number-columns-repeated="16377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time" office:time-value="PT11H48M10.443S" table:style-name="ce2">
            <text:p>48:10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7026" table:style-name="ce1">
            <text:p>17026</text:p>
          </table:table-cell>
          <table:table-cell office:value-type="string" table:style-name="ce1">
            <text:p>Success</text:p>
          </table:table-cell>
          <table:table-cell office:value-type="float" office:value="74546" table:style-name="ce1">
            <text:p>74546</text:p>
          </table:table-cell>
          <table:table-cell table:number-columns-repeated="16377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time" office:time-value="PT11H48M9.907S" table:style-name="ce2">
            <text:p>48:09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7570" table:style-name="ce1">
            <text:p>17570</text:p>
          </table:table-cell>
          <table:table-cell office:value-type="string" table:style-name="ce1">
            <text:p>Success</text:p>
          </table:table-cell>
          <table:table-cell office:value-type="float" office:value="74546" table:style-name="ce1">
            <text:p>74546</text:p>
          </table:table-cell>
          <table:table-cell table:number-columns-repeated="16377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time" office:time-value="PT11H48M9.522S" table:style-name="ce2">
            <text:p>48:09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7962" table:style-name="ce1">
            <text:p>17962</text:p>
          </table:table-cell>
          <table:table-cell office:value-type="string" table:style-name="ce1">
            <text:p>Success</text:p>
          </table:table-cell>
          <table:table-cell office:value-type="float" office:value="74464" table:style-name="ce1">
            <text:p>74464</text:p>
          </table:table-cell>
          <table:table-cell table:number-columns-repeated="16377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time" office:time-value="PT11H48M10.487S" table:style-name="ce2">
            <text:p>48:10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7000" table:style-name="ce1">
            <text:p>17000</text:p>
          </table:table-cell>
          <table:table-cell office:value-type="string" table:style-name="ce1">
            <text:p>Success</text:p>
          </table:table-cell>
          <table:table-cell office:value-type="float" office:value="74546" table:style-name="ce1">
            <text:p>74546</text:p>
          </table:table-cell>
          <table:table-cell table:number-columns-repeated="16377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time" office:time-value="PT11H48M23.852S" table:style-name="ce2">
            <text:p>48:23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646" table:style-name="ce1">
            <text:p>3646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time" office:time-value="PT11H48M23.862S" table:style-name="ce2">
            <text:p>48:23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721" table:style-name="ce1">
            <text:p>4721</text:p>
          </table:table-cell>
          <table:table-cell office:value-type="string" table:style-name="ce1">
            <text:p>Success</text:p>
          </table:table-cell>
          <table:table-cell office:value-type="float" office:value="32988" table:style-name="ce1">
            <text:p>32988</text:p>
          </table:table-cell>
          <table:table-cell table:number-columns-repeated="16377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time" office:time-value="PT11H48M25.782S" table:style-name="ce2">
            <text:p>48:25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822" table:style-name="ce1">
            <text:p>2822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time" office:time-value="PT11H48M10.567S" table:style-name="ce2">
            <text:p>48:10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8059" table:style-name="ce1">
            <text:p>18059</text:p>
          </table:table-cell>
          <table:table-cell office:value-type="string" table:style-name="ce1">
            <text:p>Success</text:p>
          </table:table-cell>
          <table:table-cell office:value-type="float" office:value="74407" table:style-name="ce1">
            <text:p>74407</text:p>
          </table:table-cell>
          <table:table-cell table:number-columns-repeated="16377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time" office:time-value="PT11H48M23.832S" table:style-name="ce2">
            <text:p>48:23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806" table:style-name="ce1">
            <text:p>4806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time" office:time-value="PT11H48M25.842S" table:style-name="ce2">
            <text:p>48:25.8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814" table:style-name="ce1">
            <text:p>2814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time" office:time-value="PT11H48M25.817S" table:style-name="ce2">
            <text:p>48:25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867" table:style-name="ce1">
            <text:p>2867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time" office:time-value="PT11H48M9.357S" table:style-name="ce2">
            <text:p>48:09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9358" table:style-name="ce1">
            <text:p>19358</text:p>
          </table:table-cell>
          <table:table-cell office:value-type="string" table:style-name="ce1">
            <text:p>Success</text:p>
          </table:table-cell>
          <table:table-cell office:value-type="float" office:value="74546" table:style-name="ce1">
            <text:p>74546</text:p>
          </table:table-cell>
          <table:table-cell table:number-columns-repeated="16377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time" office:time-value="PT11H48M10.807S" table:style-name="ce2">
            <text:p>48:10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7919" table:style-name="ce1">
            <text:p>17919</text:p>
          </table:table-cell>
          <table:table-cell office:value-type="string" table:style-name="ce1">
            <text:p>Success</text:p>
          </table:table-cell>
          <table:table-cell office:value-type="float" office:value="74468" table:style-name="ce1">
            <text:p>74468</text:p>
          </table:table-cell>
          <table:table-cell table:number-columns-repeated="16377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time" office:time-value="PT11H48M23.912S" table:style-name="ce2">
            <text:p>48:23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822" table:style-name="ce1">
            <text:p>4822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time" office:time-value="PT11H48M26.847S" table:style-name="ce2">
            <text:p>48:26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890" table:style-name="ce1">
            <text:p>1890</text:p>
          </table:table-cell>
          <table:table-cell office:value-type="string" table:style-name="ce1">
            <text:p>Success</text:p>
          </table:table-cell>
          <table:table-cell office:value-type="float" office:value="42878" table:style-name="ce1">
            <text:p>42878</text:p>
          </table:table-cell>
          <table:table-cell table:number-columns-repeated="16377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time" office:time-value="PT11H48M25.832S" table:style-name="ce2">
            <text:p>48:25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2913" table:style-name="ce1">
            <text:p>2913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time" office:time-value="PT11H48M10.247S" table:style-name="ce2">
            <text:p>48:10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8504" table:style-name="ce1">
            <text:p>18504</text:p>
          </table:table-cell>
          <table:table-cell office:value-type="string" table:style-name="ce1">
            <text:p>Success</text:p>
          </table:table-cell>
          <table:table-cell office:value-type="float" office:value="74464" table:style-name="ce1">
            <text:p>74464</text:p>
          </table:table-cell>
          <table:table-cell table:number-columns-repeated="16377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time" office:time-value="PT11H48M10.822S" table:style-name="ce2">
            <text:p>48:10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7930" table:style-name="ce1">
            <text:p>17930</text:p>
          </table:table-cell>
          <table:table-cell office:value-type="string" table:style-name="ce1">
            <text:p>Success</text:p>
          </table:table-cell>
          <table:table-cell office:value-type="float" office:value="74468" table:style-name="ce1">
            <text:p>74468</text:p>
          </table:table-cell>
          <table:table-cell table:number-columns-repeated="16377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time" office:time-value="PT11H48M23.902S" table:style-name="ce2">
            <text:p>48:23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856" table:style-name="ce1">
            <text:p>4856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time" office:time-value="PT11H48M26.907S" table:style-name="ce2">
            <text:p>48:26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859" table:style-name="ce1">
            <text:p>1859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time" office:time-value="PT11H48M10.367S" table:style-name="ce2">
            <text:p>48:10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8403" table:style-name="ce1">
            <text:p>18403</text:p>
          </table:table-cell>
          <table:table-cell office:value-type="string" table:style-name="ce1">
            <text:p>Success</text:p>
          </table:table-cell>
          <table:table-cell office:value-type="float" office:value="74546" table:style-name="ce1">
            <text:p>74546</text:p>
          </table:table-cell>
          <table:table-cell table:number-columns-repeated="16377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time" office:time-value="PT11H48M25.807S" table:style-name="ce2">
            <text:p>48:25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968" table:style-name="ce1">
            <text:p>2968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time" office:time-value="PT11H48M10.252S" table:style-name="ce2">
            <text:p>48:10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8523" table:style-name="ce1">
            <text:p>18523</text:p>
          </table:table-cell>
          <table:table-cell office:value-type="string" table:style-name="ce1">
            <text:p>Success</text:p>
          </table:table-cell>
          <table:table-cell office:value-type="float" office:value="74464" table:style-name="ce1">
            <text:p>74464</text:p>
          </table:table-cell>
          <table:table-cell table:number-columns-repeated="16377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time" office:time-value="PT11H48M25.842S" table:style-name="ce2">
            <text:p>48:25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937" table:style-name="ce1">
            <text:p>2937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time" office:time-value="PT11H48M23.997S" table:style-name="ce2">
            <text:p>48:24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781" table:style-name="ce1">
            <text:p>4781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time" office:time-value="PT11H48M23.832S" table:style-name="ce2">
            <text:p>48:23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4946" table:style-name="ce1">
            <text:p>4946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time" office:time-value="PT11H48M10.852S" table:style-name="ce2">
            <text:p>48:10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7926" table:style-name="ce1">
            <text:p>17926</text:p>
          </table:table-cell>
          <table:table-cell office:value-type="string" table:style-name="ce1">
            <text:p>Success</text:p>
          </table:table-cell>
          <table:table-cell office:value-type="float" office:value="74449" table:style-name="ce1">
            <text:p>74449</text:p>
          </table:table-cell>
          <table:table-cell table:number-columns-repeated="16377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time" office:time-value="PT11H48M10.312S" table:style-name="ce2">
            <text:p>48:10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8471" table:style-name="ce1">
            <text:p>18471</text:p>
          </table:table-cell>
          <table:table-cell office:value-type="string" table:style-name="ce1">
            <text:p>Success</text:p>
          </table:table-cell>
          <table:table-cell office:value-type="float" office:value="74546" table:style-name="ce1">
            <text:p>74546</text:p>
          </table:table-cell>
          <table:table-cell table:number-columns-repeated="16377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time" office:time-value="PT11H48M10.732S" table:style-name="ce2">
            <text:p>48:10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8061" table:style-name="ce1">
            <text:p>18061</text:p>
          </table:table-cell>
          <table:table-cell office:value-type="string" table:style-name="ce1">
            <text:p>Success</text:p>
          </table:table-cell>
          <table:table-cell office:value-type="float" office:value="74468" table:style-name="ce1">
            <text:p>74468</text:p>
          </table:table-cell>
          <table:table-cell table:number-columns-repeated="16377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time" office:time-value="PT11H48M28.737S" table:style-name="ce2">
            <text:p>48:28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Success</text:p>
          </table:table-cell>
          <table:table-cell office:value-type="float" office:value="5323" table:style-name="ce1">
            <text:p>5323</text:p>
          </table:table-cell>
          <table:table-cell table:number-columns-repeated="16377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time" office:time-value="PT11H48M10.277S" table:style-name="ce2">
            <text:p>48:10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9723" table:style-name="ce1">
            <text:p>19723</text:p>
          </table:table-cell>
          <table:table-cell office:value-type="string" table:style-name="ce1">
            <text:p>Success</text:p>
          </table:table-cell>
          <table:table-cell office:value-type="float" office:value="74550" table:style-name="ce1">
            <text:p>74550</text:p>
          </table:table-cell>
          <table:table-cell table:number-columns-repeated="16377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time" office:time-value="PT11H48M30.002S" table:style-name="ce2">
            <text:p>48:30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43" table:style-name="ce1">
            <text:p>343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time" office:time-value="PT11H48M26.902S" table:style-name="ce2">
            <text:p>48:26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453" table:style-name="ce1">
            <text:p>3453</text:p>
          </table:table-cell>
          <table:table-cell office:value-type="string" table:style-name="ce1">
            <text:p>Success</text:p>
          </table:table-cell>
          <table:table-cell office:value-type="float" office:value="42955" table:style-name="ce1">
            <text:p>42955</text:p>
          </table:table-cell>
          <table:table-cell table:number-columns-repeated="16377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time" office:time-value="PT11H48M26.917S" table:style-name="ce2">
            <text:p>48:26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525" table:style-name="ce1">
            <text:p>3525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time" office:time-value="PT11H48M23.802S" table:style-name="ce2">
            <text:p>48:23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6650" table:style-name="ce1">
            <text:p>6650</text:p>
          </table:table-cell>
          <table:table-cell office:value-type="string" table:style-name="ce1">
            <text:p>Success</text:p>
          </table:table-cell>
          <table:table-cell office:value-type="float" office:value="32991" table:style-name="ce1">
            <text:p>32991</text:p>
          </table:table-cell>
          <table:table-cell table:number-columns-repeated="16377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time" office:time-value="PT11H48M26.912S" table:style-name="ce2">
            <text:p>48:26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542" table:style-name="ce1">
            <text:p>3542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time" office:time-value="PT11H48M25.832S" table:style-name="ce2">
            <text:p>48:25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623" table:style-name="ce1">
            <text:p>4623</text:p>
          </table:table-cell>
          <table:table-cell office:value-type="string" table:style-name="ce1">
            <text:p>Success</text:p>
          </table:table-cell>
          <table:table-cell office:value-type="float" office:value="42879" table:style-name="ce1">
            <text:p>42879</text:p>
          </table:table-cell>
          <table:table-cell table:number-columns-repeated="16377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time" office:time-value="PT11H48M27.422S" table:style-name="ce2">
            <text:p>48:27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Success</text:p>
          </table:table-cell>
          <table:table-cell office:value-type="float" office:value="42955" table:style-name="ce1">
            <text:p>42955</text:p>
          </table:table-cell>
          <table:table-cell table:number-columns-repeated="16377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time" office:time-value="PT11H48M26.982S" table:style-name="ce2">
            <text:p>48:27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553" table:style-name="ce1">
            <text:p>3553</text:p>
          </table:table-cell>
          <table:table-cell office:value-type="string" table:style-name="ce1">
            <text:p>Success</text:p>
          </table:table-cell>
          <table:table-cell office:value-type="float" office:value="42960" table:style-name="ce1">
            <text:p>42960</text:p>
          </table:table-cell>
          <table:table-cell table:number-columns-repeated="16377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time" office:time-value="PT11H48M27.472S" table:style-name="ce2">
            <text:p>48:27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067" table:style-name="ce1">
            <text:p>3067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time" office:time-value="PT11H48M25.832S" table:style-name="ce2">
            <text:p>48:25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4730" table:style-name="ce1">
            <text:p>4730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time" office:time-value="PT11H48M28.782S" table:style-name="ce2">
            <text:p>48:28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1778" table:style-name="ce1">
            <text:p>1778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time" office:time-value="PT11H48M9.972S" table:style-name="ce2">
            <text:p>48:10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0594" table:style-name="ce1">
            <text:p>20594</text:p>
          </table:table-cell>
          <table:table-cell office:value-type="string" table:style-name="ce1">
            <text:p>Success</text:p>
          </table:table-cell>
          <table:table-cell office:value-type="float" office:value="74546" table:style-name="ce1">
            <text:p>74546</text:p>
          </table:table-cell>
          <table:table-cell table:number-columns-repeated="16377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time" office:time-value="PT11H48M25.802S" table:style-name="ce2">
            <text:p>48:25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766" table:style-name="ce1">
            <text:p>4766</text:p>
          </table:table-cell>
          <table:table-cell office:value-type="string" table:style-name="ce1">
            <text:p>Success</text:p>
          </table:table-cell>
          <table:table-cell office:value-type="float" office:value="32988" table:style-name="ce1">
            <text:p>32988</text:p>
          </table:table-cell>
          <table:table-cell table:number-columns-repeated="16377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time" office:time-value="PT11H48M27.452S" table:style-name="ce2">
            <text:p>48:27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115" table:style-name="ce1">
            <text:p>3115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time" office:time-value="PT11H48M26.932S" table:style-name="ce2">
            <text:p>48:26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635" table:style-name="ce1">
            <text:p>3635</text:p>
          </table:table-cell>
          <table:table-cell office:value-type="string" table:style-name="ce1">
            <text:p>Success</text:p>
          </table:table-cell>
          <table:table-cell office:value-type="float" office:value="42956" table:style-name="ce1">
            <text:p>42956</text:p>
          </table:table-cell>
          <table:table-cell table:number-columns-repeated="16377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time" office:time-value="PT11H48M9.527S" table:style-name="ce2">
            <text:p>48:09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1044" table:style-name="ce1">
            <text:p>21044</text:p>
          </table:table-cell>
          <table:table-cell office:value-type="string" table:style-name="ce1">
            <text:p>Success</text:p>
          </table:table-cell>
          <table:table-cell office:value-type="float" office:value="74546" table:style-name="ce1">
            <text:p>74546</text:p>
          </table:table-cell>
          <table:table-cell table:number-columns-repeated="16377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time" office:time-value="PT11H48M28.627S" table:style-name="ce2">
            <text:p>48:28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1951" table:style-name="ce1">
            <text:p>1951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time" office:time-value="PT11H48M27.482S" table:style-name="ce2">
            <text:p>48:27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099" table:style-name="ce1">
            <text:p>3099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time" office:time-value="PT11H48M27.442S" table:style-name="ce2">
            <text:p>48:27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147" table:style-name="ce1">
            <text:p>3147</text:p>
          </table:table-cell>
          <table:table-cell office:value-type="string" table:style-name="ce1">
            <text:p>Success</text:p>
          </table:table-cell>
          <table:table-cell office:value-type="float" office:value="32988" table:style-name="ce1">
            <text:p>32988</text:p>
          </table:table-cell>
          <table:table-cell table:number-columns-repeated="16377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time" office:time-value="PT11H48M30.462S" table:style-name="ce2">
            <text:p>48:30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7" table:style-name="ce1">
            <text:p>127</text:p>
          </table:table-cell>
          <table:table-cell office:value-type="string" table:style-name="ce1">
            <text:p>Success</text:p>
          </table:table-cell>
          <table:table-cell office:value-type="float" office:value="7476" table:style-name="ce1">
            <text:p>7476</text:p>
          </table:table-cell>
          <table:table-cell table:number-columns-repeated="16377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time" office:time-value="PT11H48M10.142S" table:style-name="ce2">
            <text:p>48:10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0467" table:style-name="ce1">
            <text:p>20467</text:p>
          </table:table-cell>
          <table:table-cell office:value-type="string" table:style-name="ce1">
            <text:p>Success</text:p>
          </table:table-cell>
          <table:table-cell office:value-type="float" office:value="74546" table:style-name="ce1">
            <text:p>74546</text:p>
          </table:table-cell>
          <table:table-cell table:number-columns-repeated="16377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time" office:time-value="PT11H48M9.502S" table:style-name="ce2">
            <text:p>48:09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1111" table:style-name="ce1">
            <text:p>21111</text:p>
          </table:table-cell>
          <table:table-cell office:value-type="string" table:style-name="ce1">
            <text:p>Success</text:p>
          </table:table-cell>
          <table:table-cell office:value-type="float" office:value="74546" table:style-name="ce1">
            <text:p>74546</text:p>
          </table:table-cell>
          <table:table-cell table:number-columns-repeated="16377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time" office:time-value="PT11H48M30.357S" table:style-name="ce2">
            <text:p>48:30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63" table:style-name="ce1">
            <text:p>263</text:p>
          </table:table-cell>
          <table:table-cell office:value-type="string" table:style-name="ce1">
            <text:p>Success</text:p>
          </table:table-cell>
          <table:table-cell office:value-type="float" office:value="6400" table:style-name="ce1">
            <text:p>6400</text:p>
          </table:table-cell>
          <table:table-cell table:number-columns-repeated="16377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time" office:time-value="PT11H48M27.437S" table:style-name="ce2">
            <text:p>48:27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190" table:style-name="ce1">
            <text:p>3190</text:p>
          </table:table-cell>
          <table:table-cell office:value-type="string" table:style-name="ce1">
            <text:p>Success</text:p>
          </table:table-cell>
          <table:table-cell office:value-type="float" office:value="32988" table:style-name="ce1">
            <text:p>32988</text:p>
          </table:table-cell>
          <table:table-cell table:number-columns-repeated="16377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time" office:time-value="PT11H48M30.537S" table:style-name="ce2">
            <text:p>48:30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8553" table:style-name="ce1">
            <text:p>8553</text:p>
          </table:table-cell>
          <table:table-cell table:number-columns-repeated="16377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time" office:time-value="PT11H48M27.447S" table:style-name="ce2">
            <text:p>48:27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810" table:style-name="ce1">
            <text:p>4810</text:p>
          </table:table-cell>
          <table:table-cell office:value-type="string" table:style-name="ce1">
            <text:p>Success</text:p>
          </table:table-cell>
          <table:table-cell office:value-type="float" office:value="42959" table:style-name="ce1">
            <text:p>42959</text:p>
          </table:table-cell>
          <table:table-cell table:number-columns-repeated="16377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time" office:time-value="PT11H48M30.572S" table:style-name="ce2">
            <text:p>48:30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728" table:style-name="ce1">
            <text:p>1728</text:p>
          </table:table-cell>
          <table:table-cell office:value-type="string" table:style-name="ce1">
            <text:p>Success</text:p>
          </table:table-cell>
          <table:table-cell office:value-type="float" office:value="9629" table:style-name="ce1">
            <text:p>9629</text:p>
          </table:table-cell>
          <table:table-cell table:number-columns-repeated="16377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time" office:time-value="PT11H48M30.347S" table:style-name="ce2">
            <text:p>48:30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003" table:style-name="ce1">
            <text:p>2003</text:p>
          </table:table-cell>
          <table:table-cell office:value-type="string" table:style-name="ce1">
            <text:p>Success</text:p>
          </table:table-cell>
          <table:table-cell office:value-type="float" office:value="42987" table:style-name="ce1">
            <text:p>42987</text:p>
          </table:table-cell>
          <table:table-cell table:number-columns-repeated="16377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time" office:time-value="PT11H48M26.942S" table:style-name="ce2">
            <text:p>48:26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407" table:style-name="ce1">
            <text:p>5407</text:p>
          </table:table-cell>
          <table:table-cell office:value-type="string" table:style-name="ce1">
            <text:p>Success</text:p>
          </table:table-cell>
          <table:table-cell office:value-type="float" office:value="42962" table:style-name="ce1">
            <text:p>42962</text:p>
          </table:table-cell>
          <table:table-cell table:number-columns-repeated="16377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time" office:time-value="PT11H48M26.952S" table:style-name="ce2">
            <text:p>48:27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438" table:style-name="ce1">
            <text:p>5438</text:p>
          </table:table-cell>
          <table:table-cell office:value-type="string" table:style-name="ce1">
            <text:p>Success</text:p>
          </table:table-cell>
          <table:table-cell office:value-type="float" office:value="42962" table:style-name="ce1">
            <text:p>42962</text:p>
          </table:table-cell>
          <table:table-cell table:number-columns-repeated="16377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time" office:time-value="PT11H48M27.312S" table:style-name="ce2">
            <text:p>48:27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5097" table:style-name="ce1">
            <text:p>5097</text:p>
          </table:table-cell>
          <table:table-cell office:value-type="string" table:style-name="ce1">
            <text:p>Success</text:p>
          </table:table-cell>
          <table:table-cell office:value-type="float" office:value="42962" table:style-name="ce1">
            <text:p>42962</text:p>
          </table:table-cell>
          <table:table-cell table:number-columns-repeated="16377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time" office:time-value="PT11H48M26.902S" table:style-name="ce2">
            <text:p>48:26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511" table:style-name="ce1">
            <text:p>5511</text:p>
          </table:table-cell>
          <table:table-cell office:value-type="string" table:style-name="ce1">
            <text:p>Success</text:p>
          </table:table-cell>
          <table:table-cell office:value-type="float" office:value="42962" table:style-name="ce1">
            <text:p>42962</text:p>
          </table:table-cell>
          <table:table-cell table:number-columns-repeated="16377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time" office:time-value="PT11H48M27.497S" table:style-name="ce2">
            <text:p>48:27.5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928" table:style-name="ce1">
            <text:p>4928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time" office:time-value="PT11H48M26.907S" table:style-name="ce2">
            <text:p>48:26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5523" table:style-name="ce1">
            <text:p>5523</text:p>
          </table:table-cell>
          <table:table-cell office:value-type="string" table:style-name="ce1">
            <text:p>Success</text:p>
          </table:table-cell>
          <table:table-cell office:value-type="float" office:value="42962" table:style-name="ce1">
            <text:p>42962</text:p>
          </table:table-cell>
          <table:table-cell table:number-columns-repeated="16377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time" office:time-value="PT11H48M27.382S" table:style-name="ce2">
            <text:p>48:27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056" table:style-name="ce1">
            <text:p>5056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time" office:time-value="PT11H48M26.972S" table:style-name="ce2">
            <text:p>48:27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5470" table:style-name="ce1">
            <text:p>5470</text:p>
          </table:table-cell>
          <table:table-cell office:value-type="string" table:style-name="ce1">
            <text:p>Success</text:p>
          </table:table-cell>
          <table:table-cell office:value-type="float" office:value="42956" table:style-name="ce1">
            <text:p>42956</text:p>
          </table:table-cell>
          <table:table-cell table:number-columns-repeated="16377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time" office:time-value="PT11H48M28.757S" table:style-name="ce2">
            <text:p>48:28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689" table:style-name="ce1">
            <text:p>3689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time" office:time-value="PT11H48M27.302S" table:style-name="ce2">
            <text:p>48:27.3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150" table:style-name="ce1">
            <text:p>5150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time" office:time-value="PT11H48M27.477S" table:style-name="ce2">
            <text:p>48:27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4981" table:style-name="ce1">
            <text:p>4981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time" office:time-value="PT11H48M27.462S" table:style-name="ce2">
            <text:p>48:27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5002" table:style-name="ce1">
            <text:p>5002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time" office:time-value="PT11H48M27.407S" table:style-name="ce2">
            <text:p>48:27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5066" table:style-name="ce1">
            <text:p>5066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time" office:time-value="PT11H48M26.912S" table:style-name="ce2">
            <text:p>48:26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563" table:style-name="ce1">
            <text:p>5563</text:p>
          </table:table-cell>
          <table:table-cell office:value-type="string" table:style-name="ce1">
            <text:p>Success</text:p>
          </table:table-cell>
          <table:table-cell office:value-type="float" office:value="42959" table:style-name="ce1">
            <text:p>42959</text:p>
          </table:table-cell>
          <table:table-cell table:number-columns-repeated="16377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time" office:time-value="PT11H48M28.777S" table:style-name="ce2">
            <text:p>48:28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709" table:style-name="ce1">
            <text:p>3709</text:p>
          </table:table-cell>
          <table:table-cell office:value-type="string" table:style-name="ce1">
            <text:p>Success</text:p>
          </table:table-cell>
          <table:table-cell office:value-type="float" office:value="42987" table:style-name="ce1">
            <text:p>42987</text:p>
          </table:table-cell>
          <table:table-cell table:number-columns-repeated="16377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time" office:time-value="PT11H48M28.767S" table:style-name="ce2">
            <text:p>48:28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723" table:style-name="ce1">
            <text:p>3723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time" office:time-value="PT11H48M28.792S" table:style-name="ce2">
            <text:p>48:28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711" table:style-name="ce1">
            <text:p>3711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time" office:time-value="PT11H48M30.612S" table:style-name="ce2">
            <text:p>48:30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1902" table:style-name="ce1">
            <text:p>1902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time" office:time-value="PT11H48M32.257S" table:style-name="ce2">
            <text:p>48:32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71" table:style-name="ce1">
            <text:p>271</text:p>
          </table:table-cell>
          <table:table-cell office:value-type="string" table:style-name="ce1">
            <text:p>Success</text:p>
          </table:table-cell>
          <table:table-cell office:value-type="float" office:value="10705" table:style-name="ce1">
            <text:p>10705</text:p>
          </table:table-cell>
          <table:table-cell table:number-columns-repeated="16377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time" office:time-value="PT11H48M28.642S" table:style-name="ce2">
            <text:p>48:28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911" table:style-name="ce1">
            <text:p>3911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time" office:time-value="PT11H48M27.492S" table:style-name="ce2">
            <text:p>48:27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5102" table:style-name="ce1">
            <text:p>5102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time" office:time-value="PT11H48M28.657S" table:style-name="ce2">
            <text:p>48:28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935" table:style-name="ce1">
            <text:p>3935</text:p>
          </table:table-cell>
          <table:table-cell office:value-type="string" table:style-name="ce1">
            <text:p>Success</text:p>
          </table:table-cell>
          <table:table-cell office:value-type="float" office:value="42987" table:style-name="ce1">
            <text:p>42987</text:p>
          </table:table-cell>
          <table:table-cell table:number-columns-repeated="16377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time" office:time-value="PT11H48M28.727S" table:style-name="ce2">
            <text:p>48:28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926" table:style-name="ce1">
            <text:p>3926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time" office:time-value="PT11H48M28.757S" table:style-name="ce2">
            <text:p>48:28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916" table:style-name="ce1">
            <text:p>3916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time" office:time-value="PT11H48M32.412S" table:style-name="ce2">
            <text:p>48:32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70" table:style-name="ce1">
            <text:p>270</text:p>
          </table:table-cell>
          <table:table-cell office:value-type="string" table:style-name="ce1">
            <text:p>Success</text:p>
          </table:table-cell>
          <table:table-cell office:value-type="float" office:value="11781" table:style-name="ce1">
            <text:p>11781</text:p>
          </table:table-cell>
          <table:table-cell table:number-columns-repeated="16377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time" office:time-value="PT11H48M28.717S" table:style-name="ce2">
            <text:p>48:28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974" table:style-name="ce1">
            <text:p>3974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time" office:time-value="PT11H48M28.777S" table:style-name="ce2">
            <text:p>48:28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11155054248527807</text:p>
          </table:table-cell>
          <table:table-cell office:value-type="float" office:value="3906" table:style-name="ce1">
            <text:p>3906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time" office:time-value="PT11H48M28.782S" table:style-name="ce2">
            <text:p>48:28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3917" table:style-name="ce1">
            <text:p>3917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time" office:time-value="PT11H48M28.772S" table:style-name="ce2">
            <text:p>48:28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3930" table:style-name="ce1">
            <text:p>3930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time" office:time-value="PT11H48M28.762S" table:style-name="ce2">
            <text:p>48:28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942" table:style-name="ce1">
            <text:p>3942</text:p>
          </table:table-cell>
          <table:table-cell office:value-type="string" table:style-name="ce1">
            <text:p>Success</text:p>
          </table:table-cell>
          <table:table-cell office:value-type="float" office:value="42979" table:style-name="ce1">
            <text:p>42979</text:p>
          </table:table-cell>
          <table:table-cell table:number-columns-repeated="16377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time" office:time-value="PT11H48M32.487S" table:style-name="ce2">
            <text:p>48:32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15011" table:style-name="ce1">
            <text:p>15011</text:p>
          </table:table-cell>
          <table:table-cell table:number-columns-repeated="16377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time" office:time-value="PT11H48M28.782S" table:style-name="ce2">
            <text:p>48:28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935" table:style-name="ce1">
            <text:p>3935</text:p>
          </table:table-cell>
          <table:table-cell office:value-type="string" table:style-name="ce1">
            <text:p>Success</text:p>
          </table:table-cell>
          <table:table-cell office:value-type="float" office:value="42987" table:style-name="ce1">
            <text:p>42987</text:p>
          </table:table-cell>
          <table:table-cell table:number-columns-repeated="16377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time" office:time-value="PT11H48M32.432S" table:style-name="ce2">
            <text:p>48:32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17" table:style-name="ce1">
            <text:p>317</text:p>
          </table:table-cell>
          <table:table-cell office:value-type="string" table:style-name="ce1">
            <text:p>Success</text:p>
          </table:table-cell>
          <table:table-cell office:value-type="float" office:value="13934" table:style-name="ce1">
            <text:p>13934</text:p>
          </table:table-cell>
          <table:table-cell table:number-columns-repeated="16377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time" office:time-value="PT11H48M28.737S" table:style-name="ce2">
            <text:p>48:28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025" table:style-name="ce1">
            <text:p>4025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time" office:time-value="PT11H48M28.777S" table:style-name="ce2">
            <text:p>48:28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024" table:style-name="ce1">
            <text:p>4024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time" office:time-value="PT11H48M32.447S" table:style-name="ce2">
            <text:p>48:32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75" table:style-name="ce1">
            <text:p>375</text:p>
          </table:table-cell>
          <table:table-cell office:value-type="string" table:style-name="ce1">
            <text:p>Success</text:p>
          </table:table-cell>
          <table:table-cell office:value-type="float" office:value="13934" table:style-name="ce1">
            <text:p>13934</text:p>
          </table:table-cell>
          <table:table-cell table:number-columns-repeated="16377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time" office:time-value="PT11H48M30.697S" table:style-name="ce2">
            <text:p>48:30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220" table:style-name="ce1">
            <text:p>2220</text:p>
          </table:table-cell>
          <table:table-cell office:value-type="string" table:style-name="ce1">
            <text:p>Success</text:p>
          </table:table-cell>
          <table:table-cell office:value-type="float" office:value="64029" table:style-name="ce1">
            <text:p>64029</text:p>
          </table:table-cell>
          <table:table-cell table:number-columns-repeated="16377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time" office:time-value="PT11H48M28.687S" table:style-name="ce2">
            <text:p>48:28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4243" table:style-name="ce1">
            <text:p>4243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time" office:time-value="PT11H48M28.777S" table:style-name="ce2">
            <text:p>48:28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150" table:style-name="ce1">
            <text:p>4150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time" office:time-value="PT11H48M28.587S" table:style-name="ce2">
            <text:p>48:28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363" table:style-name="ce1">
            <text:p>4363</text:p>
          </table:table-cell>
          <table:table-cell office:value-type="string" table:style-name="ce1">
            <text:p>Success</text:p>
          </table:table-cell>
          <table:table-cell office:value-type="float" office:value="42984" table:style-name="ce1">
            <text:p>42984</text:p>
          </table:table-cell>
          <table:table-cell table:number-columns-repeated="16377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time" office:time-value="PT11H48M28.607S" table:style-name="ce2">
            <text:p>48:28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4340" table:style-name="ce1">
            <text:p>4340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time" office:time-value="PT11H48M32.702S" table:style-name="ce2">
            <text:p>48:32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66" table:style-name="ce1">
            <text:p>266</text:p>
          </table:table-cell>
          <table:table-cell office:value-type="string" table:style-name="ce1">
            <text:p>Success</text:p>
          </table:table-cell>
          <table:table-cell office:value-type="float" office:value="16087" table:style-name="ce1">
            <text:p>16087</text:p>
          </table:table-cell>
          <table:table-cell table:number-columns-repeated="16377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time" office:time-value="PT11H48M32.762S" table:style-name="ce2">
            <text:p>48:32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14" table:style-name="ce1">
            <text:p>214</text:p>
          </table:table-cell>
          <table:table-cell office:value-type="string" table:style-name="ce1">
            <text:p>Success</text:p>
          </table:table-cell>
          <table:table-cell office:value-type="float" office:value="18240" table:style-name="ce1">
            <text:p>18240</text:p>
          </table:table-cell>
          <table:table-cell table:number-columns-repeated="16377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time" office:time-value="PT11H48M29.852S" table:style-name="ce2">
            <text:p>48:29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150" table:style-name="ce1">
            <text:p>3150</text:p>
          </table:table-cell>
          <table:table-cell office:value-type="string" table:style-name="ce1">
            <text:p>Success</text:p>
          </table:table-cell>
          <table:table-cell office:value-type="float" office:value="64031" table:style-name="ce1">
            <text:p>64031</text:p>
          </table:table-cell>
          <table:table-cell table:number-columns-repeated="16377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time" office:time-value="PT11H48M30.567S" table:style-name="ce2">
            <text:p>48:30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447" table:style-name="ce1">
            <text:p>2447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time" office:time-value="PT11H48M32.532S" table:style-name="ce2">
            <text:p>48:32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64031" table:style-name="ce1">
            <text:p>64031</text:p>
          </table:table-cell>
          <table:table-cell table:number-columns-repeated="16377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time" office:time-value="PT11H48M32.717S" table:style-name="ce2">
            <text:p>48:32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47" table:style-name="ce1">
            <text:p>347</text:p>
          </table:table-cell>
          <table:table-cell office:value-type="string" table:style-name="ce1">
            <text:p>Success</text:p>
          </table:table-cell>
          <table:table-cell office:value-type="float" office:value="17164" table:style-name="ce1">
            <text:p>17164</text:p>
          </table:table-cell>
          <table:table-cell table:number-columns-repeated="16377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time" office:time-value="PT11H48M28.747S" table:style-name="ce2">
            <text:p>48:28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341" table:style-name="ce1">
            <text:p>4341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time" office:time-value="PT11H48M32.952S" table:style-name="ce2">
            <text:p>48:33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0393" table:style-name="ce1">
            <text:p>20393</text:p>
          </table:table-cell>
          <table:table-cell table:number-columns-repeated="16377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time" office:time-value="PT11H48M30.572S" table:style-name="ce2">
            <text:p>48:30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6110758379009019</text:p>
          </table:table-cell>
          <table:table-cell office:value-type="float" office:value="2603" table:style-name="ce1">
            <text:p>2603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time" office:time-value="PT11H48M32.932S" table:style-name="ce2">
            <text:p>48:32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20393" table:style-name="ce1">
            <text:p>20393</text:p>
          </table:table-cell>
          <table:table-cell table:number-columns-repeated="16377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time" office:time-value="PT11H48M30.612S" table:style-name="ce2">
            <text:p>48:30.6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g~editor-content-mo-aspect-name&amp;plan=mindalliance_com_channels_plans_acme&amp;v=1&amp;random=0.423149259969015</text:p>
          </table:table-cell>
          <table:table-cell office:value-type="float" office:value="2641" table:style-name="ce1">
            <text:p>2641</text:p>
          </table:table-cell>
          <table:table-cell office:value-type="string" table:style-name="ce1">
            <text:p>Success</text:p>
          </table:table-cell>
          <table:table-cell office:value-type="float" office:value="32986" table:style-name="ce1">
            <text:p>32986</text:p>
          </table:table-cell>
          <table:table-cell table:number-columns-repeated="16377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time" office:time-value="PT11H48M32.707S" table:style-name="ce2">
            <text:p>48:32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01" table:style-name="ce1">
            <text:p>601</text:p>
          </table:table-cell>
          <table:table-cell office:value-type="string" table:style-name="ce1">
            <text:p>Success</text:p>
          </table:table-cell>
          <table:table-cell office:value-type="float" office:value="64031" table:style-name="ce1">
            <text:p>64031</text:p>
          </table:table-cell>
          <table:table-cell table:number-columns-repeated="16377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time" office:time-value="PT11H48M33.087S" table:style-name="ce2">
            <text:p>48:33.1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45" table:style-name="ce1">
            <text:p>245</text:p>
          </table:table-cell>
          <table:table-cell office:value-type="string" table:style-name="ce1">
            <text:p>Success</text:p>
          </table:table-cell>
          <table:table-cell office:value-type="float" office:value="21470" table:style-name="ce1">
            <text:p>21470</text:p>
          </table:table-cell>
          <table:table-cell table:number-columns-repeated="16377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time" office:time-value="PT11H48M32.302S" table:style-name="ce2">
            <text:p>48:32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069" table:style-name="ce1">
            <text:p>1069</text:p>
          </table:table-cell>
          <table:table-cell office:value-type="string" table:style-name="ce1">
            <text:p>Success</text:p>
          </table:table-cell>
          <table:table-cell office:value-type="float" office:value="64029" table:style-name="ce1">
            <text:p>64029</text:p>
          </table:table-cell>
          <table:table-cell table:number-columns-repeated="16377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time" office:time-value="PT11H48M33.247S" table:style-name="ce2">
            <text:p>48:33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50" table:style-name="ce1">
            <text:p>150</text:p>
          </table:table-cell>
          <table:table-cell office:value-type="string" table:style-name="ce1">
            <text:p>Success</text:p>
          </table:table-cell>
          <table:table-cell office:value-type="float" office:value="64031" table:style-name="ce1">
            <text:p>64031</text:p>
          </table:table-cell>
          <table:table-cell table:number-columns-repeated="16377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time" office:time-value="PT11H48M33.312S" table:style-name="ce2">
            <text:p>48:33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08" table:style-name="ce1">
            <text:p>608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time" office:time-value="PT11H48M33.372S" table:style-name="ce2">
            <text:p>48:33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553" table:style-name="ce1">
            <text:p>553</text:p>
          </table:table-cell>
          <table:table-cell office:value-type="string" table:style-name="ce1">
            <text:p>Success</text:p>
          </table:table-cell>
          <table:table-cell office:value-type="float" office:value="39020" table:style-name="ce1">
            <text:p>39020</text:p>
          </table:table-cell>
          <table:table-cell table:number-columns-repeated="16377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time" office:time-value="PT11H48M32.917S" table:style-name="ce2">
            <text:p>48:32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008" table:style-name="ce1">
            <text:p>1008</text:p>
          </table:table-cell>
          <table:table-cell office:value-type="string" table:style-name="ce1">
            <text:p>Success</text:p>
          </table:table-cell>
          <table:table-cell office:value-type="float" office:value="39020" table:style-name="ce1">
            <text:p>39020</text:p>
          </table:table-cell>
          <table:table-cell table:number-columns-repeated="16377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time" office:time-value="PT11H48M33.007S" table:style-name="ce2">
            <text:p>48:33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923" table:style-name="ce1">
            <text:p>923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time" office:time-value="PT11H48M33.023S" table:style-name="ce2">
            <text:p>48:33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912" table:style-name="ce1">
            <text:p>912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time" office:time-value="PT11H48M33.397S" table:style-name="ce2">
            <text:p>48:33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39" table:style-name="ce1">
            <text:p>539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time" office:time-value="PT11H48M33.932S" table:style-name="ce2">
            <text:p>48:33.9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time" office:time-value="PT11H48M33.927S" table:style-name="ce2">
            <text:p>48:33.9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time" office:time-value="PT11H48M33.922S" table:style-name="ce2">
            <text:p>48:33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time" office:time-value="PT11H48M33.937S" table:style-name="ce2">
            <text:p>48:33.9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time" office:time-value="PT11H48M33.932S" table:style-name="ce2">
            <text:p>48:33.9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time" office:time-value="PT11H48M33.927S" table:style-name="ce2">
            <text:p>48:33.9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time" office:time-value="PT11H48M33.977S" table:style-name="ce2">
            <text:p>48:34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time" office:time-value="PT11H48M33.972S" table:style-name="ce2">
            <text:p>48:34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time" office:time-value="PT11H48M33.987S" table:style-name="ce2">
            <text:p>48:34.0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time" office:time-value="PT11H48M33.982S" table:style-name="ce2">
            <text:p>48:34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time" office:time-value="PT11H48M34.012S" table:style-name="ce2">
            <text:p>48:34.0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time" office:time-value="PT11H48M33.977S" table:style-name="ce2">
            <text:p>48:34.0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35" table:style-name="ce1">
            <text:p>13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time" office:time-value="PT11H48M34.037S" table:style-name="ce2">
            <text:p>48:34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time" office:time-value="PT11H48M34.112S" table:style-name="ce2">
            <text:p>48:34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time" office:time-value="PT11H48M34.112S" table:style-name="ce2">
            <text:p>48:34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time" office:time-value="PT11H48M34.042S" table:style-name="ce2">
            <text:p>48:34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time" office:time-value="PT11H48M34.102S" table:style-name="ce2">
            <text:p>48:34.1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time" office:time-value="PT11H48M34.147S" table:style-name="ce2">
            <text:p>48:34.1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time" office:time-value="PT11H48M34.062S" table:style-name="ce2">
            <text:p>48:34.1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time" office:time-value="PT11H48M34.127S" table:style-name="ce2">
            <text:p>48:34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time" office:time-value="PT11H48M34.142S" table:style-name="ce2">
            <text:p>48:34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time" office:time-value="PT11H48M34.147S" table:style-name="ce2">
            <text:p>48:34.1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time" office:time-value="PT11H48M34.157S" table:style-name="ce2">
            <text:p>48:34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time" office:time-value="PT11H48M34.157S" table:style-name="ce2">
            <text:p>48:34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time" office:time-value="PT11H48M34.167S" table:style-name="ce2">
            <text:p>48:34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time" office:time-value="PT11H48M33.112S" table:style-name="ce2">
            <text:p>48:33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074" table:style-name="ce1">
            <text:p>1074</text:p>
          </table:table-cell>
          <table:table-cell office:value-type="string" table:style-name="ce1">
            <text:p>Success</text:p>
          </table:table-cell>
          <table:table-cell office:value-type="float" office:value="64029" table:style-name="ce1">
            <text:p>64029</text:p>
          </table:table-cell>
          <table:table-cell table:number-columns-repeated="16377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time" office:time-value="PT11H48M34.167S" table:style-name="ce2">
            <text:p>48:34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time" office:time-value="PT11H48M34.152S" table:style-name="ce2">
            <text:p>48:34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time" office:time-value="PT11H48M34.187S" table:style-name="ce2">
            <text:p>48:34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time" office:time-value="PT11H48M34.172S" table:style-name="ce2">
            <text:p>48:34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time" office:time-value="PT11H48M34.177S" table:style-name="ce2">
            <text:p>48:34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time" office:time-value="PT11H48M34.177S" table:style-name="ce2">
            <text:p>48:34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1504" table:style-name="ce1">
            <text:p>21504</text:p>
          </table:table-cell>
          <table:table-cell table:number-columns-repeated="16377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time" office:time-value="PT11H48M34.187S" table:style-name="ce2">
            <text:p>48:34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21504" table:style-name="ce1">
            <text:p>21504</text:p>
          </table:table-cell>
          <table:table-cell table:number-columns-repeated="16377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time" office:time-value="PT11H48M34.197S" table:style-name="ce2">
            <text:p>48:34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1470" table:style-name="ce1">
            <text:p>21470</text:p>
          </table:table-cell>
          <table:table-cell table:number-columns-repeated="16377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time" office:time-value="PT11H48M34.207S" table:style-name="ce2">
            <text:p>48:34.2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20" table:style-name="ce1">
            <text:p>220</text:p>
          </table:table-cell>
          <table:table-cell office:value-type="string" table:style-name="ce1">
            <text:p>Success</text:p>
          </table:table-cell>
          <table:table-cell office:value-type="float" office:value="21504" table:style-name="ce1">
            <text:p>21504</text:p>
          </table:table-cell>
          <table:table-cell table:number-columns-repeated="16377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time" office:time-value="PT11H48M34.187S" table:style-name="ce2">
            <text:p>48:34.2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21470" table:style-name="ce1">
            <text:p>21470</text:p>
          </table:table-cell>
          <table:table-cell table:number-columns-repeated="16377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time" office:time-value="PT11H48M34.207S" table:style-name="ce2">
            <text:p>48:34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22" table:style-name="ce1">
            <text:p>222</text:p>
          </table:table-cell>
          <table:table-cell office:value-type="string" table:style-name="ce1">
            <text:p>Success</text:p>
          </table:table-cell>
          <table:table-cell office:value-type="float" office:value="21501" table:style-name="ce1">
            <text:p>21501</text:p>
          </table:table-cell>
          <table:table-cell table:number-columns-repeated="16377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time" office:time-value="PT11H48M34.187S" table:style-name="ce2">
            <text:p>48:34.2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39020" table:style-name="ce1">
            <text:p>39020</text:p>
          </table:table-cell>
          <table:table-cell table:number-columns-repeated="16377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time" office:time-value="PT11H48M34.577S" table:style-name="ce2">
            <text:p>48:34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time" office:time-value="PT11H48M34.592S" table:style-name="ce2">
            <text:p>48:34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time" office:time-value="PT11H48M34.607S" table:style-name="ce2">
            <text:p>48:34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462" table:style-name="ce1">
            <text:p>346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time" office:time-value="PT11H48M38.072S" table:style-name="ce2">
            <text:p>48:38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time" office:time-value="PT11H48M38.082S" table:style-name="ce2">
            <text:p>48:38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time" office:time-value="PT11H48M32.507S" table:style-name="ce2">
            <text:p>48:32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5939" table:style-name="ce1">
            <text:p>5939</text:p>
          </table:table-cell>
          <table:table-cell office:value-type="string" table:style-name="ce1">
            <text:p>Success</text:p>
          </table:table-cell>
          <table:table-cell office:value-type="float" office:value="42987" table:style-name="ce1">
            <text:p>42987</text:p>
          </table:table-cell>
          <table:table-cell table:number-columns-repeated="16377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time" office:time-value="PT11H48M32.447S" table:style-name="ce2">
            <text:p>48:32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032" table:style-name="ce1">
            <text:p>6032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time" office:time-value="PT11H48M30.567S" table:style-name="ce2">
            <text:p>48:30.6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933" table:style-name="ce1">
            <text:p>7933</text:p>
          </table:table-cell>
          <table:table-cell office:value-type="string" table:style-name="ce1">
            <text:p>Success</text:p>
          </table:table-cell>
          <table:table-cell office:value-type="float" office:value="42988" table:style-name="ce1">
            <text:p>42988</text:p>
          </table:table-cell>
          <table:table-cell table:number-columns-repeated="16377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time" office:time-value="PT11H48M30.582S" table:style-name="ce2">
            <text:p>48:30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7920" table:style-name="ce1">
            <text:p>7920</text:p>
          </table:table-cell>
          <table:table-cell office:value-type="string" table:style-name="ce1">
            <text:p>Success</text:p>
          </table:table-cell>
          <table:table-cell office:value-type="float" office:value="42987" table:style-name="ce1">
            <text:p>42987</text:p>
          </table:table-cell>
          <table:table-cell table:number-columns-repeated="16377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time" office:time-value="PT11H48M30.587S" table:style-name="ce2">
            <text:p>48:30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7942" table:style-name="ce1">
            <text:p>7942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time" office:time-value="PT11H48M33.012S" table:style-name="ce2">
            <text:p>48:33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514" table:style-name="ce1">
            <text:p>5514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time" office:time-value="PT11H48M32.452S" table:style-name="ce2">
            <text:p>48:32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092" table:style-name="ce1">
            <text:p>6092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time" office:time-value="PT11H48M38.107S" table:style-name="ce2">
            <text:p>48:38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Success</text:p>
          </table:table-cell>
          <table:table-cell office:value-type="float" office:value="21503" table:style-name="ce1">
            <text:p>21503</text:p>
          </table:table-cell>
          <table:table-cell table:number-columns-repeated="16377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time" office:time-value="PT11H48M32.657S" table:style-name="ce2">
            <text:p>48:32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991" table:style-name="ce1">
            <text:p>5991</text:p>
          </table:table-cell>
          <table:table-cell office:value-type="string" table:style-name="ce1">
            <text:p>Success</text:p>
          </table:table-cell>
          <table:table-cell office:value-type="float" office:value="42987" table:style-name="ce1">
            <text:p>42987</text:p>
          </table:table-cell>
          <table:table-cell table:number-columns-repeated="16377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time" office:time-value="PT11H48M32.692S" table:style-name="ce2">
            <text:p>48:32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963" table:style-name="ce1">
            <text:p>5963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time" office:time-value="PT11H48M30.562S" table:style-name="ce2">
            <text:p>48:30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8121" table:style-name="ce1">
            <text:p>8121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time" office:time-value="PT11H48M30.627S" table:style-name="ce2">
            <text:p>48:30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8058" table:style-name="ce1">
            <text:p>8058</text:p>
          </table:table-cell>
          <table:table-cell office:value-type="string" table:style-name="ce1">
            <text:p>Success</text:p>
          </table:table-cell>
          <table:table-cell office:value-type="float" office:value="42984" table:style-name="ce1">
            <text:p>42984</text:p>
          </table:table-cell>
          <table:table-cell table:number-columns-repeated="16377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time" office:time-value="PT11H48M32.437S" table:style-name="ce2">
            <text:p>48:32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6266" table:style-name="ce1">
            <text:p>6266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time" office:time-value="PT11H48M38.447S" table:style-name="ce2">
            <text:p>48:38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Success</text:p>
          </table:table-cell>
          <table:table-cell office:value-type="float" office:value="22545" table:style-name="ce1">
            <text:p>22545</text:p>
          </table:table-cell>
          <table:table-cell table:number-columns-repeated="16377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time" office:time-value="PT11H48M38.532S" table:style-name="ce2">
            <text:p>48:38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84" table:style-name="ce1">
            <text:p>284</text:p>
          </table:table-cell>
          <table:table-cell office:value-type="string" table:style-name="ce1">
            <text:p>Success</text:p>
          </table:table-cell>
          <table:table-cell office:value-type="float" office:value="27927" table:style-name="ce1">
            <text:p>27927</text:p>
          </table:table-cell>
          <table:table-cell table:number-columns-repeated="16377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time" office:time-value="PT11H48M38.478S" table:style-name="ce2">
            <text:p>48:38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23622" table:style-name="ce1">
            <text:p>23622</text:p>
          </table:table-cell>
          <table:table-cell table:number-columns-repeated="16377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time" office:time-value="PT11H48M38.507S" table:style-name="ce2">
            <text:p>48:38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24" table:style-name="ce1">
            <text:p>324</text:p>
          </table:table-cell>
          <table:table-cell office:value-type="string" table:style-name="ce1">
            <text:p>Success</text:p>
          </table:table-cell>
          <table:table-cell office:value-type="float" office:value="25775" table:style-name="ce1">
            <text:p>25775</text:p>
          </table:table-cell>
          <table:table-cell table:number-columns-repeated="16377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time" office:time-value="PT11H48M38.527S" table:style-name="ce2">
            <text:p>48:38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7927" table:style-name="ce1">
            <text:p>27927</text:p>
          </table:table-cell>
          <table:table-cell table:number-columns-repeated="16377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time" office:time-value="PT11H48M38.547S" table:style-name="ce2">
            <text:p>48:38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27927" table:style-name="ce1">
            <text:p>27927</text:p>
          </table:table-cell>
          <table:table-cell table:number-columns-repeated="16377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time" office:time-value="PT11H48M32.352S" table:style-name="ce2">
            <text:p>48:32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8427" table:style-name="ce1">
            <text:p>8427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time" office:time-value="PT11H48M30.592S" table:style-name="ce2">
            <text:p>48:30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0198" table:style-name="ce1">
            <text:p>10198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time" office:time-value="PT11H48M32.692S" table:style-name="ce2">
            <text:p>48:32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8481" table:style-name="ce1">
            <text:p>8481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time" office:time-value="PT11H48M34.337S" table:style-name="ce2">
            <text:p>48:34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066" table:style-name="ce1">
            <text:p>7066</text:p>
          </table:table-cell>
          <table:table-cell office:value-type="string" table:style-name="ce1">
            <text:p>Success</text:p>
          </table:table-cell>
          <table:table-cell office:value-type="float" office:value="67077" table:style-name="ce1">
            <text:p>67077</text:p>
          </table:table-cell>
          <table:table-cell table:number-columns-repeated="16377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time" office:time-value="PT11H48M32.702S" table:style-name="ce2">
            <text:p>48:32.7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8717" table:style-name="ce1">
            <text:p>8717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time" office:time-value="PT11H48M30.592S" table:style-name="ce2">
            <text:p>48:30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0873" table:style-name="ce1">
            <text:p>10873</text:p>
          </table:table-cell>
          <table:table-cell office:value-type="string" table:style-name="ce1">
            <text:p>Success</text:p>
          </table:table-cell>
          <table:table-cell office:value-type="float" office:value="42984" table:style-name="ce1">
            <text:p>42984</text:p>
          </table:table-cell>
          <table:table-cell table:number-columns-repeated="16377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time" office:time-value="PT11H48M30.447S" table:style-name="ce2">
            <text:p>48:30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1027" table:style-name="ce1">
            <text:p>11027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time" office:time-value="PT11H48M34.372S" table:style-name="ce2">
            <text:p>48:34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115" table:style-name="ce1">
            <text:p>7115</text:p>
          </table:table-cell>
          <table:table-cell office:value-type="string" table:style-name="ce1">
            <text:p>Success</text:p>
          </table:table-cell>
          <table:table-cell office:value-type="float" office:value="67078" table:style-name="ce1">
            <text:p>67078</text:p>
          </table:table-cell>
          <table:table-cell table:number-columns-repeated="16377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time" office:time-value="PT11H48M38.502S" table:style-name="ce2">
            <text:p>48:38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994" table:style-name="ce1">
            <text:p>2994</text:p>
          </table:table-cell>
          <table:table-cell office:value-type="string" table:style-name="ce1">
            <text:p>Success</text:p>
          </table:table-cell>
          <table:table-cell office:value-type="float" office:value="53043" table:style-name="ce1">
            <text:p>53043</text:p>
          </table:table-cell>
          <table:table-cell table:number-columns-repeated="16377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time" office:time-value="PT11H48M34.427S" table:style-name="ce2">
            <text:p>48:34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073" table:style-name="ce1">
            <text:p>7073</text:p>
          </table:table-cell>
          <table:table-cell office:value-type="string" table:style-name="ce1">
            <text:p>Success</text:p>
          </table:table-cell>
          <table:table-cell office:value-type="float" office:value="67078" table:style-name="ce1">
            <text:p>67078</text:p>
          </table:table-cell>
          <table:table-cell table:number-columns-repeated="16377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time" office:time-value="PT11H48M32.822S" table:style-name="ce2">
            <text:p>48:32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8691" table:style-name="ce1">
            <text:p>8691</text:p>
          </table:table-cell>
          <table:table-cell office:value-type="string" table:style-name="ce1">
            <text:p>Success</text:p>
          </table:table-cell>
          <table:table-cell office:value-type="float" office:value="53043" table:style-name="ce1">
            <text:p>53043</text:p>
          </table:table-cell>
          <table:table-cell table:number-columns-repeated="16377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time" office:time-value="PT11H48M34.427S" table:style-name="ce2">
            <text:p>48:34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7095" table:style-name="ce1">
            <text:p>7095</text:p>
          </table:table-cell>
          <table:table-cell office:value-type="string" table:style-name="ce1">
            <text:p>Success</text:p>
          </table:table-cell>
          <table:table-cell office:value-type="float" office:value="67082" table:style-name="ce1">
            <text:p>67082</text:p>
          </table:table-cell>
          <table:table-cell table:number-columns-repeated="16377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time" office:time-value="PT11H48M33.257S" table:style-name="ce2">
            <text:p>48:33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8268" table:style-name="ce1">
            <text:p>8268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time" office:time-value="PT11H48M33.187S" table:style-name="ce2">
            <text:p>48:33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8368" table:style-name="ce1">
            <text:p>8368</text:p>
          </table:table-cell>
          <table:table-cell office:value-type="string" table:style-name="ce1">
            <text:p>Success</text:p>
          </table:table-cell>
          <table:table-cell office:value-type="float" office:value="42964" table:style-name="ce1">
            <text:p>42964</text:p>
          </table:table-cell>
          <table:table-cell table:number-columns-repeated="16377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time" office:time-value="PT11H48M32.477S" table:style-name="ce2">
            <text:p>48:32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9082" table:style-name="ce1">
            <text:p>9082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time" office:time-value="PT11H48M30.457S" table:style-name="ce2">
            <text:p>48:30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1111" table:style-name="ce1">
            <text:p>11111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time" office:time-value="PT11H48M30.452S" table:style-name="ce2">
            <text:p>48:30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1115" table:style-name="ce1">
            <text:p>11115</text:p>
          </table:table-cell>
          <table:table-cell office:value-type="string" table:style-name="ce1">
            <text:p>Success</text:p>
          </table:table-cell>
          <table:table-cell office:value-type="float" office:value="42984" table:style-name="ce1">
            <text:p>42984</text:p>
          </table:table-cell>
          <table:table-cell table:number-columns-repeated="16377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time" office:time-value="PT11H48M32.592S" table:style-name="ce2">
            <text:p>48:32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979" table:style-name="ce1">
            <text:p>8979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time" office:time-value="PT11H48M30.562S" table:style-name="ce2">
            <text:p>48:30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1015" table:style-name="ce1">
            <text:p>11015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time" office:time-value="PT11H48M32.517S" table:style-name="ce2">
            <text:p>48:32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9073" table:style-name="ce1">
            <text:p>9073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time" office:time-value="PT11H48M32.802S" table:style-name="ce2">
            <text:p>48:32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8792" table:style-name="ce1">
            <text:p>8792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time" office:time-value="PT11H48M32.457S" table:style-name="ce2">
            <text:p>48:32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9141" table:style-name="ce1">
            <text:p>9141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time" office:time-value="PT11H48M32.467S" table:style-name="ce2">
            <text:p>48:32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9136" table:style-name="ce1">
            <text:p>9136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time" office:time-value="PT11H48M32.697S" table:style-name="ce2">
            <text:p>48:32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8905" table:style-name="ce1">
            <text:p>8905</text:p>
          </table:table-cell>
          <table:table-cell office:value-type="string" table:style-name="ce1">
            <text:p>Success</text:p>
          </table:table-cell>
          <table:table-cell office:value-type="float" office:value="42987" table:style-name="ce1">
            <text:p>42987</text:p>
          </table:table-cell>
          <table:table-cell table:number-columns-repeated="16377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time" office:time-value="PT11H48M30.572S" table:style-name="ce2">
            <text:p>48:30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1035" table:style-name="ce1">
            <text:p>11035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time" office:time-value="PT11H48M30.537S" table:style-name="ce2">
            <text:p>48:30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1068" table:style-name="ce1">
            <text:p>11068</text:p>
          </table:table-cell>
          <table:table-cell office:value-type="string" table:style-name="ce1">
            <text:p>Success</text:p>
          </table:table-cell>
          <table:table-cell office:value-type="float" office:value="42983" table:style-name="ce1">
            <text:p>42983</text:p>
          </table:table-cell>
          <table:table-cell table:number-columns-repeated="16377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time" office:time-value="PT11H48M32.932S" table:style-name="ce2">
            <text:p>48:32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731" table:style-name="ce1">
            <text:p>8731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time" office:time-value="PT11H48M32.392S" table:style-name="ce2">
            <text:p>48:32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9292" table:style-name="ce1">
            <text:p>9292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time" office:time-value="PT11H48M32.672S" table:style-name="ce2">
            <text:p>48:32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022" table:style-name="ce1">
            <text:p>9022</text:p>
          </table:table-cell>
          <table:table-cell office:value-type="string" table:style-name="ce1">
            <text:p>Success</text:p>
          </table:table-cell>
          <table:table-cell office:value-type="float" office:value="42987" table:style-name="ce1">
            <text:p>42987</text:p>
          </table:table-cell>
          <table:table-cell table:number-columns-repeated="16377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time" office:time-value="PT11H48M32.972S" table:style-name="ce2">
            <text:p>48:33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735" table:style-name="ce1">
            <text:p>8735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time" office:time-value="PT11H48M33.067S" table:style-name="ce2">
            <text:p>48:33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8668" table:style-name="ce1">
            <text:p>8668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time" office:time-value="PT11H48M32.492S" table:style-name="ce2">
            <text:p>48:32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252" table:style-name="ce1">
            <text:p>9252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time" office:time-value="PT11H48M32.552S" table:style-name="ce2">
            <text:p>48:32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9208" table:style-name="ce1">
            <text:p>9208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time" office:time-value="PT11H48M32.417S" table:style-name="ce2">
            <text:p>48:32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347" table:style-name="ce1">
            <text:p>9347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time" office:time-value="PT11H48M32.952S" table:style-name="ce2">
            <text:p>48:33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828" table:style-name="ce1">
            <text:p>8828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time" office:time-value="PT11H48M38.722S" table:style-name="ce2">
            <text:p>48:38.7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076" table:style-name="ce1">
            <text:p>3076</text:p>
          </table:table-cell>
          <table:table-cell office:value-type="string" table:style-name="ce1">
            <text:p>Success</text:p>
          </table:table-cell>
          <table:table-cell office:value-type="float" office:value="64031" table:style-name="ce1">
            <text:p>64031</text:p>
          </table:table-cell>
          <table:table-cell table:number-columns-repeated="16377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time" office:time-value="PT11H48M32.977S" table:style-name="ce2">
            <text:p>48:33.0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8829" table:style-name="ce1">
            <text:p>8829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time" office:time-value="PT11H48M32.597S" table:style-name="ce2">
            <text:p>48:32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267" table:style-name="ce1">
            <text:p>9267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time" office:time-value="PT11H48M32.687S" table:style-name="ce2">
            <text:p>48:32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9191" table:style-name="ce1">
            <text:p>9191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time" office:time-value="PT11H48M38.832S" table:style-name="ce2">
            <text:p>48:38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066" table:style-name="ce1">
            <text:p>3066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time" office:time-value="PT11H48M38.872S" table:style-name="ce2">
            <text:p>48:38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time" office:time-value="PT11H48M32.477S" table:style-name="ce2">
            <text:p>48:32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9435" table:style-name="ce1">
            <text:p>9435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time" office:time-value="PT11H48M38.707S" table:style-name="ce2">
            <text:p>48:38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499" table:style-name="ce1">
            <text:p>3499</text:p>
          </table:table-cell>
          <table:table-cell office:value-type="string" table:style-name="ce1">
            <text:p>Success</text:p>
          </table:table-cell>
          <table:table-cell office:value-type="float" office:value="30079" table:style-name="ce1">
            <text:p>30079</text:p>
          </table:table-cell>
          <table:table-cell table:number-columns-repeated="16377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time" office:time-value="PT11H48M38.687S" table:style-name="ce2">
            <text:p>48:38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605" table:style-name="ce1">
            <text:p>3605</text:p>
          </table:table-cell>
          <table:table-cell office:value-type="string" table:style-name="ce1">
            <text:p>Success</text:p>
          </table:table-cell>
          <table:table-cell office:value-type="float" office:value="31155" table:style-name="ce1">
            <text:p>31155</text:p>
          </table:table-cell>
          <table:table-cell table:number-columns-repeated="16377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time" office:time-value="PT11H48M38.687S" table:style-name="ce2">
            <text:p>48:38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639" table:style-name="ce1">
            <text:p>3639</text:p>
          </table:table-cell>
          <table:table-cell office:value-type="string" table:style-name="ce1">
            <text:p>Success</text:p>
          </table:table-cell>
          <table:table-cell office:value-type="float" office:value="32232" table:style-name="ce1">
            <text:p>32232</text:p>
          </table:table-cell>
          <table:table-cell table:number-columns-repeated="16377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time" office:time-value="PT11H48M40.782S" table:style-name="ce2">
            <text:p>48:40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62" table:style-name="ce1">
            <text:p>1562</text:p>
          </table:table-cell>
          <table:table-cell office:value-type="string" table:style-name="ce1">
            <text:p>Success</text:p>
          </table:table-cell>
          <table:table-cell office:value-type="float" office:value="34385" table:style-name="ce1">
            <text:p>34385</text:p>
          </table:table-cell>
          <table:table-cell table:number-columns-repeated="16377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time" office:time-value="PT11H48M40.792S" table:style-name="ce2">
            <text:p>48:40.8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559" table:style-name="ce1">
            <text:p>1559</text:p>
          </table:table-cell>
          <table:table-cell office:value-type="string" table:style-name="ce1">
            <text:p>Success</text:p>
          </table:table-cell>
          <table:table-cell office:value-type="float" office:value="34501" table:style-name="ce1">
            <text:p>34501</text:p>
          </table:table-cell>
          <table:table-cell table:number-columns-repeated="16377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time" office:time-value="PT11H48M38.657S" table:style-name="ce2">
            <text:p>48:38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716" table:style-name="ce1">
            <text:p>3716</text:p>
          </table:table-cell>
          <table:table-cell office:value-type="string" table:style-name="ce1">
            <text:p>Success</text:p>
          </table:table-cell>
          <table:table-cell office:value-type="float" office:value="33308" table:style-name="ce1">
            <text:p>33308</text:p>
          </table:table-cell>
          <table:table-cell table:number-columns-repeated="16377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time" office:time-value="PT11H48M38.647S" table:style-name="ce2">
            <text:p>48:38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742" table:style-name="ce1">
            <text:p>3742</text:p>
          </table:table-cell>
          <table:table-cell office:value-type="string" table:style-name="ce1">
            <text:p>Success</text:p>
          </table:table-cell>
          <table:table-cell office:value-type="float" office:value="33308" table:style-name="ce1">
            <text:p>33308</text:p>
          </table:table-cell>
          <table:table-cell table:number-columns-repeated="16377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time" office:time-value="PT11H48M41.527S" table:style-name="ce2">
            <text:p>48:41.5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903" table:style-name="ce1">
            <text:p>903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time" office:time-value="PT11H48M41.802S" table:style-name="ce2">
            <text:p>48:41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time" office:time-value="PT11H48M30.457S" table:style-name="ce2">
            <text:p>48:30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1987" table:style-name="ce1">
            <text:p>11987</text:p>
          </table:table-cell>
          <table:table-cell office:value-type="string" table:style-name="ce1">
            <text:p>Success</text:p>
          </table:table-cell>
          <table:table-cell office:value-type="float" office:value="60849" table:style-name="ce1">
            <text:p>60849</text:p>
          </table:table-cell>
          <table:table-cell table:number-columns-repeated="16377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time" office:time-value="PT11H48M34.367S" table:style-name="ce2">
            <text:p>48:34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8103" table:style-name="ce1">
            <text:p>8103</text:p>
          </table:table-cell>
          <table:table-cell office:value-type="string" table:style-name="ce1">
            <text:p>Success</text:p>
          </table:table-cell>
          <table:table-cell office:value-type="float" office:value="67063" table:style-name="ce1">
            <text:p>67063</text:p>
          </table:table-cell>
          <table:table-cell table:number-columns-repeated="16377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time" office:time-value="PT11H48M34.432S" table:style-name="ce2">
            <text:p>48:34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8085" table:style-name="ce1">
            <text:p>8085</text:p>
          </table:table-cell>
          <table:table-cell office:value-type="string" table:style-name="ce1">
            <text:p>Success</text:p>
          </table:table-cell>
          <table:table-cell office:value-type="float" office:value="67082" table:style-name="ce1">
            <text:p>67082</text:p>
          </table:table-cell>
          <table:table-cell table:number-columns-repeated="16377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time" office:time-value="PT11H48M38.857S" table:style-name="ce2">
            <text:p>48:38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672" table:style-name="ce1">
            <text:p>3672</text:p>
          </table:table-cell>
          <table:table-cell office:value-type="string" table:style-name="ce1">
            <text:p>Success</text:p>
          </table:table-cell>
          <table:table-cell office:value-type="float" office:value="64031" table:style-name="ce1">
            <text:p>64031</text:p>
          </table:table-cell>
          <table:table-cell table:number-columns-repeated="16377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time" office:time-value="PT11H48M42.432S" table:style-name="ce2">
            <text:p>48:42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time" office:time-value="PT11H48M41.177S" table:style-name="ce2">
            <text:p>48:41.2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385" table:style-name="ce1">
            <text:p>1385</text:p>
          </table:table-cell>
          <table:table-cell office:value-type="string" table:style-name="ce1">
            <text:p>Success</text:p>
          </table:table-cell>
          <table:table-cell office:value-type="float" office:value="35460" table:style-name="ce1">
            <text:p>35460</text:p>
          </table:table-cell>
          <table:table-cell table:number-columns-repeated="16377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time" office:time-value="PT11H48M41.407S" table:style-name="ce2">
            <text:p>48:41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172" table:style-name="ce1">
            <text:p>1172</text:p>
          </table:table-cell>
          <table:table-cell office:value-type="string" table:style-name="ce1">
            <text:p>Success</text:p>
          </table:table-cell>
          <table:table-cell office:value-type="float" office:value="26261" table:style-name="ce1">
            <text:p>26261</text:p>
          </table:table-cell>
          <table:table-cell table:number-columns-repeated="16377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time" office:time-value="PT11H48M32.747S" table:style-name="ce2">
            <text:p>48:32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9834" table:style-name="ce1">
            <text:p>9834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time" office:time-value="PT11H48M42.552S" table:style-name="ce2">
            <text:p>48:42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time" office:time-value="PT11H48M41.502S" table:style-name="ce2">
            <text:p>48:41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time" office:time-value="PT11H48M38.817S" table:style-name="ce2">
            <text:p>48:38.8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821" table:style-name="ce1">
            <text:p>3821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time" office:time-value="PT11H48M32.427S" table:style-name="ce2">
            <text:p>48:32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0228" table:style-name="ce1">
            <text:p>10228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time" office:time-value="PT11H48M30.622S" table:style-name="ce2">
            <text:p>48:30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2093" table:style-name="ce1">
            <text:p>12093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time" office:time-value="PT11H48M42.587S" table:style-name="ce2">
            <text:p>48:42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time" office:time-value="PT11H48M38.632S" table:style-name="ce2">
            <text:p>48:38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4133" table:style-name="ce1">
            <text:p>4133</text:p>
          </table:table-cell>
          <table:table-cell office:value-type="string" table:style-name="ce1">
            <text:p>Success</text:p>
          </table:table-cell>
          <table:table-cell office:value-type="float" office:value="67059" table:style-name="ce1">
            <text:p>67059</text:p>
          </table:table-cell>
          <table:table-cell table:number-columns-repeated="16377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time" office:time-value="PT11H48M33.332S" table:style-name="ce2">
            <text:p>48:33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9468" table:style-name="ce1">
            <text:p>9468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time" office:time-value="PT11H48M41.592S" table:style-name="ce2">
            <text:p>48:41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218" table:style-name="ce1">
            <text:p>1218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time" office:time-value="PT11H48M42.767S" table:style-name="ce2">
            <text:p>48:42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7" table:style-name="ce1">
            <text:p>67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time" office:time-value="PT11H48M42.832S" table:style-name="ce2">
            <text:p>48:42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time" office:time-value="PT11H48M32.352S" table:style-name="ce2">
            <text:p>48:32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0555" table:style-name="ce1">
            <text:p>10555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time" office:time-value="PT11H48M41.602S" table:style-name="ce2">
            <text:p>48:41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13" table:style-name="ce1">
            <text:p>1313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time" office:time-value="PT11H48M41.487S" table:style-name="ce2">
            <text:p>48:41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497" table:style-name="ce1">
            <text:p>1497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time" office:time-value="PT11H48M42.767S" table:style-name="ce2">
            <text:p>48:42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97" table:style-name="ce1">
            <text:p>297</text:p>
          </table:table-cell>
          <table:table-cell office:value-type="string" table:style-name="ce1">
            <text:p>Success</text:p>
          </table:table-cell>
          <table:table-cell office:value-type="float" office:value="26261" table:style-name="ce1">
            <text:p>26261</text:p>
          </table:table-cell>
          <table:table-cell table:number-columns-repeated="16377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time" office:time-value="PT11H48M42.472S" table:style-name="ce2">
            <text:p>48:42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07" table:style-name="ce1">
            <text:p>607</text:p>
          </table:table-cell>
          <table:table-cell office:value-type="string" table:style-name="ce1">
            <text:p>Success</text:p>
          </table:table-cell>
          <table:table-cell office:value-type="float" office:value="26261" table:style-name="ce1">
            <text:p>26261</text:p>
          </table:table-cell>
          <table:table-cell table:number-columns-repeated="16377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time" office:time-value="PT11H48M42.527S" table:style-name="ce2">
            <text:p>48:42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time" office:time-value="PT11H48M43.087S" table:style-name="ce2">
            <text:p>48:43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time" office:time-value="PT11H48M42.392S" table:style-name="ce2">
            <text:p>48:42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59" table:style-name="ce1">
            <text:p>759</text:p>
          </table:table-cell>
          <table:table-cell office:value-type="string" table:style-name="ce1">
            <text:p>Success</text:p>
          </table:table-cell>
          <table:table-cell office:value-type="float" office:value="64031" table:style-name="ce1">
            <text:p>64031</text:p>
          </table:table-cell>
          <table:table-cell table:number-columns-repeated="16377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time" office:time-value="PT11H48M42.517S" table:style-name="ce2">
            <text:p>48:42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67" table:style-name="ce1">
            <text:p>667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time" office:time-value="PT11H48M41.527S" table:style-name="ce2">
            <text:p>48:41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674" table:style-name="ce1">
            <text:p>1674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time" office:time-value="PT11H48M38.827S" table:style-name="ce2">
            <text:p>48:38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387" table:style-name="ce1">
            <text:p>4387</text:p>
          </table:table-cell>
          <table:table-cell office:value-type="string" table:style-name="ce1">
            <text:p>Success</text:p>
          </table:table-cell>
          <table:table-cell office:value-type="float" office:value="64031" table:style-name="ce1">
            <text:p>64031</text:p>
          </table:table-cell>
          <table:table-cell table:number-columns-repeated="16377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time" office:time-value="PT11H48M43.137S" table:style-name="ce2">
            <text:p>48:43.1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time" office:time-value="PT11H48M41.602S" table:style-name="ce2">
            <text:p>48:41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746" table:style-name="ce1">
            <text:p>1746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time" office:time-value="PT11H48M42.207S" table:style-name="ce2">
            <text:p>48:42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151" table:style-name="ce1">
            <text:p>1151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time" office:time-value="PT11H48M43.282S" table:style-name="ce2">
            <text:p>48:43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time" office:time-value="PT11H48M42.297S" table:style-name="ce2">
            <text:p>48:42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37" table:style-name="ce1">
            <text:p>1137</text:p>
          </table:table-cell>
          <table:table-cell office:value-type="string" table:style-name="ce1">
            <text:p>Success</text:p>
          </table:table-cell>
          <table:table-cell office:value-type="float" office:value="53043" table:style-name="ce1">
            <text:p>53043</text:p>
          </table:table-cell>
          <table:table-cell table:number-columns-repeated="16377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time" office:time-value="PT11H48M42.327S" table:style-name="ce2">
            <text:p>48:42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146" table:style-name="ce1">
            <text:p>1146</text:p>
          </table:table-cell>
          <table:table-cell office:value-type="string" table:style-name="ce1">
            <text:p>Success</text:p>
          </table:table-cell>
          <table:table-cell office:value-type="float" office:value="64031" table:style-name="ce1">
            <text:p>64031</text:p>
          </table:table-cell>
          <table:table-cell table:number-columns-repeated="16377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time" office:time-value="PT11H48M43.367S" table:style-name="ce2">
            <text:p>48:43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17" table:style-name="ce1">
            <text:p>117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time" office:time-value="PT11H48M42.562S" table:style-name="ce2">
            <text:p>48:42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926" table:style-name="ce1">
            <text:p>926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time" office:time-value="PT11H48M42.372S" table:style-name="ce2">
            <text:p>48:42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131" table:style-name="ce1">
            <text:p>1131</text:p>
          </table:table-cell>
          <table:table-cell office:value-type="string" table:style-name="ce1">
            <text:p>Success</text:p>
          </table:table-cell>
          <table:table-cell office:value-type="float" office:value="64031" table:style-name="ce1">
            <text:p>64031</text:p>
          </table:table-cell>
          <table:table-cell table:number-columns-repeated="16377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time" office:time-value="PT11H48M43.488S" table:style-name="ce2">
            <text:p>48:43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time" office:time-value="PT11H48M41.422S" table:style-name="ce2">
            <text:p>48:41.4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109" table:style-name="ce1">
            <text:p>2109</text:p>
          </table:table-cell>
          <table:table-cell office:value-type="string" table:style-name="ce1">
            <text:p>Success</text:p>
          </table:table-cell>
          <table:table-cell office:value-type="float" office:value="36539" table:style-name="ce1">
            <text:p>36539</text:p>
          </table:table-cell>
          <table:table-cell table:number-columns-repeated="16377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time" office:time-value="PT11H48M41.557S" table:style-name="ce2">
            <text:p>48:41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996" table:style-name="ce1">
            <text:p>1996</text:p>
          </table:table-cell>
          <table:table-cell office:value-type="string" table:style-name="ce1">
            <text:p>Success</text:p>
          </table:table-cell>
          <table:table-cell office:value-type="float" office:value="37612" table:style-name="ce1">
            <text:p>37612</text:p>
          </table:table-cell>
          <table:table-cell table:number-columns-repeated="16377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time" office:time-value="PT11H48M43.152S" table:style-name="ce2">
            <text:p>48:43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33" table:style-name="ce1">
            <text:p>433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time" office:time-value="PT11H48M41.607S" table:style-name="ce2">
            <text:p>48:41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time" office:time-value="PT11H48M43.587S" table:style-name="ce2">
            <text:p>48:43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76" table:style-name="ce1">
            <text:p>7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time" office:time-value="PT11H48M43.667S" table:style-name="ce2">
            <text:p>48:43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time" office:time-value="PT11H48M43.227S" table:style-name="ce2">
            <text:p>48:43.2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460" table:style-name="ce1">
            <text:p>460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time" office:time-value="PT11H48M43.687S" table:style-name="ce2">
            <text:p>48:43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time" office:time-value="PT11H48M43.677S" table:style-name="ce2">
            <text:p>48:43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time" office:time-value="PT11H48M43.742S" table:style-name="ce2">
            <text:p>48:43.7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time" office:time-value="PT11H48M43.797S" table:style-name="ce2">
            <text:p>48:43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time" office:time-value="PT11H48M43.742S" table:style-name="ce2">
            <text:p>48:43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time" office:time-value="PT11H48M41.472S" table:style-name="ce2">
            <text:p>48:41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458" table:style-name="ce1">
            <text:p>2458</text:p>
          </table:table-cell>
          <table:table-cell office:value-type="string" table:style-name="ce1">
            <text:p>Success</text:p>
          </table:table-cell>
          <table:table-cell office:value-type="float" office:value="43000" table:style-name="ce1">
            <text:p>43000</text:p>
          </table:table-cell>
          <table:table-cell table:number-columns-repeated="16377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time" office:time-value="PT11H48M43.827S" table:style-name="ce2">
            <text:p>48:43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45" table:style-name="ce1">
            <text:p>14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time" office:time-value="PT11H48M41.607S" table:style-name="ce2">
            <text:p>48:41.6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391" table:style-name="ce1">
            <text:p>2391</text:p>
          </table:table-cell>
          <table:table-cell office:value-type="string" table:style-name="ce1">
            <text:p>Success</text:p>
          </table:table-cell>
          <table:table-cell office:value-type="float" office:value="40848" table:style-name="ce1">
            <text:p>40848</text:p>
          </table:table-cell>
          <table:table-cell table:number-columns-repeated="16377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time" office:time-value="PT11H48M41.562S" table:style-name="ce2">
            <text:p>48:41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442" table:style-name="ce1">
            <text:p>2442</text:p>
          </table:table-cell>
          <table:table-cell office:value-type="string" table:style-name="ce1">
            <text:p>Success</text:p>
          </table:table-cell>
          <table:table-cell office:value-type="float" office:value="44075" table:style-name="ce1">
            <text:p>44075</text:p>
          </table:table-cell>
          <table:table-cell table:number-columns-repeated="16377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time" office:time-value="PT11H48M43.977S" table:style-name="ce2">
            <text:p>48:44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time" office:time-value="PT11H48M44.027S" table:style-name="ce2">
            <text:p>48:44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time" office:time-value="PT11H48M42.347S" table:style-name="ce2">
            <text:p>48:42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707" table:style-name="ce1">
            <text:p>1707</text:p>
          </table:table-cell>
          <table:table-cell office:value-type="string" table:style-name="ce1">
            <text:p>Success</text:p>
          </table:table-cell>
          <table:table-cell office:value-type="float" office:value="53736" table:style-name="ce1">
            <text:p>53736</text:p>
          </table:table-cell>
          <table:table-cell table:number-columns-repeated="16377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time" office:time-value="PT11H48M43.507S" table:style-name="ce2">
            <text:p>48:43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time" office:time-value="PT11H48M42.352S" table:style-name="ce2">
            <text:p>48:42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703" table:style-name="ce1">
            <text:p>1703</text:p>
          </table:table-cell>
          <table:table-cell office:value-type="string" table:style-name="ce1">
            <text:p>Success</text:p>
          </table:table-cell>
          <table:table-cell office:value-type="float" office:value="53736" table:style-name="ce1">
            <text:p>53736</text:p>
          </table:table-cell>
          <table:table-cell table:number-columns-repeated="16377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time" office:time-value="PT11H48M44.057S" table:style-name="ce2">
            <text:p>48:44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86" table:style-name="ce1">
            <text:p>86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time" office:time-value="PT11H48M43.477S" table:style-name="ce2">
            <text:p>48:43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716" table:style-name="ce1">
            <text:p>716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time" office:time-value="PT11H48M41.497S" table:style-name="ce2">
            <text:p>48:41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734" table:style-name="ce1">
            <text:p>2734</text:p>
          </table:table-cell>
          <table:table-cell office:value-type="string" table:style-name="ce1">
            <text:p>Success</text:p>
          </table:table-cell>
          <table:table-cell office:value-type="float" office:value="45156" table:style-name="ce1">
            <text:p>45156</text:p>
          </table:table-cell>
          <table:table-cell table:number-columns-repeated="16377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time" office:time-value="PT11H48M44.142S" table:style-name="ce2">
            <text:p>48:44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time" office:time-value="PT11H48M41.572S" table:style-name="ce2">
            <text:p>48:41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711" table:style-name="ce1">
            <text:p>2711</text:p>
          </table:table-cell>
          <table:table-cell office:value-type="string" table:style-name="ce1">
            <text:p>Success</text:p>
          </table:table-cell>
          <table:table-cell office:value-type="float" office:value="46233" table:style-name="ce1">
            <text:p>46233</text:p>
          </table:table-cell>
          <table:table-cell table:number-columns-repeated="16377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time" office:time-value="PT11H48M44.192S" table:style-name="ce2">
            <text:p>48:44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time" office:time-value="PT11H48M43.937S" table:style-name="ce2">
            <text:p>48:43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432" table:style-name="ce1">
            <text:p>432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time" office:time-value="PT11H48M43.557S" table:style-name="ce2">
            <text:p>48:43.6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895" table:style-name="ce1">
            <text:p>895</text:p>
          </table:table-cell>
          <table:table-cell office:value-type="string" table:style-name="ce1">
            <text:p>Success</text:p>
          </table:table-cell>
          <table:table-cell office:value-type="float" office:value="64031" table:style-name="ce1">
            <text:p>64031</text:p>
          </table:table-cell>
          <table:table-cell table:number-columns-repeated="16377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time" office:time-value="PT11H48M44.347S" table:style-name="ce2">
            <text:p>48:44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20" table:style-name="ce1">
            <text:p>12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time" office:time-value="PT11H48M43.532S" table:style-name="ce2">
            <text:p>48:43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938" table:style-name="ce1">
            <text:p>938</text:p>
          </table:table-cell>
          <table:table-cell office:value-type="string" table:style-name="ce1">
            <text:p>Success</text:p>
          </table:table-cell>
          <table:table-cell office:value-type="float" office:value="64031" table:style-name="ce1">
            <text:p>64031</text:p>
          </table:table-cell>
          <table:table-cell table:number-columns-repeated="16377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time" office:time-value="PT11H48M41.572S" table:style-name="ce2">
            <text:p>48:41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901" table:style-name="ce1">
            <text:p>2901</text:p>
          </table:table-cell>
          <table:table-cell office:value-type="string" table:style-name="ce1">
            <text:p>Success</text:p>
          </table:table-cell>
          <table:table-cell office:value-type="float" office:value="47313" table:style-name="ce1">
            <text:p>47313</text:p>
          </table:table-cell>
          <table:table-cell table:number-columns-repeated="16377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time" office:time-value="PT11H48M44.267S" table:style-name="ce2">
            <text:p>48:44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time" office:time-value="PT11H48M44.057S" table:style-name="ce2">
            <text:p>48:44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76" table:style-name="ce1">
            <text:p>47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time" office:time-value="PT11H48M44.492S" table:style-name="ce2">
            <text:p>48:44.5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09" table:style-name="ce1">
            <text:p>109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time" office:time-value="PT11H48M44.467S" table:style-name="ce2">
            <text:p>48:44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time" office:time-value="PT11H48M44.602S" table:style-name="ce2">
            <text:p>48:44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time" office:time-value="PT11H48M44.617S" table:style-name="ce2">
            <text:p>48:44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time" office:time-value="PT11H48M44.002S" table:style-name="ce2">
            <text:p>48:44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63" table:style-name="ce1">
            <text:p>663</text:p>
          </table:table-cell>
          <table:table-cell office:value-type="string" table:style-name="ce1">
            <text:p>Success</text:p>
          </table:table-cell>
          <table:table-cell office:value-type="float" office:value="64031" table:style-name="ce1">
            <text:p>64031</text:p>
          </table:table-cell>
          <table:table-cell table:number-columns-repeated="16377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time" office:time-value="PT11H48M41.517S" table:style-name="ce2">
            <text:p>48:41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169" table:style-name="ce1">
            <text:p>3169</text:p>
          </table:table-cell>
          <table:table-cell office:value-type="string" table:style-name="ce1">
            <text:p>Success</text:p>
          </table:table-cell>
          <table:table-cell office:value-type="float" office:value="48510" table:style-name="ce1">
            <text:p>48510</text:p>
          </table:table-cell>
          <table:table-cell table:number-columns-repeated="16377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time" office:time-value="PT11H48M44.652S" table:style-name="ce2">
            <text:p>48:44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time" office:time-value="PT11H48M44.052S" table:style-name="ce2">
            <text:p>48:44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time" office:time-value="PT11H48M41.597S" table:style-name="ce2">
            <text:p>48:41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173" table:style-name="ce1">
            <text:p>3173</text:p>
          </table:table-cell>
          <table:table-cell office:value-type="string" table:style-name="ce1">
            <text:p>Success</text:p>
          </table:table-cell>
          <table:table-cell office:value-type="float" office:value="49470" table:style-name="ce1">
            <text:p>49470</text:p>
          </table:table-cell>
          <table:table-cell table:number-columns-repeated="16377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time" office:time-value="PT11H48M44.467S" table:style-name="ce2">
            <text:p>48:44.5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10" table:style-name="ce1">
            <text:p>410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time" office:time-value="PT11H48M44.882S" table:style-name="ce2">
            <text:p>48:44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time" office:time-value="PT11H48M44.902S" table:style-name="ce2">
            <text:p>48:44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time" office:time-value="PT11H48M44.452S" table:style-name="ce2">
            <text:p>48:44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time" office:time-value="PT11H48M44.927S" table:style-name="ce2">
            <text:p>48:44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time" office:time-value="PT11H48M41.897S" table:style-name="ce2">
            <text:p>48:41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087" table:style-name="ce1">
            <text:p>3087</text:p>
          </table:table-cell>
          <table:table-cell office:value-type="string" table:style-name="ce1">
            <text:p>Success</text:p>
          </table:table-cell>
          <table:table-cell office:value-type="float" office:value="50617" table:style-name="ce1">
            <text:p>50617</text:p>
          </table:table-cell>
          <table:table-cell table:number-columns-repeated="16377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time" office:time-value="PT11H48M44.667S" table:style-name="ce2">
            <text:p>48:44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38" table:style-name="ce1">
            <text:p>338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time" office:time-value="PT11H48M44.007S" table:style-name="ce2">
            <text:p>48:44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005" table:style-name="ce1">
            <text:p>1005</text:p>
          </table:table-cell>
          <table:table-cell office:value-type="string" table:style-name="ce1">
            <text:p>Success</text:p>
          </table:table-cell>
          <table:table-cell office:value-type="float" office:value="64031" table:style-name="ce1">
            <text:p>64031</text:p>
          </table:table-cell>
          <table:table-cell table:number-columns-repeated="16377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time" office:time-value="PT11H48M41.877S" table:style-name="ce2">
            <text:p>48:41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132" table:style-name="ce1">
            <text:p>3132</text:p>
          </table:table-cell>
          <table:table-cell office:value-type="string" table:style-name="ce1">
            <text:p>Success</text:p>
          </table:table-cell>
          <table:table-cell office:value-type="float" office:value="50678" table:style-name="ce1">
            <text:p>50678</text:p>
          </table:table-cell>
          <table:table-cell table:number-columns-repeated="16377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time" office:time-value="PT11H48M44.917S" table:style-name="ce2">
            <text:p>48:44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time" office:time-value="PT11H48M44.947S" table:style-name="ce2">
            <text:p>48:44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time" office:time-value="PT11H48M44.237S" table:style-name="ce2">
            <text:p>48:44.2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809" table:style-name="ce1">
            <text:p>809</text:p>
          </table:table-cell>
          <table:table-cell office:value-type="string" table:style-name="ce1">
            <text:p>Success</text:p>
          </table:table-cell>
          <table:table-cell office:value-type="float" office:value="53738" table:style-name="ce1">
            <text:p>53738</text:p>
          </table:table-cell>
          <table:table-cell table:number-columns-repeated="16377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time" office:time-value="PT11H48M45.012S" table:style-name="ce2">
            <text:p>48:45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time" office:time-value="PT11H48M41.577S" table:style-name="ce2">
            <text:p>48:41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491" table:style-name="ce1">
            <text:p>3491</text:p>
          </table:table-cell>
          <table:table-cell office:value-type="string" table:style-name="ce1">
            <text:p>Success</text:p>
          </table:table-cell>
          <table:table-cell office:value-type="float" office:value="51629" table:style-name="ce1">
            <text:p>51629</text:p>
          </table:table-cell>
          <table:table-cell table:number-columns-repeated="16377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time" office:time-value="PT11H48M41.567S" table:style-name="ce2">
            <text:p>48:41.6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500" table:style-name="ce1">
            <text:p>3500</text:p>
          </table:table-cell>
          <table:table-cell office:value-type="string" table:style-name="ce1">
            <text:p>Success</text:p>
          </table:table-cell>
          <table:table-cell office:value-type="float" office:value="49473" table:style-name="ce1">
            <text:p>49473</text:p>
          </table:table-cell>
          <table:table-cell table:number-columns-repeated="16377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time" office:time-value="PT11H48M45.007S" table:style-name="ce2">
            <text:p>48:45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time" office:time-value="PT11H48M45.037S" table:style-name="ce2">
            <text:p>48:45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time" office:time-value="PT11H48M44.282S" table:style-name="ce2">
            <text:p>48:44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870" table:style-name="ce1">
            <text:p>870</text:p>
          </table:table-cell>
          <table:table-cell office:value-type="string" table:style-name="ce1">
            <text:p>Success</text:p>
          </table:table-cell>
          <table:table-cell office:value-type="float" office:value="64031" table:style-name="ce1">
            <text:p>64031</text:p>
          </table:table-cell>
          <table:table-cell table:number-columns-repeated="16377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time" office:time-value="PT11H48M45.087S" table:style-name="ce2">
            <text:p>48:45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time" office:time-value="PT11H48M45.127S" table:style-name="ce2">
            <text:p>48:45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time" office:time-value="PT11H48M41.747S" table:style-name="ce2">
            <text:p>48:41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452" table:style-name="ce1">
            <text:p>3452</text:p>
          </table:table-cell>
          <table:table-cell office:value-type="string" table:style-name="ce1">
            <text:p>Success</text:p>
          </table:table-cell>
          <table:table-cell office:value-type="float" office:value="52703" table:style-name="ce1">
            <text:p>52703</text:p>
          </table:table-cell>
          <table:table-cell table:number-columns-repeated="16377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time" office:time-value="PT11H48M41.862S" table:style-name="ce2">
            <text:p>48:41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343" table:style-name="ce1">
            <text:p>3343</text:p>
          </table:table-cell>
          <table:table-cell office:value-type="string" table:style-name="ce1">
            <text:p>Success</text:p>
          </table:table-cell>
          <table:table-cell office:value-type="float" office:value="50553" table:style-name="ce1">
            <text:p>50553</text:p>
          </table:table-cell>
          <table:table-cell table:number-columns-repeated="16377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time" office:time-value="PT11H48M44.532S" table:style-name="ce2">
            <text:p>48:44.5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687" table:style-name="ce1">
            <text:p>6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time" office:time-value="PT11H48M45.062S" table:style-name="ce2">
            <text:p>48:45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68" table:style-name="ce1">
            <text:p>168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time" office:time-value="PT11H48M44.477S" table:style-name="ce2">
            <text:p>48:44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822" table:style-name="ce1">
            <text:p>822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time" office:time-value="PT11H48M45.187S" table:style-name="ce2">
            <text:p>48:45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time" office:time-value="PT11H48M41.777S" table:style-name="ce2">
            <text:p>48:41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547" table:style-name="ce1">
            <text:p>3547</text:p>
          </table:table-cell>
          <table:table-cell office:value-type="string" table:style-name="ce1">
            <text:p>Success</text:p>
          </table:table-cell>
          <table:table-cell office:value-type="float" office:value="52706" table:style-name="ce1">
            <text:p>52706</text:p>
          </table:table-cell>
          <table:table-cell table:number-columns-repeated="16377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time" office:time-value="PT11H48M45.167S" table:style-name="ce2">
            <text:p>48:45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time" office:time-value="PT11H48M41.732S" table:style-name="ce2">
            <text:p>48:41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601" table:style-name="ce1">
            <text:p>3601</text:p>
          </table:table-cell>
          <table:table-cell office:value-type="string" table:style-name="ce1">
            <text:p>Success</text:p>
          </table:table-cell>
          <table:table-cell office:value-type="float" office:value="53906" table:style-name="ce1">
            <text:p>53906</text:p>
          </table:table-cell>
          <table:table-cell table:number-columns-repeated="16377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time" office:time-value="PT11H48M41.467S" table:style-name="ce2">
            <text:p>48:41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873" table:style-name="ce1">
            <text:p>3873</text:p>
          </table:table-cell>
          <table:table-cell office:value-type="string" table:style-name="ce1">
            <text:p>Success</text:p>
          </table:table-cell>
          <table:table-cell office:value-type="float" office:value="52706" table:style-name="ce1">
            <text:p>52706</text:p>
          </table:table-cell>
          <table:table-cell table:number-columns-repeated="16377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time" office:time-value="PT11H48M45.012S" table:style-name="ce2">
            <text:p>48:45.0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349" table:style-name="ce1">
            <text:p>349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time" office:time-value="PT11H48M45.362S" table:style-name="ce2">
            <text:p>48:45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time" office:time-value="PT11H48M45.392S" table:style-name="ce2">
            <text:p>48:45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time" office:time-value="PT11H48M45.327S" table:style-name="ce2">
            <text:p>48:45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time" office:time-value="PT11H48M45.157S" table:style-name="ce2">
            <text:p>48:45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time" office:time-value="PT11H48M41.807S" table:style-name="ce2">
            <text:p>48:41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685" table:style-name="ce1">
            <text:p>3685</text:p>
          </table:table-cell>
          <table:table-cell office:value-type="string" table:style-name="ce1">
            <text:p>Success</text:p>
          </table:table-cell>
          <table:table-cell office:value-type="float" office:value="51746" table:style-name="ce1">
            <text:p>51746</text:p>
          </table:table-cell>
          <table:table-cell table:number-columns-repeated="16377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time" office:time-value="PT11H48M45.467S" table:style-name="ce2">
            <text:p>48:45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time" office:time-value="PT11H48M41.762S" table:style-name="ce2">
            <text:p>48:41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775" table:style-name="ce1">
            <text:p>3775</text:p>
          </table:table-cell>
          <table:table-cell office:value-type="string" table:style-name="ce1">
            <text:p>Success</text:p>
          </table:table-cell>
          <table:table-cell office:value-type="float" office:value="54863" table:style-name="ce1">
            <text:p>54863</text:p>
          </table:table-cell>
          <table:table-cell table:number-columns-repeated="16377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time" office:time-value="PT11H48M41.707S" table:style-name="ce2">
            <text:p>48:41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843" table:style-name="ce1">
            <text:p>3843</text:p>
          </table:table-cell>
          <table:table-cell office:value-type="string" table:style-name="ce1">
            <text:p>Success</text:p>
          </table:table-cell>
          <table:table-cell office:value-type="float" office:value="56074" table:style-name="ce1">
            <text:p>56074</text:p>
          </table:table-cell>
          <table:table-cell table:number-columns-repeated="16377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time" office:time-value="PT11H48M45.417S" table:style-name="ce2">
            <text:p>48:45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time" office:time-value="PT11H48M41.762S" table:style-name="ce2">
            <text:p>48:41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832" table:style-name="ce1">
            <text:p>3832</text:p>
          </table:table-cell>
          <table:table-cell office:value-type="string" table:style-name="ce1">
            <text:p>Success</text:p>
          </table:table-cell>
          <table:table-cell office:value-type="float" office:value="54864" table:style-name="ce1">
            <text:p>54864</text:p>
          </table:table-cell>
          <table:table-cell table:number-columns-repeated="16377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time" office:time-value="PT11H48M45.482S" table:style-name="ce2">
            <text:p>48:45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23" table:style-name="ce1">
            <text:p>12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time" office:time-value="PT11H48M41.662S" table:style-name="ce2">
            <text:p>48:41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970" table:style-name="ce1">
            <text:p>3970</text:p>
          </table:table-cell>
          <table:table-cell office:value-type="string" table:style-name="ce1">
            <text:p>Success</text:p>
          </table:table-cell>
          <table:table-cell office:value-type="float" office:value="58093" table:style-name="ce1">
            <text:p>58093</text:p>
          </table:table-cell>
          <table:table-cell table:number-columns-repeated="16377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time" office:time-value="PT11H48M45.552S" table:style-name="ce2">
            <text:p>48:45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93" table:style-name="ce1">
            <text:p>93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time" office:time-value="PT11H48M41.607S" table:style-name="ce2">
            <text:p>48:41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087" table:style-name="ce1">
            <text:p>4087</text:p>
          </table:table-cell>
          <table:table-cell office:value-type="string" table:style-name="ce1">
            <text:p>Success</text:p>
          </table:table-cell>
          <table:table-cell office:value-type="float" office:value="58106" table:style-name="ce1">
            <text:p>58106</text:p>
          </table:table-cell>
          <table:table-cell table:number-columns-repeated="16377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time" office:time-value="PT11H48M45.072S" table:style-name="ce2">
            <text:p>48:45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638" table:style-name="ce1">
            <text:p>638</text:p>
          </table:table-cell>
          <table:table-cell office:value-type="string" table:style-name="ce1">
            <text:p>Success</text:p>
          </table:table-cell>
          <table:table-cell office:value-type="float" office:value="64031" table:style-name="ce1">
            <text:p>64031</text:p>
          </table:table-cell>
          <table:table-cell table:number-columns-repeated="16377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time" office:time-value="PT11H48M45.647S" table:style-name="ce2">
            <text:p>48:45.6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time" office:time-value="PT11H48M41.697S" table:style-name="ce2">
            <text:p>48:41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076" table:style-name="ce1">
            <text:p>4076</text:p>
          </table:table-cell>
          <table:table-cell office:value-type="string" table:style-name="ce1">
            <text:p>Success</text:p>
          </table:table-cell>
          <table:table-cell office:value-type="float" office:value="57019" table:style-name="ce1">
            <text:p>57019</text:p>
          </table:table-cell>
          <table:table-cell table:number-columns-repeated="16377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time" office:time-value="PT11H48M45.607S" table:style-name="ce2">
            <text:p>48:45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time" office:time-value="PT11H48M45.837S" table:style-name="ce2">
            <text:p>48:45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time" office:time-value="PT11H48M45.047S" table:style-name="ce2">
            <text:p>48:45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818" table:style-name="ce1">
            <text:p>81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time" office:time-value="PT11H48M41.912S" table:style-name="ce2">
            <text:p>48:41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009" table:style-name="ce1">
            <text:p>4009</text:p>
          </table:table-cell>
          <table:table-cell office:value-type="string" table:style-name="ce1">
            <text:p>Success</text:p>
          </table:table-cell>
          <table:table-cell office:value-type="float" office:value="59244" table:style-name="ce1">
            <text:p>59244</text:p>
          </table:table-cell>
          <table:table-cell table:number-columns-repeated="16377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time" office:time-value="PT11H48M45.852S" table:style-name="ce2">
            <text:p>48:45.9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time" office:time-value="PT11H48M44.752S" table:style-name="ce2">
            <text:p>48:44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281" table:style-name="ce1">
            <text:p>12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time" office:time-value="PT11H48M45.012S" table:style-name="ce2">
            <text:p>48:45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021" table:style-name="ce1">
            <text:p>1021</text:p>
          </table:table-cell>
          <table:table-cell office:value-type="string" table:style-name="ce1">
            <text:p>Success</text:p>
          </table:table-cell>
          <table:table-cell office:value-type="float" office:value="53736" table:style-name="ce1">
            <text:p>53736</text:p>
          </table:table-cell>
          <table:table-cell table:number-columns-repeated="16377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time" office:time-value="PT11H48M46.017S" table:style-name="ce2">
            <text:p>48:46.0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time" office:time-value="PT11H48M45.712S" table:style-name="ce2">
            <text:p>48:45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382" table:style-name="ce1">
            <text:p>382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time" office:time-value="PT11H48M41.682S" table:style-name="ce2">
            <text:p>48:41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424" table:style-name="ce1">
            <text:p>4424</text:p>
          </table:table-cell>
          <table:table-cell office:value-type="string" table:style-name="ce1">
            <text:p>Success</text:p>
          </table:table-cell>
          <table:table-cell office:value-type="float" office:value="58100" table:style-name="ce1">
            <text:p>58100</text:p>
          </table:table-cell>
          <table:table-cell table:number-columns-repeated="16377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time" office:time-value="PT11H48M44.987S" table:style-name="ce2">
            <text:p>48:45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148" table:style-name="ce1">
            <text:p>1148</text:p>
          </table:table-cell>
          <table:table-cell office:value-type="string" table:style-name="ce1">
            <text:p>Success</text:p>
          </table:table-cell>
          <table:table-cell office:value-type="float" office:value="53736" table:style-name="ce1">
            <text:p>53736</text:p>
          </table:table-cell>
          <table:table-cell table:number-columns-repeated="16377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time" office:time-value="PT11H48M44.772S" table:style-name="ce2">
            <text:p>48:44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364" table:style-name="ce1">
            <text:p>1364</text:p>
          </table:table-cell>
          <table:table-cell office:value-type="string" table:style-name="ce1">
            <text:p>Success</text:p>
          </table:table-cell>
          <table:table-cell office:value-type="float" office:value="53736" table:style-name="ce1">
            <text:p>53736</text:p>
          </table:table-cell>
          <table:table-cell table:number-columns-repeated="16377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time" office:time-value="PT11H48M41.917S" table:style-name="ce2">
            <text:p>48:41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244" table:style-name="ce1">
            <text:p>4244</text:p>
          </table:table-cell>
          <table:table-cell office:value-type="string" table:style-name="ce1">
            <text:p>Success</text:p>
          </table:table-cell>
          <table:table-cell office:value-type="float" office:value="59175" table:style-name="ce1">
            <text:p>59175</text:p>
          </table:table-cell>
          <table:table-cell table:number-columns-repeated="16377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time" office:time-value="PT11H48M46.097S" table:style-name="ce2">
            <text:p>48:46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75" table:style-name="ce1">
            <text:p>7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time" office:time-value="PT11H48M46.172S" table:style-name="ce2">
            <text:p>48:46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time" office:time-value="PT11H48M42.577S" table:style-name="ce2">
            <text:p>48:42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3692" table:style-name="ce1">
            <text:p>3692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time" office:time-value="PT11H48M42.987S" table:style-name="ce2">
            <text:p>48:43.0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287" table:style-name="ce1">
            <text:p>3287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time" office:time-value="PT11H48M43.067S" table:style-name="ce2">
            <text:p>48:43.1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3212" table:style-name="ce1">
            <text:p>3212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time" office:time-value="PT11H48M42.427S" table:style-name="ce2">
            <text:p>48:42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852" table:style-name="ce1">
            <text:p>3852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time" office:time-value="PT11H48M43.187S" table:style-name="ce2">
            <text:p>48:43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097" table:style-name="ce1">
            <text:p>3097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time" office:time-value="PT11H48M42.602S" table:style-name="ce2">
            <text:p>48:42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3685" table:style-name="ce1">
            <text:p>3685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time" office:time-value="PT11H48M43.082S" table:style-name="ce2">
            <text:p>48:43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3222" table:style-name="ce1">
            <text:p>3222</text:p>
          </table:table-cell>
          <table:table-cell office:value-type="string" table:style-name="ce1">
            <text:p>Success</text:p>
          </table:table-cell>
          <table:table-cell office:value-type="float" office:value="57098" table:style-name="ce1">
            <text:p>57098</text:p>
          </table:table-cell>
          <table:table-cell table:number-columns-repeated="16377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time" office:time-value="PT11H48M46.302S" table:style-name="ce2">
            <text:p>48:46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time" office:time-value="PT11H48M46.288S" table:style-name="ce2">
            <text:p>48:46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time" office:time-value="PT11H48M42.587S" table:style-name="ce2">
            <text:p>48:42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746" table:style-name="ce1">
            <text:p>3746</text:p>
          </table:table-cell>
          <table:table-cell office:value-type="string" table:style-name="ce1">
            <text:p>Success</text:p>
          </table:table-cell>
          <table:table-cell office:value-type="float" office:value="60429" table:style-name="ce1">
            <text:p>60429</text:p>
          </table:table-cell>
          <table:table-cell table:number-columns-repeated="16377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time" office:time-value="PT11H48M46.277S" table:style-name="ce2">
            <text:p>48:46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time" office:time-value="PT11H48M45.222S" table:style-name="ce2">
            <text:p>48:45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113" table:style-name="ce1">
            <text:p>1113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time" office:time-value="PT11H48M46.277S" table:style-name="ce2">
            <text:p>48:46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time" office:time-value="PT11H48M46.282S" table:style-name="ce2">
            <text:p>48:46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time" office:time-value="PT11H48M46.272S" table:style-name="ce2">
            <text:p>48:46.3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0" table:style-name="ce1">
            <text:p>8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time" office:time-value="PT11H48M45.197S" table:style-name="ce2">
            <text:p>48:45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175" table:style-name="ce1">
            <text:p>1175</text:p>
          </table:table-cell>
          <table:table-cell office:value-type="string" table:style-name="ce1">
            <text:p>Success</text:p>
          </table:table-cell>
          <table:table-cell office:value-type="float" office:value="53736" table:style-name="ce1">
            <text:p>53736</text:p>
          </table:table-cell>
          <table:table-cell table:number-columns-repeated="16377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time" office:time-value="PT11H48M42.637S" table:style-name="ce2">
            <text:p>48:42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739" table:style-name="ce1">
            <text:p>3739</text:p>
          </table:table-cell>
          <table:table-cell office:value-type="string" table:style-name="ce1">
            <text:p>Success</text:p>
          </table:table-cell>
          <table:table-cell office:value-type="float" office:value="60323" table:style-name="ce1">
            <text:p>60323</text:p>
          </table:table-cell>
          <table:table-cell table:number-columns-repeated="16377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time" office:time-value="PT11H48M45.552S" table:style-name="ce2">
            <text:p>48:45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35" table:style-name="ce1">
            <text:p>835</text:p>
          </table:table-cell>
          <table:table-cell office:value-type="string" table:style-name="ce1">
            <text:p>Success</text:p>
          </table:table-cell>
          <table:table-cell office:value-type="float" office:value="53736" table:style-name="ce1">
            <text:p>53736</text:p>
          </table:table-cell>
          <table:table-cell table:number-columns-repeated="16377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time" office:time-value="PT11H48M45.637S" table:style-name="ce2">
            <text:p>48:45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05" table:style-name="ce1">
            <text:p>805</text:p>
          </table:table-cell>
          <table:table-cell office:value-type="string" table:style-name="ce1">
            <text:p>Success</text:p>
          </table:table-cell>
          <table:table-cell office:value-type="float" office:value="53736" table:style-name="ce1">
            <text:p>53736</text:p>
          </table:table-cell>
          <table:table-cell table:number-columns-repeated="16377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time" office:time-value="PT11H48M45.597S" table:style-name="ce2">
            <text:p>48:45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49" table:style-name="ce1">
            <text:p>849</text:p>
          </table:table-cell>
          <table:table-cell office:value-type="string" table:style-name="ce1">
            <text:p>Success</text:p>
          </table:table-cell>
          <table:table-cell office:value-type="float" office:value="53736" table:style-name="ce1">
            <text:p>53736</text:p>
          </table:table-cell>
          <table:table-cell table:number-columns-repeated="16377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time" office:time-value="PT11H48M45.337S" table:style-name="ce2">
            <text:p>48:45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117" table:style-name="ce1">
            <text:p>1117</text:p>
          </table:table-cell>
          <table:table-cell office:value-type="string" table:style-name="ce1">
            <text:p>Success</text:p>
          </table:table-cell>
          <table:table-cell office:value-type="float" office:value="53043" table:style-name="ce1">
            <text:p>53043</text:p>
          </table:table-cell>
          <table:table-cell table:number-columns-repeated="16377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time" office:time-value="PT11H48M46.287S" table:style-name="ce2">
            <text:p>48:46.3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69" table:style-name="ce1">
            <text:p>16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time" office:time-value="PT11H48M45.072S" table:style-name="ce2">
            <text:p>48:45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388" table:style-name="ce1">
            <text:p>1388</text:p>
          </table:table-cell>
          <table:table-cell office:value-type="string" table:style-name="ce1">
            <text:p>Success</text:p>
          </table:table-cell>
          <table:table-cell office:value-type="float" office:value="53043" table:style-name="ce1">
            <text:p>53043</text:p>
          </table:table-cell>
          <table:table-cell table:number-columns-repeated="16377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time" office:time-value="PT11H48M45.207S" table:style-name="ce2">
            <text:p>48:45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252" table:style-name="ce1">
            <text:p>1252</text:p>
          </table:table-cell>
          <table:table-cell office:value-type="string" table:style-name="ce1">
            <text:p>Success</text:p>
          </table:table-cell>
          <table:table-cell office:value-type="float" office:value="53736" table:style-name="ce1">
            <text:p>53736</text:p>
          </table:table-cell>
          <table:table-cell table:number-columns-repeated="16377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time" office:time-value="PT11H48M45.542S" table:style-name="ce2">
            <text:p>48:45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24" table:style-name="ce1">
            <text:p>924</text:p>
          </table:table-cell>
          <table:table-cell office:value-type="string" table:style-name="ce1">
            <text:p>Success</text:p>
          </table:table-cell>
          <table:table-cell office:value-type="float" office:value="53736" table:style-name="ce1">
            <text:p>53736</text:p>
          </table:table-cell>
          <table:table-cell table:number-columns-repeated="16377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time" office:time-value="PT11H48M46.197S" table:style-name="ce2">
            <text:p>48:46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time" office:time-value="PT11H48M45.337S" table:style-name="ce2">
            <text:p>48:45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202" table:style-name="ce1">
            <text:p>1202</text:p>
          </table:table-cell>
          <table:table-cell office:value-type="string" table:style-name="ce1">
            <text:p>Success</text:p>
          </table:table-cell>
          <table:table-cell office:value-type="float" office:value="53736" table:style-name="ce1">
            <text:p>53736</text:p>
          </table:table-cell>
          <table:table-cell table:number-columns-repeated="16377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time" office:time-value="PT11H48M44.687S" table:style-name="ce2">
            <text:p>48:44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887" table:style-name="ce1">
            <text:p>1887</text:p>
          </table:table-cell>
          <table:table-cell office:value-type="string" table:style-name="ce1">
            <text:p>Success</text:p>
          </table:table-cell>
          <table:table-cell office:value-type="float" office:value="53738" table:style-name="ce1">
            <text:p>53738</text:p>
          </table:table-cell>
          <table:table-cell table:number-columns-repeated="16377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time" office:time-value="PT11H48M42.657S" table:style-name="ce2">
            <text:p>48:42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931" table:style-name="ce1">
            <text:p>3931</text:p>
          </table:table-cell>
          <table:table-cell office:value-type="string" table:style-name="ce1">
            <text:p>Success</text:p>
          </table:table-cell>
          <table:table-cell office:value-type="float" office:value="61338" table:style-name="ce1">
            <text:p>61338</text:p>
          </table:table-cell>
          <table:table-cell table:number-columns-repeated="16377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time" office:time-value="PT11H48M45.497S" table:style-name="ce2">
            <text:p>48:45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Success</text:p>
          </table:table-cell>
          <table:table-cell office:value-type="float" office:value="53736" table:style-name="ce1">
            <text:p>53736</text:p>
          </table:table-cell>
          <table:table-cell table:number-columns-repeated="16377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time" office:time-value="PT11H48M42.447S" table:style-name="ce2">
            <text:p>48:42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4159" table:style-name="ce1">
            <text:p>4159</text:p>
          </table:table-cell>
          <table:table-cell office:value-type="string" table:style-name="ce1">
            <text:p>Success</text:p>
          </table:table-cell>
          <table:table-cell office:value-type="float" office:value="60261" table:style-name="ce1">
            <text:p>60261</text:p>
          </table:table-cell>
          <table:table-cell table:number-columns-repeated="16377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time" office:time-value="PT11H48M42.717S" table:style-name="ce2">
            <text:p>48:42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3897" table:style-name="ce1">
            <text:p>3897</text:p>
          </table:table-cell>
          <table:table-cell office:value-type="string" table:style-name="ce1">
            <text:p>Success</text:p>
          </table:table-cell>
          <table:table-cell office:value-type="float" office:value="61509" table:style-name="ce1">
            <text:p>61509</text:p>
          </table:table-cell>
          <table:table-cell table:number-columns-repeated="16377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time" office:time-value="PT11H48M45.692S" table:style-name="ce2">
            <text:p>48:45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985" table:style-name="ce1">
            <text:p>985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time" office:time-value="PT11H48M46.527S" table:style-name="ce2">
            <text:p>48:46.5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67" table:style-name="ce1">
            <text:p>167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time" office:time-value="PT11H48M45.327S" table:style-name="ce2">
            <text:p>48:45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68" table:style-name="ce1">
            <text:p>1368</text:p>
          </table:table-cell>
          <table:table-cell office:value-type="string" table:style-name="ce1">
            <text:p>Success</text:p>
          </table:table-cell>
          <table:table-cell office:value-type="float" office:value="53736" table:style-name="ce1">
            <text:p>53736</text:p>
          </table:table-cell>
          <table:table-cell table:number-columns-repeated="16377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time" office:time-value="PT11H48M42.802S" table:style-name="ce2">
            <text:p>48:42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917" table:style-name="ce1">
            <text:p>3917</text:p>
          </table:table-cell>
          <table:table-cell office:value-type="string" table:style-name="ce1">
            <text:p>Success</text:p>
          </table:table-cell>
          <table:table-cell office:value-type="float" office:value="62580" table:style-name="ce1">
            <text:p>62580</text:p>
          </table:table-cell>
          <table:table-cell table:number-columns-repeated="16377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time" office:time-value="PT11H48M45.777S" table:style-name="ce2">
            <text:p>48:45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954" table:style-name="ce1">
            <text:p>954</text:p>
          </table:table-cell>
          <table:table-cell office:value-type="string" table:style-name="ce1">
            <text:p>Success</text:p>
          </table:table-cell>
          <table:table-cell office:value-type="float" office:value="64031" table:style-name="ce1">
            <text:p>64031</text:p>
          </table:table-cell>
          <table:table-cell table:number-columns-repeated="16377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time" office:time-value="PT11H48M46.697S" table:style-name="ce2">
            <text:p>48:46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time" office:time-value="PT11H48M45.867S" table:style-name="ce2">
            <text:p>48:45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929" table:style-name="ce1">
            <text:p>9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time" office:time-value="PT11H48M42.812S" table:style-name="ce2">
            <text:p>48:42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4030" table:style-name="ce1">
            <text:p>4030</text:p>
          </table:table-cell>
          <table:table-cell office:value-type="string" table:style-name="ce1">
            <text:p>Success</text:p>
          </table:table-cell>
          <table:table-cell office:value-type="float" office:value="62416" table:style-name="ce1">
            <text:p>62416</text:p>
          </table:table-cell>
          <table:table-cell table:number-columns-repeated="16377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time" office:time-value="PT11H48M46.607S" table:style-name="ce2">
            <text:p>48:46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34" table:style-name="ce1">
            <text:p>234</text:p>
          </table:table-cell>
          <table:table-cell office:value-type="string" table:style-name="ce1">
            <text:p>Success</text:p>
          </table:table-cell>
          <table:table-cell office:value-type="float" office:value="57567" table:style-name="ce1">
            <text:p>57567</text:p>
          </table:table-cell>
          <table:table-cell table:number-columns-repeated="16377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time" office:time-value="PT11H48M46.732S" table:style-name="ce2">
            <text:p>48:46.7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39019" table:style-name="ce1">
            <text:p>39019</text:p>
          </table:table-cell>
          <table:table-cell table:number-columns-repeated="16377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time" office:time-value="PT11H48M42.887S" table:style-name="ce2">
            <text:p>48:42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068" table:style-name="ce1">
            <text:p>4068</text:p>
          </table:table-cell>
          <table:table-cell office:value-type="string" table:style-name="ce1">
            <text:p>Success</text:p>
          </table:table-cell>
          <table:table-cell office:value-type="float" office:value="63558" table:style-name="ce1">
            <text:p>63558</text:p>
          </table:table-cell>
          <table:table-cell table:number-columns-repeated="16377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time" office:time-value="PT11H48M46.862S" table:style-name="ce2">
            <text:p>48:46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category&amp;plan=mindalliance_com_channels_plans_acme&amp;v=1&amp;random=0.6433231370494344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time" office:time-value="PT11H48M46.697S" table:style-name="ce2">
            <text:p>48:46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time" office:time-value="PT11H48M42.912S" table:style-name="ce2">
            <text:p>48:42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4083" table:style-name="ce1">
            <text:p>4083</text:p>
          </table:table-cell>
          <table:table-cell office:value-type="string" table:style-name="ce1">
            <text:p>Success</text:p>
          </table:table-cell>
          <table:table-cell office:value-type="float" office:value="63495" table:style-name="ce1">
            <text:p>63495</text:p>
          </table:table-cell>
          <table:table-cell table:number-columns-repeated="16377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time" office:time-value="PT11H48M46.967S" table:style-name="ce2">
            <text:p>48:47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time" office:time-value="PT11H48M42.917S" table:style-name="ce2">
            <text:p>48:42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146" table:style-name="ce1">
            <text:p>4146</text:p>
          </table:table-cell>
          <table:table-cell office:value-type="string" table:style-name="ce1">
            <text:p>Success</text:p>
          </table:table-cell>
          <table:table-cell office:value-type="float" office:value="64574" table:style-name="ce1">
            <text:p>64574</text:p>
          </table:table-cell>
          <table:table-cell table:number-columns-repeated="16377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time" office:time-value="PT11H48M43.437S" table:style-name="ce2">
            <text:p>48:43.4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745" table:style-name="ce1">
            <text:p>3745</text:p>
          </table:table-cell>
          <table:table-cell office:value-type="string" table:style-name="ce1">
            <text:p>Success</text:p>
          </table:table-cell>
          <table:table-cell office:value-type="float" office:value="64636" table:style-name="ce1">
            <text:p>64636</text:p>
          </table:table-cell>
          <table:table-cell table:number-columns-repeated="16377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time" office:time-value="PT11H48M43.357S" table:style-name="ce2">
            <text:p>48:43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915" table:style-name="ce1">
            <text:p>3915</text:p>
          </table:table-cell>
          <table:table-cell office:value-type="string" table:style-name="ce1">
            <text:p>Success</text:p>
          </table:table-cell>
          <table:table-cell office:value-type="float" office:value="65714" table:style-name="ce1">
            <text:p>65714</text:p>
          </table:table-cell>
          <table:table-cell table:number-columns-repeated="16377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time" office:time-value="PT11H48M43.212S" table:style-name="ce2">
            <text:p>48:43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066" table:style-name="ce1">
            <text:p>4066</text:p>
          </table:table-cell>
          <table:table-cell office:value-type="string" table:style-name="ce1">
            <text:p>Success</text:p>
          </table:table-cell>
          <table:table-cell office:value-type="float" office:value="64574" table:style-name="ce1">
            <text:p>64574</text:p>
          </table:table-cell>
          <table:table-cell table:number-columns-repeated="16377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time" office:time-value="PT11H48M43.627S" table:style-name="ce2">
            <text:p>48:43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3678" table:style-name="ce1">
            <text:p>3678</text:p>
          </table:table-cell>
          <table:table-cell office:value-type="string" table:style-name="ce1">
            <text:p>Success</text:p>
          </table:table-cell>
          <table:table-cell office:value-type="float" office:value="66723" table:style-name="ce1">
            <text:p>66723</text:p>
          </table:table-cell>
          <table:table-cell table:number-columns-repeated="16377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time" office:time-value="PT11H48M43.487S" table:style-name="ce2">
            <text:p>48:43.5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3829" table:style-name="ce1">
            <text:p>3829</text:p>
          </table:table-cell>
          <table:table-cell office:value-type="string" table:style-name="ce1">
            <text:p>Success</text:p>
          </table:table-cell>
          <table:table-cell office:value-type="float" office:value="65714" table:style-name="ce1">
            <text:p>65714</text:p>
          </table:table-cell>
          <table:table-cell table:number-columns-repeated="16377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time" office:time-value="PT11H48M43.352S" table:style-name="ce2">
            <text:p>48:43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005" table:style-name="ce1">
            <text:p>4005</text:p>
          </table:table-cell>
          <table:table-cell office:value-type="string" table:style-name="ce1">
            <text:p>Success</text:p>
          </table:table-cell>
          <table:table-cell office:value-type="float" office:value="65648" table:style-name="ce1">
            <text:p>65648</text:p>
          </table:table-cell>
          <table:table-cell table:number-columns-repeated="16377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time" office:time-value="PT11H48M43.817S" table:style-name="ce2">
            <text:p>48:43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570" table:style-name="ce1">
            <text:p>3570</text:p>
          </table:table-cell>
          <table:table-cell office:value-type="string" table:style-name="ce1">
            <text:p>Success</text:p>
          </table:table-cell>
          <table:table-cell office:value-type="float" office:value="66793" table:style-name="ce1">
            <text:p>66793</text:p>
          </table:table-cell>
          <table:table-cell table:number-columns-repeated="16377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time" office:time-value="PT11H48M43.517S" table:style-name="ce2">
            <text:p>48:43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958" table:style-name="ce1">
            <text:p>3958</text:p>
          </table:table-cell>
          <table:table-cell office:value-type="string" table:style-name="ce1">
            <text:p>Success</text:p>
          </table:table-cell>
          <table:table-cell office:value-type="float" office:value="66793" table:style-name="ce1">
            <text:p>66793</text:p>
          </table:table-cell>
          <table:table-cell table:number-columns-repeated="16377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time" office:time-value="PT11H48M46.577S" table:style-name="ce2">
            <text:p>48:46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time" office:time-value="PT11H48M44.742S" table:style-name="ce2">
            <text:p>48:44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941" table:style-name="ce1">
            <text:p>2941</text:p>
          </table:table-cell>
          <table:table-cell office:value-type="string" table:style-name="ce1">
            <text:p>Success</text:p>
          </table:table-cell>
          <table:table-cell office:value-type="float" office:value="66793" table:style-name="ce1">
            <text:p>66793</text:p>
          </table:table-cell>
          <table:table-cell table:number-columns-repeated="16377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time" office:time-value="PT11H48M44.042S" table:style-name="ce2">
            <text:p>48:44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661" table:style-name="ce1">
            <text:p>3661</text:p>
          </table:table-cell>
          <table:table-cell office:value-type="string" table:style-name="ce1">
            <text:p>Success</text:p>
          </table:table-cell>
          <table:table-cell office:value-type="float" office:value="66793" table:style-name="ce1">
            <text:p>66793</text:p>
          </table:table-cell>
          <table:table-cell table:number-columns-repeated="16377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time" office:time-value="PT11H48M44.367S" table:style-name="ce2">
            <text:p>48:44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453" table:style-name="ce1">
            <text:p>3453</text:p>
          </table:table-cell>
          <table:table-cell office:value-type="string" table:style-name="ce1">
            <text:p>Success</text:p>
          </table:table-cell>
          <table:table-cell office:value-type="float" office:value="66793" table:style-name="ce1">
            <text:p>66793</text:p>
          </table:table-cell>
          <table:table-cell table:number-columns-repeated="16377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time" office:time-value="PT11H48M46.597S" table:style-name="ce2">
            <text:p>48:46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237" table:style-name="ce1">
            <text:p>123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time" office:time-value="PT11H48M45.232S" table:style-name="ce2">
            <text:p>48:45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2623" table:style-name="ce1">
            <text:p>2623</text:p>
          </table:table-cell>
          <table:table-cell office:value-type="string" table:style-name="ce1">
            <text:p>Success</text:p>
          </table:table-cell>
          <table:table-cell office:value-type="float" office:value="66793" table:style-name="ce1">
            <text:p>66793</text:p>
          </table:table-cell>
          <table:table-cell table:number-columns-repeated="16377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time" office:time-value="PT11H48M44.637S" table:style-name="ce2">
            <text:p>48:44.6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261" table:style-name="ce1">
            <text:p>3261</text:p>
          </table:table-cell>
          <table:table-cell office:value-type="string" table:style-name="ce1">
            <text:p>Success</text:p>
          </table:table-cell>
          <table:table-cell office:value-type="float" office:value="66793" table:style-name="ce1">
            <text:p>66793</text:p>
          </table:table-cell>
          <table:table-cell table:number-columns-repeated="16377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time" office:time-value="PT11H48M45.302S" table:style-name="ce2">
            <text:p>48:45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2647" table:style-name="ce1">
            <text:p>2647</text:p>
          </table:table-cell>
          <table:table-cell office:value-type="string" table:style-name="ce1">
            <text:p>Success</text:p>
          </table:table-cell>
          <table:table-cell office:value-type="float" office:value="66793" table:style-name="ce1">
            <text:p>66793</text:p>
          </table:table-cell>
          <table:table-cell table:number-columns-repeated="16377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time" office:time-value="PT11H48M45.302S" table:style-name="ce2">
            <text:p>48:45.3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693" table:style-name="ce1">
            <text:p>2693</text:p>
          </table:table-cell>
          <table:table-cell office:value-type="string" table:style-name="ce1">
            <text:p>Success</text:p>
          </table:table-cell>
          <table:table-cell office:value-type="float" office:value="66793" table:style-name="ce1">
            <text:p>66793</text:p>
          </table:table-cell>
          <table:table-cell table:number-columns-repeated="16377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time" office:time-value="PT11H48M45.497S" table:style-name="ce2">
            <text:p>48:45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537" table:style-name="ce1">
            <text:p>2537</text:p>
          </table:table-cell>
          <table:table-cell office:value-type="string" table:style-name="ce1">
            <text:p>Success</text:p>
          </table:table-cell>
          <table:table-cell office:value-type="float" office:value="66793" table:style-name="ce1">
            <text:p>66793</text:p>
          </table:table-cell>
          <table:table-cell table:number-columns-repeated="16377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time" office:time-value="PT11H48M46.542S" table:style-name="ce2">
            <text:p>48:46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559" table:style-name="ce1">
            <text:p>15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time" office:time-value="PT11H48M45.712S" table:style-name="ce2">
            <text:p>48:45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421" table:style-name="ce1">
            <text:p>2421</text:p>
          </table:table-cell>
          <table:table-cell office:value-type="string" table:style-name="ce1">
            <text:p>Success</text:p>
          </table:table-cell>
          <table:table-cell office:value-type="float" office:value="66793" table:style-name="ce1">
            <text:p>66793</text:p>
          </table:table-cell>
          <table:table-cell table:number-columns-repeated="16377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time" office:time-value="PT11H48M46.337S" table:style-name="ce2">
            <text:p>48:46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857" table:style-name="ce1">
            <text:p>1857</text:p>
          </table:table-cell>
          <table:table-cell office:value-type="string" table:style-name="ce1">
            <text:p>Success</text:p>
          </table:table-cell>
          <table:table-cell office:value-type="float" office:value="66911" table:style-name="ce1">
            <text:p>66911</text:p>
          </table:table-cell>
          <table:table-cell table:number-columns-repeated="16377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time" office:time-value="PT11H48M46.072S" table:style-name="ce2">
            <text:p>48:46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123" table:style-name="ce1">
            <text:p>2123</text:p>
          </table:table-cell>
          <table:table-cell office:value-type="string" table:style-name="ce1">
            <text:p>Success</text:p>
          </table:table-cell>
          <table:table-cell office:value-type="float" office:value="66793" table:style-name="ce1">
            <text:p>66793</text:p>
          </table:table-cell>
          <table:table-cell table:number-columns-repeated="16377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time" office:time-value="PT11H48M46.447S" table:style-name="ce2">
            <text:p>48:46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890" table:style-name="ce1">
            <text:p>18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time" office:time-value="PT11H48M46.352S" table:style-name="ce2">
            <text:p>48:46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998" table:style-name="ce1">
            <text:p>1998</text:p>
          </table:table-cell>
          <table:table-cell office:value-type="string" table:style-name="ce1">
            <text:p>Success</text:p>
          </table:table-cell>
          <table:table-cell office:value-type="float" office:value="66911" table:style-name="ce1">
            <text:p>66911</text:p>
          </table:table-cell>
          <table:table-cell table:number-columns-repeated="16377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time" office:time-value="PT11H48M46.457S" table:style-name="ce2">
            <text:p>48:46.5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906" table:style-name="ce1">
            <text:p>1906</text:p>
          </table:table-cell>
          <table:table-cell office:value-type="string" table:style-name="ce1">
            <text:p>Success</text:p>
          </table:table-cell>
          <table:table-cell office:value-type="float" office:value="66911" table:style-name="ce1">
            <text:p>66911</text:p>
          </table:table-cell>
          <table:table-cell table:number-columns-repeated="16377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time" office:time-value="PT11H48M46.742S" table:style-name="ce2">
            <text:p>48:46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636" table:style-name="ce1">
            <text:p>1636</text:p>
          </table:table-cell>
          <table:table-cell office:value-type="string" table:style-name="ce1">
            <text:p>Success</text:p>
          </table:table-cell>
          <table:table-cell office:value-type="float" office:value="66793" table:style-name="ce1">
            <text:p>66793</text:p>
          </table:table-cell>
          <table:table-cell table:number-columns-repeated="16377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time" office:time-value="PT11H48M46.457S" table:style-name="ce2">
            <text:p>48:46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933" table:style-name="ce1">
            <text:p>1933</text:p>
          </table:table-cell>
          <table:table-cell office:value-type="string" table:style-name="ce1">
            <text:p>Success</text:p>
          </table:table-cell>
          <table:table-cell office:value-type="float" office:value="66793" table:style-name="ce1">
            <text:p>66793</text:p>
          </table:table-cell>
          <table:table-cell table:number-columns-repeated="16377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time" office:time-value="PT11H48M46.462S" table:style-name="ce2">
            <text:p>48:46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932" table:style-name="ce1">
            <text:p>1932</text:p>
          </table:table-cell>
          <table:table-cell office:value-type="string" table:style-name="ce1">
            <text:p>Success</text:p>
          </table:table-cell>
          <table:table-cell office:value-type="float" office:value="66793" table:style-name="ce1">
            <text:p>66793</text:p>
          </table:table-cell>
          <table:table-cell table:number-columns-repeated="16377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time" office:time-value="PT11H48M46.322S" table:style-name="ce2">
            <text:p>48:46.3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087" table:style-name="ce1">
            <text:p>2087</text:p>
          </table:table-cell>
          <table:table-cell office:value-type="string" table:style-name="ce1">
            <text:p>Success</text:p>
          </table:table-cell>
          <table:table-cell office:value-type="float" office:value="66911" table:style-name="ce1">
            <text:p>66911</text:p>
          </table:table-cell>
          <table:table-cell table:number-columns-repeated="16377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time" office:time-value="PT11H48M46.317S" table:style-name="ce2">
            <text:p>48:46.3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104" table:style-name="ce1">
            <text:p>2104</text:p>
          </table:table-cell>
          <table:table-cell office:value-type="string" table:style-name="ce1">
            <text:p>Success</text:p>
          </table:table-cell>
          <table:table-cell office:value-type="float" office:value="66911" table:style-name="ce1">
            <text:p>66911</text:p>
          </table:table-cell>
          <table:table-cell table:number-columns-repeated="16377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time" office:time-value="PT11H48M46.337S" table:style-name="ce2">
            <text:p>48:46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090" table:style-name="ce1">
            <text:p>2090</text:p>
          </table:table-cell>
          <table:table-cell office:value-type="string" table:style-name="ce1">
            <text:p>Success</text:p>
          </table:table-cell>
          <table:table-cell office:value-type="float" office:value="66893" table:style-name="ce1">
            <text:p>66893</text:p>
          </table:table-cell>
          <table:table-cell table:number-columns-repeated="16377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time" office:time-value="PT11H48M46.682S" table:style-name="ce2">
            <text:p>48:46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754" table:style-name="ce1">
            <text:p>1754</text:p>
          </table:table-cell>
          <table:table-cell office:value-type="string" table:style-name="ce1">
            <text:p>Success</text:p>
          </table:table-cell>
          <table:table-cell office:value-type="float" office:value="66793" table:style-name="ce1">
            <text:p>66793</text:p>
          </table:table-cell>
          <table:table-cell table:number-columns-repeated="16377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time" office:time-value="PT11H48M46.332S" table:style-name="ce2">
            <text:p>48:46.3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108" table:style-name="ce1">
            <text:p>2108</text:p>
          </table:table-cell>
          <table:table-cell office:value-type="string" table:style-name="ce1">
            <text:p>Success</text:p>
          </table:table-cell>
          <table:table-cell office:value-type="float" office:value="66911" table:style-name="ce1">
            <text:p>66911</text:p>
          </table:table-cell>
          <table:table-cell table:number-columns-repeated="16377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time" office:time-value="PT11H48M46.347S" table:style-name="ce2">
            <text:p>48:46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095" table:style-name="ce1">
            <text:p>2095</text:p>
          </table:table-cell>
          <table:table-cell office:value-type="string" table:style-name="ce1">
            <text:p>Success</text:p>
          </table:table-cell>
          <table:table-cell office:value-type="float" office:value="66911" table:style-name="ce1">
            <text:p>66911</text:p>
          </table:table-cell>
          <table:table-cell table:number-columns-repeated="16377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time" office:time-value="PT11H48M46.442S" table:style-name="ce2">
            <text:p>48:46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030" table:style-name="ce1">
            <text:p>20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time" office:time-value="PT11H48M48.352S" table:style-name="ce2">
            <text:p>48:48.4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66" table:style-name="ce1">
            <text:p>16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time" office:time-value="PT11H48M48.442S" table:style-name="ce2">
            <text:p>48:48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time" office:time-value="PT11H48M48.422S" table:style-name="ce2">
            <text:p>48:48.4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36" table:style-name="ce1">
            <text:p>13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time" office:time-value="PT11H48M48.412S" table:style-name="ce2">
            <text:p>48:48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time" office:time-value="PT11H48M48.367S" table:style-name="ce2">
            <text:p>48:48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12" table:style-name="ce1">
            <text:p>2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time" office:time-value="PT11H48M48.442S" table:style-name="ce2">
            <text:p>48:48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42" table:style-name="ce1">
            <text:p>1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time" office:time-value="PT11H48M48.427S" table:style-name="ce2">
            <text:p>48:48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time" office:time-value="PT11H48M46.462S" table:style-name="ce2">
            <text:p>48:46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135" table:style-name="ce1">
            <text:p>21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time" office:time-value="PT11H48M46.467S" table:style-name="ce2">
            <text:p>48:46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184" table:style-name="ce1">
            <text:p>21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time" office:time-value="PT11H48M46.377S" table:style-name="ce2">
            <text:p>48:46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353" table:style-name="ce1">
            <text:p>23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time" office:time-value="PT11H48M48.522S" table:style-name="ce2">
            <text:p>48:48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time" office:time-value="PT11H48M48.742S" table:style-name="ce2">
            <text:p>48:48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time" office:time-value="PT11H48M46.387S" table:style-name="ce2">
            <text:p>48:46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413" table:style-name="ce1">
            <text:p>24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time" office:time-value="PT11H48M48.587S" table:style-name="ce2">
            <text:p>48:48.6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time" office:time-value="PT11H48M48.817S" table:style-name="ce2">
            <text:p>48:48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time" office:time-value="PT11H48M48.587S" table:style-name="ce2">
            <text:p>48:48.6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85" table:style-name="ce1">
            <text:p>28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time" office:time-value="PT11H48M46.137S" table:style-name="ce2">
            <text:p>48:46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755" table:style-name="ce1">
            <text:p>27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time" office:time-value="PT11H48M48.877S" table:style-name="ce2">
            <text:p>48:48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time" office:time-value="PT11H48M48.587S" table:style-name="ce2">
            <text:p>48:48.6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53" table:style-name="ce1">
            <text:p>35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time" office:time-value="PT11H48M48.942S" table:style-name="ce2">
            <text:p>48:48.9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time" office:time-value="PT11H48M46.137S" table:style-name="ce2">
            <text:p>48:46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831" table:style-name="ce1">
            <text:p>28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time" office:time-value="PT11H48M48.577S" table:style-name="ce2">
            <text:p>48:48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time" office:time-value="PT11H48M49.002S" table:style-name="ce2">
            <text:p>48:49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time" office:time-value="PT11H48M46.037S" table:style-name="ce2">
            <text:p>48:46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010" table:style-name="ce1">
            <text:p>30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time" office:time-value="PT11H48M48.562S" table:style-name="ce2">
            <text:p>48:48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508" table:style-name="ce1">
            <text:p>50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time" office:time-value="PT11H48M49.072S" table:style-name="ce2">
            <text:p>48:49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time" office:time-value="PT11H48M48.967S" table:style-name="ce2">
            <text:p>48:49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83" table:style-name="ce1">
            <text:p>1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time" office:time-value="PT11H48M48.547S" table:style-name="ce2">
            <text:p>48:48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19" table:style-name="ce1">
            <text:p>61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time" office:time-value="PT11H48M48.897S" table:style-name="ce2">
            <text:p>48:48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95" table:style-name="ce1">
            <text:p>2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time" office:time-value="PT11H48M49.092S" table:style-name="ce2">
            <text:p>48:49.1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time" office:time-value="PT11H48M49.167S" table:style-name="ce2">
            <text:p>48:49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time" office:time-value="PT11H48M49.207S" table:style-name="ce2">
            <text:p>48:49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time" office:time-value="PT11H48M49.017S" table:style-name="ce2">
            <text:p>48:49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time" office:time-value="PT11H48M48.802S" table:style-name="ce2">
            <text:p>48:48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73" table:style-name="ce1">
            <text:p>4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time" office:time-value="PT11H48M48.957S" table:style-name="ce2">
            <text:p>48:49.0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time" office:time-value="PT11H48M48.897S" table:style-name="ce2">
            <text:p>48:48.9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446" table:style-name="ce1">
            <text:p>44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time" office:time-value="PT11H48M48.727S" table:style-name="ce2">
            <text:p>48:48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642" table:style-name="ce1">
            <text:p>64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time" office:time-value="PT11H48M48.832S" table:style-name="ce2">
            <text:p>48:48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time" office:time-value="PT11H48M48.652S" table:style-name="ce2">
            <text:p>48:48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783" table:style-name="ce1">
            <text:p>7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time" office:time-value="PT11H48M48.767S" table:style-name="ce2">
            <text:p>48:48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97" table:style-name="ce1">
            <text:p>69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time" office:time-value="PT11H48M48.597S" table:style-name="ce2">
            <text:p>48:48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time" office:time-value="PT11H48M48.472S" table:style-name="ce2">
            <text:p>48:48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time" office:time-value="PT11H48M48.337S" table:style-name="ce2">
            <text:p>48:48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283" table:style-name="ce1">
            <text:p>128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time" office:time-value="PT11H48M48.102S" table:style-name="ce2">
            <text:p>48:48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581" table:style-name="ce1">
            <text:p>158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time" office:time-value="PT11H48M47.837S" table:style-name="ce2">
            <text:p>48:47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890" table:style-name="ce1">
            <text:p>189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time" office:time-value="PT11H48M47.597S" table:style-name="ce2">
            <text:p>48:47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179" table:style-name="ce1">
            <text:p>217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time" office:time-value="PT11H48M46.982S" table:style-name="ce2">
            <text:p>48:47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834" table:style-name="ce1">
            <text:p>283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time" office:time-value="PT11H48M49.047S" table:style-name="ce2">
            <text:p>48:49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time" office:time-value="PT11H48M46.847S" table:style-name="ce2">
            <text:p>48:46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3946" table:style-name="ce1">
            <text:p>3946</text:p>
          </table:table-cell>
          <table:table-cell office:value-type="string" table:style-name="ce1">
            <text:p>Success</text:p>
          </table:table-cell>
          <table:table-cell office:value-type="float" office:value="17874" table:style-name="ce1">
            <text:p>17874</text:p>
          </table:table-cell>
          <table:table-cell table:number-columns-repeated="16377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time" office:time-value="PT11H48M50.797S" table:style-name="ce2">
            <text:p>48:50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time" office:time-value="PT11H48M46.997S" table:style-name="ce2">
            <text:p>48:47.0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5455" table:style-name="ce1">
            <text:p>5455</text:p>
          </table:table-cell>
          <table:table-cell office:value-type="string" table:style-name="ce1">
            <text:p>Success</text:p>
          </table:table-cell>
          <table:table-cell office:value-type="float" office:value="2368" table:style-name="ce1">
            <text:p>2368</text:p>
          </table:table-cell>
          <table:table-cell table:number-columns-repeated="16377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time" office:time-value="PT11H48M52.457S" table:style-name="ce2">
            <text:p>48:52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time" office:time-value="PT11H48M52.467S" table:style-name="ce2">
            <text:p>48:52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564" table:style-name="ce1">
            <text:p>564</text:p>
          </table:table-cell>
          <table:table-cell table:number-columns-repeated="16377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time" office:time-value="PT11H48M48.397S" table:style-name="ce2">
            <text:p>48:48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5308" table:style-name="ce1">
            <text:p>5308</text:p>
          </table:table-cell>
          <table:table-cell office:value-type="string" table:style-name="ce1">
            <text:p>Success</text:p>
          </table:table-cell>
          <table:table-cell office:value-type="float" office:value="66501" table:style-name="ce1">
            <text:p>66501</text:p>
          </table:table-cell>
          <table:table-cell table:number-columns-repeated="16377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time" office:time-value="PT11H48M49.567S" table:style-name="ce2">
            <text:p>48:49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197" table:style-name="ce1">
            <text:p>4197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time" office:time-value="PT11H48M46.722S" table:style-name="ce2">
            <text:p>48:46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108" table:style-name="ce1">
            <text:p>7108</text:p>
          </table:table-cell>
          <table:table-cell office:value-type="string" table:style-name="ce1">
            <text:p>Success</text:p>
          </table:table-cell>
          <table:table-cell office:value-type="float" office:value="65938" table:style-name="ce1">
            <text:p>65938</text:p>
          </table:table-cell>
          <table:table-cell table:number-columns-repeated="16377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time" office:time-value="PT11H48M49.687S" table:style-name="ce2">
            <text:p>48:49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162" table:style-name="ce1">
            <text:p>4162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time" office:time-value="PT11H48M49.152S" table:style-name="ce2">
            <text:p>48:49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738" table:style-name="ce1">
            <text:p>4738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time" office:time-value="PT11H48M46.032S" table:style-name="ce2">
            <text:p>48:46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7861" table:style-name="ce1">
            <text:p>7861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time" office:time-value="PT11H48M46.797S" table:style-name="ce2">
            <text:p>48:46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7144" table:style-name="ce1">
            <text:p>7144</text:p>
          </table:table-cell>
          <table:table-cell office:value-type="string" table:style-name="ce1">
            <text:p>Success</text:p>
          </table:table-cell>
          <table:table-cell office:value-type="float" office:value="22976" table:style-name="ce1">
            <text:p>22976</text:p>
          </table:table-cell>
          <table:table-cell table:number-columns-repeated="16377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time" office:time-value="PT11H48M48.197S" table:style-name="ce2">
            <text:p>48:48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760" table:style-name="ce1">
            <text:p>5760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time" office:time-value="PT11H48M47.822S" table:style-name="ce2">
            <text:p>48:47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6145" table:style-name="ce1">
            <text:p>6145</text:p>
          </table:table-cell>
          <table:table-cell office:value-type="string" table:style-name="ce1">
            <text:p>Success</text:p>
          </table:table-cell>
          <table:table-cell office:value-type="float" office:value="66499" table:style-name="ce1">
            <text:p>66499</text:p>
          </table:table-cell>
          <table:table-cell table:number-columns-repeated="16377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time" office:time-value="PT11H48M49.192S" table:style-name="ce2">
            <text:p>48:49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795" table:style-name="ce1">
            <text:p>4795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time" office:time-value="PT11H48M46.162S" table:style-name="ce2">
            <text:p>48:46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836" table:style-name="ce1">
            <text:p>7836</text:p>
          </table:table-cell>
          <table:table-cell office:value-type="string" table:style-name="ce1">
            <text:p>Success</text:p>
          </table:table-cell>
          <table:table-cell office:value-type="float" office:value="66499" table:style-name="ce1">
            <text:p>66499</text:p>
          </table:table-cell>
          <table:table-cell table:number-columns-repeated="16377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time" office:time-value="PT11H48M49.777S" table:style-name="ce2">
            <text:p>48:49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227" table:style-name="ce1">
            <text:p>4227</text:p>
          </table:table-cell>
          <table:table-cell office:value-type="string" table:style-name="ce1">
            <text:p>Success</text:p>
          </table:table-cell>
          <table:table-cell office:value-type="float" office:value="22248" table:style-name="ce1">
            <text:p>22248</text:p>
          </table:table-cell>
          <table:table-cell table:number-columns-repeated="16377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time" office:time-value="PT11H48M53.707S" table:style-name="ce2">
            <text:p>48:53.7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39" table:style-name="ce1">
            <text:p>3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time" office:time-value="PT11H48M49.622S" table:style-name="ce2">
            <text:p>48:49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438" table:style-name="ce1">
            <text:p>4438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time" office:time-value="PT11H48M46.617S" table:style-name="ce2">
            <text:p>48:46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471" table:style-name="ce1">
            <text:p>7471</text:p>
          </table:table-cell>
          <table:table-cell office:value-type="string" table:style-name="ce1">
            <text:p>Success</text:p>
          </table:table-cell>
          <table:table-cell office:value-type="float" office:value="66499" table:style-name="ce1">
            <text:p>66499</text:p>
          </table:table-cell>
          <table:table-cell table:number-columns-repeated="16377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time" office:time-value="PT11H48M48.437S" table:style-name="ce2">
            <text:p>48:48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5673" table:style-name="ce1">
            <text:p>5673</text:p>
          </table:table-cell>
          <table:table-cell office:value-type="string" table:style-name="ce1">
            <text:p>Success</text:p>
          </table:table-cell>
          <table:table-cell office:value-type="float" office:value="66499" table:style-name="ce1">
            <text:p>66499</text:p>
          </table:table-cell>
          <table:table-cell table:number-columns-repeated="16377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time" office:time-value="PT11H48M48.392S" table:style-name="ce2">
            <text:p>48:48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747" table:style-name="ce1">
            <text:p>5747</text:p>
          </table:table-cell>
          <table:table-cell office:value-type="string" table:style-name="ce1">
            <text:p>Success</text:p>
          </table:table-cell>
          <table:table-cell office:value-type="float" office:value="66501" table:style-name="ce1">
            <text:p>66501</text:p>
          </table:table-cell>
          <table:table-cell table:number-columns-repeated="16377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time" office:time-value="PT11H48M46.377S" table:style-name="ce2">
            <text:p>48:46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7775" table:style-name="ce1">
            <text:p>7775</text:p>
          </table:table-cell>
          <table:table-cell office:value-type="string" table:style-name="ce1">
            <text:p>Success</text:p>
          </table:table-cell>
          <table:table-cell office:value-type="float" office:value="66499" table:style-name="ce1">
            <text:p>66499</text:p>
          </table:table-cell>
          <table:table-cell table:number-columns-repeated="16377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time" office:time-value="PT11H48M49.732S" table:style-name="ce2">
            <text:p>48:49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486" table:style-name="ce1">
            <text:p>4486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time" office:time-value="PT11H48M49.507S" table:style-name="ce2">
            <text:p>48:49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724" table:style-name="ce1">
            <text:p>4724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time" office:time-value="PT11H48M47.282S" table:style-name="ce2">
            <text:p>48:47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963" table:style-name="ce1">
            <text:p>6963</text:p>
          </table:table-cell>
          <table:table-cell office:value-type="string" table:style-name="ce1">
            <text:p>Success</text:p>
          </table:table-cell>
          <table:table-cell office:value-type="float" office:value="66499" table:style-name="ce1">
            <text:p>66499</text:p>
          </table:table-cell>
          <table:table-cell table:number-columns-repeated="16377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time" office:time-value="PT11H48M46.587S" table:style-name="ce2">
            <text:p>48:46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672" table:style-name="ce1">
            <text:p>7672</text:p>
          </table:table-cell>
          <table:table-cell office:value-type="string" table:style-name="ce1">
            <text:p>Success</text:p>
          </table:table-cell>
          <table:table-cell office:value-type="float" office:value="65771" table:style-name="ce1">
            <text:p>65771</text:p>
          </table:table-cell>
          <table:table-cell table:number-columns-repeated="16377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time" office:time-value="PT11H48M53.897S" table:style-name="ce2">
            <text:p>48:53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66" table:style-name="ce1">
            <text:p>366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time" office:time-value="PT11H48M49.347S" table:style-name="ce2">
            <text:p>48:49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930" table:style-name="ce1">
            <text:p>4930</text:p>
          </table:table-cell>
          <table:table-cell office:value-type="string" table:style-name="ce1">
            <text:p>Success</text:p>
          </table:table-cell>
          <table:table-cell office:value-type="float" office:value="47549" table:style-name="ce1">
            <text:p>47549</text:p>
          </table:table-cell>
          <table:table-cell table:number-columns-repeated="16377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time" office:time-value="PT11H48M46.997S" table:style-name="ce2">
            <text:p>48:47.0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7289" table:style-name="ce1">
            <text:p>7289</text:p>
          </table:table-cell>
          <table:table-cell office:value-type="string" table:style-name="ce1">
            <text:p>Success</text:p>
          </table:table-cell>
          <table:table-cell office:value-type="float" office:value="66499" table:style-name="ce1">
            <text:p>66499</text:p>
          </table:table-cell>
          <table:table-cell table:number-columns-repeated="16377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time" office:time-value="PT11H48M49.302S" table:style-name="ce2">
            <text:p>48:49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987" table:style-name="ce1">
            <text:p>4987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time" office:time-value="PT11H48M47.067S" table:style-name="ce2">
            <text:p>48:47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7235" table:style-name="ce1">
            <text:p>7235</text:p>
          </table:table-cell>
          <table:table-cell office:value-type="string" table:style-name="ce1">
            <text:p>Success</text:p>
          </table:table-cell>
          <table:table-cell office:value-type="float" office:value="66499" table:style-name="ce1">
            <text:p>66499</text:p>
          </table:table-cell>
          <table:table-cell table:number-columns-repeated="16377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time" office:time-value="PT11H48M47.357S" table:style-name="ce2">
            <text:p>48:47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953" table:style-name="ce1">
            <text:p>6953</text:p>
          </table:table-cell>
          <table:table-cell office:value-type="string" table:style-name="ce1">
            <text:p>Success</text:p>
          </table:table-cell>
          <table:table-cell office:value-type="float" office:value="66499" table:style-name="ce1">
            <text:p>66499</text:p>
          </table:table-cell>
          <table:table-cell table:number-columns-repeated="16377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time" office:time-value="PT11H48M47.317S" table:style-name="ce2">
            <text:p>48:47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7001" table:style-name="ce1">
            <text:p>7001</text:p>
          </table:table-cell>
          <table:table-cell office:value-type="string" table:style-name="ce1">
            <text:p>Success</text:p>
          </table:table-cell>
          <table:table-cell office:value-type="float" office:value="66499" table:style-name="ce1">
            <text:p>66499</text:p>
          </table:table-cell>
          <table:table-cell table:number-columns-repeated="16377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time" office:time-value="PT11H48M53.942S" table:style-name="ce2">
            <text:p>48:53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08" table:style-name="ce1">
            <text:p>408</text:p>
          </table:table-cell>
          <table:table-cell office:value-type="string" table:style-name="ce1">
            <text:p>Success</text:p>
          </table:table-cell>
          <table:table-cell office:value-type="float" office:value="53043" table:style-name="ce1">
            <text:p>53043</text:p>
          </table:table-cell>
          <table:table-cell table:number-columns-repeated="16377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time" office:time-value="PT11H48M47.307S" table:style-name="ce2">
            <text:p>48:47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049" table:style-name="ce1">
            <text:p>7049</text:p>
          </table:table-cell>
          <table:table-cell office:value-type="string" table:style-name="ce1">
            <text:p>Success</text:p>
          </table:table-cell>
          <table:table-cell office:value-type="float" office:value="66499" table:style-name="ce1">
            <text:p>66499</text:p>
          </table:table-cell>
          <table:table-cell table:number-columns-repeated="16377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time" office:time-value="PT11H48M46.332S" table:style-name="ce2">
            <text:p>48:46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8032" table:style-name="ce1">
            <text:p>8032</text:p>
          </table:table-cell>
          <table:table-cell office:value-type="string" table:style-name="ce1">
            <text:p>Success</text:p>
          </table:table-cell>
          <table:table-cell office:value-type="float" office:value="66499" table:style-name="ce1">
            <text:p>66499</text:p>
          </table:table-cell>
          <table:table-cell table:number-columns-repeated="16377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time" office:time-value="PT11H48M46.112S" table:style-name="ce2">
            <text:p>48:46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273" table:style-name="ce1">
            <text:p>8273</text:p>
          </table:table-cell>
          <table:table-cell office:value-type="string" table:style-name="ce1">
            <text:p>Success</text:p>
          </table:table-cell>
          <table:table-cell office:value-type="float" office:value="65771" table:style-name="ce1">
            <text:p>65771</text:p>
          </table:table-cell>
          <table:table-cell table:number-columns-repeated="16377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time" office:time-value="PT11H48M53.897S" table:style-name="ce2">
            <text:p>48:53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time" office:time-value="PT11H48M49.247S" table:style-name="ce2">
            <text:p>48:49.2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5178" table:style-name="ce1">
            <text:p>5178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time" office:time-value="PT11H48M47.277S" table:style-name="ce2">
            <text:p>48:47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167" table:style-name="ce1">
            <text:p>7167</text:p>
          </table:table-cell>
          <table:table-cell office:value-type="string" table:style-name="ce1">
            <text:p>Success</text:p>
          </table:table-cell>
          <table:table-cell office:value-type="float" office:value="66499" table:style-name="ce1">
            <text:p>66499</text:p>
          </table:table-cell>
          <table:table-cell table:number-columns-repeated="16377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time" office:time-value="PT11H48M47.182S" table:style-name="ce2">
            <text:p>48:47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7271" table:style-name="ce1">
            <text:p>7271</text:p>
          </table:table-cell>
          <table:table-cell office:value-type="string" table:style-name="ce1">
            <text:p>Success</text:p>
          </table:table-cell>
          <table:table-cell office:value-type="float" office:value="66501" table:style-name="ce1">
            <text:p>66501</text:p>
          </table:table-cell>
          <table:table-cell table:number-columns-repeated="16377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time" office:time-value="PT11H48M46.842S" table:style-name="ce2">
            <text:p>48:46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615" table:style-name="ce1">
            <text:p>7615</text:p>
          </table:table-cell>
          <table:table-cell office:value-type="string" table:style-name="ce1">
            <text:p>Success</text:p>
          </table:table-cell>
          <table:table-cell office:value-type="float" office:value="66499" table:style-name="ce1">
            <text:p>66499</text:p>
          </table:table-cell>
          <table:table-cell table:number-columns-repeated="16377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time" office:time-value="PT11H48M45.927S" table:style-name="ce2">
            <text:p>48:45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8533" table:style-name="ce1">
            <text:p>8533</text:p>
          </table:table-cell>
          <table:table-cell office:value-type="string" table:style-name="ce1">
            <text:p>Success</text:p>
          </table:table-cell>
          <table:table-cell office:value-type="float" office:value="66499" table:style-name="ce1">
            <text:p>66499</text:p>
          </table:table-cell>
          <table:table-cell table:number-columns-repeated="16377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time" office:time-value="PT11H48M53.832S" table:style-name="ce2">
            <text:p>48:53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720" table:style-name="ce1">
            <text:p>72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time" office:time-value="PT11H48M52.492S" table:style-name="ce2">
            <text:p>48:52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270" table:style-name="ce1">
            <text:p>2270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time" office:time-value="PT11H48M54.452S" table:style-name="ce2">
            <text:p>48:54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51" table:style-name="ce1">
            <text:p>3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time" office:time-value="PT11H48M53.852S" table:style-name="ce2">
            <text:p>48:53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106" table:style-name="ce1">
            <text:p>1106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time" office:time-value="PT11H48M54.007S" table:style-name="ce2">
            <text:p>48:54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974" table:style-name="ce1">
            <text:p>974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time" office:time-value="PT11H48M54.462S" table:style-name="ce2">
            <text:p>48:54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538" table:style-name="ce1">
            <text:p>5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time" office:time-value="PT11H48M53.987S" table:style-name="ce2">
            <text:p>48:54.0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068" table:style-name="ce1">
            <text:p>1068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time" office:time-value="PT11H48M54.457S" table:style-name="ce2">
            <text:p>48:54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17" table:style-name="ce1">
            <text:p>61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time" office:time-value="PT11H48M54.217S" table:style-name="ce2">
            <text:p>48:54.2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time" office:time-value="PT11H48M53.957S" table:style-name="ce2">
            <text:p>48:54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297" table:style-name="ce1">
            <text:p>129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time" office:time-value="PT11H48M54.442S" table:style-name="ce2">
            <text:p>48:54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821" table:style-name="ce1">
            <text:p>8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time" office:time-value="PT11H48M55.257S" table:style-name="ce2">
            <text:p>48:55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time" office:time-value="PT11H48M54.357S" table:style-name="ce2">
            <text:p>48:54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982" table:style-name="ce1">
            <text:p>9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time" office:time-value="PT11H48M55.317S" table:style-name="ce2">
            <text:p>48:55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578" table:style-name="ce1">
            <text:p>578</text:p>
          </table:table-cell>
          <table:table-cell table:number-columns-repeated="16377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time" office:time-value="PT11H48M54.387S" table:style-name="ce2">
            <text:p>48:54.4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102" table:style-name="ce1">
            <text:p>11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time" office:time-value="PT11H48M54.367S" table:style-name="ce2">
            <text:p>48:54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263" table:style-name="ce1">
            <text:p>12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time" office:time-value="PT11H48M54.302S" table:style-name="ce2">
            <text:p>48:54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465" table:style-name="ce1">
            <text:p>146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time" office:time-value="PT11H48M54.287S" table:style-name="ce2">
            <text:p>48:54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551" table:style-name="ce1">
            <text:p>15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time" office:time-value="PT11H48M54.322S" table:style-name="ce2">
            <text:p>48:54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574" table:style-name="ce1">
            <text:p>157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time" office:time-value="PT11H48M54.312S" table:style-name="ce2">
            <text:p>48:54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636" table:style-name="ce1">
            <text:p>16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time" office:time-value="PT11H48M54.262S" table:style-name="ce2">
            <text:p>48:54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735" table:style-name="ce1">
            <text:p>17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time" office:time-value="PT11H48M54.247S" table:style-name="ce2">
            <text:p>48:54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1824" table:style-name="ce1">
            <text:p>18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time" office:time-value="PT11H48M54.142S" table:style-name="ce2">
            <text:p>48:54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982" table:style-name="ce1">
            <text:p>198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time" office:time-value="PT11H48M54.087S" table:style-name="ce2">
            <text:p>48:54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073" table:style-name="ce1">
            <text:p>207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time" office:time-value="PT11H48M54.112S" table:style-name="ce2">
            <text:p>48:54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100" table:style-name="ce1">
            <text:p>21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time" office:time-value="PT11H48M54.157S" table:style-name="ce2">
            <text:p>48:54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095" table:style-name="ce1">
            <text:p>209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time" office:time-value="PT11H48M53.972S" table:style-name="ce2">
            <text:p>48:54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322" table:style-name="ce1">
            <text:p>23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time" office:time-value="PT11H48M53.997S" table:style-name="ce2">
            <text:p>48:54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014593042130899292</text:p>
          </table:table-cell>
          <table:table-cell office:value-type="float" office:value="2348" table:style-name="ce1">
            <text:p>234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time" office:time-value="PT11H48M54.047S" table:style-name="ce2">
            <text:p>48:54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338" table:style-name="ce1">
            <text:p>233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time" office:time-value="PT11H48M56.347S" table:style-name="ce2">
            <text:p>48:56.3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7" table:style-name="ce1">
            <text:p>8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time" office:time-value="PT11H48M56.297S" table:style-name="ce2">
            <text:p>48:56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time" office:time-value="PT11H48M56.252S" table:style-name="ce2">
            <text:p>48:56.3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time" office:time-value="PT11H48M56.212S" table:style-name="ce2">
            <text:p>48:56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56" table:style-name="ce1">
            <text:p>35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time" office:time-value="PT11H48M56.162S" table:style-name="ce2">
            <text:p>48:56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447" table:style-name="ce1">
            <text:p>4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time" office:time-value="PT11H48M56.127S" table:style-name="ce2">
            <text:p>48:56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532" table:style-name="ce1">
            <text:p>53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time" office:time-value="PT11H48M56.072S" table:style-name="ce2">
            <text:p>48:56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621" table:style-name="ce1">
            <text:p>6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time" office:time-value="PT11H48M55.997S" table:style-name="ce2">
            <text:p>48:56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time" office:time-value="PT11H48M55.947S" table:style-name="ce2">
            <text:p>48:55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831" table:style-name="ce1">
            <text:p>83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time" office:time-value="PT11H48M55.897S" table:style-name="ce2">
            <text:p>48:55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927" table:style-name="ce1">
            <text:p>9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time" office:time-value="PT11H48M55.837S" table:style-name="ce2">
            <text:p>48:55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035" table:style-name="ce1">
            <text:p>10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time" office:time-value="PT11H48M55.772S" table:style-name="ce2">
            <text:p>48:55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40" table:style-name="ce1">
            <text:p>11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time" office:time-value="PT11H48M55.632S" table:style-name="ce2">
            <text:p>48:55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325" table:style-name="ce1">
            <text:p>13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time" office:time-value="PT11H48M55.487S" table:style-name="ce2">
            <text:p>48:55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516" table:style-name="ce1">
            <text:p>151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time" office:time-value="PT11H48M55.342S" table:style-name="ce2">
            <text:p>48:55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702" table:style-name="ce1">
            <text:p>170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time" office:time-value="PT11H48M55.267S" table:style-name="ce2">
            <text:p>48:55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1828" table:style-name="ce1">
            <text:p>182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time" office:time-value="PT11H48M55.077S" table:style-name="ce2">
            <text:p>48:55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055" table:style-name="ce1">
            <text:p>20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time" office:time-value="PT11H48M55.002S" table:style-name="ce2">
            <text:p>48:55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185" table:style-name="ce1">
            <text:p>218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time" office:time-value="PT11H48M54.807S" table:style-name="ce2">
            <text:p>48:54.8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414" table:style-name="ce1">
            <text:p>24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time" office:time-value="PT11H48M54.552S" table:style-name="ce2">
            <text:p>48:54.6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2713" table:style-name="ce1">
            <text:p>27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time" office:time-value="PT11H48M57.047S" table:style-name="ce2">
            <text:p>48:57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265" table:style-name="ce1">
            <text:p>2265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time" office:time-value="PT11H48M56.387S" table:style-name="ce2">
            <text:p>48:56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939" table:style-name="ce1">
            <text:p>2939</text:p>
          </table:table-cell>
          <table:table-cell office:value-type="string" table:style-name="ce1">
            <text:p>Success</text:p>
          </table:table-cell>
          <table:table-cell office:value-type="float" office:value="22976" table:style-name="ce1">
            <text:p>22976</text:p>
          </table:table-cell>
          <table:table-cell table:number-columns-repeated="16377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time" office:time-value="PT11H48M56.877S" table:style-name="ce2">
            <text:p>48:56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574" table:style-name="ce1">
            <text:p>2574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time" office:time-value="PT11H48M57.222S" table:style-name="ce2">
            <text:p>48:57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227" table:style-name="ce1">
            <text:p>2227</text:p>
          </table:table-cell>
          <table:table-cell office:value-type="string" table:style-name="ce1">
            <text:p>Success</text:p>
          </table:table-cell>
          <table:table-cell office:value-type="float" office:value="22976" table:style-name="ce1">
            <text:p>22976</text:p>
          </table:table-cell>
          <table:table-cell table:number-columns-repeated="16377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time" office:time-value="PT11H48M54.232S" table:style-name="ce2">
            <text:p>48:54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236" table:style-name="ce1">
            <text:p>5236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time" office:time-value="PT11H48M54.967S" table:style-name="ce2">
            <text:p>48:55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506" table:style-name="ce1">
            <text:p>4506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time" office:time-value="PT11H48M55.092S" table:style-name="ce2">
            <text:p>48:55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4400" table:style-name="ce1">
            <text:p>440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time" office:time-value="PT11H48M49.207S" table:style-name="ce2">
            <text:p>48:49.2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367" table:style-name="ce1">
            <text:p>10367</text:p>
          </table:table-cell>
          <table:table-cell office:value-type="string" table:style-name="ce1">
            <text:p>Success</text:p>
          </table:table-cell>
          <table:table-cell office:value-type="float" office:value="47549" table:style-name="ce1">
            <text:p>47549</text:p>
          </table:table-cell>
          <table:table-cell table:number-columns-repeated="16377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time" office:time-value="PT11H48M56.477S" table:style-name="ce2">
            <text:p>48:56.5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115" table:style-name="ce1">
            <text:p>3115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time" office:time-value="PT11H48M48.377S" table:style-name="ce2">
            <text:p>48:48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230" table:style-name="ce1">
            <text:p>11230</text:p>
          </table:table-cell>
          <table:table-cell office:value-type="string" table:style-name="ce1">
            <text:p>Success</text:p>
          </table:table-cell>
          <table:table-cell office:value-type="float" office:value="67079" table:style-name="ce1">
            <text:p>67079</text:p>
          </table:table-cell>
          <table:table-cell table:number-columns-repeated="16377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time" office:time-value="PT11H48M56.737S" table:style-name="ce2">
            <text:p>48:56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881" table:style-name="ce1">
            <text:p>2881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time" office:time-value="PT11H48M49.372S" table:style-name="ce2">
            <text:p>48:49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0260" table:style-name="ce1">
            <text:p>10260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time" office:time-value="PT11H48M49.277S" table:style-name="ce2">
            <text:p>48:49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0361" table:style-name="ce1">
            <text:p>10361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time" office:time-value="PT11H48M46.957S" table:style-name="ce2">
            <text:p>48:47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2682" table:style-name="ce1">
            <text:p>12682</text:p>
          </table:table-cell>
          <table:table-cell office:value-type="string" table:style-name="ce1">
            <text:p>Success</text:p>
          </table:table-cell>
          <table:table-cell office:value-type="float" office:value="67083" table:style-name="ce1">
            <text:p>67083</text:p>
          </table:table-cell>
          <table:table-cell table:number-columns-repeated="16377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time" office:time-value="PT11H48M47.687S" table:style-name="ce2">
            <text:p>48:47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1959" table:style-name="ce1">
            <text:p>11959</text:p>
          </table:table-cell>
          <table:table-cell office:value-type="string" table:style-name="ce1">
            <text:p>Success</text:p>
          </table:table-cell>
          <table:table-cell office:value-type="float" office:value="67079" table:style-name="ce1">
            <text:p>67079</text:p>
          </table:table-cell>
          <table:table-cell table:number-columns-repeated="16377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time" office:time-value="PT11H48M49.412S" table:style-name="ce2">
            <text:p>48:49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237" table:style-name="ce1">
            <text:p>10237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time" office:time-value="PT11H48M56.657S" table:style-name="ce2">
            <text:p>48:56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030" table:style-name="ce1">
            <text:p>3030</text:p>
          </table:table-cell>
          <table:table-cell office:value-type="string" table:style-name="ce1">
            <text:p>Success</text:p>
          </table:table-cell>
          <table:table-cell office:value-type="float" office:value="22976" table:style-name="ce1">
            <text:p>22976</text:p>
          </table:table-cell>
          <table:table-cell table:number-columns-repeated="16377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time" office:time-value="PT11H48M49.462S" table:style-name="ce2">
            <text:p>48:49.5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239" table:style-name="ce1">
            <text:p>10239</text:p>
          </table:table-cell>
          <table:table-cell office:value-type="string" table:style-name="ce1">
            <text:p>Success</text:p>
          </table:table-cell>
          <table:table-cell office:value-type="float" office:value="47549" table:style-name="ce1">
            <text:p>47549</text:p>
          </table:table-cell>
          <table:table-cell table:number-columns-repeated="16377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time" office:time-value="PT11H48M57.187S" table:style-name="ce2">
            <text:p>48:57.2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525" table:style-name="ce1">
            <text:p>2525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time" office:time-value="PT11H48M49.222S" table:style-name="ce2">
            <text:p>48:49.2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499" table:style-name="ce1">
            <text:p>10499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time" office:time-value="PT11H48M54.982S" table:style-name="ce2">
            <text:p>48:55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748" table:style-name="ce1">
            <text:p>4748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time" office:time-value="PT11H48M59.497S" table:style-name="ce2">
            <text:p>48:59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time" office:time-value="PT11H48M54.417S" table:style-name="ce2">
            <text:p>48:54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343" table:style-name="ce1">
            <text:p>5343</text:p>
          </table:table-cell>
          <table:table-cell office:value-type="string" table:style-name="ce1">
            <text:p>Success</text:p>
          </table:table-cell>
          <table:table-cell office:value-type="float" office:value="37523" table:style-name="ce1">
            <text:p>37523</text:p>
          </table:table-cell>
          <table:table-cell table:number-columns-repeated="16377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time" office:time-value="PT11H48M59.737S" table:style-name="ce2">
            <text:p>48:59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time" office:time-value="PT11H48M59.732S" table:style-name="ce2">
            <text:p>48:59.7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time" office:time-value="PT11H48M47.997S" table:style-name="ce2">
            <text:p>48:48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1784" table:style-name="ce1">
            <text:p>11784</text:p>
          </table:table-cell>
          <table:table-cell office:value-type="string" table:style-name="ce1">
            <text:p>Success</text:p>
          </table:table-cell>
          <table:table-cell office:value-type="float" office:value="71310" table:style-name="ce1">
            <text:p>71310</text:p>
          </table:table-cell>
          <table:table-cell table:number-columns-repeated="16377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time" office:time-value="PT11H48M59.772S" table:style-name="ce2">
            <text:p>48:59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time" office:time-value="PT11H48M59.477S" table:style-name="ce2">
            <text:p>48:59.5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41" table:style-name="ce1">
            <text:p>34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time" office:time-value="PT11H48M59.782S" table:style-name="ce2">
            <text:p>48:59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time" office:time-value="PT11H48M59.772S" table:style-name="ce2">
            <text:p>48:59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624" table:style-name="ce1">
            <text:p>624</text:p>
          </table:table-cell>
          <table:table-cell table:number-columns-repeated="16377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time" office:time-value="PT11H48M59.822S" table:style-name="ce2">
            <text:p>48:59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624" table:style-name="ce1">
            <text:p>624</text:p>
          </table:table-cell>
          <table:table-cell table:number-columns-repeated="16377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time" office:time-value="PT11H48M59.817S" table:style-name="ce2">
            <text:p>48:59.8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time" office:time-value="PT11H48M59.852S" table:style-name="ce2">
            <text:p>48:59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624" table:style-name="ce1">
            <text:p>624</text:p>
          </table:table-cell>
          <table:table-cell table:number-columns-repeated="16377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time" office:time-value="PT11H48M59.457S" table:style-name="ce2">
            <text:p>48:59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43" table:style-name="ce1">
            <text:p>543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time" office:time-value="PT11H48M59.327S" table:style-name="ce2">
            <text:p>48:59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686" table:style-name="ce1">
            <text:p>686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time" office:time-value="PT11H48M49.817S" table:style-name="ce2">
            <text:p>48:49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0285" table:style-name="ce1">
            <text:p>10285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time" office:time-value="PT11H48M57.137S" table:style-name="ce2">
            <text:p>48:57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970" table:style-name="ce1">
            <text:p>2970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time" office:time-value="PT11H48M54.262S" table:style-name="ce2">
            <text:p>48:54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967" table:style-name="ce1">
            <text:p>5967</text:p>
          </table:table-cell>
          <table:table-cell office:value-type="string" table:style-name="ce1">
            <text:p>Success</text:p>
          </table:table-cell>
          <table:table-cell office:value-type="float" office:value="37523" table:style-name="ce1">
            <text:p>37523</text:p>
          </table:table-cell>
          <table:table-cell table:number-columns-repeated="16377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time" office:time-value="PT11H48M59.692S" table:style-name="ce2">
            <text:p>48:59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643" table:style-name="ce1">
            <text:p>643</text:p>
          </table:table-cell>
          <table:table-cell office:value-type="string" table:style-name="ce1">
            <text:p>Success</text:p>
          </table:table-cell>
          <table:table-cell office:value-type="float" office:value="66911" table:style-name="ce1">
            <text:p>66911</text:p>
          </table:table-cell>
          <table:table-cell table:number-columns-repeated="16377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time" office:time-value="PT11H48M59.592S" table:style-name="ce2">
            <text:p>48:59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time" office:time-value="PT11H48M59.637S" table:style-name="ce2">
            <text:p>48:59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25" table:style-name="ce1">
            <text:p>825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time" office:time-value="PT11H48M49.877S" table:style-name="ce2">
            <text:p>48:49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0767" table:style-name="ce1">
            <text:p>10767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time" office:time-value="PT11H48M56.697S" table:style-name="ce2">
            <text:p>48:56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957" table:style-name="ce1">
            <text:p>3957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time" office:time-value="PT11H48M47.702S" table:style-name="ce2">
            <text:p>48:47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2990" table:style-name="ce1">
            <text:p>12990</text:p>
          </table:table-cell>
          <table:table-cell office:value-type="string" table:style-name="ce1">
            <text:p>Success</text:p>
          </table:table-cell>
          <table:table-cell office:value-type="float" office:value="67079" table:style-name="ce1">
            <text:p>67079</text:p>
          </table:table-cell>
          <table:table-cell table:number-columns-repeated="16377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time" office:time-value="PT11H48M57.007S" table:style-name="ce2">
            <text:p>48:57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784" table:style-name="ce1">
            <text:p>3784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time" office:time-value="PT11H48M48.197S" table:style-name="ce2">
            <text:p>48:48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2613" table:style-name="ce1">
            <text:p>12613</text:p>
          </table:table-cell>
          <table:table-cell office:value-type="string" table:style-name="ce1">
            <text:p>Success</text:p>
          </table:table-cell>
          <table:table-cell office:value-type="float" office:value="67060" table:style-name="ce1">
            <text:p>67060</text:p>
          </table:table-cell>
          <table:table-cell table:number-columns-repeated="16377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time" office:time-value="PT11H48M47.392S" table:style-name="ce2">
            <text:p>48:47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3437" table:style-name="ce1">
            <text:p>13437</text:p>
          </table:table-cell>
          <table:table-cell office:value-type="string" table:style-name="ce1">
            <text:p>Success</text:p>
          </table:table-cell>
          <table:table-cell office:value-type="float" office:value="67083" table:style-name="ce1">
            <text:p>67083</text:p>
          </table:table-cell>
          <table:table-cell table:number-columns-repeated="16377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time" office:time-value="PT11H48M50.807S" table:style-name="ce2">
            <text:p>48:50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0036" table:style-name="ce1">
            <text:p>10036</text:p>
          </table:table-cell>
          <table:table-cell office:value-type="string" table:style-name="ce1">
            <text:p>Success</text:p>
          </table:table-cell>
          <table:table-cell office:value-type="float" office:value="22248" table:style-name="ce1">
            <text:p>22248</text:p>
          </table:table-cell>
          <table:table-cell table:number-columns-repeated="16377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time" office:time-value="PT11H48M56.437S" table:style-name="ce2">
            <text:p>48:56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4408" table:style-name="ce1">
            <text:p>4408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time" office:time-value="PT11H48M57.267S" table:style-name="ce2">
            <text:p>48:57.3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3584" table:style-name="ce1">
            <text:p>3584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time" office:time-value="PT11H48M56.612S" table:style-name="ce2">
            <text:p>48:56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244" table:style-name="ce1">
            <text:p>4244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time" office:time-value="PT11H48M56.572S" table:style-name="ce2">
            <text:p>48:56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293" table:style-name="ce1">
            <text:p>4293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time" office:time-value="PT11H48M56.527S" table:style-name="ce2">
            <text:p>48:56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4367" table:style-name="ce1">
            <text:p>4367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time" office:time-value="PT11H48M47.952S" table:style-name="ce2">
            <text:p>48:48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2941" table:style-name="ce1">
            <text:p>12941</text:p>
          </table:table-cell>
          <table:table-cell office:value-type="string" table:style-name="ce1">
            <text:p>Success</text:p>
          </table:table-cell>
          <table:table-cell office:value-type="float" office:value="67079" table:style-name="ce1">
            <text:p>67079</text:p>
          </table:table-cell>
          <table:table-cell table:number-columns-repeated="16377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time" office:time-value="PT11H48M49.437S" table:style-name="ce2">
            <text:p>48:49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1463" table:style-name="ce1">
            <text:p>11463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time" office:time-value="PT11H48M56.957S" table:style-name="ce2">
            <text:p>48:57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953" table:style-name="ce1">
            <text:p>3953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time" office:time-value="PT11H48M56.782S" table:style-name="ce2">
            <text:p>48:56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141" table:style-name="ce1">
            <text:p>4141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time" office:time-value="PT11H48M48.137S" table:style-name="ce2">
            <text:p>48:48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2808" table:style-name="ce1">
            <text:p>12808</text:p>
          </table:table-cell>
          <table:table-cell office:value-type="string" table:style-name="ce1">
            <text:p>Success</text:p>
          </table:table-cell>
          <table:table-cell office:value-type="float" office:value="67079" table:style-name="ce1">
            <text:p>67079</text:p>
          </table:table-cell>
          <table:table-cell table:number-columns-repeated="16377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time" office:time-value="PT11H48M47.477S" table:style-name="ce2">
            <text:p>48:47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3470" table:style-name="ce1">
            <text:p>13470</text:p>
          </table:table-cell>
          <table:table-cell office:value-type="string" table:style-name="ce1">
            <text:p>Success</text:p>
          </table:table-cell>
          <table:table-cell office:value-type="float" office:value="67079" table:style-name="ce1">
            <text:p>67079</text:p>
          </table:table-cell>
          <table:table-cell table:number-columns-repeated="16377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time" office:time-value="PT11H48M56.912S" table:style-name="ce2">
            <text:p>48:56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4039" table:style-name="ce1">
            <text:p>4039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time" office:time-value="PT11H48M57.097S" table:style-name="ce2">
            <text:p>48:57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856" table:style-name="ce1">
            <text:p>3856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time" office:time-value="PT11H48M48.037S" table:style-name="ce2">
            <text:p>48:48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2922" table:style-name="ce1">
            <text:p>12922</text:p>
          </table:table-cell>
          <table:table-cell office:value-type="string" table:style-name="ce1">
            <text:p>Success</text:p>
          </table:table-cell>
          <table:table-cell office:value-type="float" office:value="67079" table:style-name="ce1">
            <text:p>67079</text:p>
          </table:table-cell>
          <table:table-cell table:number-columns-repeated="16377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time" office:time-value="PT11H48M47.857S" table:style-name="ce2">
            <text:p>48:47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3123" table:style-name="ce1">
            <text:p>13123</text:p>
          </table:table-cell>
          <table:table-cell office:value-type="string" table:style-name="ce1">
            <text:p>Success</text:p>
          </table:table-cell>
          <table:table-cell office:value-type="float" office:value="67079" table:style-name="ce1">
            <text:p>67079</text:p>
          </table:table-cell>
          <table:table-cell table:number-columns-repeated="16377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time" office:time-value="PT11H48M59.647S" table:style-name="ce2">
            <text:p>48:59.6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347" table:style-name="ce1">
            <text:p>1347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time" office:time-value="PT11H48M55.057S" table:style-name="ce2">
            <text:p>48:55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997" table:style-name="ce1">
            <text:p>5997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time" office:time-value="PT11H48M59.612S" table:style-name="ce2">
            <text:p>48:59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450" table:style-name="ce1">
            <text:p>1450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time" office:time-value="PT11H48M59.842S" table:style-name="ce2">
            <text:p>48:59.8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224" table:style-name="ce1">
            <text:p>1224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time" office:time-value="PT11H48M59.917S" table:style-name="ce2">
            <text:p>48:59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154" table:style-name="ce1">
            <text:p>1154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time" office:time-value="PT11H48M47.902S" table:style-name="ce2">
            <text:p>48:47.9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13187" table:style-name="ce1">
            <text:p>13187</text:p>
          </table:table-cell>
          <table:table-cell office:value-type="string" table:style-name="ce1">
            <text:p>Success</text:p>
          </table:table-cell>
          <table:table-cell office:value-type="float" office:value="67079" table:style-name="ce1">
            <text:p>67079</text:p>
          </table:table-cell>
          <table:table-cell table:number-columns-repeated="16377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time" office:time-value="PT11H48M56.827S" table:style-name="ce2">
            <text:p>48:56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266" table:style-name="ce1">
            <text:p>4266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time" office:time-value="PT11H49M0.017S" table:style-name="ce2">
            <text:p>49:00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086" table:style-name="ce1">
            <text:p>108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time" office:time-value="PT11H48M54.292S" table:style-name="ce2">
            <text:p>48:54.3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6854" table:style-name="ce1">
            <text:p>6854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time" office:time-value="PT11H49M0.002S" table:style-name="ce2">
            <text:p>49:00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time" office:time-value="PT11H48M59.707S" table:style-name="ce2">
            <text:p>48:59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454" table:style-name="ce1">
            <text:p>1454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time" office:time-value="PT11H49M1.072S" table:style-name="ce2">
            <text:p>49:01.1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15" table:style-name="ce1">
            <text:p>115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time" office:time-value="PT11H49M1.067S" table:style-name="ce2">
            <text:p>49:01.1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time" office:time-value="PT11H48M54.762S" table:style-name="ce2">
            <text:p>48:54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g~editor-content-mo-aspect-goalsDiv-goal-0-organization-name&amp;plan=mindalliance_com_channels_plans_acme&amp;v=1&amp;random=0.7161494911570588</text:p>
          </table:table-cell>
          <table:table-cell office:value-type="float" office:value="6533" table:style-name="ce1">
            <text:p>6533</text:p>
          </table:table-cell>
          <table:table-cell office:value-type="string" table:style-name="ce1">
            <text:p>Success</text:p>
          </table:table-cell>
          <table:table-cell office:value-type="float" office:value="67064" table:style-name="ce1">
            <text:p>67064</text:p>
          </table:table-cell>
          <table:table-cell table:number-columns-repeated="16377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time" office:time-value="PT11H48M54.352S" table:style-name="ce2">
            <text:p>48:54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965" table:style-name="ce1">
            <text:p>6965</text:p>
          </table:table-cell>
          <table:table-cell office:value-type="string" table:style-name="ce1">
            <text:p>Success</text:p>
          </table:table-cell>
          <table:table-cell office:value-type="float" office:value="37525" table:style-name="ce1">
            <text:p>37525</text:p>
          </table:table-cell>
          <table:table-cell table:number-columns-repeated="16377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time" office:time-value="PT11H49M1.087S" table:style-name="ce2">
            <text:p>49:01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35" table:style-name="ce1">
            <text:p>235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time" office:time-value="PT11H49M0.467S" table:style-name="ce2">
            <text:p>49:00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time" office:time-value="PT11H49M0.962S" table:style-name="ce2">
            <text:p>49:01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377" table:style-name="ce1">
            <text:p>377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time" office:time-value="PT11H48M59.652S" table:style-name="ce2">
            <text:p>48:59.7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773" table:style-name="ce1">
            <text:p>1773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time" office:time-value="PT11H49M0.412S" table:style-name="ce2">
            <text:p>49:00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time" office:time-value="PT11H48M54.277S" table:style-name="ce2">
            <text:p>48:54.3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7164" table:style-name="ce1">
            <text:p>7164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time" office:time-value="PT11H48M59.467S" table:style-name="ce2">
            <text:p>48:59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035" table:style-name="ce1">
            <text:p>2035</text:p>
          </table:table-cell>
          <table:table-cell office:value-type="string" table:style-name="ce1">
            <text:p>Success</text:p>
          </table:table-cell>
          <table:table-cell office:value-type="float" office:value="37523" table:style-name="ce1">
            <text:p>37523</text:p>
          </table:table-cell>
          <table:table-cell table:number-columns-repeated="16377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time" office:time-value="PT11H48M59.642S" table:style-name="ce2">
            <text:p>48:59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867" table:style-name="ce1">
            <text:p>1867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time" office:time-value="PT11H49M0.337S" table:style-name="ce2">
            <text:p>49:00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185" table:style-name="ce1">
            <text:p>1185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time" office:time-value="PT11H48M59.722S" table:style-name="ce2">
            <text:p>48:59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823" table:style-name="ce1">
            <text:p>1823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time" office:time-value="PT11H48M55.362S" table:style-name="ce2">
            <text:p>48:55.4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188" table:style-name="ce1">
            <text:p>6188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time" office:time-value="PT11H48M54.427S" table:style-name="ce2">
            <text:p>48:54.4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7139" table:style-name="ce1">
            <text:p>7139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time" office:time-value="PT11H48M59.827S" table:style-name="ce2">
            <text:p>48:59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762" table:style-name="ce1">
            <text:p>1762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time" office:time-value="PT11H49M1.297S" table:style-name="ce2">
            <text:p>49:01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31" table:style-name="ce1">
            <text:p>331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time" office:time-value="PT11H49M1.552S" table:style-name="ce2">
            <text:p>49:01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time" office:time-value="PT11H49M0.947S" table:style-name="ce2">
            <text:p>49:00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733" table:style-name="ce1">
            <text:p>733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time" office:time-value="PT11H48M59.577S" table:style-name="ce2">
            <text:p>48:59.6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2109" table:style-name="ce1">
            <text:p>2109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time" office:time-value="PT11H49M0.822S" table:style-name="ce2">
            <text:p>49:00.8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867" table:style-name="ce1">
            <text:p>867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time" office:time-value="PT11H49M1.592S" table:style-name="ce2">
            <text:p>49:01.6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49" table:style-name="ce1">
            <text:p>149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time" office:time-value="PT11H49M0.947S" table:style-name="ce2">
            <text:p>49:00.9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01" table:style-name="ce1">
            <text:p>801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time" office:time-value="PT11H49M0.697S" table:style-name="ce2">
            <text:p>49:00.7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067" table:style-name="ce1">
            <text:p>1067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time" office:time-value="PT11H49M1.327S" table:style-name="ce2">
            <text:p>49:01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time" office:time-value="PT11H49M0.827S" table:style-name="ce2">
            <text:p>49:00.8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030" table:style-name="ce1">
            <text:p>1030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time" office:time-value="PT11H49M1.062S" table:style-name="ce2">
            <text:p>49:01.1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826" table:style-name="ce1">
            <text:p>826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time" office:time-value="PT11H49M0.892S" table:style-name="ce2">
            <text:p>49:00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019" table:style-name="ce1">
            <text:p>1019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time" office:time-value="PT11H49M1.632S" table:style-name="ce2">
            <text:p>49:01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16" table:style-name="ce1">
            <text:p>316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time" office:time-value="PT11H49M0.997S" table:style-name="ce2">
            <text:p>49:01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047" table:style-name="ce1">
            <text:p>1047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time" office:time-value="PT11H49M1.677S" table:style-name="ce2">
            <text:p>49:01.7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45" table:style-name="ce1">
            <text:p>445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time" office:time-value="PT11H49M1.512S" table:style-name="ce2">
            <text:p>49:01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624" table:style-name="ce1">
            <text:p>624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time" office:time-value="PT11H49M0.982S" table:style-name="ce2">
            <text:p>49:01.0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315" table:style-name="ce1">
            <text:p>1315</text:p>
          </table:table-cell>
          <table:table-cell office:value-type="string" table:style-name="ce1">
            <text:p>Success</text:p>
          </table:table-cell>
          <table:table-cell office:value-type="float" office:value="26260" table:style-name="ce1">
            <text:p>26260</text:p>
          </table:table-cell>
          <table:table-cell table:number-columns-repeated="16377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time" office:time-value="PT11H49M1.337S" table:style-name="ce2">
            <text:p>49:01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066" table:style-name="ce1">
            <text:p>1066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time" office:time-value="PT11H49M1.862S" table:style-name="ce2">
            <text:p>49:01.9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580" table:style-name="ce1">
            <text:p>580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time" office:time-value="PT11H49M1.767S" table:style-name="ce2">
            <text:p>49:01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time" office:time-value="PT11H49M2.047S" table:style-name="ce2">
            <text:p>49:02.0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25" table:style-name="ce1">
            <text:p>42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time" office:time-value="PT11H49M1.912S" table:style-name="ce2">
            <text:p>49:01.9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67" table:style-name="ce1">
            <text:p>567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time" office:time-value="PT11H49M2.407S" table:style-name="ce2">
            <text:p>49:02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83" table:style-name="ce1">
            <text:p>83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time" office:time-value="PT11H49M1.687S" table:style-name="ce2">
            <text:p>49:01.7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802" table:style-name="ce1">
            <text:p>802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time" office:time-value="PT11H49M2.482S" table:style-name="ce2">
            <text:p>49:02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time" office:time-value="PT11H49M2.442S" table:style-name="ce2">
            <text:p>49:02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85" table:style-name="ce1">
            <text:p>8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time" office:time-value="PT11H49M0.122S" table:style-name="ce2">
            <text:p>49:00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414" table:style-name="ce1">
            <text:p>2414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time" office:time-value="PT11H49M2.457S" table:style-name="ce2">
            <text:p>49:02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time" office:time-value="PT11H49M2.492S" table:style-name="ce2">
            <text:p>49:02.5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time" office:time-value="PT11H49M1.752S" table:style-name="ce2">
            <text:p>49:01.8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855" table:style-name="ce1">
            <text:p>855</text:p>
          </table:table-cell>
          <table:table-cell office:value-type="string" table:style-name="ce1">
            <text:p>Success</text:p>
          </table:table-cell>
          <table:table-cell office:value-type="float" office:value="57099" table:style-name="ce1">
            <text:p>57099</text:p>
          </table:table-cell>
          <table:table-cell table:number-columns-repeated="16377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time" office:time-value="PT11H49M1.892S" table:style-name="ce2">
            <text:p>49:01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719" table:style-name="ce1">
            <text:p>71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time" office:time-value="PT11H49M2.607S" table:style-name="ce2">
            <text:p>49:02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time" office:time-value="PT11H49M0.232S" table:style-name="ce2">
            <text:p>49:00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447" table:style-name="ce1">
            <text:p>2447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time" office:time-value="PT11H49M1.432S" table:style-name="ce2">
            <text:p>49:01.4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57" table:style-name="ce1">
            <text:p>125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time" office:time-value="PT11H49M0.642S" table:style-name="ce2">
            <text:p>49:00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055" table:style-name="ce1">
            <text:p>2055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time" office:time-value="PT11H49M1.057S" table:style-name="ce2">
            <text:p>49:01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674" table:style-name="ce1">
            <text:p>167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time" office:time-value="PT11H49M2.732S" table:style-name="ce2">
            <text:p>49:02.7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time" office:time-value="PT11H49M1.522S" table:style-name="ce2">
            <text:p>49:01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00" table:style-name="ce1">
            <text:p>1300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time" office:time-value="PT11H49M2.822S" table:style-name="ce2">
            <text:p>49:02.8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time" office:time-value="PT11H49M2.692S" table:style-name="ce2">
            <text:p>49:02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94" table:style-name="ce1">
            <text:p>19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time" office:time-value="PT11H49M1.157S" table:style-name="ce2">
            <text:p>49:01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746" table:style-name="ce1">
            <text:p>174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time" office:time-value="PT11H49M2.877S" table:style-name="ce2">
            <text:p>49:02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time" office:time-value="PT11H49M2.792S" table:style-name="ce2">
            <text:p>49:02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time" office:time-value="PT11H48M59.762S" table:style-name="ce2">
            <text:p>48:59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197" table:style-name="ce1">
            <text:p>3197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time" office:time-value="PT11H49M2.907S" table:style-name="ce2">
            <text:p>49:02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time" office:time-value="PT11H49M2.137S" table:style-name="ce2">
            <text:p>49:02.1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862" table:style-name="ce1">
            <text:p>86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time" office:time-value="PT11H49M2.887S" table:style-name="ce2">
            <text:p>49:02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time" office:time-value="PT11H49M2.977S" table:style-name="ce2">
            <text:p>49:03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time" office:time-value="PT11H49M0.852S" table:style-name="ce2">
            <text:p>49:00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181" table:style-name="ce1">
            <text:p>2181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time" office:time-value="PT11H49M1.102S" table:style-name="ce2">
            <text:p>49:01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946" table:style-name="ce1">
            <text:p>1946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time" office:time-value="PT11H49M3.052S" table:style-name="ce2">
            <text:p>49:03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time" office:time-value="PT11H49M0.857S" table:style-name="ce2">
            <text:p>49:00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252" table:style-name="ce1">
            <text:p>2252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time" office:time-value="PT11H49M1.947S" table:style-name="ce2">
            <text:p>49:01.9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167" table:style-name="ce1">
            <text:p>116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time" office:time-value="PT11H49M3.097S" table:style-name="ce2">
            <text:p>49:03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time" office:time-value="PT11H49M0.867S" table:style-name="ce2">
            <text:p>49:00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336" table:style-name="ce1">
            <text:p>2336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time" office:time-value="PT11H49M0.952S" table:style-name="ce2">
            <text:p>49:01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2265" table:style-name="ce1">
            <text:p>2265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time" office:time-value="PT11H49M0.892S" table:style-name="ce2">
            <text:p>49:00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347" table:style-name="ce1">
            <text:p>2347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time" office:time-value="PT11H49M1.837S" table:style-name="ce2">
            <text:p>49:01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419" table:style-name="ce1">
            <text:p>141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time" office:time-value="PT11H49M0.912S" table:style-name="ce2">
            <text:p>49:00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353" table:style-name="ce1">
            <text:p>2353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time" office:time-value="PT11H49M1.092S" table:style-name="ce2">
            <text:p>49:01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180" table:style-name="ce1">
            <text:p>2180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time" office:time-value="PT11H49M2.682S" table:style-name="ce2">
            <text:p>49:02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654" table:style-name="ce1">
            <text:p>65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time" office:time-value="PT11H49M2.127S" table:style-name="ce2">
            <text:p>49:02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294" table:style-name="ce1">
            <text:p>129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time" office:time-value="PT11H49M1.337S" table:style-name="ce2">
            <text:p>49:01.3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218" table:style-name="ce1">
            <text:p>2218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time" office:time-value="PT11H49M1.197S" table:style-name="ce2">
            <text:p>49:01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376" table:style-name="ce1">
            <text:p>2376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time" office:time-value="PT11H49M1.187S" table:style-name="ce2">
            <text:p>49:01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404" table:style-name="ce1">
            <text:p>2404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time" office:time-value="PT11H49M3.557S" table:style-name="ce2">
            <text:p>49:03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time" office:time-value="PT11H49M2.962S" table:style-name="ce2">
            <text:p>49:03.0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91" table:style-name="ce1">
            <text:p>6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time" office:time-value="PT11H49M1.507S" table:style-name="ce2">
            <text:p>49:01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224" table:style-name="ce1">
            <text:p>2224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time" office:time-value="PT11H49M1.317S" table:style-name="ce2">
            <text:p>49:01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422" table:style-name="ce1">
            <text:p>2422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time" office:time-value="PT11H49M3.597S" table:style-name="ce2">
            <text:p>49:03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86" table:style-name="ce1">
            <text:p>186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time" office:time-value="PT11H48M59.822S" table:style-name="ce2">
            <text:p>48:59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plan-content-mo-aspect-tabs-panel-newInvolvedContainer-newInvolved&amp;plan=mindalliance_com_channels_plans_acme&amp;v=1&amp;random=0.6443438420945848</text:p>
          </table:table-cell>
          <table:table-cell office:value-type="float" office:value="3981" table:style-name="ce1">
            <text:p>3981</text:p>
          </table:table-cell>
          <table:table-cell office:value-type="string" table:style-name="ce1">
            <text:p>Success</text:p>
          </table:table-cell>
          <table:table-cell office:value-type="float" office:value="31632" table:style-name="ce1">
            <text:p>31632</text:p>
          </table:table-cell>
          <table:table-cell table:number-columns-repeated="16377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time" office:time-value="PT11H49M1.742S" table:style-name="ce2">
            <text:p>49:01.7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122" table:style-name="ce1">
            <text:p>2122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time" office:time-value="PT11H49M1.647S" table:style-name="ce2">
            <text:p>49:01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283" table:style-name="ce1">
            <text:p>2283</text:p>
          </table:table-cell>
          <table:table-cell office:value-type="string" table:style-name="ce1">
            <text:p>Success</text:p>
          </table:table-cell>
          <table:table-cell office:value-type="float" office:value="66912" table:style-name="ce1">
            <text:p>66912</text:p>
          </table:table-cell>
          <table:table-cell table:number-columns-repeated="16377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time" office:time-value="PT11H49M3.337S" table:style-name="ce2">
            <text:p>49:03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669" table:style-name="ce1">
            <text:p>6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time" office:time-value="PT11H49M2.592S" table:style-name="ce2">
            <text:p>49:02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538" table:style-name="ce1">
            <text:p>1538</text:p>
          </table:table-cell>
          <table:table-cell office:value-type="string" table:style-name="ce1">
            <text:p>Success</text:p>
          </table:table-cell>
          <table:table-cell office:value-type="float" office:value="58269" table:style-name="ce1">
            <text:p>58269</text:p>
          </table:table-cell>
          <table:table-cell table:number-columns-repeated="16377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time" office:time-value="PT11H49M2.512S" table:style-name="ce2">
            <text:p>49:02.5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632" table:style-name="ce1">
            <text:p>1632</text:p>
          </table:table-cell>
          <table:table-cell office:value-type="string" table:style-name="ce1">
            <text:p>Success</text:p>
          </table:table-cell>
          <table:table-cell office:value-type="float" office:value="58269" table:style-name="ce1">
            <text:p>58269</text:p>
          </table:table-cell>
          <table:table-cell table:number-columns-repeated="16377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time" office:time-value="PT11H48M54.062S" table:style-name="ce2">
            <text:p>48:54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0081" table:style-name="ce1">
            <text:p>10081</text:p>
          </table:table-cell>
          <table:table-cell office:value-type="string" table:style-name="ce1">
            <text:p>Success</text:p>
          </table:table-cell>
          <table:table-cell office:value-type="float" office:value="52314" table:style-name="ce1">
            <text:p>52314</text:p>
          </table:table-cell>
          <table:table-cell table:number-columns-repeated="16377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time" office:time-value="PT11H49M4.147S" table:style-name="ce2">
            <text:p>49:04.1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time" office:time-value="PT11H49M4.132S" table:style-name="ce2">
            <text:p>49:04.1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01" table:style-name="ce1">
            <text:p>101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time" office:time-value="PT11H49M4.197S" table:style-name="ce2">
            <text:p>49:04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time" office:time-value="PT11H49M4.237S" table:style-name="ce2">
            <text:p>49:04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time" office:time-value="PT11H49M2.492S" table:style-name="ce2">
            <text:p>49:02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820" table:style-name="ce1">
            <text:p>1820</text:p>
          </table:table-cell>
          <table:table-cell office:value-type="string" table:style-name="ce1">
            <text:p>Success</text:p>
          </table:table-cell>
          <table:table-cell office:value-type="float" office:value="57188" table:style-name="ce1">
            <text:p>57188</text:p>
          </table:table-cell>
          <table:table-cell table:number-columns-repeated="16377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time" office:time-value="PT11H49M2.527S" table:style-name="ce2">
            <text:p>49:02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799" table:style-name="ce1">
            <text:p>1799</text:p>
          </table:table-cell>
          <table:table-cell office:value-type="string" table:style-name="ce1">
            <text:p>Success</text:p>
          </table:table-cell>
          <table:table-cell office:value-type="float" office:value="58269" table:style-name="ce1">
            <text:p>58269</text:p>
          </table:table-cell>
          <table:table-cell table:number-columns-repeated="16377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time" office:time-value="PT11H49M4.247S" table:style-name="ce2">
            <text:p>49:04.2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time" office:time-value="PT11H49M4.297S" table:style-name="ce2">
            <text:p>49:04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time" office:time-value="PT11H49M4.312S" table:style-name="ce2">
            <text:p>49:04.3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time" office:time-value="PT11H49M4.337S" table:style-name="ce2">
            <text:p>49:04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time" office:time-value="PT11H49M3.742S" table:style-name="ce2">
            <text:p>49:03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647" table:style-name="ce1">
            <text:p>64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time" office:time-value="PT11H49M4.327S" table:style-name="ce2">
            <text:p>49:04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time" office:time-value="PT11H49M4.332S" table:style-name="ce2">
            <text:p>49:04.3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time" office:time-value="PT11H49M4.367S" table:style-name="ce2">
            <text:p>49:04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time" office:time-value="PT11H49M4.412S" table:style-name="ce2">
            <text:p>49:04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time" office:time-value="PT11H49M4.432S" table:style-name="ce2">
            <text:p>49:04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time" office:time-value="PT11H49M4.442S" table:style-name="ce2">
            <text:p>49:04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time" office:time-value="PT11H49M4.457S" table:style-name="ce2">
            <text:p>49:04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time" office:time-value="PT11H49M4.467S" table:style-name="ce2">
            <text:p>49:04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time" office:time-value="PT11H49M2.672S" table:style-name="ce2">
            <text:p>49:02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842" table:style-name="ce1">
            <text:p>1842</text:p>
          </table:table-cell>
          <table:table-cell office:value-type="string" table:style-name="ce1">
            <text:p>Success</text:p>
          </table:table-cell>
          <table:table-cell office:value-type="float" office:value="50706" table:style-name="ce1">
            <text:p>50706</text:p>
          </table:table-cell>
          <table:table-cell table:number-columns-repeated="16377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time" office:time-value="PT11H49M3.732S" table:style-name="ce2">
            <text:p>49:03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786" table:style-name="ce1">
            <text:p>78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time" office:time-value="PT11H49M4.512S" table:style-name="ce2">
            <text:p>49:04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time" office:time-value="PT11H49M4.532S" table:style-name="ce2">
            <text:p>49:04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time" office:time-value="PT11H49M4.542S" table:style-name="ce2">
            <text:p>49:04.5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time" office:time-value="PT11H49M4.557S" table:style-name="ce2">
            <text:p>49:04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time" office:time-value="PT11H49M3.652S" table:style-name="ce2">
            <text:p>49:03.7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14" table:style-name="ce1">
            <text:p>9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time" office:time-value="PT11H49M4.517S" table:style-name="ce2">
            <text:p>49:04.5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time" office:time-value="PT11H49M4.392S" table:style-name="ce2">
            <text:p>49:04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00" table:style-name="ce1">
            <text:p>30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time" office:time-value="PT11H49M4.007S" table:style-name="ce2">
            <text:p>49:04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740" table:style-name="ce1">
            <text:p>7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time" office:time-value="PT11H49M4.692S" table:style-name="ce2">
            <text:p>49:04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22" table:style-name="ce1">
            <text:p>12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time" office:time-value="PT11H49M4.627S" table:style-name="ce2">
            <text:p>49:04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36" table:style-name="ce1">
            <text:p>23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time" office:time-value="PT11H49M4.572S" table:style-name="ce2">
            <text:p>49:04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time" office:time-value="PT11H49M4.862S" table:style-name="ce2">
            <text:p>49:04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time" office:time-value="PT11H49M4.817S" table:style-name="ce2">
            <text:p>49:04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26" table:style-name="ce1">
            <text:p>22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time" office:time-value="PT11H49M2.562S" table:style-name="ce2">
            <text:p>49:02.6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488" table:style-name="ce1">
            <text:p>2488</text:p>
          </table:table-cell>
          <table:table-cell office:value-type="string" table:style-name="ce1">
            <text:p>Success</text:p>
          </table:table-cell>
          <table:table-cell office:value-type="float" office:value="48545" table:style-name="ce1">
            <text:p>48545</text:p>
          </table:table-cell>
          <table:table-cell table:number-columns-repeated="16377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time" office:time-value="PT11H49M5.052S" table:style-name="ce2">
            <text:p>49:05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760" table:style-name="ce1">
            <text:p>760</text:p>
          </table:table-cell>
          <table:table-cell table:number-columns-repeated="16377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time" office:time-value="PT11H49M4.747S" table:style-name="ce2">
            <text:p>49:04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59" table:style-name="ce1">
            <text:p>3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time" office:time-value="PT11H49M5.072S" table:style-name="ce2">
            <text:p>49:05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time" office:time-value="PT11H49M5.107S" table:style-name="ce2">
            <text:p>49:05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time" office:time-value="PT11H49M5.122S" table:style-name="ce2">
            <text:p>49:05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812" table:style-name="ce1">
            <text:p>812</text:p>
          </table:table-cell>
          <table:table-cell table:number-columns-repeated="16377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time" office:time-value="PT11H49M4.912S" table:style-name="ce2">
            <text:p>49:04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43" table:style-name="ce1">
            <text:p>2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time" office:time-value="PT11H49M2.472S" table:style-name="ce2">
            <text:p>49:02.5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858" table:style-name="ce1">
            <text:p>2858</text:p>
          </table:table-cell>
          <table:table-cell office:value-type="string" table:style-name="ce1">
            <text:p>Success</text:p>
          </table:table-cell>
          <table:table-cell office:value-type="float" office:value="48545" table:style-name="ce1">
            <text:p>48545</text:p>
          </table:table-cell>
          <table:table-cell table:number-columns-repeated="16377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time" office:time-value="PT11H49M2.612S" table:style-name="ce2">
            <text:p>49:02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724" table:style-name="ce1">
            <text:p>2724</text:p>
          </table:table-cell>
          <table:table-cell office:value-type="string" table:style-name="ce1">
            <text:p>Success</text:p>
          </table:table-cell>
          <table:table-cell office:value-type="float" office:value="48545" table:style-name="ce1">
            <text:p>48545</text:p>
          </table:table-cell>
          <table:table-cell table:number-columns-repeated="16377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time" office:time-value="PT11H49M5.332S" table:style-name="ce2">
            <text:p>49:05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856" table:style-name="ce1">
            <text:p>856</text:p>
          </table:table-cell>
          <table:table-cell table:number-columns-repeated="16377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time" office:time-value="PT11H49M5.337S" table:style-name="ce2">
            <text:p>49:05.3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856" table:style-name="ce1">
            <text:p>856</text:p>
          </table:table-cell>
          <table:table-cell table:number-columns-repeated="16377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time" office:time-value="PT11H49M5.362S" table:style-name="ce2">
            <text:p>49:05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908" table:style-name="ce1">
            <text:p>908</text:p>
          </table:table-cell>
          <table:table-cell table:number-columns-repeated="16377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time" office:time-value="PT11H49M5.347S" table:style-name="ce2">
            <text:p>49:05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908" table:style-name="ce1">
            <text:p>908</text:p>
          </table:table-cell>
          <table:table-cell table:number-columns-repeated="16377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time" office:time-value="PT11H49M5.377S" table:style-name="ce2">
            <text:p>49:05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908" table:style-name="ce1">
            <text:p>908</text:p>
          </table:table-cell>
          <table:table-cell table:number-columns-repeated="16377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time" office:time-value="PT11H49M5.372S" table:style-name="ce2">
            <text:p>49:05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908" table:style-name="ce1">
            <text:p>908</text:p>
          </table:table-cell>
          <table:table-cell table:number-columns-repeated="16377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time" office:time-value="PT11H49M5.397S" table:style-name="ce2">
            <text:p>49:05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908" table:style-name="ce1">
            <text:p>908</text:p>
          </table:table-cell>
          <table:table-cell table:number-columns-repeated="16377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time" office:time-value="PT11H49M5.392S" table:style-name="ce2">
            <text:p>49:05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908" table:style-name="ce1">
            <text:p>908</text:p>
          </table:table-cell>
          <table:table-cell table:number-columns-repeated="16377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time" office:time-value="PT11H49M3.932S" table:style-name="ce2">
            <text:p>49:03.9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709" table:style-name="ce1">
            <text:p>170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time" office:time-value="PT11H49M5.642S" table:style-name="ce2">
            <text:p>49:05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time" office:time-value="PT11H49M3.867S" table:style-name="ce2">
            <text:p>49:03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895" table:style-name="ce1">
            <text:p>189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time" office:time-value="PT11H49M5.762S" table:style-name="ce2">
            <text:p>49:05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time" office:time-value="PT11H49M3.592S" table:style-name="ce2">
            <text:p>49:03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313" table:style-name="ce1">
            <text:p>2313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time" office:time-value="PT11H49M3.572S" table:style-name="ce2">
            <text:p>49:03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359" table:style-name="ce1">
            <text:p>235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time" office:time-value="PT11H49M5.907S" table:style-name="ce2">
            <text:p>49:05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time" office:time-value="PT11H49M5.937S" table:style-name="ce2">
            <text:p>49:05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time" office:time-value="PT11H49M3.257S" table:style-name="ce2">
            <text:p>49:03.3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2867" table:style-name="ce1">
            <text:p>2867</text:p>
          </table:table-cell>
          <table:table-cell office:value-type="string" table:style-name="ce1">
            <text:p>Success</text:p>
          </table:table-cell>
          <table:table-cell office:value-type="float" office:value="47347" table:style-name="ce1">
            <text:p>47347</text:p>
          </table:table-cell>
          <table:table-cell table:number-columns-repeated="16377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time" office:time-value="PT11H49M3.422S" table:style-name="ce2">
            <text:p>49:03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719" table:style-name="ce1">
            <text:p>2719</text:p>
          </table:table-cell>
          <table:table-cell office:value-type="string" table:style-name="ce1">
            <text:p>Success</text:p>
          </table:table-cell>
          <table:table-cell office:value-type="float" office:value="47464" table:style-name="ce1">
            <text:p>47464</text:p>
          </table:table-cell>
          <table:table-cell table:number-columns-repeated="16377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time" office:time-value="PT11H49M6.127S" table:style-name="ce2">
            <text:p>49:06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228" table:style-name="ce1">
            <text:p>1228</text:p>
          </table:table-cell>
          <table:table-cell table:number-columns-repeated="16377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time" office:time-value="PT11H49M6.142S" table:style-name="ce2">
            <text:p>49:06.1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228" table:style-name="ce1">
            <text:p>1228</text:p>
          </table:table-cell>
          <table:table-cell table:number-columns-repeated="16377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time" office:time-value="PT11H49M6.142S" table:style-name="ce2">
            <text:p>49:06.1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280" table:style-name="ce1">
            <text:p>1280</text:p>
          </table:table-cell>
          <table:table-cell table:number-columns-repeated="16377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time" office:time-value="PT11H49M6.162S" table:style-name="ce2">
            <text:p>49:06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280" table:style-name="ce1">
            <text:p>1280</text:p>
          </table:table-cell>
          <table:table-cell table:number-columns-repeated="16377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time" office:time-value="PT11H49M6.162S" table:style-name="ce2">
            <text:p>49:06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280" table:style-name="ce1">
            <text:p>1280</text:p>
          </table:table-cell>
          <table:table-cell table:number-columns-repeated="16377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time" office:time-value="PT11H49M6.177S" table:style-name="ce2">
            <text:p>49:06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280" table:style-name="ce1">
            <text:p>1280</text:p>
          </table:table-cell>
          <table:table-cell table:number-columns-repeated="16377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time" office:time-value="PT11H49M6.177S" table:style-name="ce2">
            <text:p>49:06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280" table:style-name="ce1">
            <text:p>1280</text:p>
          </table:table-cell>
          <table:table-cell table:number-columns-repeated="16377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time" office:time-value="PT11H49M6.202S" table:style-name="ce2">
            <text:p>49:06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280" table:style-name="ce1">
            <text:p>1280</text:p>
          </table:table-cell>
          <table:table-cell table:number-columns-repeated="16377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time" office:time-value="PT11H49M3.117S" table:style-name="ce2">
            <text:p>49:03.1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3109" table:style-name="ce1">
            <text:p>3109</text:p>
          </table:table-cell>
          <table:table-cell office:value-type="string" table:style-name="ce1">
            <text:p>Success</text:p>
          </table:table-cell>
          <table:table-cell office:value-type="float" office:value="47464" table:style-name="ce1">
            <text:p>47464</text:p>
          </table:table-cell>
          <table:table-cell table:number-columns-repeated="16377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time" office:time-value="PT11H49M6.227S" table:style-name="ce2">
            <text:p>49:06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228" table:style-name="ce1">
            <text:p>1228</text:p>
          </table:table-cell>
          <table:table-cell table:number-columns-repeated="16377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time" office:time-value="PT11H49M6.242S" table:style-name="ce2">
            <text:p>49:06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70" table:style-name="ce1">
            <text:p>1370</text:p>
          </table:table-cell>
          <table:table-cell table:number-columns-repeated="16377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time" office:time-value="PT11H49M6.257S" table:style-name="ce2">
            <text:p>49:06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70" table:style-name="ce1">
            <text:p>1370</text:p>
          </table:table-cell>
          <table:table-cell table:number-columns-repeated="16377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time" office:time-value="PT11H49M6.272S" table:style-name="ce2">
            <text:p>49:06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70" table:style-name="ce1">
            <text:p>1370</text:p>
          </table:table-cell>
          <table:table-cell table:number-columns-repeated="16377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time" office:time-value="PT11H49M3.002S" table:style-name="ce2">
            <text:p>49:03.0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3381" table:style-name="ce1">
            <text:p>3381</text:p>
          </table:table-cell>
          <table:table-cell office:value-type="string" table:style-name="ce1">
            <text:p>Success</text:p>
          </table:table-cell>
          <table:table-cell office:value-type="float" office:value="48424" table:style-name="ce1">
            <text:p>48424</text:p>
          </table:table-cell>
          <table:table-cell table:number-columns-repeated="16377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time" office:time-value="PT11H49M6.387S" table:style-name="ce2">
            <text:p>49:06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414" table:style-name="ce1">
            <text:p>1414</text:p>
          </table:table-cell>
          <table:table-cell table:number-columns-repeated="16377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time" office:time-value="PT11H49M6.407S" table:style-name="ce2">
            <text:p>49:06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466" table:style-name="ce1">
            <text:p>1466</text:p>
          </table:table-cell>
          <table:table-cell table:number-columns-repeated="16377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time" office:time-value="PT11H49M6.417S" table:style-name="ce2">
            <text:p>49:06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466" table:style-name="ce1">
            <text:p>1466</text:p>
          </table:table-cell>
          <table:table-cell table:number-columns-repeated="16377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time" office:time-value="PT11H49M6.437S" table:style-name="ce2">
            <text:p>49:06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466" table:style-name="ce1">
            <text:p>1466</text:p>
          </table:table-cell>
          <table:table-cell table:number-columns-repeated="16377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time" office:time-value="PT11H49M1.567S" table:style-name="ce2">
            <text:p>49:01.6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905" table:style-name="ce1">
            <text:p>5905</text:p>
          </table:table-cell>
          <table:table-cell office:value-type="string" table:style-name="ce1">
            <text:p>Success</text:p>
          </table:table-cell>
          <table:table-cell office:value-type="float" office:value="18652" table:style-name="ce1">
            <text:p>18652</text:p>
          </table:table-cell>
          <table:table-cell table:number-columns-repeated="16377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time" office:time-value="PT11H49M1.442S" table:style-name="ce2">
            <text:p>49:01.4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044" table:style-name="ce1">
            <text:p>6044</text:p>
          </table:table-cell>
          <table:table-cell office:value-type="string" table:style-name="ce1">
            <text:p>Success</text:p>
          </table:table-cell>
          <table:table-cell office:value-type="float" office:value="18646" table:style-name="ce1">
            <text:p>18646</text:p>
          </table:table-cell>
          <table:table-cell table:number-columns-repeated="16377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time" office:time-value="PT11H49M3.802S" table:style-name="ce2">
            <text:p>49:03.8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800" table:style-name="ce1">
            <text:p>3800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time" office:time-value="PT11H49M2.927S" table:style-name="ce2">
            <text:p>49:02.9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690" table:style-name="ce1">
            <text:p>4690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time" office:time-value="PT11H49M6.297S" table:style-name="ce2">
            <text:p>49:06.3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337" table:style-name="ce1">
            <text:p>1337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time" office:time-value="PT11H49M3.222S" table:style-name="ce2">
            <text:p>49:03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419" table:style-name="ce1">
            <text:p>4419</text:p>
          </table:table-cell>
          <table:table-cell office:value-type="string" table:style-name="ce1">
            <text:p>Success</text:p>
          </table:table-cell>
          <table:table-cell office:value-type="float" office:value="54620" table:style-name="ce1">
            <text:p>54620</text:p>
          </table:table-cell>
          <table:table-cell table:number-columns-repeated="16377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time" office:time-value="PT11H49M1.147S" table:style-name="ce2">
            <text:p>49:01.1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6516" table:style-name="ce1">
            <text:p>6516</text:p>
          </table:table-cell>
          <table:table-cell office:value-type="string" table:style-name="ce1">
            <text:p>Success</text:p>
          </table:table-cell>
          <table:table-cell office:value-type="float" office:value="18652" table:style-name="ce1">
            <text:p>18652</text:p>
          </table:table-cell>
          <table:table-cell table:number-columns-repeated="16377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time" office:time-value="PT11H49M3.202S" table:style-name="ce2">
            <text:p>49:03.2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463" table:style-name="ce1">
            <text:p>4463</text:p>
          </table:table-cell>
          <table:table-cell office:value-type="string" table:style-name="ce1">
            <text:p>Success</text:p>
          </table:table-cell>
          <table:table-cell office:value-type="float" office:value="54620" table:style-name="ce1">
            <text:p>54620</text:p>
          </table:table-cell>
          <table:table-cell table:number-columns-repeated="16377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time" office:time-value="PT11H49M3.277S" table:style-name="ce2">
            <text:p>49:03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410" table:style-name="ce1">
            <text:p>4410</text:p>
          </table:table-cell>
          <table:table-cell office:value-type="string" table:style-name="ce1">
            <text:p>Success</text:p>
          </table:table-cell>
          <table:table-cell office:value-type="float" office:value="54620" table:style-name="ce1">
            <text:p>54620</text:p>
          </table:table-cell>
          <table:table-cell table:number-columns-repeated="16377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time" office:time-value="PT11H49M4.987S" table:style-name="ce2">
            <text:p>49:05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717" table:style-name="ce1">
            <text:p>2717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time" office:time-value="PT11H49M1.162S" table:style-name="ce2">
            <text:p>49:01.2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6543" table:style-name="ce1">
            <text:p>6543</text:p>
          </table:table-cell>
          <table:table-cell office:value-type="string" table:style-name="ce1">
            <text:p>Success</text:p>
          </table:table-cell>
          <table:table-cell office:value-type="float" office:value="18646" table:style-name="ce1">
            <text:p>18646</text:p>
          </table:table-cell>
          <table:table-cell table:number-columns-repeated="16377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time" office:time-value="PT11H49M1.687S" table:style-name="ce2">
            <text:p>49:01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6015" table:style-name="ce1">
            <text:p>6015</text:p>
          </table:table-cell>
          <table:table-cell office:value-type="string" table:style-name="ce1">
            <text:p>Success</text:p>
          </table:table-cell>
          <table:table-cell office:value-type="float" office:value="18650" table:style-name="ce1">
            <text:p>18650</text:p>
          </table:table-cell>
          <table:table-cell table:number-columns-repeated="16377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time" office:time-value="PT11H49M5.112S" table:style-name="ce2">
            <text:p>49:05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600" table:style-name="ce1">
            <text:p>2600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time" office:time-value="PT11H49M1.547S" table:style-name="ce2">
            <text:p>49:01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169" table:style-name="ce1">
            <text:p>6169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time" office:time-value="PT11H49M5.047S" table:style-name="ce2">
            <text:p>49:05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678" table:style-name="ce1">
            <text:p>2678</text:p>
          </table:table-cell>
          <table:table-cell office:value-type="string" table:style-name="ce1">
            <text:p>Success</text:p>
          </table:table-cell>
          <table:table-cell office:value-type="float" office:value="22248" table:style-name="ce1">
            <text:p>22248</text:p>
          </table:table-cell>
          <table:table-cell table:number-columns-repeated="16377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time" office:time-value="PT11H49M3.267S" table:style-name="ce2">
            <text:p>49:03.3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475" table:style-name="ce1">
            <text:p>447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time" office:time-value="PT11H49M3.107S" table:style-name="ce2">
            <text:p>49:03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633" table:style-name="ce1">
            <text:p>463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time" office:time-value="PT11H49M2.297S" table:style-name="ce2">
            <text:p>49:02.3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5453" table:style-name="ce1">
            <text:p>5453</text:p>
          </table:table-cell>
          <table:table-cell office:value-type="string" table:style-name="ce1">
            <text:p>Success</text:p>
          </table:table-cell>
          <table:table-cell office:value-type="float" office:value="54895" table:style-name="ce1">
            <text:p>54895</text:p>
          </table:table-cell>
          <table:table-cell table:number-columns-repeated="16377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time" office:time-value="PT11H49M2.537S" table:style-name="ce2">
            <text:p>49:02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216" table:style-name="ce1">
            <text:p>521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time" office:time-value="PT11H49M4.147S" table:style-name="ce2">
            <text:p>49:04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604" table:style-name="ce1">
            <text:p>3604</text:p>
          </table:table-cell>
          <table:table-cell office:value-type="string" table:style-name="ce1">
            <text:p>Success</text:p>
          </table:table-cell>
          <table:table-cell office:value-type="float" office:value="40335" table:style-name="ce1">
            <text:p>40335</text:p>
          </table:table-cell>
          <table:table-cell table:number-columns-repeated="16377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time" office:time-value="PT11H49M3.017S" table:style-name="ce2">
            <text:p>49:03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4738" table:style-name="ce1">
            <text:p>4738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time" office:time-value="PT11H49M5.127S" table:style-name="ce2">
            <text:p>49:05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633" table:style-name="ce1">
            <text:p>2633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time" office:time-value="PT11H49M7.622S" table:style-name="ce2">
            <text:p>49:07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03" table:style-name="ce1">
            <text:p>203</text:p>
          </table:table-cell>
          <table:table-cell office:value-type="string" table:style-name="ce1">
            <text:p>Success</text:p>
          </table:table-cell>
          <table:table-cell office:value-type="float" office:value="1658" table:style-name="ce1">
            <text:p>1658</text:p>
          </table:table-cell>
          <table:table-cell table:number-columns-repeated="16377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time" office:time-value="PT11H49M7.757S" table:style-name="ce2">
            <text:p>49:07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Success</text:p>
          </table:table-cell>
          <table:table-cell office:value-type="float" office:value="1658" table:style-name="ce1">
            <text:p>1658</text:p>
          </table:table-cell>
          <table:table-cell table:number-columns-repeated="16377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time" office:time-value="PT11H49M7.477S" table:style-name="ce2">
            <text:p>49:07.5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555" table:style-name="ce1">
            <text:p>555</text:p>
          </table:table-cell>
          <table:table-cell office:value-type="string" table:style-name="ce1">
            <text:p>Success</text:p>
          </table:table-cell>
          <table:table-cell office:value-type="float" office:value="43143" table:style-name="ce1">
            <text:p>43143</text:p>
          </table:table-cell>
          <table:table-cell table:number-columns-repeated="16377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time" office:time-value="PT11H49M7.487S" table:style-name="ce2">
            <text:p>49:07.5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557" table:style-name="ce1">
            <text:p>557</text:p>
          </table:table-cell>
          <table:table-cell office:value-type="string" table:style-name="ce1">
            <text:p>Success</text:p>
          </table:table-cell>
          <table:table-cell office:value-type="float" office:value="42995" table:style-name="ce1">
            <text:p>42995</text:p>
          </table:table-cell>
          <table:table-cell table:number-columns-repeated="16377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time" office:time-value="PT11H49M7.607S" table:style-name="ce2">
            <text:p>49:07.6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449" table:style-name="ce1">
            <text:p>449</text:p>
          </table:table-cell>
          <table:table-cell office:value-type="string" table:style-name="ce1">
            <text:p>Success</text:p>
          </table:table-cell>
          <table:table-cell office:value-type="float" office:value="44071" table:style-name="ce1">
            <text:p>44071</text:p>
          </table:table-cell>
          <table:table-cell table:number-columns-repeated="16377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time" office:time-value="PT11H48M59.312S" table:style-name="ce2">
            <text:p>48:59.3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9107" table:style-name="ce1">
            <text:p>9107</text:p>
          </table:table-cell>
          <table:table-cell office:value-type="string" table:style-name="ce1">
            <text:p>Success</text:p>
          </table:table-cell>
          <table:table-cell office:value-type="float" office:value="52314" table:style-name="ce1">
            <text:p>52314</text:p>
          </table:table-cell>
          <table:table-cell table:number-columns-repeated="16377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time" office:time-value="PT11H48M53.767S" table:style-name="ce2">
            <text:p>48:53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4716" table:style-name="ce1">
            <text:p>14716</text:p>
          </table:table-cell>
          <table:table-cell office:value-type="string" table:style-name="ce1">
            <text:p>Success</text:p>
          </table:table-cell>
          <table:table-cell office:value-type="float" office:value="52314" table:style-name="ce1">
            <text:p>52314</text:p>
          </table:table-cell>
          <table:table-cell table:number-columns-repeated="16377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time" office:time-value="PT11H49M8.032S" table:style-name="ce2">
            <text:p>49:08.0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plan</text:p>
          </table:table-cell>
          <table:table-cell office:value-type="float" office:value="681" table:style-name="ce1">
            <text:p>68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time" office:time-value="PT11H49M8.047S" table:style-name="ce2">
            <text:p>49:08.0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plan</text:p>
          </table:table-cell>
          <table:table-cell office:value-type="float" office:value="677" table:style-name="ce1">
            <text:p>67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time" office:time-value="PT11H48M59.452S" table:style-name="ce2">
            <text:p>48:59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283" table:style-name="ce1">
            <text:p>9283</text:p>
          </table:table-cell>
          <table:table-cell office:value-type="string" table:style-name="ce1">
            <text:p>Success</text:p>
          </table:table-cell>
          <table:table-cell office:value-type="float" office:value="52314" table:style-name="ce1">
            <text:p>52314</text:p>
          </table:table-cell>
          <table:table-cell table:number-columns-repeated="16377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time" office:time-value="PT11H49M8.717S" table:style-name="ce2">
            <text:p>49:08.7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out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time" office:time-value="PT11H49M1.427S" table:style-name="ce2">
            <text:p>49:01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7363" table:style-name="ce1">
            <text:p>7363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time" office:time-value="PT11H49M5.157S" table:style-name="ce2">
            <text:p>49:05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643" table:style-name="ce1">
            <text:p>3643</text:p>
          </table:table-cell>
          <table:table-cell office:value-type="string" table:style-name="ce1">
            <text:p>Success</text:p>
          </table:table-cell>
          <table:table-cell office:value-type="float" office:value="22975" table:style-name="ce1">
            <text:p>22975</text:p>
          </table:table-cell>
          <table:table-cell table:number-columns-repeated="16377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time" office:time-value="PT11H49M8.767S" table:style-name="ce2">
            <text:p>49:08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time" office:time-value="PT11H49M8.727S" table:style-name="ce2">
            <text:p>49:08.7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out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time" office:time-value="PT11H49M8.807S" table:style-name="ce2">
            <text:p>49:08.8</text:p>
          </table:table-cell>
          <table:table-cell office:value-type="string" table:style-name="ce1">
            <text:p>PlannerB 2-5</text:p>
          </table:table-cell>
          <table:table-cell office:value-type="string" table:style-name="ce1">
            <text:p>/channels/login.html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time" office:time-value="PT11H49M8.807S" table:style-name="ce2">
            <text:p>49:08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time" office:time-value="PT11H49M8.832S" table:style-name="ce2">
            <text:p>49:08.8</text:p>
          </table:table-cell>
          <table:table-cell office:value-type="string" table:style-name="ce1">
            <text:p>PlannerB 2-3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time" office:time-value="PT11H49M2.707S" table:style-name="ce2">
            <text:p>49:02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6145" table:style-name="ce1">
            <text:p>614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time" office:time-value="PT11H49M8.422S" table:style-name="ce2">
            <text:p>49:08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uccess</text:p>
          </table:table-cell>
          <table:table-cell office:value-type="float" office:value="36795" table:style-name="ce1">
            <text:p>36795</text:p>
          </table:table-cell>
          <table:table-cell table:number-columns-repeated="16377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time" office:time-value="PT11H49M5.657S" table:style-name="ce2">
            <text:p>49:05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324" table:style-name="ce1">
            <text:p>3324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time" office:time-value="PT11H49M0.122S" table:style-name="ce2">
            <text:p>49:00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979" table:style-name="ce1">
            <text:p>8979</text:p>
          </table:table-cell>
          <table:table-cell office:value-type="string" table:style-name="ce1">
            <text:p>Success</text:p>
          </table:table-cell>
          <table:table-cell office:value-type="float" office:value="52314" table:style-name="ce1">
            <text:p>52314</text:p>
          </table:table-cell>
          <table:table-cell table:number-columns-repeated="16377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time" office:time-value="PT11H49M8.982S" table:style-name="ce2">
            <text:p>49:09.0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131" table:style-name="ce1">
            <text:p>1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time" office:time-value="PT11H49M0.902S" table:style-name="ce2">
            <text:p>49:00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214" table:style-name="ce1">
            <text:p>8214</text:p>
          </table:table-cell>
          <table:table-cell office:value-type="string" table:style-name="ce1">
            <text:p>Success</text:p>
          </table:table-cell>
          <table:table-cell office:value-type="float" office:value="52314" table:style-name="ce1">
            <text:p>52314</text:p>
          </table:table-cell>
          <table:table-cell table:number-columns-repeated="16377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time" office:time-value="PT11H49M0.847S" table:style-name="ce2">
            <text:p>49:00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8286" table:style-name="ce1">
            <text:p>8286</text:p>
          </table:table-cell>
          <table:table-cell office:value-type="string" table:style-name="ce1">
            <text:p>Success</text:p>
          </table:table-cell>
          <table:table-cell office:value-type="float" office:value="52315" table:style-name="ce1">
            <text:p>52315</text:p>
          </table:table-cell>
          <table:table-cell table:number-columns-repeated="16377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time" office:time-value="PT11H49M5.777S" table:style-name="ce2">
            <text:p>49:05.8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362" table:style-name="ce1">
            <text:p>3362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time" office:time-value="PT11H49M0.922S" table:style-name="ce2">
            <text:p>49:00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8225" table:style-name="ce1">
            <text:p>8225</text:p>
          </table:table-cell>
          <table:table-cell office:value-type="string" table:style-name="ce1">
            <text:p>Success</text:p>
          </table:table-cell>
          <table:table-cell office:value-type="float" office:value="52314" table:style-name="ce1">
            <text:p>52314</text:p>
          </table:table-cell>
          <table:table-cell table:number-columns-repeated="16377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time" office:time-value="PT11H49M3.037S" table:style-name="ce2">
            <text:p>49:03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6128" table:style-name="ce1">
            <text:p>6128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time" office:time-value="PT11H49M0.847S" table:style-name="ce2">
            <text:p>49:00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319" table:style-name="ce1">
            <text:p>8319</text:p>
          </table:table-cell>
          <table:table-cell office:value-type="string" table:style-name="ce1">
            <text:p>Success</text:p>
          </table:table-cell>
          <table:table-cell office:value-type="float" office:value="52314" table:style-name="ce1">
            <text:p>52314</text:p>
          </table:table-cell>
          <table:table-cell table:number-columns-repeated="16377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time" office:time-value="PT11H49M0.652S" table:style-name="ce2">
            <text:p>49:00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8516" table:style-name="ce1">
            <text:p>8516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time" office:time-value="PT11H49M3.782S" table:style-name="ce2">
            <text:p>49:03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395" table:style-name="ce1">
            <text:p>5395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time" office:time-value="PT11H49M0.807S" table:style-name="ce2">
            <text:p>49:00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374" table:style-name="ce1">
            <text:p>8374</text:p>
          </table:table-cell>
          <table:table-cell office:value-type="string" table:style-name="ce1">
            <text:p>Success</text:p>
          </table:table-cell>
          <table:table-cell office:value-type="float" office:value="52314" table:style-name="ce1">
            <text:p>52314</text:p>
          </table:table-cell>
          <table:table-cell table:number-columns-repeated="16377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time" office:time-value="PT11H48M59.637S" table:style-name="ce2">
            <text:p>48:59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9542" table:style-name="ce1">
            <text:p>9542</text:p>
          </table:table-cell>
          <table:table-cell office:value-type="string" table:style-name="ce1">
            <text:p>Success</text:p>
          </table:table-cell>
          <table:table-cell office:value-type="float" office:value="52314" table:style-name="ce1">
            <text:p>52314</text:p>
          </table:table-cell>
          <table:table-cell table:number-columns-repeated="16377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time" office:time-value="PT11H48M59.622S" table:style-name="ce2">
            <text:p>48:59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9569" table:style-name="ce1">
            <text:p>9569</text:p>
          </table:table-cell>
          <table:table-cell office:value-type="string" table:style-name="ce1">
            <text:p>Success</text:p>
          </table:table-cell>
          <table:table-cell office:value-type="float" office:value="52314" table:style-name="ce1">
            <text:p>52314</text:p>
          </table:table-cell>
          <table:table-cell table:number-columns-repeated="16377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time" office:time-value="PT11H49M3.242S" table:style-name="ce2">
            <text:p>49:03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966" table:style-name="ce1">
            <text:p>5966</text:p>
          </table:table-cell>
          <table:table-cell office:value-type="string" table:style-name="ce1">
            <text:p>Success</text:p>
          </table:table-cell>
          <table:table-cell office:value-type="float" office:value="54620" table:style-name="ce1">
            <text:p>54620</text:p>
          </table:table-cell>
          <table:table-cell table:number-columns-repeated="16377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time" office:time-value="PT11H49M6.192S" table:style-name="ce2">
            <text:p>49:06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056" table:style-name="ce1">
            <text:p>3056</text:p>
          </table:table-cell>
          <table:table-cell office:value-type="string" table:style-name="ce1">
            <text:p>Success</text:p>
          </table:table-cell>
          <table:table-cell office:value-type="float" office:value="41226" table:style-name="ce1">
            <text:p>41226</text:p>
          </table:table-cell>
          <table:table-cell table:number-columns-repeated="16377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time" office:time-value="PT11H49M6.457S" table:style-name="ce2">
            <text:p>49:06.5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2814" table:style-name="ce1">
            <text:p>2814</text:p>
          </table:table-cell>
          <table:table-cell office:value-type="string" table:style-name="ce1">
            <text:p>Success</text:p>
          </table:table-cell>
          <table:table-cell office:value-type="float" office:value="41226" table:style-name="ce1">
            <text:p>41226</text:p>
          </table:table-cell>
          <table:table-cell table:number-columns-repeated="16377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time" office:time-value="PT11H49M0.952S" table:style-name="ce2">
            <text:p>49:01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333" table:style-name="ce1">
            <text:p>8333</text:p>
          </table:table-cell>
          <table:table-cell office:value-type="string" table:style-name="ce1">
            <text:p>Success</text:p>
          </table:table-cell>
          <table:table-cell office:value-type="float" office:value="52314" table:style-name="ce1">
            <text:p>52314</text:p>
          </table:table-cell>
          <table:table-cell table:number-columns-repeated="16377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time" office:time-value="PT11H49M5.417S" table:style-name="ce2">
            <text:p>49:05.4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876" table:style-name="ce1">
            <text:p>3876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time" office:time-value="PT11H49M9.142S" table:style-name="ce2">
            <text:p>49:09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173" table:style-name="ce1">
            <text:p>17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time" office:time-value="PT11H49M8.737S" table:style-name="ce2">
            <text:p>49:08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88" table:style-name="ce1">
            <text:p>588</text:p>
          </table:table-cell>
          <table:table-cell office:value-type="string" table:style-name="ce1">
            <text:p>Success</text:p>
          </table:table-cell>
          <table:table-cell office:value-type="float" office:value="36795" table:style-name="ce1">
            <text:p>36795</text:p>
          </table:table-cell>
          <table:table-cell table:number-columns-repeated="16377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time" office:time-value="PT11H49M7.712S" table:style-name="ce2">
            <text:p>49:07.7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614" table:style-name="ce1">
            <text:p>1614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time" office:time-value="PT11H49M4.402S" table:style-name="ce2">
            <text:p>49:04.4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934" table:style-name="ce1">
            <text:p>4934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time" office:time-value="PT11H48M59.712S" table:style-name="ce2">
            <text:p>48:59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9622" table:style-name="ce1">
            <text:p>9622</text:p>
          </table:table-cell>
          <table:table-cell office:value-type="string" table:style-name="ce1">
            <text:p>Success</text:p>
          </table:table-cell>
          <table:table-cell office:value-type="float" office:value="53042" table:style-name="ce1">
            <text:p>53042</text:p>
          </table:table-cell>
          <table:table-cell table:number-columns-repeated="16377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time" office:time-value="PT11H49M2.927S" table:style-name="ce2">
            <text:p>49:02.9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412" table:style-name="ce1">
            <text:p>6412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time" office:time-value="PT11H49M6.217S" table:style-name="ce2">
            <text:p>49:06.2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3134" table:style-name="ce1">
            <text:p>3134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time" office:time-value="PT11H49M3.137S" table:style-name="ce2">
            <text:p>49:03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6225" table:style-name="ce1">
            <text:p>6225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time" office:time-value="PT11H49M8.487S" table:style-name="ce2">
            <text:p>49:08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75" table:style-name="ce1">
            <text:p>875</text:p>
          </table:table-cell>
          <table:table-cell office:value-type="string" table:style-name="ce1">
            <text:p>Success</text:p>
          </table:table-cell>
          <table:table-cell office:value-type="float" office:value="36795" table:style-name="ce1">
            <text:p>36795</text:p>
          </table:table-cell>
          <table:table-cell table:number-columns-repeated="16377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time" office:time-value="PT11H49M5.972S" table:style-name="ce2">
            <text:p>49:06.0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402" table:style-name="ce1">
            <text:p>3402</text:p>
          </table:table-cell>
          <table:table-cell office:value-type="string" table:style-name="ce1">
            <text:p>Success</text:p>
          </table:table-cell>
          <table:table-cell office:value-type="float" office:value="49228" table:style-name="ce1">
            <text:p>49228</text:p>
          </table:table-cell>
          <table:table-cell table:number-columns-repeated="16377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time" office:time-value="PT11H49M4.493S" table:style-name="ce2">
            <text:p>49:04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906" table:style-name="ce1">
            <text:p>4906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time" office:time-value="PT11H49M9.182S" table:style-name="ce2">
            <text:p>49:09.2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27" table:style-name="ce1">
            <text:p>227</text:p>
          </table:table-cell>
          <table:table-cell office:value-type="string" table:style-name="ce1">
            <text:p>Success</text:p>
          </table:table-cell>
          <table:table-cell office:value-type="float" office:value="1658" table:style-name="ce1">
            <text:p>1658</text:p>
          </table:table-cell>
          <table:table-cell table:number-columns-repeated="16377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time" office:time-value="PT11H49M7.722S" table:style-name="ce2">
            <text:p>49:07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683" table:style-name="ce1">
            <text:p>168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time" office:time-value="PT11H49M9.372S" table:style-name="ce2">
            <text:p>49:09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time" office:time-value="PT11H49M7.707S" table:style-name="ce2">
            <text:p>49:07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711" table:style-name="ce1">
            <text:p>1711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time" office:time-value="PT11H49M5.422S" table:style-name="ce2">
            <text:p>49:05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4008" table:style-name="ce1">
            <text:p>4008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time" office:time-value="PT11H49M9.362S" table:style-name="ce2">
            <text:p>49:09.4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1658" table:style-name="ce1">
            <text:p>1658</text:p>
          </table:table-cell>
          <table:table-cell table:number-columns-repeated="16377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time" office:time-value="PT11H49M9.337S" table:style-name="ce2">
            <text:p>49:09.3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38" table:style-name="ce1">
            <text:p>138</text:p>
          </table:table-cell>
          <table:table-cell office:value-type="string" table:style-name="ce1">
            <text:p>Success</text:p>
          </table:table-cell>
          <table:table-cell office:value-type="float" office:value="1658" table:style-name="ce1">
            <text:p>1658</text:p>
          </table:table-cell>
          <table:table-cell table:number-columns-repeated="16377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time" office:time-value="PT11H49M8.057S" table:style-name="ce2">
            <text:p>49:08.1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428" table:style-name="ce1">
            <text:p>1428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time" office:time-value="PT11H49M8.802S" table:style-name="ce2">
            <text:p>49:08.8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55476" table:style-name="ce1">
            <text:p>55476</text:p>
          </table:table-cell>
          <table:table-cell table:number-columns-repeated="16377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time" office:time-value="PT11H49M7.707S" table:style-name="ce2">
            <text:p>49:07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2044" table:style-name="ce1">
            <text:p>2044</text:p>
          </table:table-cell>
          <table:table-cell office:value-type="string" table:style-name="ce1">
            <text:p>Success</text:p>
          </table:table-cell>
          <table:table-cell office:value-type="float" office:value="47302" table:style-name="ce1">
            <text:p>47302</text:p>
          </table:table-cell>
          <table:table-cell table:number-columns-repeated="16377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time" office:time-value="PT11H49M7.757S" table:style-name="ce2">
            <text:p>49:07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011" table:style-name="ce1">
            <text:p>2011</text:p>
          </table:table-cell>
          <table:table-cell office:value-type="string" table:style-name="ce1">
            <text:p>Success</text:p>
          </table:table-cell>
          <table:table-cell office:value-type="float" office:value="48377" table:style-name="ce1">
            <text:p>48377</text:p>
          </table:table-cell>
          <table:table-cell table:number-columns-repeated="16377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time" office:time-value="PT11H49M7.842S" table:style-name="ce2">
            <text:p>49:07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926" table:style-name="ce1">
            <text:p>1926</text:p>
          </table:table-cell>
          <table:table-cell office:value-type="string" table:style-name="ce1">
            <text:p>Success</text:p>
          </table:table-cell>
          <table:table-cell office:value-type="float" office:value="47466" table:style-name="ce1">
            <text:p>47466</text:p>
          </table:table-cell>
          <table:table-cell table:number-columns-repeated="16377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time" office:time-value="PT11H49M7.707S" table:style-name="ce2">
            <text:p>49:07.7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2078" table:style-name="ce1">
            <text:p>2078</text:p>
          </table:table-cell>
          <table:table-cell office:value-type="string" table:style-name="ce1">
            <text:p>Success</text:p>
          </table:table-cell>
          <table:table-cell office:value-type="float" office:value="47302" table:style-name="ce1">
            <text:p>47302</text:p>
          </table:table-cell>
          <table:table-cell table:number-columns-repeated="16377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time" office:time-value="PT11H49M7.827S" table:style-name="ce2">
            <text:p>49:07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967" table:style-name="ce1">
            <text:p>1967</text:p>
          </table:table-cell>
          <table:table-cell office:value-type="string" table:style-name="ce1">
            <text:p>Success</text:p>
          </table:table-cell>
          <table:table-cell office:value-type="float" office:value="47466" table:style-name="ce1">
            <text:p>47466</text:p>
          </table:table-cell>
          <table:table-cell table:number-columns-repeated="16377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time" office:time-value="PT11H49M7.717S" table:style-name="ce2">
            <text:p>49:07.7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2078" table:style-name="ce1">
            <text:p>2078</text:p>
          </table:table-cell>
          <table:table-cell office:value-type="string" table:style-name="ce1">
            <text:p>Success</text:p>
          </table:table-cell>
          <table:table-cell office:value-type="float" office:value="47302" table:style-name="ce1">
            <text:p>47302</text:p>
          </table:table-cell>
          <table:table-cell table:number-columns-repeated="16377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time" office:time-value="PT11H49M8.792S" table:style-name="ce2">
            <text:p>49:08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1012" table:style-name="ce1">
            <text:p>1012</text:p>
          </table:table-cell>
          <table:table-cell office:value-type="string" table:style-name="ce1">
            <text:p>Success</text:p>
          </table:table-cell>
          <table:table-cell office:value-type="float" office:value="48378" table:style-name="ce1">
            <text:p>48378</text:p>
          </table:table-cell>
          <table:table-cell table:number-columns-repeated="16377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time" office:time-value="PT11H49M7.662S" table:style-name="ce2">
            <text:p>49:07.7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2185" table:style-name="ce1">
            <text:p>2185</text:p>
          </table:table-cell>
          <table:table-cell office:value-type="string" table:style-name="ce1">
            <text:p>Success</text:p>
          </table:table-cell>
          <table:table-cell office:value-type="float" office:value="47302" table:style-name="ce1">
            <text:p>47302</text:p>
          </table:table-cell>
          <table:table-cell table:number-columns-repeated="16377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time" office:time-value="PT11H49M8.952S" table:style-name="ce2">
            <text:p>49:09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040" table:style-name="ce1">
            <text:p>1040</text:p>
          </table:table-cell>
          <table:table-cell office:value-type="string" table:style-name="ce1">
            <text:p>Success</text:p>
          </table:table-cell>
          <table:table-cell office:value-type="float" office:value="49455" table:style-name="ce1">
            <text:p>49455</text:p>
          </table:table-cell>
          <table:table-cell table:number-columns-repeated="16377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time" office:time-value="PT11H49M9.992S" table:style-name="ce2">
            <text:p>49:10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time" office:time-value="PT11H49M9.772S" table:style-name="ce2">
            <text:p>49:09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34" table:style-name="ce1">
            <text:p>5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time" office:time-value="PT11H49M10.307S" table:style-name="ce2">
            <text:p>49:10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3331" table:style-name="ce1">
            <text:p>3331</text:p>
          </table:table-cell>
          <table:table-cell table:number-columns-repeated="16377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time" office:time-value="PT11H49M10.332S" table:style-name="ce2">
            <text:p>49:10.3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time" office:time-value="PT11H49M10.107S" table:style-name="ce2">
            <text:p>49:10.1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time" office:time-value="PT11H49M9.847S" table:style-name="ce2">
            <text:p>49:09.8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plan</text:p>
          </table:table-cell>
          <table:table-cell office:value-type="float" office:value="527" table:style-name="ce1">
            <text:p>52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time" office:time-value="PT11H49M9.807S" table:style-name="ce2">
            <text:p>49:09.8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plan</text:p>
          </table:table-cell>
          <table:table-cell office:value-type="float" office:value="574" table:style-name="ce1">
            <text:p>57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time" office:time-value="PT11H49M9.797S" table:style-name="ce2">
            <text:p>49:09.8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plan</text:p>
          </table:table-cell>
          <table:table-cell office:value-type="float" office:value="605" table:style-name="ce1">
            <text:p>60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time" office:time-value="PT11H49M9.792S" table:style-name="ce2">
            <text:p>49:09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618" table:style-name="ce1">
            <text:p>61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time" office:time-value="PT11H49M10.377S" table:style-name="ce2">
            <text:p>49:10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out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time" office:time-value="PT11H49M10.417S" table:style-name="ce2">
            <text:p>49:10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time" office:time-value="PT11H49M10.382S" table:style-name="ce2">
            <text:p>49:10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out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time" office:time-value="PT11H49M10.412S" table:style-name="ce2">
            <text:p>49:10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time" office:time-value="PT11H49M10.432S" table:style-name="ce2">
            <text:p>49:10.4</text:p>
          </table:table-cell>
          <table:table-cell office:value-type="string" table:style-name="ce1">
            <text:p>PlannerB 2-7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time" office:time-value="PT11H49M10.402S" table:style-name="ce2">
            <text:p>49:10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out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time" office:time-value="PT11H49M10.432S" table:style-name="ce2">
            <text:p>49:10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time" office:time-value="PT11H49M10.447S" table:style-name="ce2">
            <text:p>49:10.4</text:p>
          </table:table-cell>
          <table:table-cell office:value-type="string" table:style-name="ce1">
            <text:p>PlannerB 2-18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time" office:time-value="PT11H49M10.447S" table:style-name="ce2">
            <text:p>49:10.4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time" office:time-value="PT11H49M10.457S" table:style-name="ce2">
            <text:p>49:10.5</text:p>
          </table:table-cell>
          <table:table-cell office:value-type="string" table:style-name="ce1">
            <text:p>PlannerB 2-11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time" office:time-value="PT11H49M10.382S" table:style-name="ce2">
            <text:p>49:10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time" office:time-value="PT11H49M9.787S" table:style-name="ce2">
            <text:p>49:09.8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plan</text:p>
          </table:table-cell>
          <table:table-cell office:value-type="float" office:value="714" table:style-name="ce1">
            <text:p>7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time" office:time-value="PT11H49M10.502S" table:style-name="ce2">
            <text:p>49:10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time" office:time-value="PT11H49M10.517S" table:style-name="ce2">
            <text:p>49:10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time" office:time-value="PT11H49M10.527S" table:style-name="ce2">
            <text:p>49:10.5</text:p>
          </table:table-cell>
          <table:table-cell office:value-type="string" table:style-name="ce1">
            <text:p>PlannerB 2-2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time" office:time-value="PT11H49M9.767S" table:style-name="ce2">
            <text:p>49:09.8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824" table:style-name="ce1">
            <text:p>82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time" office:time-value="PT11H49M9.752S" table:style-name="ce2">
            <text:p>49:09.8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plan</text:p>
          </table:table-cell>
          <table:table-cell office:value-type="float" office:value="843" table:style-name="ce1">
            <text:p>84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time" office:time-value="PT11H49M10.497S" table:style-name="ce2">
            <text:p>49:10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time" office:time-value="PT11H49M10.597S" table:style-name="ce2">
            <text:p>49:10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time" office:time-value="PT11H49M10.597S" table:style-name="ce2">
            <text:p>49:10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time" office:time-value="PT11H49M10.647S" table:style-name="ce2">
            <text:p>49:10.6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time" office:time-value="PT11H49M10.662S" table:style-name="ce2">
            <text:p>49:10.7</text:p>
          </table:table-cell>
          <table:table-cell office:value-type="string" table:style-name="ce1">
            <text:p>PlannerB 2-1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time" office:time-value="PT11H49M9.407S" table:style-name="ce2">
            <text:p>49:09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461" table:style-name="ce1">
            <text:p>1461</text:p>
          </table:table-cell>
          <table:table-cell office:value-type="string" table:style-name="ce1">
            <text:p>Success</text:p>
          </table:table-cell>
          <table:table-cell office:value-type="float" office:value="44224" table:style-name="ce1">
            <text:p>44224</text:p>
          </table:table-cell>
          <table:table-cell table:number-columns-repeated="16377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time" office:time-value="PT11H49M9.452S" table:style-name="ce2">
            <text:p>49:09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35" table:style-name="ce1">
            <text:p>1435</text:p>
          </table:table-cell>
          <table:table-cell office:value-type="string" table:style-name="ce1">
            <text:p>Success</text:p>
          </table:table-cell>
          <table:table-cell office:value-type="float" office:value="44224" table:style-name="ce1">
            <text:p>44224</text:p>
          </table:table-cell>
          <table:table-cell table:number-columns-repeated="16377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time" office:time-value="PT11H49M9.417S" table:style-name="ce2">
            <text:p>49:09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497" table:style-name="ce1">
            <text:p>1497</text:p>
          </table:table-cell>
          <table:table-cell office:value-type="string" table:style-name="ce1">
            <text:p>Success</text:p>
          </table:table-cell>
          <table:table-cell office:value-type="float" office:value="44224" table:style-name="ce1">
            <text:p>44224</text:p>
          </table:table-cell>
          <table:table-cell table:number-columns-repeated="16377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time" office:time-value="PT11H49M9.477S" table:style-name="ce2">
            <text:p>49:09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470" table:style-name="ce1">
            <text:p>1470</text:p>
          </table:table-cell>
          <table:table-cell office:value-type="string" table:style-name="ce1">
            <text:p>Success</text:p>
          </table:table-cell>
          <table:table-cell office:value-type="float" office:value="44224" table:style-name="ce1">
            <text:p>44224</text:p>
          </table:table-cell>
          <table:table-cell table:number-columns-repeated="16377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time" office:time-value="PT11H49M9.407S" table:style-name="ce2">
            <text:p>49:09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608" table:style-name="ce1">
            <text:p>1608</text:p>
          </table:table-cell>
          <table:table-cell office:value-type="string" table:style-name="ce1">
            <text:p>Success</text:p>
          </table:table-cell>
          <table:table-cell office:value-type="float" office:value="44224" table:style-name="ce1">
            <text:p>44224</text:p>
          </table:table-cell>
          <table:table-cell table:number-columns-repeated="16377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time" office:time-value="PT11H49M10.917S" table:style-name="ce2">
            <text:p>49:10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45" table:style-name="ce1">
            <text:p>34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time" office:time-value="PT11H49M9.362S" table:style-name="ce2">
            <text:p>49:09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922" table:style-name="ce1">
            <text:p>1922</text:p>
          </table:table-cell>
          <table:table-cell office:value-type="string" table:style-name="ce1">
            <text:p>Success</text:p>
          </table:table-cell>
          <table:table-cell office:value-type="float" office:value="45148" table:style-name="ce1">
            <text:p>45148</text:p>
          </table:table-cell>
          <table:table-cell table:number-columns-repeated="16377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time" office:time-value="PT11H49M10.872S" table:style-name="ce2">
            <text:p>49:10.9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time" office:time-value="PT11H49M11.287S" table:style-name="ce2">
            <text:p>49:11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time" office:time-value="PT11H49M11.262S" table:style-name="ce2">
            <text:p>49:11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time" office:time-value="PT11H49M11.312S" table:style-name="ce2">
            <text:p>49:11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606" table:style-name="ce1">
            <text:p>1606</text:p>
          </table:table-cell>
          <table:table-cell table:number-columns-repeated="16377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time" office:time-value="PT11H49M11.312S" table:style-name="ce2">
            <text:p>49:11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606" table:style-name="ce1">
            <text:p>1606</text:p>
          </table:table-cell>
          <table:table-cell table:number-columns-repeated="16377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time" office:time-value="PT11H49M11.342S" table:style-name="ce2">
            <text:p>49:11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658" table:style-name="ce1">
            <text:p>1658</text:p>
          </table:table-cell>
          <table:table-cell table:number-columns-repeated="16377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time" office:time-value="PT11H49M11.337S" table:style-name="ce2">
            <text:p>49:11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658" table:style-name="ce1">
            <text:p>1658</text:p>
          </table:table-cell>
          <table:table-cell table:number-columns-repeated="16377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time" office:time-value="PT11H49M11.287S" table:style-name="ce2">
            <text:p>49:11.3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time" office:time-value="PT11H49M11.407S" table:style-name="ce2">
            <text:p>49:11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2" table:style-name="ce1">
            <text:p>9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time" office:time-value="PT11H49M11.502S" table:style-name="ce2">
            <text:p>49:11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time" office:time-value="PT11H49M11.612S" table:style-name="ce2">
            <text:p>49:11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12" table:style-name="ce1">
            <text:p>11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time" office:time-value="PT11H49M9.487S" table:style-name="ce2">
            <text:p>49:09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362" table:style-name="ce1">
            <text:p>236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time" office:time-value="PT11H49M7.752S" table:style-name="ce2">
            <text:p>49:07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109" table:style-name="ce1">
            <text:p>4109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time" office:time-value="PT11H49M9.327S" table:style-name="ce2">
            <text:p>49:09.3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537" table:style-name="ce1">
            <text:p>2537</text:p>
          </table:table-cell>
          <table:table-cell office:value-type="string" table:style-name="ce1">
            <text:p>Success</text:p>
          </table:table-cell>
          <table:table-cell office:value-type="float" office:value="45304" table:style-name="ce1">
            <text:p>45304</text:p>
          </table:table-cell>
          <table:table-cell table:number-columns-repeated="16377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time" office:time-value="PT11H49M11.852S" table:style-name="ce2">
            <text:p>49:11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time" office:time-value="PT11H49M7.752S" table:style-name="ce2">
            <text:p>49:07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4127" table:style-name="ce1">
            <text:p>4127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time" office:time-value="PT11H49M7.667S" table:style-name="ce2">
            <text:p>49:07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4222" table:style-name="ce1">
            <text:p>422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time" office:time-value="PT11H49M11.877S" table:style-name="ce2">
            <text:p>49:11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606" table:style-name="ce1">
            <text:p>1606</text:p>
          </table:table-cell>
          <table:table-cell table:number-columns-repeated="16377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time" office:time-value="PT11H49M7.642S" table:style-name="ce2">
            <text:p>49:07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261" table:style-name="ce1">
            <text:p>426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time" office:time-value="PT11H49M11.867S" table:style-name="ce2">
            <text:p>49:11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time" office:time-value="PT11H49M11.902S" table:style-name="ce2">
            <text:p>49:11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time" office:time-value="PT11H49M11.917S" table:style-name="ce2">
            <text:p>49:11.9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time" office:time-value="PT11H49M11.922S" table:style-name="ce2">
            <text:p>49:11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1606" table:style-name="ce1">
            <text:p>1606</text:p>
          </table:table-cell>
          <table:table-cell table:number-columns-repeated="16377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time" office:time-value="PT11H49M11.892S" table:style-name="ce2">
            <text:p>49:11.9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time" office:time-value="PT11H49M11.882S" table:style-name="ce2">
            <text:p>49:11.9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time" office:time-value="PT11H49M7.687S" table:style-name="ce2">
            <text:p>49:07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262" table:style-name="ce1">
            <text:p>426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time" office:time-value="PT11H49M11.952S" table:style-name="ce2">
            <text:p>49:12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606" table:style-name="ce1">
            <text:p>1606</text:p>
          </table:table-cell>
          <table:table-cell table:number-columns-repeated="16377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time" office:time-value="PT11H49M11.952S" table:style-name="ce2">
            <text:p>49:12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606" table:style-name="ce1">
            <text:p>1606</text:p>
          </table:table-cell>
          <table:table-cell table:number-columns-repeated="16377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time" office:time-value="PT11H49M11.957S" table:style-name="ce2">
            <text:p>49:12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time" office:time-value="PT11H49M11.957S" table:style-name="ce2">
            <text:p>49:12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606" table:style-name="ce1">
            <text:p>1606</text:p>
          </table:table-cell>
          <table:table-cell table:number-columns-repeated="16377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time" office:time-value="PT11H49M7.742S" table:style-name="ce2">
            <text:p>49:07.7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241" table:style-name="ce1">
            <text:p>424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time" office:time-value="PT11H49M7.747S" table:style-name="ce2">
            <text:p>49:07.7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4245" table:style-name="ce1">
            <text:p>4245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time" office:time-value="PT11H49M11.982S" table:style-name="ce2">
            <text:p>49:12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606" table:style-name="ce1">
            <text:p>1606</text:p>
          </table:table-cell>
          <table:table-cell table:number-columns-repeated="16377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time" office:time-value="PT11H49M9.207S" table:style-name="ce2">
            <text:p>49:09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802" table:style-name="ce1">
            <text:p>2802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time" office:time-value="PT11H49M9.167S" table:style-name="ce2">
            <text:p>49:09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844" table:style-name="ce1">
            <text:p>2844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time" office:time-value="PT11H49M11.987S" table:style-name="ce2">
            <text:p>49:12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time" office:time-value="PT11H49M11.972S" table:style-name="ce2">
            <text:p>49:12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1658" table:style-name="ce1">
            <text:p>1658</text:p>
          </table:table-cell>
          <table:table-cell table:number-columns-repeated="16377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time" office:time-value="PT11H49M11.992S" table:style-name="ce2">
            <text:p>49:12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time" office:time-value="PT11H49M12.012S" table:style-name="ce2">
            <text:p>49:12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time" office:time-value="PT11H49M12.012S" table:style-name="ce2">
            <text:p>49:12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606" table:style-name="ce1">
            <text:p>1606</text:p>
          </table:table-cell>
          <table:table-cell table:number-columns-repeated="16377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time" office:time-value="PT11H49M8.852S" table:style-name="ce2">
            <text:p>49:08.9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181" table:style-name="ce1">
            <text:p>3181</text:p>
          </table:table-cell>
          <table:table-cell office:value-type="string" table:style-name="ce1">
            <text:p>Success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time" office:time-value="PT11H49M12.017S" table:style-name="ce2">
            <text:p>49:12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606" table:style-name="ce1">
            <text:p>1606</text:p>
          </table:table-cell>
          <table:table-cell table:number-columns-repeated="16377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time" office:time-value="PT11H49M12.012S" table:style-name="ce2">
            <text:p>49:12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time" office:time-value="PT11H49M12.027S" table:style-name="ce2">
            <text:p>49:12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606" table:style-name="ce1">
            <text:p>1606</text:p>
          </table:table-cell>
          <table:table-cell table:number-columns-repeated="16377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time" office:time-value="PT11H49M12.042S" table:style-name="ce2">
            <text:p>49:12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606" table:style-name="ce1">
            <text:p>1606</text:p>
          </table:table-cell>
          <table:table-cell table:number-columns-repeated="16377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time" office:time-value="PT11H49M12.032S" table:style-name="ce2">
            <text:p>49:12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time" office:time-value="PT11H49M12.062S" table:style-name="ce2">
            <text:p>49:12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652" table:style-name="ce1">
            <text:p>1652</text:p>
          </table:table-cell>
          <table:table-cell table:number-columns-repeated="16377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time" office:time-value="PT11H49M9.327S" table:style-name="ce2">
            <text:p>49:09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996" table:style-name="ce1">
            <text:p>2996</text:p>
          </table:table-cell>
          <table:table-cell office:value-type="string" table:style-name="ce1">
            <text:p>Success</text:p>
          </table:table-cell>
          <table:table-cell office:value-type="float" office:value="46224" table:style-name="ce1">
            <text:p>46224</text:p>
          </table:table-cell>
          <table:table-cell table:number-columns-repeated="16377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time" office:time-value="PT11H49M12.327S" table:style-name="ce2">
            <text:p>49:12.3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time" office:time-value="PT11H49M12.407S" table:style-name="ce2">
            <text:p>49:12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time" office:time-value="PT11H49M12.477S" table:style-name="ce2">
            <text:p>49:12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59" table:style-name="ce1">
            <text:p>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time" office:time-value="PT11H49M12.537S" table:style-name="ce2">
            <text:p>49:12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time" office:time-value="PT11H49M9.117S" table:style-name="ce2">
            <text:p>49:09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697" table:style-name="ce1">
            <text:p>3697</text:p>
          </table:table-cell>
          <table:table-cell office:value-type="string" table:style-name="ce1">
            <text:p>Success</text:p>
          </table:table-cell>
          <table:table-cell office:value-type="float" office:value="36795" table:style-name="ce1">
            <text:p>36795</text:p>
          </table:table-cell>
          <table:table-cell table:number-columns-repeated="16377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time" office:time-value="PT11H49M11.862S" table:style-name="ce2">
            <text:p>49:11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953" table:style-name="ce1">
            <text:p>953</text:p>
          </table:table-cell>
          <table:table-cell office:value-type="string" table:style-name="ce1">
            <text:p>Success</text:p>
          </table:table-cell>
          <table:table-cell office:value-type="float" office:value="47348" table:style-name="ce1">
            <text:p>47348</text:p>
          </table:table-cell>
          <table:table-cell table:number-columns-repeated="16377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time" office:time-value="PT11H49M12.817S" table:style-name="ce2">
            <text:p>49:12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110" table:style-name="ce1">
            <text:p>2110</text:p>
          </table:table-cell>
          <table:table-cell table:number-columns-repeated="16377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time" office:time-value="PT11H49M12.837S" table:style-name="ce2">
            <text:p>49:12.8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162" table:style-name="ce1">
            <text:p>2162</text:p>
          </table:table-cell>
          <table:table-cell table:number-columns-repeated="16377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time" office:time-value="PT11H49M12.852S" table:style-name="ce2">
            <text:p>49:12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162" table:style-name="ce1">
            <text:p>2162</text:p>
          </table:table-cell>
          <table:table-cell table:number-columns-repeated="16377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time" office:time-value="PT11H49M12.872S" table:style-name="ce2">
            <text:p>49:12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162" table:style-name="ce1">
            <text:p>2162</text:p>
          </table:table-cell>
          <table:table-cell table:number-columns-repeated="16377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time" office:time-value="PT11H49M11.017S" table:style-name="ce2">
            <text:p>49:11.0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887" table:style-name="ce1">
            <text:p>1887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time" office:time-value="PT11H49M12.907S" table:style-name="ce2">
            <text:p>49:12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time" office:time-value="PT11H49M10.952S" table:style-name="ce2">
            <text:p>49:11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074" table:style-name="ce1">
            <text:p>207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time" office:time-value="PT11H49M10.892S" table:style-name="ce2">
            <text:p>49:10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145" table:style-name="ce1">
            <text:p>2145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time" office:time-value="PT11H49M13.027S" table:style-name="ce2">
            <text:p>49:13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time" office:time-value="PT11H49M13.037S" table:style-name="ce2">
            <text:p>49:13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time" office:time-value="PT11H49M9.492S" table:style-name="ce2">
            <text:p>49:09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834" table:style-name="ce1">
            <text:p>3834</text:p>
          </table:table-cell>
          <table:table-cell office:value-type="string" table:style-name="ce1">
            <text:p>Success</text:p>
          </table:table-cell>
          <table:table-cell office:value-type="float" office:value="47465" table:style-name="ce1">
            <text:p>47465</text:p>
          </table:table-cell>
          <table:table-cell table:number-columns-repeated="16377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time" office:time-value="PT11H49M13.332S" table:style-name="ce2">
            <text:p>49:13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time" office:time-value="PT11H49M13.347S" table:style-name="ce2">
            <text:p>49:13.3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time" office:time-value="PT11H49M13.367S" table:style-name="ce2">
            <text:p>49:13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158" table:style-name="ce1">
            <text:p>2158</text:p>
          </table:table-cell>
          <table:table-cell table:number-columns-repeated="16377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time" office:time-value="PT11H49M13.382S" table:style-name="ce2">
            <text:p>49:13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210" table:style-name="ce1">
            <text:p>2210</text:p>
          </table:table-cell>
          <table:table-cell table:number-columns-repeated="16377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time" office:time-value="PT11H49M9.172S" table:style-name="ce2">
            <text:p>49:09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4511" table:style-name="ce1">
            <text:p>4511</text:p>
          </table:table-cell>
          <table:table-cell office:value-type="string" table:style-name="ce1">
            <text:p>Success</text:p>
          </table:table-cell>
          <table:table-cell office:value-type="float" office:value="36795" table:style-name="ce1">
            <text:p>36795</text:p>
          </table:table-cell>
          <table:table-cell table:number-columns-repeated="16377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time" office:time-value="PT11H49M9.182S" table:style-name="ce2">
            <text:p>49:09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4500" table:style-name="ce1">
            <text:p>4500</text:p>
          </table:table-cell>
          <table:table-cell office:value-type="string" table:style-name="ce1">
            <text:p>Success</text:p>
          </table:table-cell>
          <table:table-cell office:value-type="float" office:value="36795" table:style-name="ce1">
            <text:p>36795</text:p>
          </table:table-cell>
          <table:table-cell table:number-columns-repeated="16377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time" office:time-value="PT11H49M9.192S" table:style-name="ce2">
            <text:p>49:09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506" table:style-name="ce1">
            <text:p>4506</text:p>
          </table:table-cell>
          <table:table-cell office:value-type="string" table:style-name="ce1">
            <text:p>Success</text:p>
          </table:table-cell>
          <table:table-cell office:value-type="float" office:value="36795" table:style-name="ce1">
            <text:p>36795</text:p>
          </table:table-cell>
          <table:table-cell table:number-columns-repeated="16377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time" office:time-value="PT11H49M12.817S" table:style-name="ce2">
            <text:p>49:12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948" table:style-name="ce1">
            <text:p>948</text:p>
          </table:table-cell>
          <table:table-cell office:value-type="string" table:style-name="ce1">
            <text:p>Success</text:p>
          </table:table-cell>
          <table:table-cell office:value-type="float" office:value="48377" table:style-name="ce1">
            <text:p>48377</text:p>
          </table:table-cell>
          <table:table-cell table:number-columns-repeated="16377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time" office:time-value="PT11H49M13.767S" table:style-name="ce2">
            <text:p>49:13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time" office:time-value="PT11H49M13.832S" table:style-name="ce2">
            <text:p>49:13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10" table:style-name="ce1">
            <text:p>11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time" office:time-value="PT11H49M13.687S" table:style-name="ce2">
            <text:p>49:13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340" table:style-name="ce1">
            <text:p>340</text:p>
          </table:table-cell>
          <table:table-cell office:value-type="string" table:style-name="ce1">
            <text:p>Success</text:p>
          </table:table-cell>
          <table:table-cell office:value-type="float" office:value="51606" table:style-name="ce1">
            <text:p>51606</text:p>
          </table:table-cell>
          <table:table-cell table:number-columns-repeated="16377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time" office:time-value="PT11H49M13.687S" table:style-name="ce2">
            <text:p>49:13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54" table:style-name="ce1">
            <text:p>354</text:p>
          </table:table-cell>
          <table:table-cell office:value-type="string" table:style-name="ce1">
            <text:p>Success</text:p>
          </table:table-cell>
          <table:table-cell office:value-type="float" office:value="51606" table:style-name="ce1">
            <text:p>51606</text:p>
          </table:table-cell>
          <table:table-cell table:number-columns-repeated="16377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time" office:time-value="PT11H49M13.942S" table:style-name="ce2">
            <text:p>49:13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6" table:style-name="ce1">
            <text:p>10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time" office:time-value="PT11H49M14.027S" table:style-name="ce2">
            <text:p>49:14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78" table:style-name="ce1">
            <text:p>7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time" office:time-value="PT11H49M14.052S" table:style-name="ce2">
            <text:p>49:14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time" office:time-value="PT11H49M14.042S" table:style-name="ce2">
            <text:p>49:14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59" table:style-name="ce1">
            <text:p>15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time" office:time-value="PT11H49M14.107S" table:style-name="ce2">
            <text:p>49:14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time" office:time-value="PT11H49M14.202S" table:style-name="ce2">
            <text:p>49:14.2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91" table:style-name="ce1">
            <text:p>9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time" office:time-value="PT11H49M14.252S" table:style-name="ce2">
            <text:p>49:14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96" table:style-name="ce1">
            <text:p>9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time" office:time-value="PT11H49M14.297S" table:style-name="ce2">
            <text:p>49:14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98" table:style-name="ce1">
            <text:p>9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time" office:time-value="PT11H49M14.347S" table:style-name="ce2">
            <text:p>49:14.3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time" office:time-value="PT11H49M14.397S" table:style-name="ce2">
            <text:p>49:14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21" table:style-name="ce1">
            <text:p>12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time" office:time-value="PT11H49M4.567S" table:style-name="ce2">
            <text:p>49:04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051" table:style-name="ce1">
            <text:p>10051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time" office:time-value="PT11H49M4.377S" table:style-name="ce2">
            <text:p>49:04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260" table:style-name="ce1">
            <text:p>10260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time" office:time-value="PT11H49M3.037S" table:style-name="ce2">
            <text:p>49:03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1615" table:style-name="ce1">
            <text:p>11615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time" office:time-value="PT11H49M5.952S" table:style-name="ce2">
            <text:p>49:06.0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8709" table:style-name="ce1">
            <text:p>8709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time" office:time-value="PT11H49M4.482S" table:style-name="ce2">
            <text:p>49:04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10178" table:style-name="ce1">
            <text:p>10178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time" office:time-value="PT11H49M9.132S" table:style-name="ce2">
            <text:p>49:09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5549" table:style-name="ce1">
            <text:p>5549</text:p>
          </table:table-cell>
          <table:table-cell office:value-type="string" table:style-name="ce1">
            <text:p>Success</text:p>
          </table:table-cell>
          <table:table-cell office:value-type="float" office:value="37947" table:style-name="ce1">
            <text:p>37947</text:p>
          </table:table-cell>
          <table:table-cell table:number-columns-repeated="16377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time" office:time-value="PT11H49M9.167S" table:style-name="ce2">
            <text:p>49:09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521" table:style-name="ce1">
            <text:p>5521</text:p>
          </table:table-cell>
          <table:table-cell office:value-type="string" table:style-name="ce1">
            <text:p>Success</text:p>
          </table:table-cell>
          <table:table-cell office:value-type="float" office:value="37945" table:style-name="ce1">
            <text:p>37945</text:p>
          </table:table-cell>
          <table:table-cell table:number-columns-repeated="16377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time" office:time-value="PT11H49M9.102S" table:style-name="ce2">
            <text:p>49:09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5598" table:style-name="ce1">
            <text:p>5598</text:p>
          </table:table-cell>
          <table:table-cell office:value-type="string" table:style-name="ce1">
            <text:p>Success</text:p>
          </table:table-cell>
          <table:table-cell office:value-type="float" office:value="37945" table:style-name="ce1">
            <text:p>37945</text:p>
          </table:table-cell>
          <table:table-cell table:number-columns-repeated="16377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time" office:time-value="PT11H49M14.662S" table:style-name="ce2">
            <text:p>49:14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time" office:time-value="PT11H49M14.652S" table:style-name="ce2">
            <text:p>49:14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2348" table:style-name="ce1">
            <text:p>2348</text:p>
          </table:table-cell>
          <table:table-cell table:number-columns-repeated="16377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time" office:time-value="PT11H49M9.182S" table:style-name="ce2">
            <text:p>49:09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555" table:style-name="ce1">
            <text:p>5555</text:p>
          </table:table-cell>
          <table:table-cell office:value-type="string" table:style-name="ce1">
            <text:p>Success</text:p>
          </table:table-cell>
          <table:table-cell office:value-type="float" office:value="37945" table:style-name="ce1">
            <text:p>37945</text:p>
          </table:table-cell>
          <table:table-cell table:number-columns-repeated="16377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time" office:time-value="PT11H49M13.702S" table:style-name="ce2">
            <text:p>49:13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100" table:style-name="ce1">
            <text:p>1100</text:p>
          </table:table-cell>
          <table:table-cell office:value-type="string" table:style-name="ce1">
            <text:p>Success</text:p>
          </table:table-cell>
          <table:table-cell office:value-type="float" office:value="51606" table:style-name="ce1">
            <text:p>51606</text:p>
          </table:table-cell>
          <table:table-cell table:number-columns-repeated="16377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time" office:time-value="PT11H49M14.802S" table:style-name="ce2">
            <text:p>49:14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41" table:style-name="ce1">
            <text:p>14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time" office:time-value="PT11H49M14.947S" table:style-name="ce2">
            <text:p>49:14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24" table:style-name="ce1">
            <text:p>22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time" office:time-value="PT11H49M14.737S" table:style-name="ce2">
            <text:p>49:14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68" table:style-name="ce1">
            <text:p>568</text:p>
          </table:table-cell>
          <table:table-cell office:value-type="string" table:style-name="ce1">
            <text:p>Success</text:p>
          </table:table-cell>
          <table:table-cell office:value-type="float" office:value="52682" table:style-name="ce1">
            <text:p>52682</text:p>
          </table:table-cell>
          <table:table-cell table:number-columns-repeated="16377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time" office:time-value="PT11H49M15.177S" table:style-name="ce2">
            <text:p>49:15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51" table:style-name="ce1">
            <text:p>15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time" office:time-value="PT11H49M14.712S" table:style-name="ce2">
            <text:p>49:14.7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28" table:style-name="ce1">
            <text:p>628</text:p>
          </table:table-cell>
          <table:table-cell office:value-type="string" table:style-name="ce1">
            <text:p>Success</text:p>
          </table:table-cell>
          <table:table-cell office:value-type="float" office:value="52866" table:style-name="ce1">
            <text:p>52866</text:p>
          </table:table-cell>
          <table:table-cell table:number-columns-repeated="16377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time" office:time-value="PT11H49M14.682S" table:style-name="ce2">
            <text:p>49:14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83" table:style-name="ce1">
            <text:p>683</text:p>
          </table:table-cell>
          <table:table-cell office:value-type="string" table:style-name="ce1">
            <text:p>Success</text:p>
          </table:table-cell>
          <table:table-cell office:value-type="float" office:value="55912" table:style-name="ce1">
            <text:p>55912</text:p>
          </table:table-cell>
          <table:table-cell table:number-columns-repeated="16377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time" office:time-value="PT11H49M14.692S" table:style-name="ce2">
            <text:p>49:14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85" table:style-name="ce1">
            <text:p>685</text:p>
          </table:table-cell>
          <table:table-cell office:value-type="string" table:style-name="ce1">
            <text:p>Success</text:p>
          </table:table-cell>
          <table:table-cell office:value-type="float" office:value="55912" table:style-name="ce1">
            <text:p>55912</text:p>
          </table:table-cell>
          <table:table-cell table:number-columns-repeated="16377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time" office:time-value="PT11H49M14.702S" table:style-name="ce2">
            <text:p>49:14.7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98" table:style-name="ce1">
            <text:p>698</text:p>
          </table:table-cell>
          <table:table-cell office:value-type="string" table:style-name="ce1">
            <text:p>Success</text:p>
          </table:table-cell>
          <table:table-cell office:value-type="float" office:value="55912" table:style-name="ce1">
            <text:p>55912</text:p>
          </table:table-cell>
          <table:table-cell table:number-columns-repeated="16377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time" office:time-value="PT11H49M15.307S" table:style-name="ce2">
            <text:p>49:15.3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time" office:time-value="PT11H49M15.402S" table:style-name="ce2">
            <text:p>49:15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time" office:time-value="PT11H49M15.377S" table:style-name="ce2">
            <text:p>49:15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46" table:style-name="ce1">
            <text:p>146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time" office:time-value="PT11H49M15.367S" table:style-name="ce2">
            <text:p>49:15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07" table:style-name="ce1">
            <text:p>2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time" office:time-value="PT11H49M15.327S" table:style-name="ce2">
            <text:p>49:15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305" table:style-name="ce1">
            <text:p>30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time" office:time-value="PT11H49M15.577S" table:style-name="ce2">
            <text:p>49:15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time" office:time-value="PT11H49M15.527S" table:style-name="ce2">
            <text:p>49:15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25" table:style-name="ce1">
            <text:p>2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time" office:time-value="PT11H49M15.467S" table:style-name="ce2">
            <text:p>49:15.5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35" table:style-name="ce1">
            <text:p>33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time" office:time-value="PT11H49M15.418S" table:style-name="ce2">
            <text:p>49:15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429" table:style-name="ce1">
            <text:p>42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time" office:time-value="PT11H49M15.802S" table:style-name="ce2">
            <text:p>49:15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88" table:style-name="ce1">
            <text:p>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time" office:time-value="PT11H49M15.752S" table:style-name="ce2">
            <text:p>49:15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88" table:style-name="ce1">
            <text:p>188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time" office:time-value="PT11H49M15.697S" table:style-name="ce2">
            <text:p>49:15.7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07" table:style-name="ce1">
            <text:p>3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time" office:time-value="PT11H49M15.942S" table:style-name="ce2">
            <text:p>49:15.9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time" office:time-value="PT11H49M15.892S" table:style-name="ce2">
            <text:p>49:15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time" office:time-value="PT11H49M15.852S" table:style-name="ce2">
            <text:p>49:15.9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227" table:style-name="ce1">
            <text:p>122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time" office:time-value="PT11H49M16.007S" table:style-name="ce2">
            <text:p>49:16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84" table:style-name="ce1">
            <text:p>108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time" office:time-value="PT11H49M17.077S" table:style-name="ce2">
            <text:p>49:17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time" office:time-value="PT11H49M15.342S" table:style-name="ce2">
            <text:p>49:15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924" table:style-name="ce1">
            <text:p>192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time" office:time-value="PT11H49M17.267S" table:style-name="ce2">
            <text:p>49:17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time" office:time-value="PT11H49M9.152S" table:style-name="ce2">
            <text:p>49:09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8170" table:style-name="ce1">
            <text:p>8170</text:p>
          </table:table-cell>
          <table:table-cell office:value-type="string" table:style-name="ce1">
            <text:p>Success</text:p>
          </table:table-cell>
          <table:table-cell office:value-type="float" office:value="37945" table:style-name="ce1">
            <text:p>37945</text:p>
          </table:table-cell>
          <table:table-cell table:number-columns-repeated="16377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time" office:time-value="PT11H49M9.337S" table:style-name="ce2">
            <text:p>49:09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8014" table:style-name="ce1">
            <text:p>8014</text:p>
          </table:table-cell>
          <table:table-cell office:value-type="string" table:style-name="ce1">
            <text:p>Success</text:p>
          </table:table-cell>
          <table:table-cell office:value-type="float" office:value="37945" table:style-name="ce1">
            <text:p>37945</text:p>
          </table:table-cell>
          <table:table-cell table:number-columns-repeated="16377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time" office:time-value="PT11H49M17.142S" table:style-name="ce2">
            <text:p>49:17.1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588" table:style-name="ce1">
            <text:p>588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time" office:time-value="PT11H49M11.952S" table:style-name="ce2">
            <text:p>49:12.0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803" table:style-name="ce1">
            <text:p>5803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time" office:time-value="PT11H49M12.017S" table:style-name="ce2">
            <text:p>49:12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739" table:style-name="ce1">
            <text:p>5739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time" office:time-value="PT11H49M7.637S" table:style-name="ce2">
            <text:p>49:07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202" table:style-name="ce1">
            <text:p>10202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time" office:time-value="PT11H49M9.287S" table:style-name="ce2">
            <text:p>49:09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8549" table:style-name="ce1">
            <text:p>8549</text:p>
          </table:table-cell>
          <table:table-cell office:value-type="string" table:style-name="ce1">
            <text:p>Success</text:p>
          </table:table-cell>
          <table:table-cell office:value-type="float" office:value="37945" table:style-name="ce1">
            <text:p>37945</text:p>
          </table:table-cell>
          <table:table-cell table:number-columns-repeated="16377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time" office:time-value="PT11H49M12.032S" table:style-name="ce2">
            <text:p>49:12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833" table:style-name="ce1">
            <text:p>5833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time" office:time-value="PT11H49M17.757S" table:style-name="ce2">
            <text:p>49:17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2" table:style-name="ce1">
            <text:p>132</text:p>
          </table:table-cell>
          <table:table-cell office:value-type="string" table:style-name="ce1">
            <text:p>Success</text:p>
          </table:table-cell>
          <table:table-cell office:value-type="float" office:value="2348" table:style-name="ce1">
            <text:p>2348</text:p>
          </table:table-cell>
          <table:table-cell table:number-columns-repeated="16377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time" office:time-value="PT11H49M13.402S" table:style-name="ce2">
            <text:p>49:13.4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489" table:style-name="ce1">
            <text:p>4489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time" office:time-value="PT11H49M12.887S" table:style-name="ce2">
            <text:p>49:12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020805785298094848</text:p>
          </table:table-cell>
          <table:table-cell office:value-type="float" office:value="5039" table:style-name="ce1">
            <text:p>5039</text:p>
          </table:table-cell>
          <table:table-cell office:value-type="string" table:style-name="ce1">
            <text:p>Success</text:p>
          </table:table-cell>
          <table:table-cell office:value-type="float" office:value="41226" table:style-name="ce1">
            <text:p>41226</text:p>
          </table:table-cell>
          <table:table-cell table:number-columns-repeated="16377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time" office:time-value="PT11H49M10.627S" table:style-name="ce2">
            <text:p>49:10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306" table:style-name="ce1">
            <text:p>7306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time" office:time-value="PT11H49M9.272S" table:style-name="ce2">
            <text:p>49:09.3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8664" table:style-name="ce1">
            <text:p>8664</text:p>
          </table:table-cell>
          <table:table-cell office:value-type="string" table:style-name="ce1">
            <text:p>Success</text:p>
          </table:table-cell>
          <table:table-cell office:value-type="float" office:value="45285" table:style-name="ce1">
            <text:p>45285</text:p>
          </table:table-cell>
          <table:table-cell table:number-columns-repeated="16377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time" office:time-value="PT11H49M16.107S" table:style-name="ce2">
            <text:p>49:16.1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830" table:style-name="ce1">
            <text:p>1830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time" office:time-value="PT11H49M12.042S" table:style-name="ce2">
            <text:p>49:12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5902" table:style-name="ce1">
            <text:p>5902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time" office:time-value="PT11H49M15.632S" table:style-name="ce2">
            <text:p>49:15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315" table:style-name="ce1">
            <text:p>2315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time" office:time-value="PT11H49M10.627S" table:style-name="ce2">
            <text:p>49:10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7322" table:style-name="ce1">
            <text:p>7322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time" office:time-value="PT11H49M14.522S" table:style-name="ce2">
            <text:p>49:14.5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432" table:style-name="ce1">
            <text:p>3432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time" office:time-value="PT11H49M17.947S" table:style-name="ce2">
            <text:p>49:17.9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348" table:style-name="ce1">
            <text:p>2348</text:p>
          </table:table-cell>
          <table:table-cell table:number-columns-repeated="16377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time" office:time-value="PT11H49M17.867S" table:style-name="ce2">
            <text:p>49:17.9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04" table:style-name="ce1">
            <text:p>104</text:p>
          </table:table-cell>
          <table:table-cell office:value-type="string" table:style-name="ce1">
            <text:p>Success</text:p>
          </table:table-cell>
          <table:table-cell office:value-type="float" office:value="2348" table:style-name="ce1">
            <text:p>2348</text:p>
          </table:table-cell>
          <table:table-cell table:number-columns-repeated="16377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time" office:time-value="PT11H49M17.762S" table:style-name="ce2">
            <text:p>49:17.8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15" table:style-name="ce1">
            <text:p>21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time" office:time-value="PT11H49M17.937S" table:style-name="ce2">
            <text:p>49:17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time" office:time-value="PT11H49M17.322S" table:style-name="ce2">
            <text:p>49:17.3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679" table:style-name="ce1">
            <text:p>679</text:p>
          </table:table-cell>
          <table:table-cell office:value-type="string" table:style-name="ce1">
            <text:p>Success</text:p>
          </table:table-cell>
          <table:table-cell office:value-type="float" office:value="58064" table:style-name="ce1">
            <text:p>58064</text:p>
          </table:table-cell>
          <table:table-cell table:number-columns-repeated="16377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time" office:time-value="PT11H49M17.977S" table:style-name="ce2">
            <text:p>49:18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1284" table:style-name="ce1">
            <text:p>1284</text:p>
          </table:table-cell>
          <table:table-cell table:number-columns-repeated="16377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time" office:time-value="PT11H49M17.357S" table:style-name="ce2">
            <text:p>49:17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724" table:style-name="ce1">
            <text:p>724</text:p>
          </table:table-cell>
          <table:table-cell office:value-type="string" table:style-name="ce1">
            <text:p>Success</text:p>
          </table:table-cell>
          <table:table-cell office:value-type="float" office:value="58064" table:style-name="ce1">
            <text:p>58064</text:p>
          </table:table-cell>
          <table:table-cell table:number-columns-repeated="16377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time" office:time-value="PT11H49M17.927S" table:style-name="ce2">
            <text:p>49:17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60" table:style-name="ce1">
            <text:p>16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time" office:time-value="PT11H49M18.002S" table:style-name="ce2">
            <text:p>49:18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153" table:style-name="ce1">
            <text:p>153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time" office:time-value="PT11H49M17.892S" table:style-name="ce2">
            <text:p>49:17.9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67" table:style-name="ce1">
            <text:p>267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time" office:time-value="PT11H49M18.162S" table:style-name="ce2">
            <text:p>49:18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284" table:style-name="ce1">
            <text:p>1284</text:p>
          </table:table-cell>
          <table:table-cell table:number-columns-repeated="16377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time" office:time-value="PT11H49M17.842S" table:style-name="ce2">
            <text:p>49:17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373" table:style-name="ce1">
            <text:p>373</text:p>
          </table:table-cell>
          <table:table-cell office:value-type="string" table:style-name="ce1">
            <text:p>Success</text:p>
          </table:table-cell>
          <table:table-cell office:value-type="float" office:value="59141" table:style-name="ce1">
            <text:p>59141</text:p>
          </table:table-cell>
          <table:table-cell table:number-columns-repeated="16377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time" office:time-value="PT11H49M18.082S" table:style-name="ce2">
            <text:p>49:18.1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75" table:style-name="ce1">
            <text:p>17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time" office:time-value="PT11H49M17.892S" table:style-name="ce2">
            <text:p>49:17.9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368" table:style-name="ce1">
            <text:p>368</text:p>
          </table:table-cell>
          <table:table-cell office:value-type="string" table:style-name="ce1">
            <text:p>Success</text:p>
          </table:table-cell>
          <table:table-cell office:value-type="float" office:value="59349" table:style-name="ce1">
            <text:p>59349</text:p>
          </table:table-cell>
          <table:table-cell table:number-columns-repeated="16377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time" office:time-value="PT11H49M18.217S" table:style-name="ce2">
            <text:p>49:18.2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19" table:style-name="ce1">
            <text:p>119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time" office:time-value="PT11H49M18.157S" table:style-name="ce2">
            <text:p>49:18.2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time" office:time-value="PT11H49M18.337S" table:style-name="ce2">
            <text:p>49:18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114" table:style-name="ce1">
            <text:p>11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time" office:time-value="PT11H49M18.257S" table:style-name="ce2">
            <text:p>49:18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time" office:time-value="PT11H49M18.452S" table:style-name="ce2">
            <text:p>49:18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time" office:time-value="PT11H49M18.392S" table:style-name="ce2">
            <text:p>49:18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30" table:style-name="ce1">
            <text:p>230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time" office:time-value="PT11H49M18.582S" table:style-name="ce2">
            <text:p>49:18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time" office:time-value="PT11H49M18.512S" table:style-name="ce2">
            <text:p>49:18.5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211" table:style-name="ce1">
            <text:p>211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time" office:time-value="PT11H49M18.622S" table:style-name="ce2">
            <text:p>49:18.6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55" table:style-name="ce1">
            <text:p>155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time" office:time-value="PT11H49M18.727S" table:style-name="ce2">
            <text:p>49:18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447" table:style-name="ce1">
            <text:p>447</text:p>
          </table:table-cell>
          <table:table-cell table:number-columns-repeated="16377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time" office:time-value="PT11H49M10.362S" table:style-name="ce2">
            <text:p>49:10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plan-content-mo-aspect-incidents-eventsDiv-event-1-confirmed&amp;plan=mindalliance_com_channels_plans_acme&amp;v=1&amp;random=0.001149846210526717</text:p>
          </table:table-cell>
          <table:table-cell office:value-type="float" office:value="8553" table:style-name="ce1">
            <text:p>8553</text:p>
          </table:table-cell>
          <table:table-cell office:value-type="string" table:style-name="ce1">
            <text:p>Success</text:p>
          </table:table-cell>
          <table:table-cell office:value-type="float" office:value="43886" table:style-name="ce1">
            <text:p>43886</text:p>
          </table:table-cell>
          <table:table-cell table:number-columns-repeated="16377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time" office:time-value="PT11H49M9.337S" table:style-name="ce2">
            <text:p>49:09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9621" table:style-name="ce1">
            <text:p>9621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time" office:time-value="PT11H49M17.967S" table:style-name="ce2">
            <text:p>49:18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89" table:style-name="ce1">
            <text:p>1089</text:p>
          </table:table-cell>
          <table:table-cell office:value-type="string" table:style-name="ce1">
            <text:p>Success</text:p>
          </table:table-cell>
          <table:table-cell office:value-type="float" office:value="59349" table:style-name="ce1">
            <text:p>59349</text:p>
          </table:table-cell>
          <table:table-cell table:number-columns-repeated="16377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time" office:time-value="PT11H49M17.972S" table:style-name="ce2">
            <text:p>49:18.0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081" table:style-name="ce1">
            <text:p>1081</text:p>
          </table:table-cell>
          <table:table-cell office:value-type="string" table:style-name="ce1">
            <text:p>Success</text:p>
          </table:table-cell>
          <table:table-cell office:value-type="float" office:value="59349" table:style-name="ce1">
            <text:p>59349</text:p>
          </table:table-cell>
          <table:table-cell table:number-columns-repeated="16377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time" office:time-value="PT11H49M18.262S" table:style-name="ce2">
            <text:p>49:18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898" table:style-name="ce1">
            <text:p>89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time" office:time-value="PT11H49M19.162S" table:style-name="ce2">
            <text:p>49:19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time" office:time-value="PT11H49M19.057S" table:style-name="ce2">
            <text:p>49:19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60" table:style-name="ce1">
            <text:p>360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time" office:time-value="PT11H49M19.417S" table:style-name="ce2">
            <text:p>49:19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time" office:time-value="PT11H49M19.057S" table:style-name="ce2">
            <text:p>49:19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98" table:style-name="ce1">
            <text:p>39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time" office:time-value="PT11H49M19.457S" table:style-name="ce2">
            <text:p>49:19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time" office:time-value="PT11H49M11.722S" table:style-name="ce2">
            <text:p>49:11.7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8288" table:style-name="ce1">
            <text:p>8288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time" office:time-value="PT11H49M12.607S" table:style-name="ce2">
            <text:p>49:12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7446" table:style-name="ce1">
            <text:p>7446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time" office:time-value="PT11H49M18.677S" table:style-name="ce2">
            <text:p>49:18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93" table:style-name="ce1">
            <text:p>1393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time" office:time-value="PT11H49M7.762S" table:style-name="ce2">
            <text:p>49:07.8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2309" table:style-name="ce1">
            <text:p>12309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time" office:time-value="PT11H49M17.092S" table:style-name="ce2">
            <text:p>49:17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007" table:style-name="ce1">
            <text:p>3007</text:p>
          </table:table-cell>
          <table:table-cell office:value-type="string" table:style-name="ce1">
            <text:p>Success</text:p>
          </table:table-cell>
          <table:table-cell office:value-type="float" office:value="22248" table:style-name="ce1">
            <text:p>22248</text:p>
          </table:table-cell>
          <table:table-cell table:number-columns-repeated="16377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time" office:time-value="PT11H49M19.177S" table:style-name="ce2">
            <text:p>49:19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34" table:style-name="ce1">
            <text:p>934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time" office:time-value="PT11H49M14.457S" table:style-name="ce2">
            <text:p>49:14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5693" table:style-name="ce1">
            <text:p>5693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time" office:time-value="PT11H49M20.112S" table:style-name="ce2">
            <text:p>49:20.1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1" table:style-name="ce1">
            <text:p>7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time" office:time-value="PT11H49M17.292S" table:style-name="ce2">
            <text:p>49:17.3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898" table:style-name="ce1">
            <text:p>2898</text:p>
          </table:table-cell>
          <table:table-cell office:value-type="string" table:style-name="ce1">
            <text:p>Success</text:p>
          </table:table-cell>
          <table:table-cell office:value-type="float" office:value="49228" table:style-name="ce1">
            <text:p>49228</text:p>
          </table:table-cell>
          <table:table-cell table:number-columns-repeated="16377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time" office:time-value="PT11H49M9.417S" table:style-name="ce2">
            <text:p>49:09.4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780" table:style-name="ce1">
            <text:p>10780</text:p>
          </table:table-cell>
          <table:table-cell office:value-type="string" table:style-name="ce1">
            <text:p>Success</text:p>
          </table:table-cell>
          <table:table-cell office:value-type="float" office:value="50050" table:style-name="ce1">
            <text:p>50050</text:p>
          </table:table-cell>
          <table:table-cell table:number-columns-repeated="16377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time" office:time-value="PT11H49M12.047S" table:style-name="ce2">
            <text:p>49:12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8149" table:style-name="ce1">
            <text:p>8149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time" office:time-value="PT11H49M11.372S" table:style-name="ce2">
            <text:p>49:11.4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827" table:style-name="ce1">
            <text:p>8827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time" office:time-value="PT11H49M13.042S" table:style-name="ce2">
            <text:p>49:13.0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160" table:style-name="ce1">
            <text:p>7160</text:p>
          </table:table-cell>
          <table:table-cell office:value-type="string" table:style-name="ce1">
            <text:p>Success</text:p>
          </table:table-cell>
          <table:table-cell office:value-type="float" office:value="49228" table:style-name="ce1">
            <text:p>49228</text:p>
          </table:table-cell>
          <table:table-cell table:number-columns-repeated="16377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time" office:time-value="PT11H49M12.082S" table:style-name="ce2">
            <text:p>49:12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8119" table:style-name="ce1">
            <text:p>8119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time" office:time-value="PT11H49M14.662S" table:style-name="ce2">
            <text:p>49:14.7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539" table:style-name="ce1">
            <text:p>5539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time" office:time-value="PT11H49M10.427S" table:style-name="ce2">
            <text:p>49:10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783" table:style-name="ce1">
            <text:p>9783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time" office:time-value="PT11H49M9.427S" table:style-name="ce2">
            <text:p>49:09.4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0787" table:style-name="ce1">
            <text:p>10787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time" office:time-value="PT11H49M20.192S" table:style-name="ce2">
            <text:p>49:20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time" office:time-value="PT11H49M14.637S" table:style-name="ce2">
            <text:p>49:14.6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592" table:style-name="ce1">
            <text:p>5592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time" office:time-value="PT11H49M20.202S" table:style-name="ce2">
            <text:p>49:20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2348" table:style-name="ce1">
            <text:p>2348</text:p>
          </table:table-cell>
          <table:table-cell table:number-columns-repeated="16377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time" office:time-value="PT11H49M20.207S" table:style-name="ce2">
            <text:p>49:20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time" office:time-value="PT11H49M20.212S" table:style-name="ce2">
            <text:p>49:20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time" office:time-value="PT11H49M14.622S" table:style-name="ce2">
            <text:p>49:14.6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5627" table:style-name="ce1">
            <text:p>5627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time" office:time-value="PT11H49M17.952S" table:style-name="ce2">
            <text:p>49:18.0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309" table:style-name="ce1">
            <text:p>2309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time" office:time-value="PT11H49M20.207S" table:style-name="ce2">
            <text:p>49:20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2348" table:style-name="ce1">
            <text:p>2348</text:p>
          </table:table-cell>
          <table:table-cell table:number-columns-repeated="16377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time" office:time-value="PT11H49M11.372S" table:style-name="ce2">
            <text:p>49:11.4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135" table:style-name="ce1">
            <text:p>9135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time" office:time-value="PT11H49M20.207S" table:style-name="ce2">
            <text:p>49:20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28" table:style-name="ce1">
            <text:p>42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time" office:time-value="PT11H49M20.637S" table:style-name="ce2">
            <text:p>49:20.6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284" table:style-name="ce1">
            <text:p>1284</text:p>
          </table:table-cell>
          <table:table-cell table:number-columns-repeated="16377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time" office:time-value="PT11H49M20.242S" table:style-name="ce2">
            <text:p>49:20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23" table:style-name="ce1">
            <text:p>423</text:p>
          </table:table-cell>
          <table:table-cell office:value-type="string" table:style-name="ce1">
            <text:p>Success</text:p>
          </table:table-cell>
          <table:table-cell office:value-type="float" office:value="59348" table:style-name="ce1">
            <text:p>59348</text:p>
          </table:table-cell>
          <table:table-cell table:number-columns-repeated="16377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time" office:time-value="PT11H49M20.507S" table:style-name="ce2">
            <text:p>49:20.5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time" office:time-value="PT11H49M20.742S" table:style-name="ce2">
            <text:p>49:20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284" table:style-name="ce1">
            <text:p>1284</text:p>
          </table:table-cell>
          <table:table-cell table:number-columns-repeated="16377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time" office:time-value="PT11H49M20.197S" table:style-name="ce2">
            <text:p>49:20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time" office:time-value="PT11H49M17.937S" table:style-name="ce2">
            <text:p>49:17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950" table:style-name="ce1">
            <text:p>295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time" office:time-value="PT11H49M20.262S" table:style-name="ce2">
            <text:p>49:20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787" table:style-name="ce1">
            <text:p>787</text:p>
          </table:table-cell>
          <table:table-cell office:value-type="string" table:style-name="ce1">
            <text:p>Success</text:p>
          </table:table-cell>
          <table:table-cell office:value-type="float" office:value="58166" table:style-name="ce1">
            <text:p>58166</text:p>
          </table:table-cell>
          <table:table-cell table:number-columns-repeated="16377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time" office:time-value="PT11H49M21.052S" table:style-name="ce2">
            <text:p>49:21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time" office:time-value="PT11H49M21.072S" table:style-name="ce2">
            <text:p>49:21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time" office:time-value="PT11H49M21.087S" table:style-name="ce2">
            <text:p>49:21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296" table:style-name="ce1">
            <text:p>2296</text:p>
          </table:table-cell>
          <table:table-cell table:number-columns-repeated="16377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time" office:time-value="PT11H49M21.122S" table:style-name="ce2">
            <text:p>49:21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348" table:style-name="ce1">
            <text:p>2348</text:p>
          </table:table-cell>
          <table:table-cell table:number-columns-repeated="16377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time" office:time-value="PT11H49M20.287S" table:style-name="ce2">
            <text:p>49:20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926" table:style-name="ce1">
            <text:p>926</text:p>
          </table:table-cell>
          <table:table-cell office:value-type="string" table:style-name="ce1">
            <text:p>Success</text:p>
          </table:table-cell>
          <table:table-cell office:value-type="float" office:value="57188" table:style-name="ce1">
            <text:p>57188</text:p>
          </table:table-cell>
          <table:table-cell table:number-columns-repeated="16377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time" office:time-value="PT11H49M20.892S" table:style-name="ce2">
            <text:p>49:20.9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326" table:style-name="ce1">
            <text:p>326</text:p>
          </table:table-cell>
          <table:table-cell office:value-type="string" table:style-name="ce1">
            <text:p>Success</text:p>
          </table:table-cell>
          <table:table-cell office:value-type="float" office:value="57188" table:style-name="ce1">
            <text:p>57188</text:p>
          </table:table-cell>
          <table:table-cell table:number-columns-repeated="16377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time" office:time-value="PT11H49M20.667S" table:style-name="ce2">
            <text:p>49:20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552" table:style-name="ce1">
            <text:p>55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time" office:time-value="PT11H49M21.217S" table:style-name="ce2">
            <text:p>49:21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time" office:time-value="PT11H49M21.222S" table:style-name="ce2">
            <text:p>49:21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time" office:time-value="PT11H49M21.212S" table:style-name="ce2">
            <text:p>49:21.2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78" table:style-name="ce1">
            <text:p>278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time" office:time-value="PT11H49M21.497S" table:style-name="ce2">
            <text:p>49:21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time" office:time-value="PT11H49M17.732S" table:style-name="ce2">
            <text:p>49:17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3907" table:style-name="ce1">
            <text:p>390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time" office:time-value="PT11H49M20.057S" table:style-name="ce2">
            <text:p>49:20.1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595" table:style-name="ce1">
            <text:p>159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time" office:time-value="PT11H49M16.062S" table:style-name="ce2">
            <text:p>49:16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611" table:style-name="ce1">
            <text:p>5611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time" office:time-value="PT11H49M11.997S" table:style-name="ce2">
            <text:p>49:12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9673" table:style-name="ce1">
            <text:p>9673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time" office:time-value="PT11H49M21.672S" table:style-name="ce2">
            <text:p>49:21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394" table:style-name="ce1">
            <text:p>2394</text:p>
          </table:table-cell>
          <table:table-cell table:number-columns-repeated="16377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time" office:time-value="PT11H49M20.892S" table:style-name="ce2">
            <text:p>49:20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914" table:style-name="ce1">
            <text:p>914</text:p>
          </table:table-cell>
          <table:table-cell office:value-type="string" table:style-name="ce1">
            <text:p>Success</text:p>
          </table:table-cell>
          <table:table-cell office:value-type="float" office:value="53854" table:style-name="ce1">
            <text:p>53854</text:p>
          </table:table-cell>
          <table:table-cell table:number-columns-repeated="16377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time" office:time-value="PT11H49M21.807S" table:style-name="ce2">
            <text:p>49:21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time" office:time-value="PT11H49M21.822S" table:style-name="ce2">
            <text:p>49:21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time" office:time-value="PT11H49M21.837S" table:style-name="ce2">
            <text:p>49:21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342" table:style-name="ce1">
            <text:p>2342</text:p>
          </table:table-cell>
          <table:table-cell table:number-columns-repeated="16377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time" office:time-value="PT11H49M21.852S" table:style-name="ce2">
            <text:p>49:21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394" table:style-name="ce1">
            <text:p>2394</text:p>
          </table:table-cell>
          <table:table-cell table:number-columns-repeated="16377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time" office:time-value="PT11H49M11.902S" table:style-name="ce2">
            <text:p>49:11.9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247" table:style-name="ce1">
            <text:p>10247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time" office:time-value="PT11H49M12.057S" table:style-name="ce2">
            <text:p>49:12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108" table:style-name="ce1">
            <text:p>10108</text:p>
          </table:table-cell>
          <table:table-cell office:value-type="string" table:style-name="ce1">
            <text:p>Success</text:p>
          </table:table-cell>
          <table:table-cell office:value-type="float" office:value="46683" table:style-name="ce1">
            <text:p>46683</text:p>
          </table:table-cell>
          <table:table-cell table:number-columns-repeated="16377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time" office:time-value="PT11H49M18.087S" table:style-name="ce2">
            <text:p>49:18.1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4081" table:style-name="ce1">
            <text:p>4081</text:p>
          </table:table-cell>
          <table:table-cell office:value-type="string" table:style-name="ce1">
            <text:p>Success</text:p>
          </table:table-cell>
          <table:table-cell office:value-type="float" office:value="15021" table:style-name="ce1">
            <text:p>15021</text:p>
          </table:table-cell>
          <table:table-cell table:number-columns-repeated="16377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time" office:time-value="PT11H49M9.117S" table:style-name="ce2">
            <text:p>49:09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3122" table:style-name="ce1">
            <text:p>13122</text:p>
          </table:table-cell>
          <table:table-cell office:value-type="string" table:style-name="ce1">
            <text:p>Success</text:p>
          </table:table-cell>
          <table:table-cell office:value-type="float" office:value="49189" table:style-name="ce1">
            <text:p>49189</text:p>
          </table:table-cell>
          <table:table-cell table:number-columns-repeated="16377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time" office:time-value="PT11H49M14.152S" table:style-name="ce2">
            <text:p>49:14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8114" table:style-name="ce1">
            <text:p>8114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time" office:time-value="PT11H49M18.957S" table:style-name="ce2">
            <text:p>49:19.0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3309" table:style-name="ce1">
            <text:p>3309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time" office:time-value="PT11H49M9.297S" table:style-name="ce2">
            <text:p>49:09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3010" table:style-name="ce1">
            <text:p>13010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time" office:time-value="PT11H49M14.702S" table:style-name="ce2">
            <text:p>49:14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617" table:style-name="ce1">
            <text:p>7617</text:p>
          </table:table-cell>
          <table:table-cell office:value-type="string" table:style-name="ce1">
            <text:p>Success</text:p>
          </table:table-cell>
          <table:table-cell office:value-type="float" office:value="49189" table:style-name="ce1">
            <text:p>49189</text:p>
          </table:table-cell>
          <table:table-cell table:number-columns-repeated="16377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time" office:time-value="PT11H49M13.057S" table:style-name="ce2">
            <text:p>49:13.1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267" table:style-name="ce1">
            <text:p>9267</text:p>
          </table:table-cell>
          <table:table-cell office:value-type="string" table:style-name="ce1">
            <text:p>Success</text:p>
          </table:table-cell>
          <table:table-cell office:value-type="float" office:value="49228" table:style-name="ce1">
            <text:p>49228</text:p>
          </table:table-cell>
          <table:table-cell table:number-columns-repeated="16377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time" office:time-value="PT11H49M17.987S" table:style-name="ce2">
            <text:p>49:18.0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357" table:style-name="ce1">
            <text:p>4357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time" office:time-value="PT11H49M9.247S" table:style-name="ce2">
            <text:p>49:09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3100" table:style-name="ce1">
            <text:p>13100</text:p>
          </table:table-cell>
          <table:table-cell office:value-type="string" table:style-name="ce1">
            <text:p>Success</text:p>
          </table:table-cell>
          <table:table-cell office:value-type="float" office:value="45285" table:style-name="ce1">
            <text:p>45285</text:p>
          </table:table-cell>
          <table:table-cell table:number-columns-repeated="16377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time" office:time-value="PT11H49M18.837S" table:style-name="ce2">
            <text:p>49:18.8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516" table:style-name="ce1">
            <text:p>3516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time" office:time-value="PT11H49M17.952S" table:style-name="ce2">
            <text:p>49:18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4415" table:style-name="ce1">
            <text:p>441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time" office:time-value="PT11H49M9.317S" table:style-name="ce2">
            <text:p>49:09.3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3058" table:style-name="ce1">
            <text:p>13058</text:p>
          </table:table-cell>
          <table:table-cell office:value-type="string" table:style-name="ce1">
            <text:p>Success</text:p>
          </table:table-cell>
          <table:table-cell office:value-type="float" office:value="49189" table:style-name="ce1">
            <text:p>49189</text:p>
          </table:table-cell>
          <table:table-cell table:number-columns-repeated="16377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time" office:time-value="PT11H49M18.777S" table:style-name="ce2">
            <text:p>49:18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596" table:style-name="ce1">
            <text:p>3596</text:p>
          </table:table-cell>
          <table:table-cell office:value-type="string" table:style-name="ce1">
            <text:p>Success</text:p>
          </table:table-cell>
          <table:table-cell office:value-type="float" office:value="22247" table:style-name="ce1">
            <text:p>22247</text:p>
          </table:table-cell>
          <table:table-cell table:number-columns-repeated="16377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time" office:time-value="PT11H49M17.937S" table:style-name="ce2">
            <text:p>49:17.9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4440" table:style-name="ce1">
            <text:p>4440</text:p>
          </table:table-cell>
          <table:table-cell office:value-type="string" table:style-name="ce1">
            <text:p>Success</text:p>
          </table:table-cell>
          <table:table-cell office:value-type="float" office:value="18652" table:style-name="ce1">
            <text:p>18652</text:p>
          </table:table-cell>
          <table:table-cell table:number-columns-repeated="16377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time" office:time-value="PT11H49M17.952S" table:style-name="ce2">
            <text:p>49:18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4437" table:style-name="ce1">
            <text:p>4437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time" office:time-value="PT11H49M9.402S" table:style-name="ce2">
            <text:p>49:09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2998" table:style-name="ce1">
            <text:p>12998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time" office:time-value="PT11H49M11.982S" table:style-name="ce2">
            <text:p>49:12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0416" table:style-name="ce1">
            <text:p>10416</text:p>
          </table:table-cell>
          <table:table-cell office:value-type="string" table:style-name="ce1">
            <text:p>Success</text:p>
          </table:table-cell>
          <table:table-cell office:value-type="float" office:value="46683" table:style-name="ce1">
            <text:p>46683</text:p>
          </table:table-cell>
          <table:table-cell table:number-columns-repeated="16377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time" office:time-value="PT11H49M19.472S" table:style-name="ce2">
            <text:p>49:19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2943" table:style-name="ce1">
            <text:p>2943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time" office:time-value="PT11H49M9.352S" table:style-name="ce2">
            <text:p>49:09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?1-1.IBehaviorListener.0-indicator-big~form-segment-part-goals-goals-0-goal-goalChoice&amp;plan=mindalliance_com_channels_plans_acme&amp;v=1&amp;random=0.6384860425301587</text:p>
          </table:table-cell>
          <table:table-cell office:value-type="float" office:value="13067" table:style-name="ce1">
            <text:p>13067</text:p>
          </table:table-cell>
          <table:table-cell office:value-type="string" table:style-name="ce1">
            <text:p>Success</text:p>
          </table:table-cell>
          <table:table-cell office:value-type="float" office:value="53563" table:style-name="ce1">
            <text:p>53563</text:p>
          </table:table-cell>
          <table:table-cell table:number-columns-repeated="16377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time" office:time-value="PT11H49M20.077S" table:style-name="ce2">
            <text:p>49:20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2351" table:style-name="ce1">
            <text:p>2351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time" office:time-value="PT11H49M20.207S" table:style-name="ce2">
            <text:p>49:20.2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2218" table:style-name="ce1">
            <text:p>2218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time" office:time-value="PT11H49M20.232S" table:style-name="ce2">
            <text:p>49:20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2207" table:style-name="ce1">
            <text:p>2207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time" office:time-value="PT11H49M22.402S" table:style-name="ce2">
            <text:p>49:22.4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time" office:time-value="PT11H49M20.102S" table:style-name="ce2">
            <text:p>49:20.1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363" table:style-name="ce1">
            <text:p>236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time" office:time-value="PT11H49M20.017S" table:style-name="ce2">
            <text:p>49:20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452" table:style-name="ce1">
            <text:p>2452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time" office:time-value="PT11H49M22.327S" table:style-name="ce2">
            <text:p>49:22.3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time" office:time-value="PT11H49M22.167S" table:style-name="ce2">
            <text:p>49:22.2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308" table:style-name="ce1">
            <text:p>308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time" office:time-value="PT11H49M21.237S" table:style-name="ce2">
            <text:p>49:21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245" table:style-name="ce1">
            <text:p>1245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time" office:time-value="PT11H49M22.412S" table:style-name="ce2">
            <text:p>49:22.4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72" table:style-name="ce1">
            <text:p>7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time" office:time-value="PT11H49M22.152S" table:style-name="ce2">
            <text:p>49:22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42" table:style-name="ce1">
            <text:p>342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time" office:time-value="PT11H49M21.232S" table:style-name="ce2">
            <text:p>49:21.2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266" table:style-name="ce1">
            <text:p>1266</text:p>
          </table:table-cell>
          <table:table-cell office:value-type="string" table:style-name="ce1">
            <text:p>Success</text:p>
          </table:table-cell>
          <table:table-cell office:value-type="float" office:value="50849" table:style-name="ce1">
            <text:p>50849</text:p>
          </table:table-cell>
          <table:table-cell table:number-columns-repeated="16377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time" office:time-value="PT11H49M18.202S" table:style-name="ce2">
            <text:p>49:18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302" table:style-name="ce1">
            <text:p>4302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time" office:time-value="PT11H49M21.677S" table:style-name="ce2">
            <text:p>49:21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time" office:time-value="PT11H49M21.512S" table:style-name="ce2">
            <text:p>49:21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997" table:style-name="ce1">
            <text:p>997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time" office:time-value="PT11H49M17.838S" table:style-name="ce2">
            <text:p>49:17.8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4682" table:style-name="ce1">
            <text:p>4682</text:p>
          </table:table-cell>
          <table:table-cell office:value-type="string" table:style-name="ce1">
            <text:p>Success</text:p>
          </table:table-cell>
          <table:table-cell office:value-type="float" office:value="18652" table:style-name="ce1">
            <text:p>18652</text:p>
          </table:table-cell>
          <table:table-cell table:number-columns-repeated="16377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time" office:time-value="PT11H49M20.072S" table:style-name="ce2">
            <text:p>49:20.1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461" table:style-name="ce1">
            <text:p>2461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time" office:time-value="PT11H49M20.152S" table:style-name="ce2">
            <text:p>49:20.2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385" table:style-name="ce1">
            <text:p>2385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time" office:time-value="PT11H49M22.482S" table:style-name="ce2">
            <text:p>49:22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time" office:time-value="PT11H49M19.442S" table:style-name="ce2">
            <text:p>49:19.4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3106" table:style-name="ce1">
            <text:p>3106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time" office:time-value="PT11H49M22.512S" table:style-name="ce2">
            <text:p>49:22.5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time" office:time-value="PT11H49M18.027S" table:style-name="ce2">
            <text:p>49:18.0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532" table:style-name="ce1">
            <text:p>4532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time" office:time-value="PT11H49M22.547S" table:style-name="ce2">
            <text:p>49:22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time" office:time-value="PT11H49M22.242S" table:style-name="ce2">
            <text:p>49:22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22" table:style-name="ce1">
            <text:p>42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time" office:time-value="PT11H49M21.647S" table:style-name="ce2">
            <text:p>49:21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1063" table:style-name="ce1">
            <text:p>1063</text:p>
          </table:table-cell>
          <table:table-cell office:value-type="string" table:style-name="ce1">
            <text:p>Success</text:p>
          </table:table-cell>
          <table:table-cell office:value-type="float" office:value="52774" table:style-name="ce1">
            <text:p>52774</text:p>
          </table:table-cell>
          <table:table-cell table:number-columns-repeated="16377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time" office:time-value="PT11H49M22.717S" table:style-name="ce2">
            <text:p>49:22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time" office:time-value="PT11H49M21.697S" table:style-name="ce2">
            <text:p>49:21.7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071" table:style-name="ce1">
            <text:p>1071</text:p>
          </table:table-cell>
          <table:table-cell office:value-type="string" table:style-name="ce1">
            <text:p>Success</text:p>
          </table:table-cell>
          <table:table-cell office:value-type="float" office:value="52866" table:style-name="ce1">
            <text:p>52866</text:p>
          </table:table-cell>
          <table:table-cell table:number-columns-repeated="16377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time" office:time-value="PT11H49M21.652S" table:style-name="ce2">
            <text:p>49:21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128" table:style-name="ce1">
            <text:p>1128</text:p>
          </table:table-cell>
          <table:table-cell office:value-type="string" table:style-name="ce1">
            <text:p>Success</text:p>
          </table:table-cell>
          <table:table-cell office:value-type="float" office:value="52866" table:style-name="ce1">
            <text:p>52866</text:p>
          </table:table-cell>
          <table:table-cell table:number-columns-repeated="16377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time" office:time-value="PT11H49M22.757S" table:style-name="ce2">
            <text:p>49:22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time" office:time-value="PT11H49M22.782S" table:style-name="ce2">
            <text:p>49:22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time" office:time-value="PT11H49M22.782S" table:style-name="ce2">
            <text:p>49:22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388" table:style-name="ce1">
            <text:p>2388</text:p>
          </table:table-cell>
          <table:table-cell table:number-columns-repeated="16377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time" office:time-value="PT11H49M22.272S" table:style-name="ce2">
            <text:p>49:22.3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550" table:style-name="ce1">
            <text:p>550</text:p>
          </table:table-cell>
          <table:table-cell office:value-type="string" table:style-name="ce1">
            <text:p>Success</text:p>
          </table:table-cell>
          <table:table-cell office:value-type="float" office:value="52866" table:style-name="ce1">
            <text:p>52866</text:p>
          </table:table-cell>
          <table:table-cell table:number-columns-repeated="16377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time" office:time-value="PT11H49M22.797S" table:style-name="ce2">
            <text:p>49:22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time" office:time-value="PT11H49M22.812S" table:style-name="ce2">
            <text:p>49:22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time" office:time-value="PT11H49M22.832S" table:style-name="ce2">
            <text:p>49:22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388" table:style-name="ce1">
            <text:p>2388</text:p>
          </table:table-cell>
          <table:table-cell table:number-columns-repeated="16377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time" office:time-value="PT11H49M22.847S" table:style-name="ce2">
            <text:p>49:22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time" office:time-value="PT11H49M22.507S" table:style-name="ce2">
            <text:p>49:22.5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509" table:style-name="ce1">
            <text:p>509</text:p>
          </table:table-cell>
          <table:table-cell office:value-type="string" table:style-name="ce1">
            <text:p>Success</text:p>
          </table:table-cell>
          <table:table-cell office:value-type="float" office:value="47382" table:style-name="ce1">
            <text:p>47382</text:p>
          </table:table-cell>
          <table:table-cell table:number-columns-repeated="16377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time" office:time-value="PT11H49M23.017S" table:style-name="ce2">
            <text:p>49:23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time" office:time-value="PT11H49M23.037S" table:style-name="ce2">
            <text:p>49:23.0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time" office:time-value="PT11H49M23.097S" table:style-name="ce2">
            <text:p>49:23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2388" table:style-name="ce1">
            <text:p>2388</text:p>
          </table:table-cell>
          <table:table-cell table:number-columns-repeated="16377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time" office:time-value="PT11H49M23.167S" table:style-name="ce2">
            <text:p>49:23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time" office:time-value="PT11H49M22.492S" table:style-name="ce2">
            <text:p>49:22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920" table:style-name="ce1">
            <text:p>920</text:p>
          </table:table-cell>
          <table:table-cell office:value-type="string" table:style-name="ce1">
            <text:p>Success</text:p>
          </table:table-cell>
          <table:table-cell office:value-type="float" office:value="48544" table:style-name="ce1">
            <text:p>48544</text:p>
          </table:table-cell>
          <table:table-cell table:number-columns-repeated="16377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time" office:time-value="PT11H49M22.477S" table:style-name="ce2">
            <text:p>49:22.5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69" table:style-name="ce1">
            <text:p>969</text:p>
          </table:table-cell>
          <table:table-cell office:value-type="string" table:style-name="ce1">
            <text:p>Success</text:p>
          </table:table-cell>
          <table:table-cell office:value-type="float" office:value="48420" table:style-name="ce1">
            <text:p>48420</text:p>
          </table:table-cell>
          <table:table-cell table:number-columns-repeated="16377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time" office:time-value="PT11H49M22.427S" table:style-name="ce2">
            <text:p>49:22.4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1058" table:style-name="ce1">
            <text:p>1058</text:p>
          </table:table-cell>
          <table:table-cell office:value-type="string" table:style-name="ce1">
            <text:p>Success</text:p>
          </table:table-cell>
          <table:table-cell office:value-type="float" office:value="51785" table:style-name="ce1">
            <text:p>51785</text:p>
          </table:table-cell>
          <table:table-cell table:number-columns-repeated="16377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time" office:time-value="PT11H49M22.392S" table:style-name="ce2">
            <text:p>49:22.4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097" table:style-name="ce1">
            <text:p>1097</text:p>
          </table:table-cell>
          <table:table-cell office:value-type="string" table:style-name="ce1">
            <text:p>Success</text:p>
          </table:table-cell>
          <table:table-cell office:value-type="float" office:value="51785" table:style-name="ce1">
            <text:p>51785</text:p>
          </table:table-cell>
          <table:table-cell table:number-columns-repeated="16377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time" office:time-value="PT11H49M22.467S" table:style-name="ce2">
            <text:p>49:22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022" table:style-name="ce1">
            <text:p>1022</text:p>
          </table:table-cell>
          <table:table-cell office:value-type="string" table:style-name="ce1">
            <text:p>Success</text:p>
          </table:table-cell>
          <table:table-cell office:value-type="float" office:value="50616" table:style-name="ce1">
            <text:p>50616</text:p>
          </table:table-cell>
          <table:table-cell table:number-columns-repeated="16377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time" office:time-value="PT11H49M22.427S" table:style-name="ce2">
            <text:p>49:22.4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1078" table:style-name="ce1">
            <text:p>1078</text:p>
          </table:table-cell>
          <table:table-cell office:value-type="string" table:style-name="ce1">
            <text:p>Success</text:p>
          </table:table-cell>
          <table:table-cell office:value-type="float" office:value="51605" table:style-name="ce1">
            <text:p>51605</text:p>
          </table:table-cell>
          <table:table-cell table:number-columns-repeated="16377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time" office:time-value="PT11H49M22.377S" table:style-name="ce2">
            <text:p>49:22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132" table:style-name="ce1">
            <text:p>113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time" office:time-value="PT11H49M23.492S" table:style-name="ce2">
            <text:p>49:23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time" office:time-value="PT11H49M23.492S" table:style-name="ce2">
            <text:p>49:23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time" office:time-value="PT11H49M23.517S" table:style-name="ce2">
            <text:p>49:23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time" office:time-value="PT11H49M23.522S" table:style-name="ce2">
            <text:p>49:23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time" office:time-value="PT11H49M22.457S" table:style-name="ce2">
            <text:p>49:22.5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093" table:style-name="ce1">
            <text:p>1093</text:p>
          </table:table-cell>
          <table:table-cell office:value-type="string" table:style-name="ce1">
            <text:p>Success</text:p>
          </table:table-cell>
          <table:table-cell office:value-type="float" office:value="51649" table:style-name="ce1">
            <text:p>51649</text:p>
          </table:table-cell>
          <table:table-cell table:number-columns-repeated="16377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time" office:time-value="PT11H49M23.532S" table:style-name="ce2">
            <text:p>49:23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388" table:style-name="ce1">
            <text:p>2388</text:p>
          </table:table-cell>
          <table:table-cell table:number-columns-repeated="16377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time" office:time-value="PT11H49M23.542S" table:style-name="ce2">
            <text:p>49:23.5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388" table:style-name="ce1">
            <text:p>2388</text:p>
          </table:table-cell>
          <table:table-cell table:number-columns-repeated="16377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time" office:time-value="PT11H49M23.562S" table:style-name="ce2">
            <text:p>49:23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time" office:time-value="PT11H49M23.562S" table:style-name="ce2">
            <text:p>49:23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440" table:style-name="ce1">
            <text:p>2440</text:p>
          </table:table-cell>
          <table:table-cell table:number-columns-repeated="16377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time" office:time-value="PT11H49M22.317S" table:style-name="ce2">
            <text:p>49:22.3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314" table:style-name="ce1">
            <text:p>1314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time" office:time-value="PT11H49M22.347S" table:style-name="ce2">
            <text:p>49:22.3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316" table:style-name="ce1">
            <text:p>131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time" office:time-value="PT11H49M20.252S" table:style-name="ce2">
            <text:p>49:20.3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3438" table:style-name="ce1">
            <text:p>3438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time" office:time-value="PT11H49M12.917S" table:style-name="ce2">
            <text:p>49:12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10772" table:style-name="ce1">
            <text:p>10772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time" office:time-value="PT11H49M23.692S" table:style-name="ce2">
            <text:p>49:23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time" office:time-value="PT11H49M22.367S" table:style-name="ce2">
            <text:p>49:22.4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462" table:style-name="ce1">
            <text:p>1462</text:p>
          </table:table-cell>
          <table:table-cell office:value-type="string" table:style-name="ce1">
            <text:p>Success</text:p>
          </table:table-cell>
          <table:table-cell office:value-type="float" office:value="51696" table:style-name="ce1">
            <text:p>51696</text:p>
          </table:table-cell>
          <table:table-cell table:number-columns-repeated="16377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time" office:time-value="PT11H49M22.377S" table:style-name="ce2">
            <text:p>49:22.4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461" table:style-name="ce1">
            <text:p>1461</text:p>
          </table:table-cell>
          <table:table-cell office:value-type="string" table:style-name="ce1">
            <text:p>Success</text:p>
          </table:table-cell>
          <table:table-cell office:value-type="float" office:value="51786" table:style-name="ce1">
            <text:p>51786</text:p>
          </table:table-cell>
          <table:table-cell table:number-columns-repeated="16377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time" office:time-value="PT11H49M23.832S" table:style-name="ce2">
            <text:p>49:23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time" office:time-value="PT11H49M22.172S" table:style-name="ce2">
            <text:p>49:22.2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693" table:style-name="ce1">
            <text:p>1693</text:p>
          </table:table-cell>
          <table:table-cell office:value-type="string" table:style-name="ce1">
            <text:p>Success</text:p>
          </table:table-cell>
          <table:table-cell office:value-type="float" office:value="51786" table:style-name="ce1">
            <text:p>51786</text:p>
          </table:table-cell>
          <table:table-cell table:number-columns-repeated="16377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time" office:time-value="PT11H49M23.847S" table:style-name="ce2">
            <text:p>49:23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time" office:time-value="PT11H49M23.872S" table:style-name="ce2">
            <text:p>49:23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2478" table:style-name="ce1">
            <text:p>2478</text:p>
          </table:table-cell>
          <table:table-cell table:number-columns-repeated="16377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time" office:time-value="PT11H49M23.897S" table:style-name="ce2">
            <text:p>49:23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530" table:style-name="ce1">
            <text:p>2530</text:p>
          </table:table-cell>
          <table:table-cell table:number-columns-repeated="16377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time" office:time-value="PT11H49M23.507S" table:style-name="ce2">
            <text:p>49:23.5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plan</text:p>
          </table:table-cell>
          <table:table-cell office:value-type="float" office:value="491" table:style-name="ce1">
            <text:p>49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time" office:time-value="PT11H49M23.487S" table:style-name="ce2">
            <text:p>49:23.5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plan</text:p>
          </table:table-cell>
          <table:table-cell office:value-type="float" office:value="523" table:style-name="ce1">
            <text:p>52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time" office:time-value="PT11H49M23.552S" table:style-name="ce2">
            <text:p>49:23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461" table:style-name="ce1">
            <text:p>461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time" office:time-value="PT11H49M23.997S" table:style-name="ce2">
            <text:p>49:24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time" office:time-value="PT11H49M24.017S" table:style-name="ce2">
            <text:p>49:24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time" office:time-value="PT11H49M23.447S" table:style-name="ce2">
            <text:p>49:23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589" table:style-name="ce1">
            <text:p>58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time" office:time-value="PT11H49M24.037S" table:style-name="ce2">
            <text:p>49:24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time" office:time-value="PT11H49M24.027S" table:style-name="ce2">
            <text:p>49:24.0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time" office:time-value="PT11H49M24.017S" table:style-name="ce2">
            <text:p>49:24.0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out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time" office:time-value="PT11H49M24.052S" table:style-name="ce2">
            <text:p>49:24.1</text:p>
          </table:table-cell>
          <table:table-cell office:value-type="string" table:style-name="ce1">
            <text:p>PlannerB 2-20</text:p>
          </table:table-cell>
          <table:table-cell office:value-type="string" table:style-name="ce1">
            <text:p>/channels/login.html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time" office:time-value="PT11H49M24.062S" table:style-name="ce2">
            <text:p>49:24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time" office:time-value="PT11H49M24.082S" table:style-name="ce2">
            <text:p>49:24.1</text:p>
          </table:table-cell>
          <table:table-cell office:value-type="string" table:style-name="ce1">
            <text:p>PlannerB 2-4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time" office:time-value="PT11H49M23.507S" table:style-name="ce2">
            <text:p>49:23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614" table:style-name="ce1">
            <text:p>614</text:p>
          </table:table-cell>
          <table:table-cell office:value-type="string" table:style-name="ce1">
            <text:p>Success</text:p>
          </table:table-cell>
          <table:table-cell office:value-type="float" office:value="50579" table:style-name="ce1">
            <text:p>50579</text:p>
          </table:table-cell>
          <table:table-cell table:number-columns-repeated="16377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time" office:time-value="PT11H49M24.122S" table:style-name="ce2">
            <text:p>49:24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time" office:time-value="PT11H49M23.417S" table:style-name="ce2">
            <text:p>49:23.4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739" table:style-name="ce1">
            <text:p>739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time" office:time-value="PT11H49M24.157S" table:style-name="ce2">
            <text:p>49:24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438" table:style-name="ce1">
            <text:p>438</text:p>
          </table:table-cell>
          <table:table-cell table:number-columns-repeated="16377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time" office:time-value="PT11H49M22.442S" table:style-name="ce2">
            <text:p>49:22.4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1877" table:style-name="ce1">
            <text:p>1877</text:p>
          </table:table-cell>
          <table:table-cell office:value-type="string" table:style-name="ce1">
            <text:p>Success</text:p>
          </table:table-cell>
          <table:table-cell office:value-type="float" office:value="50530" table:style-name="ce1">
            <text:p>50530</text:p>
          </table:table-cell>
          <table:table-cell table:number-columns-repeated="16377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time" office:time-value="PT11H49M22.467S" table:style-name="ce2">
            <text:p>49:22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919" table:style-name="ce1">
            <text:p>1919</text:p>
          </table:table-cell>
          <table:table-cell office:value-type="string" table:style-name="ce1">
            <text:p>Success</text:p>
          </table:table-cell>
          <table:table-cell office:value-type="float" office:value="50706" table:style-name="ce1">
            <text:p>50706</text:p>
          </table:table-cell>
          <table:table-cell table:number-columns-repeated="16377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time" office:time-value="PT11H49M24.387S" table:style-name="ce2">
            <text:p>49:24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time" office:time-value="PT11H49M24.427S" table:style-name="ce2">
            <text:p>49:24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time" office:time-value="PT11H49M24.477S" table:style-name="ce2">
            <text:p>49:24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Success</text:p>
          </table:table-cell>
          <table:table-cell office:value-type="float" office:value="2524" table:style-name="ce1">
            <text:p>2524</text:p>
          </table:table-cell>
          <table:table-cell table:number-columns-repeated="16377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time" office:time-value="PT11H49M24.527S" table:style-name="ce2">
            <text:p>49:24.5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576" table:style-name="ce1">
            <text:p>2576</text:p>
          </table:table-cell>
          <table:table-cell table:number-columns-repeated="16377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time" office:time-value="PT11H49M22.532S" table:style-name="ce2">
            <text:p>49:22.5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064" table:style-name="ce1">
            <text:p>2064</text:p>
          </table:table-cell>
          <table:table-cell office:value-type="string" table:style-name="ce1">
            <text:p>Success</text:p>
          </table:table-cell>
          <table:table-cell office:value-type="float" office:value="50618" table:style-name="ce1">
            <text:p>50618</text:p>
          </table:table-cell>
          <table:table-cell table:number-columns-repeated="16377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time" office:time-value="PT11H49M22.507S" table:style-name="ce2">
            <text:p>49:22.5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2107" table:style-name="ce1">
            <text:p>2107</text:p>
          </table:table-cell>
          <table:table-cell office:value-type="string" table:style-name="ce1">
            <text:p>Success</text:p>
          </table:table-cell>
          <table:table-cell office:value-type="float" office:value="50706" table:style-name="ce1">
            <text:p>50706</text:p>
          </table:table-cell>
          <table:table-cell table:number-columns-repeated="16377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time" office:time-value="PT11H49M22.522S" table:style-name="ce2">
            <text:p>49:22.5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2097" table:style-name="ce1">
            <text:p>2097</text:p>
          </table:table-cell>
          <table:table-cell office:value-type="string" table:style-name="ce1">
            <text:p>Success</text:p>
          </table:table-cell>
          <table:table-cell office:value-type="float" office:value="50706" table:style-name="ce1">
            <text:p>50706</text:p>
          </table:table-cell>
          <table:table-cell table:number-columns-repeated="16377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time" office:time-value="PT11H49M24.597S" table:style-name="ce2">
            <text:p>49:24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time" office:time-value="PT11H49M24.617S" table:style-name="ce2">
            <text:p>49:24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time" office:time-value="PT11H49M24.627S" table:style-name="ce2">
            <text:p>49:24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time" office:time-value="PT11H49M22.542S" table:style-name="ce2">
            <text:p>49:22.5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119" table:style-name="ce1">
            <text:p>2119</text:p>
          </table:table-cell>
          <table:table-cell office:value-type="string" table:style-name="ce1">
            <text:p>Success</text:p>
          </table:table-cell>
          <table:table-cell office:value-type="float" office:value="50706" table:style-name="ce1">
            <text:p>50706</text:p>
          </table:table-cell>
          <table:table-cell table:number-columns-repeated="16377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time" office:time-value="PT11H49M24.647S" table:style-name="ce2">
            <text:p>49:24.6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570" table:style-name="ce1">
            <text:p>2570</text:p>
          </table:table-cell>
          <table:table-cell table:number-columns-repeated="16377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time" office:time-value="PT11H49M24.662S" table:style-name="ce2">
            <text:p>49:2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time" office:time-value="PT11H49M24.662S" table:style-name="ce2">
            <text:p>49:24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622" table:style-name="ce1">
            <text:p>2622</text:p>
          </table:table-cell>
          <table:table-cell table:number-columns-repeated="16377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time" office:time-value="PT11H49M24.682S" table:style-name="ce2">
            <text:p>49:2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time" office:time-value="PT11H49M24.697S" table:style-name="ce2">
            <text:p>49:2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570" table:style-name="ce1">
            <text:p>2570</text:p>
          </table:table-cell>
          <table:table-cell table:number-columns-repeated="16377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time" office:time-value="PT11H49M24.712S" table:style-name="ce2">
            <text:p>49:2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622" table:style-name="ce1">
            <text:p>2622</text:p>
          </table:table-cell>
          <table:table-cell table:number-columns-repeated="16377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time" office:time-value="PT11H49M22.822S" table:style-name="ce2">
            <text:p>49:22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plan</text:p>
          </table:table-cell>
          <table:table-cell office:value-type="float" office:value="1941" table:style-name="ce1">
            <text:p>194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time" office:time-value="PT11H49M24.767S" table:style-name="ce2">
            <text:p>49:24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time" office:time-value="PT11H49M24.787S" table:style-name="ce2">
            <text:p>49:24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time" office:time-value="PT11H49M24.827S" table:style-name="ce2">
            <text:p>49:24.8</text:p>
          </table:table-cell>
          <table:table-cell office:value-type="string" table:style-name="ce1">
            <text:p>PlannerB 2-6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time" office:time-value="PT11H49M22.773S" table:style-name="ce2">
            <text:p>49:22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2142" table:style-name="ce1">
            <text:p>2142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time" office:time-value="PT11H49M24.917S" table:style-name="ce2">
            <text:p>49:24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time" office:time-value="PT11H49M22.562S" table:style-name="ce2">
            <text:p>49:22.6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2502" table:style-name="ce1">
            <text:p>2502</text:p>
          </table:table-cell>
          <table:table-cell office:value-type="string" table:style-name="ce1">
            <text:p>Success</text:p>
          </table:table-cell>
          <table:table-cell office:value-type="float" office:value="49627" table:style-name="ce1">
            <text:p>49627</text:p>
          </table:table-cell>
          <table:table-cell table:number-columns-repeated="16377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time" office:time-value="PT11H49M25.067S" table:style-name="ce2">
            <text:p>49:25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2" table:style-name="ce1">
            <text:p>332</text:p>
          </table:table-cell>
          <table:table-cell table:number-columns-repeated="16377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time" office:time-value="PT11H49M22.667S" table:style-name="ce2">
            <text:p>49:22.7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2437" table:style-name="ce1">
            <text:p>2437</text:p>
          </table:table-cell>
          <table:table-cell office:value-type="string" table:style-name="ce1">
            <text:p>Success</text:p>
          </table:table-cell>
          <table:table-cell office:value-type="float" office:value="49504" table:style-name="ce1">
            <text:p>49504</text:p>
          </table:table-cell>
          <table:table-cell table:number-columns-repeated="16377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time" office:time-value="PT11H49M25.107S" table:style-name="ce2">
            <text:p>49:25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time" office:time-value="PT11H49M24.622S" table:style-name="ce2">
            <text:p>49:24.6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plan</text:p>
          </table:table-cell>
          <table:table-cell office:value-type="float" office:value="578" table:style-name="ce1">
            <text:p>57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time" office:time-value="PT11H49M25.202S" table:style-name="ce2">
            <text:p>49:25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out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time" office:time-value="PT11H49M24.322S" table:style-name="ce2">
            <text:p>49:24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plan</text:p>
          </table:table-cell>
          <table:table-cell office:value-type="float" office:value="905" table:style-name="ce1">
            <text:p>90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time" office:time-value="PT11H49M25.227S" table:style-name="ce2">
            <text:p>49:25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time" office:time-value="PT11H49M25.247S" table:style-name="ce2">
            <text:p>49:25.2</text:p>
          </table:table-cell>
          <table:table-cell office:value-type="string" table:style-name="ce1">
            <text:p>PlannerB 2-8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time" office:time-value="PT11H49M25.227S" table:style-name="ce2">
            <text:p>49:25.2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out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time" office:time-value="PT11H49M25.257S" table:style-name="ce2">
            <text:p>49:25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time" office:time-value="PT11H49M25.262S" table:style-name="ce2">
            <text:p>49:25.3</text:p>
          </table:table-cell>
          <table:table-cell office:value-type="string" table:style-name="ce1">
            <text:p>PlannerB 2-9</text:p>
          </table:table-cell>
          <table:table-cell office:value-type="string" table:style-name="ce1">
            <text:p>/channels/login.html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time" office:time-value="PT11H49M23.862S" table:style-name="ce2">
            <text:p>49:23.9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plan</text:p>
          </table:table-cell>
          <table:table-cell office:value-type="float" office:value="1731" table:style-name="ce1">
            <text:p>173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time" office:time-value="PT11H49M23.842S" table:style-name="ce2">
            <text:p>49:23.8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plan</text:p>
          </table:table-cell>
          <table:table-cell office:value-type="float" office:value="1754" table:style-name="ce1">
            <text:p>175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time" office:time-value="PT11H49M25.597S" table:style-name="ce2">
            <text:p>49:2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time" office:time-value="PT11H49M25.597S" table:style-name="ce2">
            <text:p>49:25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out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time" office:time-value="PT11H49M25.612S" table:style-name="ce2">
            <text:p>49:2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time" office:time-value="PT11H49M25.617S" table:style-name="ce2">
            <text:p>49:25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time" office:time-value="PT11H49M25.632S" table:style-name="ce2">
            <text:p>49:25.6</text:p>
          </table:table-cell>
          <table:table-cell office:value-type="string" table:style-name="ce1">
            <text:p>PlannerB 2-15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time" office:time-value="PT11H49M25.632S" table:style-name="ce2">
            <text:p>49:25.6</text:p>
          </table:table-cell>
          <table:table-cell office:value-type="string" table:style-name="ce1">
            <text:p>PlannerB 2-13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time" office:time-value="PT11H49M20.217S" table:style-name="ce2">
            <text:p>49:20.2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5507" table:style-name="ce1">
            <text:p>5507</text:p>
          </table:table-cell>
          <table:table-cell office:value-type="string" table:style-name="ce1">
            <text:p>Success</text:p>
          </table:table-cell>
          <table:table-cell office:value-type="float" office:value="18648" table:style-name="ce1">
            <text:p>18648</text:p>
          </table:table-cell>
          <table:table-cell table:number-columns-repeated="16377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time" office:time-value="PT11H49M11.982S" table:style-name="ce2">
            <text:p>49:12.0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7380680465677295</text:p>
          </table:table-cell>
          <table:table-cell office:value-type="float" office:value="13760" table:style-name="ce1">
            <text:p>13760</text:p>
          </table:table-cell>
          <table:table-cell office:value-type="string" table:style-name="ce1">
            <text:p>Success</text:p>
          </table:table-cell>
          <table:table-cell office:value-type="float" office:value="45839" table:style-name="ce1">
            <text:p>45839</text:p>
          </table:table-cell>
          <table:table-cell table:number-columns-repeated="16377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time" office:time-value="PT11H49M25.747S" table:style-name="ce2">
            <text:p>49:25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2852" table:style-name="ce1">
            <text:p>2852</text:p>
          </table:table-cell>
          <table:table-cell table:number-columns-repeated="16377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time" office:time-value="PT11H49M23.637S" table:style-name="ce2">
            <text:p>49:23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2220" table:style-name="ce1">
            <text:p>2220</text:p>
          </table:table-cell>
          <table:table-cell office:value-type="string" table:style-name="ce1">
            <text:p>Success</text:p>
          </table:table-cell>
          <table:table-cell office:value-type="float" office:value="47351" table:style-name="ce1">
            <text:p>47351</text:p>
          </table:table-cell>
          <table:table-cell table:number-columns-repeated="16377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time" office:time-value="PT11H49M23.667S" table:style-name="ce2">
            <text:p>49:23.7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2205" table:style-name="ce1">
            <text:p>2205</text:p>
          </table:table-cell>
          <table:table-cell office:value-type="string" table:style-name="ce1">
            <text:p>Success</text:p>
          </table:table-cell>
          <table:table-cell office:value-type="float" office:value="47466" table:style-name="ce1">
            <text:p>47466</text:p>
          </table:table-cell>
          <table:table-cell table:number-columns-repeated="16377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time" office:time-value="PT11H49M25.857S" table:style-name="ce2">
            <text:p>49:25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time" office:time-value="PT11H49M25.872S" table:style-name="ce2">
            <text:p>49:25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time" office:time-value="PT11H49M23.692S" table:style-name="ce2">
            <text:p>49:23.7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2261" table:style-name="ce1">
            <text:p>2261</text:p>
          </table:table-cell>
          <table:table-cell office:value-type="string" table:style-name="ce1">
            <text:p>Success</text:p>
          </table:table-cell>
          <table:table-cell office:value-type="float" office:value="47302" table:style-name="ce1">
            <text:p>47302</text:p>
          </table:table-cell>
          <table:table-cell table:number-columns-repeated="16377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time" office:time-value="PT11H49M25.957S" table:style-name="ce2">
            <text:p>49:26.0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plan</text:p>
          </table:table-cell>
          <table:table-cell office:value-type="float" office:value="402" table:style-name="ce1">
            <text:p>40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time" office:time-value="PT11H49M26.357S" table:style-name="ce2">
            <text:p>49:26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time" office:time-value="PT11H49M26.377S" table:style-name="ce2">
            <text:p>49:26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time" office:time-value="PT11H49M26.397S" table:style-name="ce2">
            <text:p>49:26.4</text:p>
          </table:table-cell>
          <table:table-cell office:value-type="string" table:style-name="ce1">
            <text:p>PlannerB 2-19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time" office:time-value="PT11H49M25.727S" table:style-name="ce2">
            <text:p>49:25.7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908" table:style-name="ce1">
            <text:p>908</text:p>
          </table:table-cell>
          <table:table-cell office:value-type="string" table:style-name="ce1">
            <text:p>Success</text:p>
          </table:table-cell>
          <table:table-cell office:value-type="float" office:value="46225" table:style-name="ce1">
            <text:p>46225</text:p>
          </table:table-cell>
          <table:table-cell table:number-columns-repeated="16377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time" office:time-value="PT11H49M25.767S" table:style-name="ce2">
            <text:p>49:25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889" table:style-name="ce1">
            <text:p>889</text:p>
          </table:table-cell>
          <table:table-cell office:value-type="string" table:style-name="ce1">
            <text:p>Success</text:p>
          </table:table-cell>
          <table:table-cell office:value-type="float" office:value="46269" table:style-name="ce1">
            <text:p>46269</text:p>
          </table:table-cell>
          <table:table-cell table:number-columns-repeated="16377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time" office:time-value="PT11H49M26.637S" table:style-name="ce2">
            <text:p>49:26.6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plan</text:p>
          </table:table-cell>
          <table:table-cell office:value-type="float" office:value="193" table:style-name="ce1">
            <text:p>19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time" office:time-value="PT11H49M26.657S" table:style-name="ce2">
            <text:p>49:26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174" table:style-name="ce1">
            <text:p>174</text:p>
          </table:table-cell>
          <table:table-cell office:value-type="string" table:style-name="ce1">
            <text:p>Success</text:p>
          </table:table-cell>
          <table:table-cell office:value-type="float" office:value="2280" table:style-name="ce1">
            <text:p>2280</text:p>
          </table:table-cell>
          <table:table-cell table:number-columns-repeated="16377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time" office:time-value="PT11H49M26.837S" table:style-name="ce2">
            <text:p>49:26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time" office:time-value="PT11H49M26.832S" table:style-name="ce2">
            <text:p>49:26.8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time" office:time-value="PT11H49M26.857S" table:style-name="ce2">
            <text:p>49:26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time" office:time-value="PT11H49M26.867S" table:style-name="ce2">
            <text:p>49:26.9</text:p>
          </table:table-cell>
          <table:table-cell office:value-type="string" table:style-name="ce1">
            <text:p>PlannerB 2-14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time" office:time-value="PT11H49M22.402S" table:style-name="ce2">
            <text:p>49:22.4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4791" table:style-name="ce1">
            <text:p>4791</text:p>
          </table:table-cell>
          <table:table-cell office:value-type="string" table:style-name="ce1">
            <text:p>Success</text:p>
          </table:table-cell>
          <table:table-cell office:value-type="float" office:value="16120" table:style-name="ce1">
            <text:p>16120</text:p>
          </table:table-cell>
          <table:table-cell table:number-columns-repeated="16377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time" office:time-value="PT11H49M21.147S" table:style-name="ce2">
            <text:p>49:21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6121" table:style-name="ce1">
            <text:p>6121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time" office:time-value="PT11H49M20.757S" table:style-name="ce2">
            <text:p>49:20.8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513" table:style-name="ce1">
            <text:p>6513</text:p>
          </table:table-cell>
          <table:table-cell office:value-type="string" table:style-name="ce1">
            <text:p>Success</text:p>
          </table:table-cell>
          <table:table-cell office:value-type="float" office:value="53536" table:style-name="ce1">
            <text:p>53536</text:p>
          </table:table-cell>
          <table:table-cell table:number-columns-repeated="16377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time" office:time-value="PT11H49M21.877S" table:style-name="ce2">
            <text:p>49:21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399" table:style-name="ce1">
            <text:p>5399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time" office:time-value="PT11H49M22.502S" table:style-name="ce2">
            <text:p>49:22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4796" table:style-name="ce1">
            <text:p>4796</text:p>
          </table:table-cell>
          <table:table-cell office:value-type="string" table:style-name="ce1">
            <text:p>Success</text:p>
          </table:table-cell>
          <table:table-cell office:value-type="float" office:value="17515" table:style-name="ce1">
            <text:p>17515</text:p>
          </table:table-cell>
          <table:table-cell table:number-columns-repeated="16377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time" office:time-value="PT11H49M20.182S" table:style-name="ce2">
            <text:p>49:20.2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126" table:style-name="ce1">
            <text:p>7126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time" office:time-value="PT11H49M22.267S" table:style-name="ce2">
            <text:p>49:22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5046" table:style-name="ce1">
            <text:p>504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time" office:time-value="PT11H49M22.422S" table:style-name="ce2">
            <text:p>49:22.4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4901" table:style-name="ce1">
            <text:p>4901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time" office:time-value="PT11H49M20.652S" table:style-name="ce2">
            <text:p>49:20.7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688" table:style-name="ce1">
            <text:p>6688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time" office:time-value="PT11H49M26.847S" table:style-name="ce2">
            <text:p>49:26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513" table:style-name="ce1">
            <text:p>513</text:p>
          </table:table-cell>
          <table:table-cell office:value-type="string" table:style-name="ce1">
            <text:p>Success</text:p>
          </table:table-cell>
          <table:table-cell office:value-type="float" office:value="42907" table:style-name="ce1">
            <text:p>42907</text:p>
          </table:table-cell>
          <table:table-cell table:number-columns-repeated="16377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time" office:time-value="PT11H49M22.352S" table:style-name="ce2">
            <text:p>49:22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023" table:style-name="ce1">
            <text:p>5023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time" office:time-value="PT11H49M27.267S" table:style-name="ce2">
            <text:p>49:27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time" office:time-value="PT11H49M27.362S" table:style-name="ce2">
            <text:p>49:27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time" office:time-value="PT11H49M27.377S" table:style-name="ce2">
            <text:p>49:27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284" table:style-name="ce1">
            <text:p>1284</text:p>
          </table:table-cell>
          <table:table-cell table:number-columns-repeated="16377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time" office:time-value="PT11H49M22.377S" table:style-name="ce2">
            <text:p>49:22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5030" table:style-name="ce1">
            <text:p>5030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time" office:time-value="PT11H49M27.192S" table:style-name="ce2">
            <text:p>49:27.2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46225" table:style-name="ce1">
            <text:p>46225</text:p>
          </table:table-cell>
          <table:table-cell table:number-columns-repeated="16377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time" office:time-value="PT11H49M27.317S" table:style-name="ce2">
            <text:p>49:27.3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79" table:style-name="ce1">
            <text:p>179</text:p>
          </table:table-cell>
          <table:table-cell office:value-type="string" table:style-name="ce1">
            <text:p>Success</text:p>
          </table:table-cell>
          <table:table-cell office:value-type="float" office:value="46385" table:style-name="ce1">
            <text:p>46385</text:p>
          </table:table-cell>
          <table:table-cell table:number-columns-repeated="16377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time" office:time-value="PT11H49M27.497S" table:style-name="ce2">
            <text:p>49:27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time" office:time-value="PT11H49M27.517S" table:style-name="ce2">
            <text:p>49:27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time" office:time-value="PT11H49M27.302S" table:style-name="ce2">
            <text:p>49:27.3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plan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time" office:time-value="PT11H49M27.312S" table:style-name="ce2">
            <text:p>49:27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40" table:style-name="ce1">
            <text:p>24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time" office:time-value="PT11H49M27.527S" table:style-name="ce2">
            <text:p>49:27.5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2800" table:style-name="ce1">
            <text:p>2800</text:p>
          </table:table-cell>
          <table:table-cell table:number-columns-repeated="16377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time" office:time-value="PT11H49M27.542S" table:style-name="ce2">
            <text:p>49:27.5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time" office:time-value="PT11H49M27.472S" table:style-name="ce2">
            <text:p>49:27.5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plan</text:p>
          </table:table-cell>
          <table:table-cell office:value-type="float" office:value="103" table:style-name="ce1">
            <text:p>10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time" office:time-value="PT11H49M27.277S" table:style-name="ce2">
            <text:p>49:27.3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98" table:style-name="ce1">
            <text:p>29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time" office:time-value="PT11H49M27.567S" table:style-name="ce2">
            <text:p>49:27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time" office:time-value="PT11H49M27.587S" table:style-name="ce2">
            <text:p>49:27.6</text:p>
          </table:table-cell>
          <table:table-cell office:value-type="string" table:style-name="ce1">
            <text:p>PlannerA 1-2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time" office:time-value="PT11H49M27.552S" table:style-name="ce2">
            <text:p>49:27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2852" table:style-name="ce1">
            <text:p>2852</text:p>
          </table:table-cell>
          <table:table-cell table:number-columns-repeated="16377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time" office:time-value="PT11H49M27.577S" table:style-name="ce2">
            <text:p>49:27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out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time" office:time-value="PT11H49M23.912S" table:style-name="ce2">
            <text:p>49:23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3690" table:style-name="ce1">
            <text:p>3690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time" office:time-value="PT11H49M27.577S" table:style-name="ce2">
            <text:p>49:27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284" table:style-name="ce1">
            <text:p>1284</text:p>
          </table:table-cell>
          <table:table-cell table:number-columns-repeated="16377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time" office:time-value="PT11H49M27.602S" table:style-name="ce2">
            <text:p>49:27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time" office:time-value="PT11H49M27.607S" table:style-name="ce2">
            <text:p>49:27.6</text:p>
          </table:table-cell>
          <table:table-cell office:value-type="string" table:style-name="ce1">
            <text:p>PlannerB 2-17</text:p>
          </table:table-cell>
          <table:table-cell office:value-type="string" table:style-name="ce1">
            <text:p>/channels/login.htm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time" office:time-value="PT11H49M27.272S" table:style-name="ce2">
            <text:p>49:27.3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Success</text:p>
          </table:table-cell>
          <table:table-cell office:value-type="float" office:value="44224" table:style-name="ce1">
            <text:p>44224</text:p>
          </table:table-cell>
          <table:table-cell table:number-columns-repeated="16377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time" office:time-value="PT11H49M27.687S" table:style-name="ce2">
            <text:p>49:27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time" office:time-value="PT11H49M27.407S" table:style-name="ce2">
            <text:p>49:27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22" table:style-name="ce1">
            <text:p>322</text:p>
          </table:table-cell>
          <table:table-cell office:value-type="string" table:style-name="ce1">
            <text:p>Success</text:p>
          </table:table-cell>
          <table:table-cell office:value-type="float" office:value="44224" table:style-name="ce1">
            <text:p>44224</text:p>
          </table:table-cell>
          <table:table-cell table:number-columns-repeated="16377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time" office:time-value="PT11H49M27.737S" table:style-name="ce2">
            <text:p>49:27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time" office:time-value="PT11H49M27.772S" table:style-name="ce2">
            <text:p>49:27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time" office:time-value="PT11H49M27.792S" table:style-name="ce2">
            <text:p>49:27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2800" table:style-name="ce1">
            <text:p>2800</text:p>
          </table:table-cell>
          <table:table-cell table:number-columns-repeated="16377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time" office:time-value="PT11H49M27.832S" table:style-name="ce2">
            <text:p>49:27.8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2852" table:style-name="ce1">
            <text:p>2852</text:p>
          </table:table-cell>
          <table:table-cell table:number-columns-repeated="16377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time" office:time-value="PT11H49M27.342S" table:style-name="ce2">
            <text:p>49:27.3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59" table:style-name="ce1">
            <text:p>559</text:p>
          </table:table-cell>
          <table:table-cell office:value-type="string" table:style-name="ce1">
            <text:p>Success</text:p>
          </table:table-cell>
          <table:table-cell office:value-type="float" office:value="45305" table:style-name="ce1">
            <text:p>45305</text:p>
          </table:table-cell>
          <table:table-cell table:number-columns-repeated="16377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time" office:time-value="PT11H49M27.322S" table:style-name="ce2">
            <text:p>49:27.3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88" table:style-name="ce1">
            <text:p>588</text:p>
          </table:table-cell>
          <table:table-cell office:value-type="string" table:style-name="ce1">
            <text:p>Success</text:p>
          </table:table-cell>
          <table:table-cell office:value-type="float" office:value="45149" table:style-name="ce1">
            <text:p>45149</text:p>
          </table:table-cell>
          <table:table-cell table:number-columns-repeated="16377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time" office:time-value="PT11H49M27.902S" table:style-name="ce2">
            <text:p>49:27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428" table:style-name="ce1">
            <text:p>428</text:p>
          </table:table-cell>
          <table:table-cell table:number-columns-repeated="16377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time" office:time-value="PT11H49M27.377S" table:style-name="ce2">
            <text:p>49:27.4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573" table:style-name="ce1">
            <text:p>573</text:p>
          </table:table-cell>
          <table:table-cell office:value-type="string" table:style-name="ce1">
            <text:p>Success</text:p>
          </table:table-cell>
          <table:table-cell office:value-type="float" office:value="45305" table:style-name="ce1">
            <text:p>45305</text:p>
          </table:table-cell>
          <table:table-cell table:number-columns-repeated="16377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time" office:time-value="PT11H49M27.952S" table:style-name="ce2">
            <text:p>49:28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time" office:time-value="PT11H49M27.972S" table:style-name="ce2">
            <text:p>49:28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time" office:time-value="PT11H49M27.982S" table:style-name="ce2">
            <text:p>49:28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2800" table:style-name="ce1">
            <text:p>2800</text:p>
          </table:table-cell>
          <table:table-cell table:number-columns-repeated="16377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time" office:time-value="PT11H49M28.002S" table:style-name="ce2">
            <text:p>49:28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2852" table:style-name="ce1">
            <text:p>2852</text:p>
          </table:table-cell>
          <table:table-cell table:number-columns-repeated="16377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time" office:time-value="PT11H49M27.602S" table:style-name="ce2">
            <text:p>49:27.6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44" table:style-name="ce1">
            <text:p>44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time" office:time-value="PT11H49M28.047S" table:style-name="ce2">
            <text:p>49:28.0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284" table:style-name="ce1">
            <text:p>1284</text:p>
          </table:table-cell>
          <table:table-cell table:number-columns-repeated="16377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time" office:time-value="PT11H49M27.552S" table:style-name="ce2">
            <text:p>49:27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726" table:style-name="ce1">
            <text:p>726</text:p>
          </table:table-cell>
          <table:table-cell office:value-type="string" table:style-name="ce1">
            <text:p>Success</text:p>
          </table:table-cell>
          <table:table-cell office:value-type="float" office:value="45305" table:style-name="ce1">
            <text:p>45305</text:p>
          </table:table-cell>
          <table:table-cell table:number-columns-repeated="16377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time" office:time-value="PT11H49M28.277S" table:style-name="ce2">
            <text:p>49:28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time" office:time-value="PT11H49M27.912S" table:style-name="ce2">
            <text:p>49:27.9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plan</text:p>
          </table:table-cell>
          <table:table-cell office:value-type="float" office:value="561" table:style-name="ce1">
            <text:p>56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time" office:time-value="PT11H49M28.477S" table:style-name="ce2">
            <text:p>49:28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out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time" office:time-value="PT11H49M28.492S" table:style-name="ce2">
            <text:p>49:28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time" office:time-value="PT11H49M28.512S" table:style-name="ce2">
            <text:p>49:28.5</text:p>
          </table:table-cell>
          <table:table-cell office:value-type="string" table:style-name="ce1">
            <text:p>PlannerB 2-10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time" office:time-value="PT11H49M22.307S" table:style-name="ce2">
            <text:p>49:22.3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6530" table:style-name="ce1">
            <text:p>6530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time" office:time-value="PT11H49M22.352S" table:style-name="ce2">
            <text:p>49:22.4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6489" table:style-name="ce1">
            <text:p>6489</text:p>
          </table:table-cell>
          <table:table-cell office:value-type="string" table:style-name="ce1">
            <text:p>Success</text:p>
          </table:table-cell>
          <table:table-cell office:value-type="float" office:value="16116" table:style-name="ce1">
            <text:p>16116</text:p>
          </table:table-cell>
          <table:table-cell table:number-columns-repeated="16377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time" office:time-value="PT11H49M18.917S" table:style-name="ce2">
            <text:p>49:18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9953" table:style-name="ce1">
            <text:p>9953</text:p>
          </table:table-cell>
          <table:table-cell office:value-type="string" table:style-name="ce1">
            <text:p>Success</text:p>
          </table:table-cell>
          <table:table-cell office:value-type="float" office:value="41399" table:style-name="ce1">
            <text:p>41399</text:p>
          </table:table-cell>
          <table:table-cell table:number-columns-repeated="16377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time" office:time-value="PT11H49M24.052S" table:style-name="ce2">
            <text:p>49:24.1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4867" table:style-name="ce1">
            <text:p>4867</text:p>
          </table:table-cell>
          <table:table-cell office:value-type="string" table:style-name="ce1">
            <text:p>Success</text:p>
          </table:table-cell>
          <table:table-cell office:value-type="float" office:value="42907" table:style-name="ce1">
            <text:p>42907</text:p>
          </table:table-cell>
          <table:table-cell table:number-columns-repeated="16377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time" office:time-value="PT11H49M20.222S" table:style-name="ce2">
            <text:p>49:20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705" table:style-name="ce1">
            <text:p>8705</text:p>
          </table:table-cell>
          <table:table-cell office:value-type="string" table:style-name="ce1">
            <text:p>Success</text:p>
          </table:table-cell>
          <table:table-cell office:value-type="float" office:value="50050" table:style-name="ce1">
            <text:p>50050</text:p>
          </table:table-cell>
          <table:table-cell table:number-columns-repeated="16377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time" office:time-value="PT11H49M24.567S" table:style-name="ce2">
            <text:p>49:24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415" table:style-name="ce1">
            <text:p>4415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time" office:time-value="PT11H49M23.582S" table:style-name="ce2">
            <text:p>49:23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411" table:style-name="ce1">
            <text:p>5411</text:p>
          </table:table-cell>
          <table:table-cell office:value-type="string" table:style-name="ce1">
            <text:p>Success</text:p>
          </table:table-cell>
          <table:table-cell office:value-type="float" office:value="47548" table:style-name="ce1">
            <text:p>47548</text:p>
          </table:table-cell>
          <table:table-cell table:number-columns-repeated="16377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time" office:time-value="PT11H49M28.922S" table:style-name="ce2">
            <text:p>49:28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time" office:time-value="PT11H49M22.467S" table:style-name="ce2">
            <text:p>49:22.5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544" table:style-name="ce1">
            <text:p>6544</text:p>
          </table:table-cell>
          <table:table-cell office:value-type="string" table:style-name="ce1">
            <text:p>Success</text:p>
          </table:table-cell>
          <table:table-cell office:value-type="float" office:value="50050" table:style-name="ce1">
            <text:p>50050</text:p>
          </table:table-cell>
          <table:table-cell table:number-columns-repeated="16377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time" office:time-value="PT11H49M23.582S" table:style-name="ce2">
            <text:p>49:23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453" table:style-name="ce1">
            <text:p>5453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time" office:time-value="PT11H49M27.932S" table:style-name="ce2">
            <text:p>49:27.9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111" table:style-name="ce1">
            <text:p>1111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time" office:time-value="PT11H49M24.632S" table:style-name="ce2">
            <text:p>49:24.6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417" table:style-name="ce1">
            <text:p>4417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time" office:time-value="PT11H49M23.237S" table:style-name="ce2">
            <text:p>49:23.2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842" table:style-name="ce1">
            <text:p>5842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time" office:time-value="PT11H49M28.842S" table:style-name="ce2">
            <text:p>49:28.8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336" table:style-name="ce1">
            <text:p>336</text:p>
          </table:table-cell>
          <table:table-cell office:value-type="string" table:style-name="ce1">
            <text:p>Success</text:p>
          </table:table-cell>
          <table:table-cell office:value-type="float" office:value="44072" table:style-name="ce1">
            <text:p>44072</text:p>
          </table:table-cell>
          <table:table-cell table:number-columns-repeated="16377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time" office:time-value="PT11H49M28.842S" table:style-name="ce2">
            <text:p>49:28.8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371" table:style-name="ce1">
            <text:p>371</text:p>
          </table:table-cell>
          <table:table-cell office:value-type="string" table:style-name="ce1">
            <text:p>Success</text:p>
          </table:table-cell>
          <table:table-cell office:value-type="float" office:value="44072" table:style-name="ce1">
            <text:p>44072</text:p>
          </table:table-cell>
          <table:table-cell table:number-columns-repeated="16377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time" office:time-value="PT11H49M28.982S" table:style-name="ce2">
            <text:p>49:29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426" table:style-name="ce1">
            <text:p>42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time" office:time-value="PT11H49M29.412S" table:style-name="ce2">
            <text:p>49:29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408" table:style-name="ce1">
            <text:p>1408</text:p>
          </table:table-cell>
          <table:table-cell table:number-columns-repeated="16377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time" office:time-value="PT11H49M28.932S" table:style-name="ce2">
            <text:p>49:28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time" office:time-value="PT11H49M28.992S" table:style-name="ce2">
            <text:p>49:29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545" table:style-name="ce1">
            <text:p>54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time" office:time-value="PT11H49M29.537S" table:style-name="ce2">
            <text:p>49:29.5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408" table:style-name="ce1">
            <text:p>1408</text:p>
          </table:table-cell>
          <table:table-cell table:number-columns-repeated="16377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time" office:time-value="PT11H49M29.217S" table:style-name="ce2">
            <text:p>49:29.2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plan</text:p>
          </table:table-cell>
          <table:table-cell office:value-type="float" office:value="441" table:style-name="ce1">
            <text:p>44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time" office:time-value="PT11H49M29.182S" table:style-name="ce2">
            <text:p>49:29.2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plan</text:p>
          </table:table-cell>
          <table:table-cell office:value-type="float" office:value="489" table:style-name="ce1">
            <text:p>48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time" office:time-value="PT11H49M29.657S" table:style-name="ce2">
            <text:p>49:29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time" office:time-value="PT11H49M29.677S" table:style-name="ce2">
            <text:p>49:29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time" office:time-value="PT11H49M29.692S" table:style-name="ce2">
            <text:p>49:29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time" office:time-value="PT11H49M29.702S" table:style-name="ce2">
            <text:p>49:29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time" office:time-value="PT11H49M29.717S" table:style-name="ce2">
            <text:p>49:29.7</text:p>
          </table:table-cell>
          <table:table-cell office:value-type="string" table:style-name="ce1">
            <text:p>PlannerB 2-12</text:p>
          </table:table-cell>
          <table:table-cell office:value-type="string" table:style-name="ce1">
            <text:p>/channels/login.html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time" office:time-value="PT11H49M29.717S" table:style-name="ce2">
            <text:p>49:29.7</text:p>
          </table:table-cell>
          <table:table-cell office:value-type="string" table:style-name="ce1">
            <text:p>PlannerB 2-16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time" office:time-value="PT11H49M29.082S" table:style-name="ce2">
            <text:p>49:29.1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90" table:style-name="ce1">
            <text:p>69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time" office:time-value="PT11H49M29.772S" table:style-name="ce2">
            <text:p>49:29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90" table:style-name="ce1">
            <text:p>1590</text:p>
          </table:table-cell>
          <table:table-cell table:number-columns-repeated="16377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time" office:time-value="PT11H49M29.017S" table:style-name="ce2">
            <text:p>49:29.0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768" table:style-name="ce1">
            <text:p>76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time" office:time-value="PT11H49M29.032S" table:style-name="ce2">
            <text:p>49:29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856" table:style-name="ce1">
            <text:p>856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time" office:time-value="PT11H49M29.892S" table:style-name="ce2">
            <text:p>49:29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284" table:style-name="ce1">
            <text:p>1284</text:p>
          </table:table-cell>
          <table:table-cell table:number-columns-repeated="16377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time" office:time-value="PT11H49M29.522S" table:style-name="ce2">
            <text:p>49:29.5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662" table:style-name="ce1">
            <text:p>662</text:p>
          </table:table-cell>
          <table:table-cell office:value-type="string" table:style-name="ce1">
            <text:p>Success</text:p>
          </table:table-cell>
          <table:table-cell office:value-type="float" office:value="42063" table:style-name="ce1">
            <text:p>42063</text:p>
          </table:table-cell>
          <table:table-cell table:number-columns-repeated="16377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time" office:time-value="PT11H49M30.187S" table:style-name="ce2">
            <text:p>49:30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time" office:time-value="PT11H49M29.787S" table:style-name="ce2">
            <text:p>49:29.8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414" table:style-name="ce1">
            <text:p>414</text:p>
          </table:table-cell>
          <table:table-cell office:value-type="string" table:style-name="ce1">
            <text:p>Success</text:p>
          </table:table-cell>
          <table:table-cell office:value-type="float" office:value="42062" table:style-name="ce1">
            <text:p>42062</text:p>
          </table:table-cell>
          <table:table-cell table:number-columns-repeated="16377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time" office:time-value="PT11H49M30.207S" table:style-name="ce2">
            <text:p>49:30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time" office:time-value="PT11H49M24.182S" table:style-name="ce2">
            <text:p>49:24.2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6320" table:style-name="ce1">
            <text:p>6320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time" office:time-value="PT11H49M23.747S" table:style-name="ce2">
            <text:p>49:23.7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6767" table:style-name="ce1">
            <text:p>6767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time" office:time-value="PT11H49M22.542S" table:style-name="ce2">
            <text:p>49:22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993" table:style-name="ce1">
            <text:p>7993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time" office:time-value="PT11H49M22.837S" table:style-name="ce2">
            <text:p>49:22.8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7699" table:style-name="ce1">
            <text:p>7699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time" office:time-value="PT11H49M30.507S" table:style-name="ce2">
            <text:p>49:30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time" office:time-value="PT11H49M25.117S" table:style-name="ce2">
            <text:p>49:25.1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449" table:style-name="ce1">
            <text:p>5449</text:p>
          </table:table-cell>
          <table:table-cell office:value-type="string" table:style-name="ce1">
            <text:p>Success</text:p>
          </table:table-cell>
          <table:table-cell office:value-type="float" office:value="44532" table:style-name="ce1">
            <text:p>44532</text:p>
          </table:table-cell>
          <table:table-cell table:number-columns-repeated="16377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time" office:time-value="PT11H49M25.877S" table:style-name="ce2">
            <text:p>49:25.9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692" table:style-name="ce1">
            <text:p>4692</text:p>
          </table:table-cell>
          <table:table-cell office:value-type="string" table:style-name="ce1">
            <text:p>Success</text:p>
          </table:table-cell>
          <table:table-cell office:value-type="float" office:value="44532" table:style-name="ce1">
            <text:p>44532</text:p>
          </table:table-cell>
          <table:table-cell table:number-columns-repeated="16377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time" office:time-value="PT11H49M25.887S" table:style-name="ce2">
            <text:p>49:25.9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694" table:style-name="ce1">
            <text:p>4694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time" office:time-value="PT11H49M30.517S" table:style-name="ce2">
            <text:p>49:30.5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12" table:style-name="ce1">
            <text:p>31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time" office:time-value="PT11H49M30.537S" table:style-name="ce2">
            <text:p>49:30.5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25" table:style-name="ce1">
            <text:p>625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time" office:time-value="PT11H49M31.167S" table:style-name="ce2">
            <text:p>49:31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284" table:style-name="ce1">
            <text:p>1284</text:p>
          </table:table-cell>
          <table:table-cell table:number-columns-repeated="16377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time" office:time-value="PT11H49M30.537S" table:style-name="ce2">
            <text:p>49:30.5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time" office:time-value="PT11H49M22.862S" table:style-name="ce2">
            <text:p>49:22.9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655" table:style-name="ce1">
            <text:p>8655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time" office:time-value="PT11H49M22.577S" table:style-name="ce2">
            <text:p>49:22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8956" table:style-name="ce1">
            <text:p>8956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time" office:time-value="PT11H49M30.832S" table:style-name="ce2">
            <text:p>49:30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791" table:style-name="ce1">
            <text:p>791</text:p>
          </table:table-cell>
          <table:table-cell office:value-type="string" table:style-name="ce1">
            <text:p>Success</text:p>
          </table:table-cell>
          <table:table-cell office:value-type="float" office:value="40983" table:style-name="ce1">
            <text:p>40983</text:p>
          </table:table-cell>
          <table:table-cell table:number-columns-repeated="16377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time" office:time-value="PT11H49M31.622S" table:style-name="ce2">
            <text:p>49:31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time" office:time-value="PT11H49M31.202S" table:style-name="ce2">
            <text:p>49:31.2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58" table:style-name="ce1">
            <text:p>458</text:p>
          </table:table-cell>
          <table:table-cell office:value-type="string" table:style-name="ce1">
            <text:p>Success</text:p>
          </table:table-cell>
          <table:table-cell office:value-type="float" office:value="40983" table:style-name="ce1">
            <text:p>40983</text:p>
          </table:table-cell>
          <table:table-cell table:number-columns-repeated="16377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time" office:time-value="PT11H49M31.657S" table:style-name="ce2">
            <text:p>49:31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time" office:time-value="PT11H49M31.537S" table:style-name="ce2">
            <text:p>49:31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48" table:style-name="ce1">
            <text:p>248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time" office:time-value="PT11H49M31.522S" table:style-name="ce2">
            <text:p>49:31.5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74" table:style-name="ce1">
            <text:p>27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time" office:time-value="PT11H49M31.797S" table:style-name="ce2">
            <text:p>49:31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408" table:style-name="ce1">
            <text:p>1408</text:p>
          </table:table-cell>
          <table:table-cell table:number-columns-repeated="16377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time" office:time-value="PT11H49M27.392S" table:style-name="ce2">
            <text:p>49:27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4672" table:style-name="ce1">
            <text:p>4672</text:p>
          </table:table-cell>
          <table:table-cell office:value-type="string" table:style-name="ce1">
            <text:p>Success</text:p>
          </table:table-cell>
          <table:table-cell office:value-type="float" office:value="43731" table:style-name="ce1">
            <text:p>43731</text:p>
          </table:table-cell>
          <table:table-cell table:number-columns-repeated="16377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time" office:time-value="PT11H49M20.247S" table:style-name="ce2">
            <text:p>49:20.2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832" table:style-name="ce1">
            <text:p>11832</text:p>
          </table:table-cell>
          <table:table-cell office:value-type="string" table:style-name="ce1">
            <text:p>Success</text:p>
          </table:table-cell>
          <table:table-cell office:value-type="float" office:value="48345" table:style-name="ce1">
            <text:p>48345</text:p>
          </table:table-cell>
          <table:table-cell table:number-columns-repeated="16377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time" office:time-value="PT11H49M24.947S" table:style-name="ce2">
            <text:p>49:24.9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7147" table:style-name="ce1">
            <text:p>7147</text:p>
          </table:table-cell>
          <table:table-cell office:value-type="string" table:style-name="ce1">
            <text:p>Success</text:p>
          </table:table-cell>
          <table:table-cell office:value-type="float" office:value="49229" table:style-name="ce1">
            <text:p>49229</text:p>
          </table:table-cell>
          <table:table-cell table:number-columns-repeated="16377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time" office:time-value="PT11H49M32.097S" table:style-name="ce2">
            <text:p>49:32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time" office:time-value="PT11H49M31.787S" table:style-name="ce2">
            <text:p>49:31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Success</text:p>
          </table:table-cell>
          <table:table-cell office:value-type="float" office:value="40983" table:style-name="ce1">
            <text:p>40983</text:p>
          </table:table-cell>
          <table:table-cell table:number-columns-repeated="16377"/>
        </table:table-row>
        <table:table-row table:style-name="ro1">
          <table:table-cell office:value-type="float" office:value="2010" table:style-name="ce1">
            <text:p>2010</text:p>
          </table:table-cell>
          <table:table-cell office:value-type="time" office:time-value="PT11H49M32.142S" table:style-name="ce2">
            <text:p>49:32.1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time" office:time-value="PT11H49M32.082S" table:style-name="ce2">
            <text:p>49:32.1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time" office:time-value="PT11H49M32.062S" table:style-name="ce2">
            <text:p>49:32.1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52" table:style-name="ce1">
            <text:p>35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time" office:time-value="PT11H49M20.247S" table:style-name="ce2">
            <text:p>49:20.2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2193" table:style-name="ce1">
            <text:p>12193</text:p>
          </table:table-cell>
          <table:table-cell office:value-type="string" table:style-name="ce1">
            <text:p>Success</text:p>
          </table:table-cell>
          <table:table-cell office:value-type="float" office:value="48342" table:style-name="ce1">
            <text:p>48342</text:p>
          </table:table-cell>
          <table:table-cell table:number-columns-repeated="16377"/>
        </table:table-row>
        <table:table-row table:style-name="ro1">
          <table:table-cell office:value-type="float" office:value="2014" table:style-name="ce1">
            <text:p>2014</text:p>
          </table:table-cell>
          <table:table-cell office:value-type="time" office:time-value="PT11H49M32.312S" table:style-name="ce2">
            <text:p>49:32.3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41968" table:style-name="ce1">
            <text:p>41968</text:p>
          </table:table-cell>
          <table:table-cell table:number-columns-repeated="16377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time" office:time-value="PT11H49M32.542S" table:style-name="ce2">
            <text:p>49:32.5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308" table:style-name="ce1">
            <text:p>308</text:p>
          </table:table-cell>
          <table:table-cell table:number-columns-repeated="16377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time" office:time-value="PT11H49M32.442S" table:style-name="ce2">
            <text:p>49:32.4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39" table:style-name="ce1">
            <text:p>13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time" office:time-value="PT11H49M32.417S" table:style-name="ce2">
            <text:p>49:32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56" table:style-name="ce1">
            <text:p>256</text:p>
          </table:table-cell>
          <table:table-cell office:value-type="string" table:style-name="ce1">
            <text:p>Success</text:p>
          </table:table-cell>
          <table:table-cell office:value-type="float" office:value="42039" table:style-name="ce1">
            <text:p>42039</text:p>
          </table:table-cell>
          <table:table-cell table:number-columns-repeated="16377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time" office:time-value="PT11H49M32.677S" table:style-name="ce2">
            <text:p>49:32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time" office:time-value="PT11H49M27.592S" table:style-name="ce2">
            <text:p>49:27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5305" table:style-name="ce1">
            <text:p>5305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time" office:time-value="PT11H49M24.037S" table:style-name="ce2">
            <text:p>49:24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actor-name&amp;plan=mindalliance_com_channels_plans_acme&amp;v=1&amp;random=0.4099756674541165</text:p>
          </table:table-cell>
          <table:table-cell office:value-type="float" office:value="8915" table:style-name="ce1">
            <text:p>8915</text:p>
          </table:table-cell>
          <table:table-cell office:value-type="string" table:style-name="ce1">
            <text:p>Success</text:p>
          </table:table-cell>
          <table:table-cell office:value-type="float" office:value="42907" table:style-name="ce1">
            <text:p>42907</text:p>
          </table:table-cell>
          <table:table-cell table:number-columns-repeated="16377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time" office:time-value="PT11H49M22.552S" table:style-name="ce2">
            <text:p>49:22.6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418" table:style-name="ce1">
            <text:p>10418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time" office:time-value="PT11H49M32.952S" table:style-name="ce2">
            <text:p>49:33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time" office:time-value="PT11H49M27.702S" table:style-name="ce2">
            <text:p>49:27.7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5277" table:style-name="ce1">
            <text:p>5277</text:p>
          </table:table-cell>
          <table:table-cell office:value-type="string" table:style-name="ce1">
            <text:p>Success</text:p>
          </table:table-cell>
          <table:table-cell office:value-type="float" office:value="54412" table:style-name="ce1">
            <text:p>54412</text:p>
          </table:table-cell>
          <table:table-cell table:number-columns-repeated="16377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time" office:time-value="PT11H49M28.022S" table:style-name="ce2">
            <text:p>49:28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965" table:style-name="ce1">
            <text:p>4965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time" office:time-value="PT11H49M24.682S" table:style-name="ce2">
            <text:p>49:24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308" table:style-name="ce1">
            <text:p>8308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time" office:time-value="PT11H49M32.582S" table:style-name="ce2">
            <text:p>49:32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69" table:style-name="ce1">
            <text:p>469</text:p>
          </table:table-cell>
          <table:table-cell office:value-type="string" table:style-name="ce1">
            <text:p>Success</text:p>
          </table:table-cell>
          <table:table-cell office:value-type="float" office:value="43043" table:style-name="ce1">
            <text:p>43043</text:p>
          </table:table-cell>
          <table:table-cell table:number-columns-repeated="16377"/>
        </table:table-row>
        <table:table-row table:style-name="ro1">
          <table:table-cell office:value-type="float" office:value="2027" table:style-name="ce1">
            <text:p>2027</text:p>
          </table:table-cell>
          <table:table-cell office:value-type="time" office:time-value="PT11H49M33.057S" table:style-name="ce2">
            <text:p>49:33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time" office:time-value="PT11H49M32.897S" table:style-name="ce2">
            <text:p>49:32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time" office:time-value="PT11H49M33.142S" table:style-name="ce2">
            <text:p>49:33.1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90" table:style-name="ce1">
            <text:p>1590</text:p>
          </table:table-cell>
          <table:table-cell table:number-columns-repeated="16377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time" office:time-value="PT11H49M32.992S" table:style-name="ce2">
            <text:p>49:33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time" office:time-value="PT11H49M32.987S" table:style-name="ce2">
            <text:p>49:33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289" table:style-name="ce1">
            <text:p>289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time" office:time-value="PT11H49M33.262S" table:style-name="ce2">
            <text:p>49:33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408" table:style-name="ce1">
            <text:p>1408</text:p>
          </table:table-cell>
          <table:table-cell table:number-columns-repeated="16377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time" office:time-value="PT11H49M33.277S" table:style-name="ce2">
            <text:p>49:33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590" table:style-name="ce1">
            <text:p>1590</text:p>
          </table:table-cell>
          <table:table-cell table:number-columns-repeated="16377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time" office:time-value="PT11H49M32.972S" table:style-name="ce2">
            <text:p>49:33.0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16" table:style-name="ce1">
            <text:p>416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time" office:time-value="PT11H49M27.602S" table:style-name="ce2">
            <text:p>49:27.6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421" table:style-name="ce1">
            <text:p>6421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time" office:time-value="PT11H49M28.872S" table:style-name="ce2">
            <text:p>49:28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5156" table:style-name="ce1">
            <text:p>5156</text:p>
          </table:table-cell>
          <table:table-cell office:value-type="string" table:style-name="ce1">
            <text:p>Success</text:p>
          </table:table-cell>
          <table:table-cell office:value-type="float" office:value="53831" table:style-name="ce1">
            <text:p>53831</text:p>
          </table:table-cell>
          <table:table-cell table:number-columns-repeated="16377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time" office:time-value="PT11H49M24.137S" table:style-name="ce2">
            <text:p>49:24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9922" table:style-name="ce1">
            <text:p>9922</text:p>
          </table:table-cell>
          <table:table-cell office:value-type="string" table:style-name="ce1">
            <text:p>Success</text:p>
          </table:table-cell>
          <table:table-cell office:value-type="float" office:value="44532" table:style-name="ce1">
            <text:p>44532</text:p>
          </table:table-cell>
          <table:table-cell table:number-columns-repeated="16377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time" office:time-value="PT11H49M32.987S" table:style-name="ce2">
            <text:p>49:33.0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1085" table:style-name="ce1">
            <text:p>1085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time" office:time-value="PT11H49M29.047S" table:style-name="ce2">
            <text:p>49:29.0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5026" table:style-name="ce1">
            <text:p>5026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time" office:time-value="PT11H49M32.112S" table:style-name="ce2">
            <text:p>49:32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962" table:style-name="ce1">
            <text:p>1962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time" office:time-value="PT11H49M32.982S" table:style-name="ce2">
            <text:p>49:33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099" table:style-name="ce1">
            <text:p>1099</text:p>
          </table:table-cell>
          <table:table-cell office:value-type="string" table:style-name="ce1">
            <text:p>Success</text:p>
          </table:table-cell>
          <table:table-cell office:value-type="float" office:value="43731" table:style-name="ce1">
            <text:p>43731</text:p>
          </table:table-cell>
          <table:table-cell table:number-columns-repeated="16377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time" office:time-value="PT11H49M24.722S" table:style-name="ce2">
            <text:p>49:2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9363" table:style-name="ce1">
            <text:p>9363</text:p>
          </table:table-cell>
          <table:table-cell office:value-type="string" table:style-name="ce1">
            <text:p>Success</text:p>
          </table:table-cell>
          <table:table-cell office:value-type="float" office:value="45859" table:style-name="ce1">
            <text:p>45859</text:p>
          </table:table-cell>
          <table:table-cell table:number-columns-repeated="16377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time" office:time-value="PT11H49M27.402S" table:style-name="ce2">
            <text:p>49:27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688" table:style-name="ce1">
            <text:p>6688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time" office:time-value="PT11H49M29.052S" table:style-name="ce2">
            <text:p>49:29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5062" table:style-name="ce1">
            <text:p>5062</text:p>
          </table:table-cell>
          <table:table-cell office:value-type="string" table:style-name="ce1">
            <text:p>Success</text:p>
          </table:table-cell>
          <table:table-cell office:value-type="float" office:value="18616" table:style-name="ce1">
            <text:p>18616</text:p>
          </table:table-cell>
          <table:table-cell table:number-columns-repeated="16377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time" office:time-value="PT11H49M34.072S" table:style-name="ce2">
            <text:p>49:34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plan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time" office:time-value="PT11H49M34.132S" table:style-name="ce2">
            <text:p>49:34.1</text:p>
          </table:table-cell>
          <table:table-cell office:value-type="string" table:style-name="ce1">
            <text:p>PlannerC 3-2</text:p>
          </table:table-cell>
          <table:table-cell office:value-type="string" table:style-name="ce1">
            <text:p>/channels/logout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time" office:time-value="PT11H49M25.082S" table:style-name="ce2">
            <text:p>49:25.1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9077" table:style-name="ce1">
            <text:p>9077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time" office:time-value="PT11H49M29.562S" table:style-name="ce2">
            <text:p>49:29.6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606" table:style-name="ce1">
            <text:p>4606</text:p>
          </table:table-cell>
          <table:table-cell office:value-type="string" table:style-name="ce1">
            <text:p>Success</text:p>
          </table:table-cell>
          <table:table-cell office:value-type="float" office:value="53536" table:style-name="ce1">
            <text:p>53536</text:p>
          </table:table-cell>
          <table:table-cell table:number-columns-repeated="16377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time" office:time-value="PT11H49M22.487S" table:style-name="ce2">
            <text:p>49:22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11705" table:style-name="ce1">
            <text:p>11705</text:p>
          </table:table-cell>
          <table:table-cell office:value-type="string" table:style-name="ce1">
            <text:p>Success</text:p>
          </table:table-cell>
          <table:table-cell office:value-type="float" office:value="48365" table:style-name="ce1">
            <text:p>48365</text:p>
          </table:table-cell>
          <table:table-cell table:number-columns-repeated="16377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time" office:time-value="PT11H49M34.072S" table:style-name="ce2">
            <text:p>49:34.1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plan</text:p>
          </table:table-cell>
          <table:table-cell office:value-type="float" office:value="137" table:style-name="ce1">
            <text:p>137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time" office:time-value="PT11H49M28.072S" table:style-name="ce2">
            <text:p>49:28.1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157" table:style-name="ce1">
            <text:p>6157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time" office:time-value="PT11H49M34.212S" table:style-name="ce2">
            <text:p>49:34.2</text:p>
          </table:table-cell>
          <table:table-cell office:value-type="string" table:style-name="ce1">
            <text:p>PlannerC 3-6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time" office:time-value="PT11H49M33.387S" table:style-name="ce2">
            <text:p>49:33.4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884" table:style-name="ce1">
            <text:p>884</text:p>
          </table:table-cell>
          <table:table-cell office:value-type="string" table:style-name="ce1">
            <text:p>Success</text:p>
          </table:table-cell>
          <table:table-cell office:value-type="float" office:value="43366" table:style-name="ce1">
            <text:p>43366</text:p>
          </table:table-cell>
          <table:table-cell table:number-columns-repeated="16377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time" office:time-value="PT11H49M34.272S" table:style-name="ce2">
            <text:p>49:34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time" office:time-value="PT11H49M34.092S" table:style-name="ce2">
            <text:p>49:34.1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241" table:style-name="ce1">
            <text:p>241</text:p>
          </table:table-cell>
          <table:table-cell office:value-type="string" table:style-name="ce1">
            <text:p>Success</text:p>
          </table:table-cell>
          <table:table-cell office:value-type="float" office:value="42063" table:style-name="ce1">
            <text:p>42063</text:p>
          </table:table-cell>
          <table:table-cell table:number-columns-repeated="16377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time" office:time-value="PT11H49M34.337S" table:style-name="ce2">
            <text:p>49:34.3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522" table:style-name="ce1">
            <text:p>522</text:p>
          </table:table-cell>
          <table:table-cell table:number-columns-repeated="16377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time" office:time-value="PT11H49M34.027S" table:style-name="ce2">
            <text:p>49:34.0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323" table:style-name="ce1">
            <text:p>323</text:p>
          </table:table-cell>
          <table:table-cell office:value-type="string" table:style-name="ce1">
            <text:p>Success</text:p>
          </table:table-cell>
          <table:table-cell office:value-type="float" office:value="44224" table:style-name="ce1">
            <text:p>44224</text:p>
          </table:table-cell>
          <table:table-cell table:number-columns-repeated="16377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time" office:time-value="PT11H49M34.352S" table:style-name="ce2">
            <text:p>49:34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522" table:style-name="ce1">
            <text:p>522</text:p>
          </table:table-cell>
          <table:table-cell table:number-columns-repeated="16377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time" office:time-value="PT11H49M34.032S" table:style-name="ce2">
            <text:p>49:34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350" table:style-name="ce1">
            <text:p>350</text:p>
          </table:table-cell>
          <table:table-cell office:value-type="string" table:style-name="ce1">
            <text:p>Success</text:p>
          </table:table-cell>
          <table:table-cell office:value-type="float" office:value="44072" table:style-name="ce1">
            <text:p>44072</text:p>
          </table:table-cell>
          <table:table-cell table:number-columns-repeated="16377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time" office:time-value="PT11H49M34.382S" table:style-name="ce2">
            <text:p>49:34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time" office:time-value="PT11H49M34.402S" table:style-name="ce2">
            <text:p>49:34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248" table:style-name="ce1">
            <text:p>248</text:p>
          </table:table-cell>
          <table:table-cell table:number-columns-repeated="16377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time" office:time-value="PT11H49M34.417S" table:style-name="ce2">
            <text:p>49:34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2938" table:style-name="ce1">
            <text:p>2938</text:p>
          </table:table-cell>
          <table:table-cell table:number-columns-repeated="16377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time" office:time-value="PT11H49M34.447S" table:style-name="ce2">
            <text:p>49:34.4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81" table:style-name="ce1">
            <text:p>81</text:p>
          </table:table-cell>
          <table:table-cell office:value-type="string" table:style-name="ce1">
            <text:p>Success</text:p>
          </table:table-cell>
          <table:table-cell office:value-type="float" office:value="2990" table:style-name="ce1">
            <text:p>2990</text:p>
          </table:table-cell>
          <table:table-cell table:number-columns-repeated="16377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time" office:time-value="PT11H49M34.087S" table:style-name="ce2">
            <text:p>49:34.1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650" table:style-name="ce1">
            <text:p>650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time" office:time-value="PT11H49M34.737S" table:style-name="ce2">
            <text:p>49:34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408" table:style-name="ce1">
            <text:p>1408</text:p>
          </table:table-cell>
          <table:table-cell table:number-columns-repeated="16377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time" office:time-value="PT11H49M34.082S" table:style-name="ce2">
            <text:p>49:34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685" table:style-name="ce1">
            <text:p>68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time" office:time-value="PT11H49M34.112S" table:style-name="ce2">
            <text:p>49:34.1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plan</text:p>
          </table:table-cell>
          <table:table-cell office:value-type="float" office:value="1061" table:style-name="ce1">
            <text:p>106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time" office:time-value="PT11H49M34.192S" table:style-name="ce2">
            <text:p>49:34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time" office:time-value="PT11H49M35.177S" table:style-name="ce2">
            <text:p>49:35.2</text:p>
          </table:table-cell>
          <table:table-cell office:value-type="string" table:style-name="ce1">
            <text:p>PlannerC 3-18</text:p>
          </table:table-cell>
          <table:table-cell office:value-type="string" table:style-name="ce1">
            <text:p>/channels/logout</text:p>
          </table:table-cell>
          <table:table-cell office:value-type="float" office:value="77" table:style-name="ce1">
            <text:p>77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time" office:time-value="PT11H49M34.232S" table:style-name="ce2">
            <text:p>49:34.2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1077" table:style-name="ce1">
            <text:p>1077</text:p>
          </table:table-cell>
          <table:table-cell office:value-type="string" table:style-name="ce1">
            <text:p>Success</text:p>
          </table:table-cell>
          <table:table-cell office:value-type="float" office:value="42063" table:style-name="ce1">
            <text:p>42063</text:p>
          </table:table-cell>
          <table:table-cell table:number-columns-repeated="16377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time" office:time-value="PT11H49M34.167S" table:style-name="ce2">
            <text:p>49:34.2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153" table:style-name="ce1">
            <text:p>1153</text:p>
          </table:table-cell>
          <table:table-cell office:value-type="string" table:style-name="ce1">
            <text:p>Success</text:p>
          </table:table-cell>
          <table:table-cell office:value-type="float" office:value="40983" table:style-name="ce1">
            <text:p>40983</text:p>
          </table:table-cell>
          <table:table-cell table:number-columns-repeated="16377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time" office:time-value="PT11H49M35.307S" table:style-name="ce2">
            <text:p>49:35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time" office:time-value="PT11H49M34.077S" table:style-name="ce2">
            <text:p>49:34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262" table:style-name="ce1">
            <text:p>1262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time" office:time-value="PT11H49M35.322S" table:style-name="ce2">
            <text:p>49:35.3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618" table:style-name="ce1">
            <text:p>618</text:p>
          </table:table-cell>
          <table:table-cell table:number-columns-repeated="16377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time" office:time-value="PT11H49M35.192S" table:style-name="ce2">
            <text:p>49:35.2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69" table:style-name="ce1">
            <text:p>269</text:p>
          </table:table-cell>
          <table:table-cell office:value-type="string" table:style-name="ce1">
            <text:p>Success</text:p>
          </table:table-cell>
          <table:table-cell office:value-type="float" office:value="41228" table:style-name="ce1">
            <text:p>41228</text:p>
          </table:table-cell>
          <table:table-cell table:number-columns-repeated="16377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time" office:time-value="PT11H49M35.462S" table:style-name="ce2">
            <text:p>49:35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time" office:time-value="PT11H49M34.767S" table:style-name="ce2">
            <text:p>49:34.8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Success</text:p>
          </table:table-cell>
          <table:table-cell office:value-type="float" office:value="41032" table:style-name="ce1">
            <text:p>41032</text:p>
          </table:table-cell>
          <table:table-cell table:number-columns-repeated="16377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time" office:time-value="PT11H49M35.587S" table:style-name="ce2">
            <text:p>49:35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time" office:time-value="PT11H49M30.582S" table:style-name="ce2">
            <text:p>49:30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063" table:style-name="ce1">
            <text:p>5063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time" office:time-value="PT11H49M30.567S" table:style-name="ce2">
            <text:p>49:30.6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5097" table:style-name="ce1">
            <text:p>5097</text:p>
          </table:table-cell>
          <table:table-cell office:value-type="string" table:style-name="ce1">
            <text:p>Success</text:p>
          </table:table-cell>
          <table:table-cell office:value-type="float" office:value="17523" table:style-name="ce1">
            <text:p>17523</text:p>
          </table:table-cell>
          <table:table-cell table:number-columns-repeated="16377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time" office:time-value="PT11H49M35.342S" table:style-name="ce2">
            <text:p>49:35.3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417" table:style-name="ce1">
            <text:p>417</text:p>
          </table:table-cell>
          <table:table-cell office:value-type="string" table:style-name="ce1">
            <text:p>Success</text:p>
          </table:table-cell>
          <table:table-cell office:value-type="float" office:value="40983" table:style-name="ce1">
            <text:p>40983</text:p>
          </table:table-cell>
          <table:table-cell table:number-columns-repeated="16377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time" office:time-value="PT11H49M35.762S" table:style-name="ce2">
            <text:p>49:35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time" office:time-value="PT11H49M35.667S" table:style-name="ce2">
            <text:p>49:35.7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plan</text:p>
          </table:table-cell>
          <table:table-cell office:value-type="float" office:value="482" table:style-name="ce1">
            <text:p>48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time" office:time-value="PT11H49M35.647S" table:style-name="ce2">
            <text:p>49:35.6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plan</text:p>
          </table:table-cell>
          <table:table-cell office:value-type="float" office:value="518" table:style-name="ce1">
            <text:p>51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time" office:time-value="PT11H49M30.567S" table:style-name="ce2">
            <text:p>49:30.6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5616" table:style-name="ce1">
            <text:p>5616</text:p>
          </table:table-cell>
          <table:table-cell office:value-type="string" table:style-name="ce1">
            <text:p>Success</text:p>
          </table:table-cell>
          <table:table-cell office:value-type="float" office:value="16675" table:style-name="ce1">
            <text:p>16675</text:p>
          </table:table-cell>
          <table:table-cell table:number-columns-repeated="16377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time" office:time-value="PT11H49M36.152S" table:style-name="ce2">
            <text:p>49:36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time" office:time-value="PT11H49M36.167S" table:style-name="ce2">
            <text:p>49:36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out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time" office:time-value="PT11H49M36.187S" table:style-name="ce2">
            <text:p>49:36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time" office:time-value="PT11H49M36.202S" table:style-name="ce2">
            <text:p>49:36.2</text:p>
          </table:table-cell>
          <table:table-cell office:value-type="string" table:style-name="ce1">
            <text:p>PlannerA 1-15</text:p>
          </table:table-cell>
          <table:table-cell office:value-type="string" table:style-name="ce1">
            <text:p>/channels/login.html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time" office:time-value="PT11H49M36.202S" table:style-name="ce2">
            <text:p>49:36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time" office:time-value="PT11H49M36.207S" table:style-name="ce2">
            <text:p>49:36.2</text:p>
          </table:table-cell>
          <table:table-cell office:value-type="string" table:style-name="ce1">
            <text:p>PlannerA 1-11</text:p>
          </table:table-cell>
          <table:table-cell office:value-type="string" table:style-name="ce1">
            <text:p>/channels/login.html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time" office:time-value="PT11H49M36.187S" table:style-name="ce2">
            <text:p>49:36.2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plan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time" office:time-value="PT11H49M36.272S" table:style-name="ce2">
            <text:p>49:36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out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time" office:time-value="PT11H49M36.312S" table:style-name="ce2">
            <text:p>49:36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095" table:style-name="ce1">
            <text:p>2095</text:p>
          </table:table-cell>
          <table:table-cell office:value-type="time" office:time-value="PT11H49M29.007S" table:style-name="ce2">
            <text:p>49:29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350" table:style-name="ce1">
            <text:p>7350</text:p>
          </table:table-cell>
          <table:table-cell office:value-type="string" table:style-name="ce1">
            <text:p>Success</text:p>
          </table:table-cell>
          <table:table-cell office:value-type="float" office:value="43731" table:style-name="ce1">
            <text:p>43731</text:p>
          </table:table-cell>
          <table:table-cell table:number-columns-repeated="16377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time" office:time-value="PT11H49M27.877S" table:style-name="ce2">
            <text:p>49:27.9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8478" table:style-name="ce1">
            <text:p>8478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2097" table:style-name="ce1">
            <text:p>2097</text:p>
          </table:table-cell>
          <table:table-cell office:value-type="time" office:time-value="PT11H49M36.332S" table:style-name="ce2">
            <text:p>49:36.3</text:p>
          </table:table-cell>
          <table:table-cell office:value-type="string" table:style-name="ce1">
            <text:p>PlannerA 1-9</text:p>
          </table:table-cell>
          <table:table-cell office:value-type="string" table:style-name="ce1">
            <text:p>/channels/login.html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time" office:time-value="PT11H49M31.197S" table:style-name="ce2">
            <text:p>49:31.2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5196" table:style-name="ce1">
            <text:p>5196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time" office:time-value="PT11H49M33.277S" table:style-name="ce2">
            <text:p>49:33.3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115" table:style-name="ce1">
            <text:p>3115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time" office:time-value="PT11H49M29.787S" table:style-name="ce2">
            <text:p>49:29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6604" table:style-name="ce1">
            <text:p>6604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time" office:time-value="PT11H49M33.157S" table:style-name="ce2">
            <text:p>49:33.2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3238" table:style-name="ce1">
            <text:p>3238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time" office:time-value="PT11H49M31.642S" table:style-name="ce2">
            <text:p>49:31.6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766" table:style-name="ce1">
            <text:p>4766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time" office:time-value="PT11H49M31.807S" table:style-name="ce2">
            <text:p>49:31.8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597" table:style-name="ce1">
            <text:p>4597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time" office:time-value="PT11H49M31.677S" table:style-name="ce2">
            <text:p>49:31.7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739" table:style-name="ce1">
            <text:p>4739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time" office:time-value="PT11H49M28.297S" table:style-name="ce2">
            <text:p>49:28.3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129" table:style-name="ce1">
            <text:p>8129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time" office:time-value="PT11H49M32.557S" table:style-name="ce2">
            <text:p>49:32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875" table:style-name="ce1">
            <text:p>3875</text:p>
          </table:table-cell>
          <table:table-cell office:value-type="string" table:style-name="ce1">
            <text:p>Success</text:p>
          </table:table-cell>
          <table:table-cell office:value-type="float" office:value="44532" table:style-name="ce1">
            <text:p>44532</text:p>
          </table:table-cell>
          <table:table-cell table:number-columns-repeated="16377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time" office:time-value="PT11H49M36.357S" table:style-name="ce2">
            <text:p>49:36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84" table:style-name="ce1">
            <text:p>84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time" office:time-value="PT11H49M36.442S" table:style-name="ce2">
            <text:p>49:36.4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1590" table:style-name="ce1">
            <text:p>1590</text:p>
          </table:table-cell>
          <table:table-cell table:number-columns-repeated="16377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time" office:time-value="PT11H49M36.397S" table:style-name="ce2">
            <text:p>49:36.4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28" table:style-name="ce1">
            <text:p>228</text:p>
          </table:table-cell>
          <table:table-cell office:value-type="string" table:style-name="ce1">
            <text:p>Success</text:p>
          </table:table-cell>
          <table:table-cell office:value-type="float" office:value="37741" table:style-name="ce1">
            <text:p>37741</text:p>
          </table:table-cell>
          <table:table-cell table:number-columns-repeated="16377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time" office:time-value="PT11H49M36.397S" table:style-name="ce2">
            <text:p>49:36.4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Success</text:p>
          </table:table-cell>
          <table:table-cell office:value-type="float" office:value="37741" table:style-name="ce1">
            <text:p>37741</text:p>
          </table:table-cell>
          <table:table-cell table:number-columns-repeated="16377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time" office:time-value="PT11H49M36.392S" table:style-name="ce2">
            <text:p>49:36.4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47" table:style-name="ce1">
            <text:p>247</text:p>
          </table:table-cell>
          <table:table-cell office:value-type="string" table:style-name="ce1">
            <text:p>Success</text:p>
          </table:table-cell>
          <table:table-cell office:value-type="float" office:value="37741" table:style-name="ce1">
            <text:p>37741</text:p>
          </table:table-cell>
          <table:table-cell table:number-columns-repeated="16377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time" office:time-value="PT11H49M36.627S" table:style-name="ce2">
            <text:p>49:36.6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712" table:style-name="ce1">
            <text:p>712</text:p>
          </table:table-cell>
          <table:table-cell table:number-columns-repeated="16377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time" office:time-value="PT11H49M36.642S" table:style-name="ce2">
            <text:p>49:36.6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712" table:style-name="ce1">
            <text:p>712</text:p>
          </table:table-cell>
          <table:table-cell table:number-columns-repeated="16377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time" office:time-value="PT11H49M36.642S" table:style-name="ce2">
            <text:p>49:36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712" table:style-name="ce1">
            <text:p>712</text:p>
          </table:table-cell>
          <table:table-cell table:number-columns-repeated="16377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time" office:time-value="PT11H49M36.397S" table:style-name="ce2">
            <text:p>49:36.4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275" table:style-name="ce1">
            <text:p>275</text:p>
          </table:table-cell>
          <table:table-cell office:value-type="string" table:style-name="ce1">
            <text:p>Success</text:p>
          </table:table-cell>
          <table:table-cell office:value-type="float" office:value="37741" table:style-name="ce1">
            <text:p>37741</text:p>
          </table:table-cell>
          <table:table-cell table:number-columns-repeated="16377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time" office:time-value="PT11H49M36.672S" table:style-name="ce2">
            <text:p>49:36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712" table:style-name="ce1">
            <text:p>712</text:p>
          </table:table-cell>
          <table:table-cell table:number-columns-repeated="16377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time" office:time-value="PT11H49M36.357S" table:style-name="ce2">
            <text:p>49:36.4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499" table:style-name="ce1">
            <text:p>499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time" office:time-value="PT11H49M34.057S" table:style-name="ce2">
            <text:p>49:34.1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2796" table:style-name="ce1">
            <text:p>2796</text:p>
          </table:table-cell>
          <table:table-cell office:value-type="string" table:style-name="ce1">
            <text:p>Success</text:p>
          </table:table-cell>
          <table:table-cell office:value-type="float" office:value="15831" table:style-name="ce1">
            <text:p>15831</text:p>
          </table:table-cell>
          <table:table-cell table:number-columns-repeated="16377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time" office:time-value="PT11H49M36.407S" table:style-name="ce2">
            <text:p>49:36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945" table:style-name="ce1">
            <text:p>945</text:p>
          </table:table-cell>
          <table:table-cell office:value-type="string" table:style-name="ce1">
            <text:p>Success</text:p>
          </table:table-cell>
          <table:table-cell office:value-type="float" office:value="37741" table:style-name="ce1">
            <text:p>37741</text:p>
          </table:table-cell>
          <table:table-cell table:number-columns-repeated="16377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time" office:time-value="PT11H49M37.357S" table:style-name="ce2">
            <text:p>49:37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904" table:style-name="ce1">
            <text:p>904</text:p>
          </table:table-cell>
          <table:table-cell table:number-columns-repeated="16377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time" office:time-value="PT11H49M36.857S" table:style-name="ce2">
            <text:p>49:36.9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plan</text:p>
          </table:table-cell>
          <table:table-cell office:value-type="float" office:value="528" table:style-name="ce1">
            <text:p>52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time" office:time-value="PT11H49M37.387S" table:style-name="ce2">
            <text:p>49:37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out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time" office:time-value="PT11H49M32.692S" table:style-name="ce2">
            <text:p>49:32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748" table:style-name="ce1">
            <text:p>4748</text:p>
          </table:table-cell>
          <table:table-cell office:value-type="string" table:style-name="ce1">
            <text:p>Success</text:p>
          </table:table-cell>
          <table:table-cell office:value-type="float" office:value="44532" table:style-name="ce1">
            <text:p>44532</text:p>
          </table:table-cell>
          <table:table-cell table:number-columns-repeated="16377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time" office:time-value="PT11H49M37.432S" table:style-name="ce2">
            <text:p>49:37.4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time" office:time-value="PT11H49M37.452S" table:style-name="ce2">
            <text:p>49:37.5</text:p>
          </table:table-cell>
          <table:table-cell office:value-type="string" table:style-name="ce1">
            <text:p>PlannerA 1-16</text:p>
          </table:table-cell>
          <table:table-cell office:value-type="string" table:style-name="ce1">
            <text:p>/channels/login.html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time" office:time-value="PT11H49M34.162S" table:style-name="ce2">
            <text:p>49:34.2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3301" table:style-name="ce1">
            <text:p>3301</text:p>
          </table:table-cell>
          <table:table-cell office:value-type="string" table:style-name="ce1">
            <text:p>Success</text:p>
          </table:table-cell>
          <table:table-cell office:value-type="float" office:value="17768" table:style-name="ce1">
            <text:p>17768</text:p>
          </table:table-cell>
          <table:table-cell table:number-columns-repeated="16377"/>
        </table:table-row>
        <table:table-row table:style-name="ro1">
          <table:table-cell office:value-type="float" office:value="2127" table:style-name="ce1">
            <text:p>2127</text:p>
          </table:table-cell>
          <table:table-cell office:value-type="time" office:time-value="PT11H49M32.157S" table:style-name="ce2">
            <text:p>49:32.2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311" table:style-name="ce1">
            <text:p>5311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time" office:time-value="PT11H49M37.467S" table:style-name="ce2">
            <text:p>49:37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plan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time" office:time-value="PT11H49M33.067S" table:style-name="ce2">
            <text:p>49:33.1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465" table:style-name="ce1">
            <text:p>4465</text:p>
          </table:table-cell>
          <table:table-cell office:value-type="string" table:style-name="ce1">
            <text:p>Success</text:p>
          </table:table-cell>
          <table:table-cell office:value-type="float" office:value="44527" table:style-name="ce1">
            <text:p>44527</text:p>
          </table:table-cell>
          <table:table-cell table:number-columns-repeated="16377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time" office:time-value="PT11H49M36.857S" table:style-name="ce2">
            <text:p>49:36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699" table:style-name="ce1">
            <text:p>699</text:p>
          </table:table-cell>
          <table:table-cell office:value-type="string" table:style-name="ce1">
            <text:p>Success</text:p>
          </table:table-cell>
          <table:table-cell office:value-type="float" office:value="36710" table:style-name="ce1">
            <text:p>36710</text:p>
          </table:table-cell>
          <table:table-cell table:number-columns-repeated="16377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time" office:time-value="PT11H49M37.512S" table:style-name="ce2">
            <text:p>49:37.5</text:p>
          </table:table-cell>
          <table:table-cell office:value-type="string" table:style-name="ce1">
            <text:p>PlannerC 3-16</text:p>
          </table:table-cell>
          <table:table-cell office:value-type="string" table:style-name="ce1">
            <text:p>/channels/logout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time" office:time-value="PT11H49M29.427S" table:style-name="ce2">
            <text:p>49:29.4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8154" table:style-name="ce1">
            <text:p>8154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time" office:time-value="PT11H49M37.557S" table:style-name="ce2">
            <text:p>49:37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time" office:time-value="PT11H49M29.912S" table:style-name="ce2">
            <text:p>49:29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7709" table:style-name="ce1">
            <text:p>7709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time" office:time-value="PT11H49M30.547S" table:style-name="ce2">
            <text:p>49:30.5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role-name&amp;plan=mindalliance_com_channels_plans_acme&amp;v=1&amp;random=0.715274848389179</text:p>
          </table:table-cell>
          <table:table-cell office:value-type="float" office:value="7111" table:style-name="ce1">
            <text:p>7111</text:p>
          </table:table-cell>
          <table:table-cell office:value-type="string" table:style-name="ce1">
            <text:p>Success</text:p>
          </table:table-cell>
          <table:table-cell office:value-type="float" office:value="50053" table:style-name="ce1">
            <text:p>50053</text:p>
          </table:table-cell>
          <table:table-cell table:number-columns-repeated="16377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time" office:time-value="PT11H49M36.667S" table:style-name="ce2">
            <text:p>49:36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003" table:style-name="ce1">
            <text:p>1003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time" office:time-value="PT11H49M34.752S" table:style-name="ce2">
            <text:p>49:34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2932" table:style-name="ce1">
            <text:p>2932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time" office:time-value="PT11H49M35.332S" table:style-name="ce2">
            <text:p>49:35.3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358" table:style-name="ce1">
            <text:p>2358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time" office:time-value="PT11H49M33.297S" table:style-name="ce2">
            <text:p>49:33.3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405" table:style-name="ce1">
            <text:p>4405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time" office:time-value="PT11H49M37.582S" table:style-name="ce2">
            <text:p>49:37.6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221" table:style-name="ce1">
            <text:p>221</text:p>
          </table:table-cell>
          <table:table-cell office:value-type="string" table:style-name="ce1">
            <text:p>Success</text:p>
          </table:table-cell>
          <table:table-cell office:value-type="float" office:value="35580" table:style-name="ce1">
            <text:p>35580</text:p>
          </table:table-cell>
          <table:table-cell table:number-columns-repeated="16377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time" office:time-value="PT11H49M37.807S" table:style-name="ce2">
            <text:p>49:37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Success</text:p>
          </table:table-cell>
          <table:table-cell office:value-type="float" office:value="952" table:style-name="ce1">
            <text:p>952</text:p>
          </table:table-cell>
          <table:table-cell table:number-columns-repeated="16377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time" office:time-value="PT11H49M37.622S" table:style-name="ce2">
            <text:p>49:37.6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219" table:style-name="ce1">
            <text:p>219</text:p>
          </table:table-cell>
          <table:table-cell office:value-type="string" table:style-name="ce1">
            <text:p>Success</text:p>
          </table:table-cell>
          <table:table-cell office:value-type="float" office:value="35580" table:style-name="ce1">
            <text:p>35580</text:p>
          </table:table-cell>
          <table:table-cell table:number-columns-repeated="16377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time" office:time-value="PT11H49M37.842S" table:style-name="ce2">
            <text:p>49:37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952" table:style-name="ce1">
            <text:p>952</text:p>
          </table:table-cell>
          <table:table-cell table:number-columns-repeated="16377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time" office:time-value="PT11H49M37.662S" table:style-name="ce2">
            <text:p>49:37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1065" table:style-name="ce1">
            <text:p>1065</text:p>
          </table:table-cell>
          <table:table-cell office:value-type="string" table:style-name="ce1">
            <text:p>Success</text:p>
          </table:table-cell>
          <table:table-cell office:value-type="float" office:value="2359" table:style-name="ce1">
            <text:p>2359</text:p>
          </table:table-cell>
          <table:table-cell table:number-columns-repeated="16377"/>
        </table:table-row>
        <table:table-row table:style-name="ro1">
          <table:table-cell office:value-type="float" office:value="2145" table:style-name="ce1">
            <text:p>2145</text:p>
          </table:table-cell>
          <table:table-cell office:value-type="time" office:time-value="PT11H49M36.407S" table:style-name="ce2">
            <text:p>49:36.4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2369" table:style-name="ce1">
            <text:p>2369</text:p>
          </table:table-cell>
          <table:table-cell office:value-type="string" table:style-name="ce1">
            <text:p>Success</text:p>
          </table:table-cell>
          <table:table-cell office:value-type="float" office:value="17515" table:style-name="ce1">
            <text:p>17515</text:p>
          </table:table-cell>
          <table:table-cell table:number-columns-repeated="16377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time" office:time-value="PT11H49M36.417S" table:style-name="ce2">
            <text:p>49:36.4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2360" table:style-name="ce1">
            <text:p>2360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time" office:time-value="PT11H49M38.777S" table:style-name="ce2">
            <text:p>49:38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time" office:time-value="PT11H49M38.782S" table:style-name="ce2">
            <text:p>49:38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plan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time" office:time-value="PT11H49M38.817S" table:style-name="ce2">
            <text:p>49:38.8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out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time" office:time-value="PT11H49M38.872S" table:style-name="ce2">
            <text:p>49:38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time" office:time-value="PT11H49M34.532S" table:style-name="ce2">
            <text:p>49:34.5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task&amp;plan=mindalliance_com_channels_plans_acme&amp;v=1&amp;random=0.4394726432861027</text:p>
          </table:table-cell>
          <table:table-cell office:value-type="float" office:value="4364" table:style-name="ce1">
            <text:p>4364</text:p>
          </table:table-cell>
          <table:table-cell office:value-type="string" table:style-name="ce1">
            <text:p>Success</text:p>
          </table:table-cell>
          <table:table-cell office:value-type="float" office:value="47547" table:style-name="ce1">
            <text:p>47547</text:p>
          </table:table-cell>
          <table:table-cell table:number-columns-repeated="16377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time" office:time-value="PT11H49M34.352S" table:style-name="ce2">
            <text:p>49:34.4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558" table:style-name="ce1">
            <text:p>4558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time" office:time-value="PT11H49M30.227S" table:style-name="ce2">
            <text:p>49:30.2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687" table:style-name="ce1">
            <text:p>8687</text:p>
          </table:table-cell>
          <table:table-cell office:value-type="string" table:style-name="ce1">
            <text:p>Success</text:p>
          </table:table-cell>
          <table:table-cell office:value-type="float" office:value="50849" table:style-name="ce1">
            <text:p>50849</text:p>
          </table:table-cell>
          <table:table-cell table:number-columns-repeated="16377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time" office:time-value="PT11H49M30.202S" table:style-name="ce2">
            <text:p>49:30.2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8714" table:style-name="ce1">
            <text:p>8714</text:p>
          </table:table-cell>
          <table:table-cell office:value-type="string" table:style-name="ce1">
            <text:p>Success</text:p>
          </table:table-cell>
          <table:table-cell office:value-type="float" office:value="50849" table:style-name="ce1">
            <text:p>50849</text:p>
          </table:table-cell>
          <table:table-cell table:number-columns-repeated="16377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time" office:time-value="PT11H49M34.372S" table:style-name="ce2">
            <text:p>49:34.4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550" table:style-name="ce1">
            <text:p>4550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time" office:time-value="PT11H49M38.902S" table:style-name="ce2">
            <text:p>49:38.9</text:p>
          </table:table-cell>
          <table:table-cell office:value-type="string" table:style-name="ce1">
            <text:p>PlannerA 1-12</text:p>
          </table:table-cell>
          <table:table-cell office:value-type="string" table:style-name="ce1">
            <text:p>/channels/login.html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time" office:time-value="PT11H49M36.662S" table:style-name="ce2">
            <text:p>49:36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275" table:style-name="ce1">
            <text:p>2275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time" office:time-value="PT11H49M38.827S" table:style-name="ce2">
            <text:p>49:38.8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out</text:p>
          </table:table-cell>
          <table:table-cell office:value-type="float" office:value="116" table:style-name="ce1">
            <text:p>1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time" office:time-value="PT11H49M38.947S" table:style-name="ce2">
            <text:p>49:38.9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time" office:time-value="PT11H49M35.357S" table:style-name="ce2">
            <text:p>49:35.4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625" table:style-name="ce1">
            <text:p>3625</text:p>
          </table:table-cell>
          <table:table-cell office:value-type="string" table:style-name="ce1">
            <text:p>Success</text:p>
          </table:table-cell>
          <table:table-cell office:value-type="float" office:value="54412" table:style-name="ce1">
            <text:p>54412</text:p>
          </table:table-cell>
          <table:table-cell table:number-columns-repeated="16377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time" office:time-value="PT11H49M37.857S" table:style-name="ce2">
            <text:p>49:37.9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137" table:style-name="ce1">
            <text:p>1137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time" office:time-value="PT11H49M37.702S" table:style-name="ce2">
            <text:p>49:37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1289" table:style-name="ce1">
            <text:p>1289</text:p>
          </table:table-cell>
          <table:table-cell office:value-type="string" table:style-name="ce1">
            <text:p>Success</text:p>
          </table:table-cell>
          <table:table-cell office:value-type="float" office:value="35580" table:style-name="ce1">
            <text:p>35580</text:p>
          </table:table-cell>
          <table:table-cell table:number-columns-repeated="16377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time" office:time-value="PT11H49M36.682S" table:style-name="ce2">
            <text:p>49:36.7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2310" table:style-name="ce1">
            <text:p>2310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time" office:time-value="PT11H49M38.972S" table:style-name="ce2">
            <text:p>49:39.0</text:p>
          </table:table-cell>
          <table:table-cell office:value-type="string" table:style-name="ce1">
            <text:p>PlannerA 1-13</text:p>
          </table:table-cell>
          <table:table-cell office:value-type="string" table:style-name="ce1">
            <text:p>/channels/login.htm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time" office:time-value="PT11H49M37.827S" table:style-name="ce2">
            <text:p>49:37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169" table:style-name="ce1">
            <text:p>1169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time" office:time-value="PT11H49M37.687S" table:style-name="ce2">
            <text:p>49:37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312" table:style-name="ce1">
            <text:p>1312</text:p>
          </table:table-cell>
          <table:table-cell office:value-type="string" table:style-name="ce1">
            <text:p>Success</text:p>
          </table:table-cell>
          <table:table-cell office:value-type="float" office:value="35580" table:style-name="ce1">
            <text:p>35580</text:p>
          </table:table-cell>
          <table:table-cell table:number-columns-repeated="16377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time" office:time-value="PT11H49M39.002S" table:style-name="ce2">
            <text:p>49:39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1048" table:style-name="ce1">
            <text:p>1048</text:p>
          </table:table-cell>
          <table:table-cell table:number-columns-repeated="16377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time" office:time-value="PT11H49M38.727S" table:style-name="ce2">
            <text:p>49:38.7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99" table:style-name="ce1">
            <text:p>299</text:p>
          </table:table-cell>
          <table:table-cell office:value-type="string" table:style-name="ce1">
            <text:p>Success</text:p>
          </table:table-cell>
          <table:table-cell office:value-type="float" office:value="35580" table:style-name="ce1">
            <text:p>35580</text:p>
          </table:table-cell>
          <table:table-cell table:number-columns-repeated="16377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time" office:time-value="PT11H49M38.992S" table:style-name="ce2">
            <text:p>49:39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048" table:style-name="ce1">
            <text:p>1048</text:p>
          </table:table-cell>
          <table:table-cell table:number-columns-repeated="16377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time" office:time-value="PT11H49M39.027S" table:style-name="ce2">
            <text:p>49:39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Success</text:p>
          </table:table-cell>
          <table:table-cell office:value-type="float" office:value="370" table:style-name="ce1">
            <text:p>370</text:p>
          </table:table-cell>
          <table:table-cell table:number-columns-repeated="16377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time" office:time-value="PT11H49M38.897S" table:style-name="ce2">
            <text:p>49:38.9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728" table:style-name="ce1">
            <text:p>728</text:p>
          </table:table-cell>
          <table:table-cell office:value-type="string" table:style-name="ce1">
            <text:p>Success</text:p>
          </table:table-cell>
          <table:table-cell office:value-type="float" office:value="2301" table:style-name="ce1">
            <text:p>2301</text:p>
          </table:table-cell>
          <table:table-cell table:number-columns-repeated="16377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time" office:time-value="PT11H49M39.627S" table:style-name="ce2">
            <text:p>49:39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2086" table:style-name="ce1">
            <text:p>2086</text:p>
          </table:table-cell>
          <table:table-cell table:number-columns-repeated="16377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time" office:time-value="PT11H49M37.442S" table:style-name="ce2">
            <text:p>49:37.4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3087" table:style-name="ce1">
            <text:p>3087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time" office:time-value="PT11H49M36.427S" table:style-name="ce2">
            <text:p>49:36.4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4114" table:style-name="ce1">
            <text:p>4114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time" office:time-value="PT11H49M40.532S" table:style-name="ce2">
            <text:p>49:40.5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time" office:time-value="PT11H49M37.537S" table:style-name="ce2">
            <text:p>49:37.5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3044" table:style-name="ce1">
            <text:p>3044</text:p>
          </table:table-cell>
          <table:table-cell office:value-type="string" table:style-name="ce1">
            <text:p>Success</text:p>
          </table:table-cell>
          <table:table-cell office:value-type="float" office:value="17515" table:style-name="ce1">
            <text:p>17515</text:p>
          </table:table-cell>
          <table:table-cell table:number-columns-repeated="16377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time" office:time-value="PT11H49M37.472S" table:style-name="ce2">
            <text:p>49:37.5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3109" table:style-name="ce1">
            <text:p>3109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time" office:time-value="PT11H49M40.542S" table:style-name="ce2">
            <text:p>49:40.5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plan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time" office:time-value="PT11H49M37.672S" table:style-name="ce2">
            <text:p>49:37.7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928" table:style-name="ce1">
            <text:p>2928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time" office:time-value="PT11H49M35.477S" table:style-name="ce2">
            <text:p>49:35.5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128" table:style-name="ce1">
            <text:p>5128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time" office:time-value="PT11H49M36.437S" table:style-name="ce2">
            <text:p>49:36.4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4171" table:style-name="ce1">
            <text:p>4171</text:p>
          </table:table-cell>
          <table:table-cell office:value-type="string" table:style-name="ce1">
            <text:p>Success</text:p>
          </table:table-cell>
          <table:table-cell office:value-type="float" office:value="17523" table:style-name="ce1">
            <text:p>17523</text:p>
          </table:table-cell>
          <table:table-cell table:number-columns-repeated="16377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time" office:time-value="PT11H49M35.777S" table:style-name="ce2">
            <text:p>49:35.8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4832" table:style-name="ce1">
            <text:p>4832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time" office:time-value="PT11H49M35.602S" table:style-name="ce2">
            <text:p>49:35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5014" table:style-name="ce1">
            <text:p>5014</text:p>
          </table:table-cell>
          <table:table-cell office:value-type="string" table:style-name="ce1">
            <text:p>Success</text:p>
          </table:table-cell>
          <table:table-cell office:value-type="float" office:value="44532" table:style-name="ce1">
            <text:p>44532</text:p>
          </table:table-cell>
          <table:table-cell table:number-columns-repeated="16377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time" office:time-value="PT11H49M40.582S" table:style-name="ce2">
            <text:p>49:40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plan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time" office:time-value="PT11H49M40.587S" table:style-name="ce2">
            <text:p>49:40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plan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time" office:time-value="PT11H49M40.602S" table:style-name="ce2">
            <text:p>49:40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time" office:time-value="PT11H49M40.607S" table:style-name="ce2">
            <text:p>49:40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plan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time" office:time-value="PT11H49M40.627S" table:style-name="ce2">
            <text:p>49:40.6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time" office:time-value="PT11H49M38.912S" table:style-name="ce2">
            <text:p>49:38.9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1776" table:style-name="ce1">
            <text:p>1776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time" office:time-value="PT11H49M40.677S" table:style-name="ce2">
            <text:p>49:40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time" office:time-value="PT11H49M40.602S" table:style-name="ce2">
            <text:p>49:40.6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out</text:p>
          </table:table-cell>
          <table:table-cell office:value-type="float" office:value="102" table:style-name="ce1">
            <text:p>10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time" office:time-value="PT11H49M40.697S" table:style-name="ce2">
            <text:p>49:40.7</text:p>
          </table:table-cell>
          <table:table-cell office:value-type="string" table:style-name="ce1">
            <text:p>PlannerA 1-4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time" office:time-value="PT11H49M40.687S" table:style-name="ce2">
            <text:p>49:40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plan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time" office:time-value="PT11H49M40.632S" table:style-name="ce2">
            <text:p>49:40.6</text:p>
          </table:table-cell>
          <table:table-cell office:value-type="string" table:style-name="ce1">
            <text:p>PlannerC 3-10</text:p>
          </table:table-cell>
          <table:table-cell office:value-type="string" table:style-name="ce1">
            <text:p>/channels/logout</text:p>
          </table:table-cell>
          <table:table-cell office:value-type="float" office:value="94" table:style-name="ce1">
            <text:p>9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time" office:time-value="PT11H49M37.372S" table:style-name="ce2">
            <text:p>49:37.4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3357" table:style-name="ce1">
            <text:p>3357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time" office:time-value="PT11H49M38.937S" table:style-name="ce2">
            <text:p>49:38.9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794" table:style-name="ce1">
            <text:p>1794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time" office:time-value="PT11H49M36.482S" table:style-name="ce2">
            <text:p>49:36.5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4254" table:style-name="ce1">
            <text:p>4254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time" office:time-value="PT11H49M40.562S" table:style-name="ce2">
            <text:p>49:40.6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out</text:p>
          </table:table-cell>
          <table:table-cell office:value-type="float" office:value="182" table:style-name="ce1">
            <text:p>18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time" office:time-value="PT11H49M34.287S" table:style-name="ce2">
            <text:p>49:34.3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6455" table:style-name="ce1">
            <text:p>6455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time" office:time-value="PT11H49M38.992S" table:style-name="ce2">
            <text:p>49:39.0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1755" table:style-name="ce1">
            <text:p>1755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time" office:time-value="PT11H49M40.627S" table:style-name="ce2">
            <text:p>49:40.6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out</text:p>
          </table:table-cell>
          <table:table-cell office:value-type="float" office:value="126" table:style-name="ce1">
            <text:p>1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2" table:style-name="ce1">
            <text:p>2202</text:p>
          </table:table-cell>
          <table:table-cell office:value-type="time" office:time-value="PT11H49M38.982S" table:style-name="ce2">
            <text:p>49:39.0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1784" table:style-name="ce1">
            <text:p>1784</text:p>
          </table:table-cell>
          <table:table-cell office:value-type="string" table:style-name="ce1">
            <text:p>Success</text:p>
          </table:table-cell>
          <table:table-cell office:value-type="float" office:value="20296" table:style-name="ce1">
            <text:p>20296</text:p>
          </table:table-cell>
          <table:table-cell table:number-columns-repeated="16377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time" office:time-value="PT11H49M40.707S" table:style-name="ce2">
            <text:p>49:40.7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time" office:time-value="PT11H49M38.992S" table:style-name="ce2">
            <text:p>49:39.0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781" table:style-name="ce1">
            <text:p>1781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time" office:time-value="PT11H49M40.647S" table:style-name="ce2">
            <text:p>49:40.6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out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time" office:time-value="PT11H49M38.927S" table:style-name="ce2">
            <text:p>49:38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1854" table:style-name="ce1">
            <text:p>1854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time" office:time-value="PT11H49M40.767S" table:style-name="ce2">
            <text:p>49:40.8</text:p>
          </table:table-cell>
          <table:table-cell office:value-type="string" table:style-name="ce1">
            <text:p>PlannerA 1-6</text:p>
          </table:table-cell>
          <table:table-cell office:value-type="string" table:style-name="ce1">
            <text:p>/channels/login.html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time" office:time-value="PT11H49M38.997S" table:style-name="ce2">
            <text:p>49:39.0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1786" table:style-name="ce1">
            <text:p>1786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time" office:time-value="PT11H49M40.757S" table:style-name="ce2">
            <text:p>49:40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time" office:time-value="PT11H49M40.747S" table:style-name="ce2">
            <text:p>49:40.7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time" office:time-value="PT11H49M37.692S" table:style-name="ce2">
            <text:p>49:37.7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3098" table:style-name="ce1">
            <text:p>3098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time" office:time-value="PT11H49M40.787S" table:style-name="ce2">
            <text:p>49:40.8</text:p>
          </table:table-cell>
          <table:table-cell office:value-type="string" table:style-name="ce1">
            <text:p>PlannerA 1-20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time" office:time-value="PT11H49M40.722S" table:style-name="ce2">
            <text:p>49:40.7</text:p>
          </table:table-cell>
          <table:table-cell office:value-type="string" table:style-name="ce1">
            <text:p>PlannerC 3-4</text:p>
          </table:table-cell>
          <table:table-cell office:value-type="string" table:style-name="ce1">
            <text:p>/channels/logout</text:p>
          </table:table-cell>
          <table:table-cell office:value-type="float" office:value="79" table:style-name="ce1">
            <text:p>7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time" office:time-value="PT11H49M40.787S" table:style-name="ce2">
            <text:p>49:40.8</text:p>
          </table:table-cell>
          <table:table-cell office:value-type="string" table:style-name="ce1">
            <text:p>PlannerA 1-7</text:p>
          </table:table-cell>
          <table:table-cell office:value-type="string" table:style-name="ce1">
            <text:p>/channels/login.html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time" office:time-value="PT11H49M39.027S" table:style-name="ce2">
            <text:p>49:39.0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780" table:style-name="ce1">
            <text:p>1780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time" office:time-value="PT11H49M40.777S" table:style-name="ce2">
            <text:p>49:40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time" office:time-value="PT11H49M40.807S" table:style-name="ce2">
            <text:p>49:40.8</text:p>
          </table:table-cell>
          <table:table-cell office:value-type="string" table:style-name="ce1">
            <text:p>PlannerA 1-17</text:p>
          </table:table-cell>
          <table:table-cell office:value-type="string" table:style-name="ce1">
            <text:p>/channels/login.html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time" office:time-value="PT11H49M36.652S" table:style-name="ce2">
            <text:p>49:36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4166" table:style-name="ce1">
            <text:p>4166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time" office:time-value="PT11H49M40.752S" table:style-name="ce2">
            <text:p>49:40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plan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0" table:style-name="ce1">
            <text:p>2220</text:p>
          </table:table-cell>
          <table:table-cell office:value-type="time" office:time-value="PT11H49M39.642S" table:style-name="ce2">
            <text:p>49:39.6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29465499316740384</text:p>
          </table:table-cell>
          <table:table-cell office:value-type="float" office:value="1177" table:style-name="ce1">
            <text:p>1177</text:p>
          </table:table-cell>
          <table:table-cell office:value-type="string" table:style-name="ce1">
            <text:p>Success</text:p>
          </table:table-cell>
          <table:table-cell office:value-type="float" office:value="53537" table:style-name="ce1">
            <text:p>53537</text:p>
          </table:table-cell>
          <table:table-cell table:number-columns-repeated="16377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time" office:time-value="PT11H49M40.767S" table:style-name="ce2">
            <text:p>49:40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plan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time" office:time-value="PT11H49M40.732S" table:style-name="ce2">
            <text:p>49:40.7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plan</text:p>
          </table:table-cell>
          <table:table-cell office:value-type="float" office:value="108" table:style-name="ce1">
            <text:p>10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time" office:time-value="PT11H49M40.822S" table:style-name="ce2">
            <text:p>49:40.8</text:p>
          </table:table-cell>
          <table:table-cell office:value-type="string" table:style-name="ce1">
            <text:p>PlannerC 3-5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time" office:time-value="PT11H49M40.782S" table:style-name="ce2">
            <text:p>49:40.8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plan</text:p>
          </table:table-cell>
          <table:table-cell office:value-type="float" office:value="66" table:style-name="ce1">
            <text:p>6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time" office:time-value="PT11H49M40.792S" table:style-name="ce2">
            <text:p>49:40.8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time" office:time-value="PT11H49M38.917S" table:style-name="ce2">
            <text:p>49:38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1950" table:style-name="ce1">
            <text:p>1950</text:p>
          </table:table-cell>
          <table:table-cell office:value-type="string" table:style-name="ce1">
            <text:p>Success</text:p>
          </table:table-cell>
          <table:table-cell office:value-type="float" office:value="17515" table:style-name="ce1">
            <text:p>17515</text:p>
          </table:table-cell>
          <table:table-cell table:number-columns-repeated="16377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time" office:time-value="PT11H49M40.837S" table:style-name="ce2">
            <text:p>49:40.8</text:p>
          </table:table-cell>
          <table:table-cell office:value-type="string" table:style-name="ce1">
            <text:p>PlannerC 3-1</text:p>
          </table:table-cell>
          <table:table-cell office:value-type="string" table:style-name="ce1">
            <text:p>/channels/logout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28" table:style-name="ce1">
            <text:p>2228</text:p>
          </table:table-cell>
          <table:table-cell office:value-type="time" office:time-value="PT11H49M40.782S" table:style-name="ce2">
            <text:p>49:40.8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plan</text:p>
          </table:table-cell>
          <table:table-cell office:value-type="float" office:value="99" table:style-name="ce1">
            <text:p>9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time" office:time-value="PT11H49M40.777S" table:style-name="ce2">
            <text:p>49:40.8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plan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time" office:time-value="PT11H49M40.852S" table:style-name="ce2">
            <text:p>49:40.9</text:p>
          </table:table-cell>
          <table:table-cell office:value-type="string" table:style-name="ce1">
            <text:p>PlannerC 3-9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time" office:time-value="PT11H49M40.867S" table:style-name="ce2">
            <text:p>49:40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plan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time" office:time-value="PT11H49M40.852S" table:style-name="ce2">
            <text:p>49:40.9</text:p>
          </table:table-cell>
          <table:table-cell office:value-type="string" table:style-name="ce1">
            <text:p>PlannerC 3-3</text:p>
          </table:table-cell>
          <table:table-cell office:value-type="string" table:style-name="ce1">
            <text:p>/channels/logout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time" office:time-value="PT11H49M40.842S" table:style-name="ce2">
            <text:p>49:40.8</text:p>
          </table:table-cell>
          <table:table-cell office:value-type="string" table:style-name="ce1">
            <text:p>PlannerC 3-12</text:p>
          </table:table-cell>
          <table:table-cell office:value-type="string" table:style-name="ce1">
            <text:p>/channels/logout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time" office:time-value="PT11H49M40.882S" table:style-name="ce2">
            <text:p>49:40.9</text:p>
          </table:table-cell>
          <table:table-cell office:value-type="string" table:style-name="ce1">
            <text:p>PlannerC 3-19</text:p>
          </table:table-cell>
          <table:table-cell office:value-type="string" table:style-name="ce1">
            <text:p>/channels/logout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time" office:time-value="PT11H49M40.892S" table:style-name="ce2">
            <text:p>49:40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out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time" office:time-value="PT11H49M40.882S" table:style-name="ce2">
            <text:p>49:40.9</text:p>
          </table:table-cell>
          <table:table-cell office:value-type="string" table:style-name="ce1">
            <text:p>PlannerC 3-15</text:p>
          </table:table-cell>
          <table:table-cell office:value-type="string" table:style-name="ce1">
            <text:p>/channels/logout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time" office:time-value="PT11H49M40.922S" table:style-name="ce2">
            <text:p>49:40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time" office:time-value="PT11H49M40.937S" table:style-name="ce2">
            <text:p>49:40.9</text:p>
          </table:table-cell>
          <table:table-cell office:value-type="string" table:style-name="ce1">
            <text:p>PlannerA 1-1</text:p>
          </table:table-cell>
          <table:table-cell office:value-type="string" table:style-name="ce1">
            <text:p>/channels/login.html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time" office:time-value="PT11H49M37.612S" table:style-name="ce2">
            <text:p>49:37.6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3339" table:style-name="ce1">
            <text:p>3339</text:p>
          </table:table-cell>
          <table:table-cell office:value-type="string" table:style-name="ce1">
            <text:p>Success</text:p>
          </table:table-cell>
          <table:table-cell office:value-type="float" office:value="44532" table:style-name="ce1">
            <text:p>44532</text:p>
          </table:table-cell>
          <table:table-cell table:number-columns-repeated="16377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time" office:time-value="PT11H49M39.042S" table:style-name="ce2">
            <text:p>49:39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?1-1.IBehaviorListener.3-indicator-big~form-segment-part-organization-name&amp;plan=mindalliance_com_channels_plans_acme&amp;v=1&amp;random=0.49485664472662394</text:p>
          </table:table-cell>
          <table:table-cell office:value-type="float" office:value="1925" table:style-name="ce1">
            <text:p>1925</text:p>
          </table:table-cell>
          <table:table-cell office:value-type="string" table:style-name="ce1">
            <text:p>Success</text:p>
          </table:table-cell>
          <table:table-cell office:value-type="float" office:value="50854" table:style-name="ce1">
            <text:p>50854</text:p>
          </table:table-cell>
          <table:table-cell table:number-columns-repeated="16377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time" office:time-value="PT11H49M39.027S" table:style-name="ce2">
            <text:p>49:39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1943" table:style-name="ce1">
            <text:p>1943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time" office:time-value="PT11H49M40.822S" table:style-name="ce2">
            <text:p>49:40.8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57" table:style-name="ce1">
            <text:p>157</text:p>
          </table:table-cell>
          <table:table-cell office:value-type="string" table:style-name="ce1">
            <text:p>Success</text:p>
          </table:table-cell>
          <table:table-cell office:value-type="float" office:value="17171" table:style-name="ce1">
            <text:p>17171</text:p>
          </table:table-cell>
          <table:table-cell table:number-columns-repeated="16377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time" office:time-value="PT11H49M40.737S" table:style-name="ce2">
            <text:p>49:40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54" table:style-name="ce1">
            <text:p>254</text:p>
          </table:table-cell>
          <table:table-cell office:value-type="string" table:style-name="ce1">
            <text:p>Success</text:p>
          </table:table-cell>
          <table:table-cell office:value-type="float" office:value="17216" table:style-name="ce1">
            <text:p>17216</text:p>
          </table:table-cell>
          <table:table-cell table:number-columns-repeated="16377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time" office:time-value="PT11H49M40.982S" table:style-name="ce2">
            <text:p>49:41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time" office:time-value="PT11H49M40.992S" table:style-name="ce2">
            <text:p>49:41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1144" table:style-name="ce1">
            <text:p>1144</text:p>
          </table:table-cell>
          <table:table-cell table:number-columns-repeated="16377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time" office:time-value="PT11H49M38.917S" table:style-name="ce2">
            <text:p>49:38.9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2106" table:style-name="ce1">
            <text:p>2106</text:p>
          </table:table-cell>
          <table:table-cell office:value-type="string" table:style-name="ce1">
            <text:p>Success</text:p>
          </table:table-cell>
          <table:table-cell office:value-type="float" office:value="17515" table:style-name="ce1">
            <text:p>17515</text:p>
          </table:table-cell>
          <table:table-cell table:number-columns-repeated="16377"/>
        </table:table-row>
        <table:table-row table:style-name="ro1">
          <table:table-cell office:value-type="float" office:value="2247" table:style-name="ce1">
            <text:p>2247</text:p>
          </table:table-cell>
          <table:table-cell office:value-type="time" office:time-value="PT11H49M41.027S" table:style-name="ce2">
            <text:p>49:41.0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plan</text:p>
          </table:table-cell>
          <table:table-cell office:value-type="float" office:value="540" table:style-name="ce1">
            <text:p>54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time" office:time-value="PT11H49M41.567S" table:style-name="ce2">
            <text:p>49:41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out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time" office:time-value="PT11H49M41.592S" table:style-name="ce2">
            <text:p>49:41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time" office:time-value="PT11H49M40.732S" table:style-name="ce2">
            <text:p>49:40.7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882" table:style-name="ce1">
            <text:p>882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time" office:time-value="PT11H49M40.972S" table:style-name="ce2">
            <text:p>49:41.0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660" table:style-name="ce1">
            <text:p>660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time" office:time-value="PT11H49M41.612S" table:style-name="ce2">
            <text:p>49:41.6</text:p>
          </table:table-cell>
          <table:table-cell office:value-type="string" table:style-name="ce1">
            <text:p>PlannerA 1-3</text:p>
          </table:table-cell>
          <table:table-cell office:value-type="string" table:style-name="ce1">
            <text:p>/channels/login.html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time" office:time-value="PT11H49M40.807S" table:style-name="ce2">
            <text:p>49:40.8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832" table:style-name="ce1">
            <text:p>832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time" office:time-value="PT11H49M41.617S" table:style-name="ce2">
            <text:p>49:41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plan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time" office:time-value="PT11H49M40.817S" table:style-name="ce2">
            <text:p>49:40.8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830" table:style-name="ce1">
            <text:p>830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time" office:time-value="PT11H49M41.637S" table:style-name="ce2">
            <text:p>49:41.6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plan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time" office:time-value="PT11H49M41.642S" table:style-name="ce2">
            <text:p>49:41.6</text:p>
          </table:table-cell>
          <table:table-cell office:value-type="string" table:style-name="ce1">
            <text:p>PlannerC 3-11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time" office:time-value="PT11H49M41.632S" table:style-name="ce2">
            <text:p>49:41.6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plan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time" office:time-value="PT11H49M41.657S" table:style-name="ce2">
            <text:p>49:41.7</text:p>
          </table:table-cell>
          <table:table-cell office:value-type="string" table:style-name="ce1">
            <text:p>PlannerC 3-7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time" office:time-value="PT11H49M41.007S" table:style-name="ce2">
            <text:p>49:41.0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73" table:style-name="ce1">
            <text:p>673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261" table:style-name="ce1">
            <text:p>2261</text:p>
          </table:table-cell>
          <table:table-cell office:value-type="time" office:time-value="PT11H49M41.017S" table:style-name="ce2">
            <text:p>49:41.0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?1-1.IBehaviorListener.1-indicator-big~form-segment-part-initiatedEvent&amp;plan=mindalliance_com_channels_plans_acme&amp;v=1&amp;random=0.10156875617547378</text:p>
          </table:table-cell>
          <table:table-cell office:value-type="float" office:value="692" table:style-name="ce1">
            <text:p>692</text:p>
          </table:table-cell>
          <table:table-cell office:value-type="string" table:style-name="ce1">
            <text:p>Success</text:p>
          </table:table-cell>
          <table:table-cell office:value-type="float" office:value="54415" table:style-name="ce1">
            <text:p>54415</text:p>
          </table:table-cell>
          <table:table-cell table:number-columns-repeated="16377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time" office:time-value="PT11H49M41.652S" table:style-name="ce2">
            <text:p>49:41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plan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time" office:time-value="PT11H49M41.667S" table:style-name="ce2">
            <text:p>49:41.7</text:p>
          </table:table-cell>
          <table:table-cell office:value-type="string" table:style-name="ce1">
            <text:p>PlannerC 3-17</text:p>
          </table:table-cell>
          <table:table-cell office:value-type="string" table:style-name="ce1">
            <text:p>/channels/logout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time" office:time-value="PT11H49M41.712S" table:style-name="ce2">
            <text:p>49:41.7</text:p>
          </table:table-cell>
          <table:table-cell office:value-type="string" table:style-name="ce1">
            <text:p>PlannerC 3-13</text:p>
          </table:table-cell>
          <table:table-cell office:value-type="string" table:style-name="ce1">
            <text:p>/channels/logout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time" office:time-value="PT11H49M40.952S" table:style-name="ce2">
            <text:p>49:41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955" table:style-name="ce1">
            <text:p>955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time" office:time-value="PT11H49M41.912S" table:style-name="ce2">
            <text:p>49:41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plan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time" office:time-value="PT11H49M41.932S" table:style-name="ce2">
            <text:p>49:41.9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out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time" office:time-value="PT11H49M41.957S" table:style-name="ce2">
            <text:p>49:42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time" office:time-value="PT11H49M41.962S" table:style-name="ce2">
            <text:p>49:42.0</text:p>
          </table:table-cell>
          <table:table-cell office:value-type="string" table:style-name="ce1">
            <text:p>PlannerA 1-14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time" office:time-value="PT11H49M40.967S" table:style-name="ce2">
            <text:p>49:41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1002" table:style-name="ce1">
            <text:p>1002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time" office:time-value="PT11H49M40.617S" table:style-name="ce2">
            <text:p>49:40.6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377" table:style-name="ce1">
            <text:p>1377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time" office:time-value="PT11H49M41.972S" table:style-name="ce2">
            <text:p>49:42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plan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time" office:time-value="PT11H49M41.997S" table:style-name="ce2">
            <text:p>49:42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time" office:time-value="PT11H49M41.997S" table:style-name="ce2">
            <text:p>49:42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time" office:time-value="PT11H49M40.612S" table:style-name="ce2">
            <text:p>49:40.6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409" table:style-name="ce1">
            <text:p>1409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time" office:time-value="PT11H49M42.012S" table:style-name="ce2">
            <text:p>49:42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time" office:time-value="PT11H49M42.017S" table:style-name="ce2">
            <text:p>49:42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time" office:time-value="PT11H49M40.607S" table:style-name="ce2">
            <text:p>49:40.6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1434" table:style-name="ce1">
            <text:p>1434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time" office:time-value="PT11H49M42.022S" table:style-name="ce2">
            <text:p>49:42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time" office:time-value="PT11H49M42.037S" table:style-name="ce2">
            <text:p>49:42.0</text:p>
          </table:table-cell>
          <table:table-cell office:value-type="string" table:style-name="ce1">
            <text:p>PlannerA 1-18</text:p>
          </table:table-cell>
          <table:table-cell office:value-type="string" table:style-name="ce1">
            <text:p>/channels/login.html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time" office:time-value="PT11H49M40.747S" table:style-name="ce2">
            <text:p>49:40.7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321" table:style-name="ce1">
            <text:p>1321</text:p>
          </table:table-cell>
          <table:table-cell office:value-type="string" table:style-name="ce1">
            <text:p>Success</text:p>
          </table:table-cell>
          <table:table-cell office:value-type="float" office:value="17519" table:style-name="ce1">
            <text:p>17519</text:p>
          </table:table-cell>
          <table:table-cell table:number-columns-repeated="16377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time" office:time-value="PT11H49M42.032S" table:style-name="ce2">
            <text:p>49:42.0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time" office:time-value="PT11H49M42.047S" table:style-name="ce2">
            <text:p>49:42.0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plan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time" office:time-value="PT11H49M42.067S" table:style-name="ce2">
            <text:p>49:42.1</text:p>
          </table:table-cell>
          <table:table-cell office:value-type="string" table:style-name="ce1">
            <text:p>PlannerA 1-10</text:p>
          </table:table-cell>
          <table:table-cell office:value-type="string" table:style-name="ce1">
            <text:p>/channels/login.html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time" office:time-value="PT11H49M42.042S" table:style-name="ce2">
            <text:p>49:42.0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out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time" office:time-value="PT11H49M42.067S" table:style-name="ce2">
            <text:p>49:42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plan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time" office:time-value="PT11H49M41.682S" table:style-name="ce2">
            <text:p>49:41.7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419" table:style-name="ce1">
            <text:p>419</text:p>
          </table:table-cell>
          <table:table-cell office:value-type="string" table:style-name="ce1">
            <text:p>Success</text:p>
          </table:table-cell>
          <table:table-cell office:value-type="float" office:value="20300" table:style-name="ce1">
            <text:p>20300</text:p>
          </table:table-cell>
          <table:table-cell table:number-columns-repeated="16377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time" office:time-value="PT11H49M41.712S" table:style-name="ce2">
            <text:p>49:41.7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390" table:style-name="ce1">
            <text:p>390</text:p>
          </table:table-cell>
          <table:table-cell office:value-type="string" table:style-name="ce1">
            <text:p>Success</text:p>
          </table:table-cell>
          <table:table-cell office:value-type="float" office:value="20304" table:style-name="ce1">
            <text:p>20304</text:p>
          </table:table-cell>
          <table:table-cell table:number-columns-repeated="16377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time" office:time-value="PT11H49M42.087S" table:style-name="ce2">
            <text:p>49:42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time" office:time-value="PT11H49M42.077S" table:style-name="ce2">
            <text:p>49:42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out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time" office:time-value="PT11H49M42.102S" table:style-name="ce2">
            <text:p>49:42.1</text:p>
          </table:table-cell>
          <table:table-cell office:value-type="string" table:style-name="ce1">
            <text:p>PlannerA 1-5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time" office:time-value="PT11H49M42.087S" table:style-name="ce2">
            <text:p>49:42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out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time" office:time-value="PT11H49M42.102S" table:style-name="ce2">
            <text:p>49:42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plan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time" office:time-value="PT11H49M42.107S" table:style-name="ce2">
            <text:p>49:42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time" office:time-value="PT11H49M42.102S" table:style-name="ce2">
            <text:p>49:42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plan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337" table:style-name="ce1">
            <text:p>337</text:p>
          </table:table-cell>
          <table:table-cell table:number-columns-repeated="16377"/>
        </table:table-row>
        <table:table-row table:style-name="ro1">
          <table:table-cell office:value-type="float" office:value="2296" table:style-name="ce1">
            <text:p>2296</text:p>
          </table:table-cell>
          <table:table-cell office:value-type="time" office:time-value="PT11H49M42.117S" table:style-name="ce2">
            <text:p>49:42.1</text:p>
          </table:table-cell>
          <table:table-cell office:value-type="string" table:style-name="ce1">
            <text:p>PlannerA 1-8</text:p>
          </table:table-cell>
          <table:table-cell office:value-type="string" table:style-name="ce1">
            <text:p>/channels/login.html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style-name="ro1">
          <table:table-cell office:value-type="float" office:value="2297" table:style-name="ce1">
            <text:p>2297</text:p>
          </table:table-cell>
          <table:table-cell office:value-type="time" office:time-value="PT11H49M42.112S" table:style-name="ce2">
            <text:p>49:42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time" office:time-value="PT11H49M42.117S" table:style-name="ce2">
            <text:p>49:42.1</text:p>
          </table:table-cell>
          <table:table-cell office:value-type="string" table:style-name="ce1">
            <text:p>PlannerC 3-20</text:p>
          </table:table-cell>
          <table:table-cell office:value-type="string" table:style-name="ce1">
            <text:p>/channels/logout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time" office:time-value="PT11H49M42.122S" table:style-name="ce2">
            <text:p>49:42.1</text:p>
          </table:table-cell>
          <table:table-cell office:value-type="string" table:style-name="ce1">
            <text:p>PlannerC 3-8</text:p>
          </table:table-cell>
          <table:table-cell office:value-type="string" table:style-name="ce1">
            <text:p>/channels/logout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Success</text:p>
          </table:table-cell>
          <table:table-cell office:value-type="float" office:value="1301" table:style-name="ce1">
            <text:p>1301</text:p>
          </table:table-cell>
          <table:table-cell table:number-columns-repeated="16377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time" office:time-value="PT11H49M42.132S" table:style-name="ce2">
            <text:p>49:42.1</text:p>
          </table:table-cell>
          <table:table-cell office:value-type="string" table:style-name="ce1">
            <text:p>PlannerA 1-19</text:p>
          </table:table-cell>
          <table:table-cell office:value-type="string" table:style-name="ce1">
            <text:p>/channels/login.html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uccess</text:p>
          </table:table-cell>
          <table:table-cell office:value-type="float" office:value="1541" table:style-name="ce1">
            <text:p>1541</text:p>
          </table:table-cell>
          <table:table-cell table:number-columns-repeated="16377"/>
        </table:table-row>
        <table:table-row table:number-rows-repeated="1046275" table:style-name="ro1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9">
      <number:minutes number:style="long"/>
      <number:text>:</number:text>
      <number:seconds number:style="long" number:decimal-places="1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06-09-16T00:00:00Z</meta:creation-date>
    <dc:date>2012-03-16T09:57:50Z</dc:date>
  </office:meta>
</office:document-meta>
</file>